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Preformatted_20_Text">
    </style:style>
    <style:style style:name="P18" style:family="paragraph" style:parent-style-name="Text_20_body" style:list-style-name="L16">
      <style:paragraph-properties fo:margin-top="0in" fo:margin-bottom="0in"/>
    </style:style>
    <style:style style:name="P19" style:family="paragraph" style:parent-style-name="Preformatted_20_Text">
    </style:style>
    <style:style style:name="P20" style:family="paragraph" style:parent-style-name="Text_20_body" style:list-style-name="L17">
      <style:paragraph-properties fo:margin-top="0in" fo:margin-bottom="0in"/>
    </style:style>
    <style:style style:name="P21" style:family="paragraph" style:parent-style-name="Preformatted_20_Text"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Text_20_body" style:list-style-name="L19">
      <style:paragraph-properties fo:margin-top="0in" fo:margin-bottom="0in"/>
    </style:style>
    <style:style style:name="P25" style:family="paragraph" style:parent-style-name="Preformatted_20_Text">
    </style:style>
    <style:style style:name="P26" style:family="paragraph" style:parent-style-name="Text_20_body" style:list-style-name="L20">
      <style:paragraph-properties fo:margin-top="0in" fo:margin-bottom="0in"/>
    </style:style>
    <style:style style:name="P27" style:family="paragraph" style:parent-style-name="Text_20_body" style:list-style-name="L21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Text_20_body" style:list-style-name="L22">
      <style:paragraph-properties fo:margin-top="0in" fo:margin-bottom="0in"/>
    </style:style>
    <style:style style:name="P30" style:family="paragraph" style:parent-style-name="Text_20_body" style:list-style-name="L23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Text_20_body" style:list-style-name="L24">
      <style:paragraph-properties fo:margin-top="0in" fo:margin-bottom="0in"/>
    </style:style>
    <style:style style:name="P33" style:family="paragraph" style:parent-style-name="Text_20_body" style:list-style-name="L25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Text_20_body" style:list-style-name="L26">
      <style:paragraph-properties fo:margin-top="0in" fo:margin-bottom="0in"/>
    </style:style>
    <style:style style:name="P36" style:family="paragraph" style:parent-style-name="Text_20_body" style:list-style-name="L27">
      <style:paragraph-properties fo:margin-top="0in" fo:margin-bottom="0in"/>
    </style:style>
    <style:style style:name="P37" style:family="paragraph" style:parent-style-name="Preformatted_20_Text">
    </style:style>
    <style:style style:name="P38" style:family="paragraph" style:parent-style-name="Text_20_body" style:list-style-name="L28">
      <style:paragraph-properties fo:margin-top="0in" fo:margin-bottom="0in"/>
    </style:style>
    <style:style style:name="P39" style:family="paragraph" style:parent-style-name="Preformatted_20_Text">
    </style:style>
    <style:style style:name="P40" style:family="paragraph" style:parent-style-name="Text_20_body" style:list-style-name="L29">
      <style:paragraph-properties fo:margin-top="0in" fo:margin-bottom="0in"/>
    </style:style>
    <style:style style:name="P41" style:family="paragraph" style:parent-style-name="Preformatted_20_Text">
    </style:style>
    <style:style style:name="P42" style:family="paragraph" style:parent-style-name="Text_20_body" style:list-style-name="L30">
      <style:paragraph-properties fo:margin-top="0in" fo:margin-bottom="0in"/>
    </style:style>
    <style:style style:name="P43" style:family="paragraph" style:parent-style-name="Text_20_body" style:list-style-name="L31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Text_20_body" style:list-style-name="L3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Text_20_body" style:list-style-name="L33">
      <style:paragraph-properties fo:margin-top="0in" fo:margin-bottom="0in"/>
    </style:style>
    <style:style style:name="P48" style:family="paragraph" style:parent-style-name="Text_20_body" style:list-style-name="L34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Text_20_body" style:list-style-name="L35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Text_20_body" style:list-style-name="L36">
      <style:paragraph-properties fo:margin-top="0in" fo:margin-bottom="0in"/>
    </style:style>
    <style:style style:name="P53" style:family="paragraph" style:parent-style-name="Preformatted_20_Text">
    </style:style>
    <style:style style:name="P54" style:family="paragraph" style:parent-style-name="Text_20_body" style:list-style-name="L37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38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Text_20_body" style:list-style-name="L39">
      <style:paragraph-properties fo:margin-top="0in" fo:margin-bottom="0in"/>
    </style:style>
    <style:style style:name="P59" style:family="paragraph" style:parent-style-name="Preformatted_20_Text">
    </style:style>
    <style:style style:name="P60" style:family="paragraph" style:parent-style-name="Text_20_body" style:list-style-name="L40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41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Text_20_body" style:list-style-name="L42">
      <style:paragraph-properties fo:margin-top="0in" fo:margin-bottom="0in"/>
    </style:style>
    <style:style style:name="P65" style:family="paragraph" style:parent-style-name="Preformatted_20_Text">
    </style:style>
    <style:style style:name="P66" style:family="paragraph" style:parent-style-name="Text_20_body" style:list-style-name="L43">
      <style:paragraph-properties fo:margin-top="0in" fo:margin-bottom="0in"/>
    </style:style>
    <style:style style:name="P67" style:family="paragraph" style:parent-style-name="Text_20_body" style:list-style-name="L4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Text_20_body" style:list-style-name="L45">
      <style:paragraph-properties fo:margin-top="0in" fo:margin-bottom="0in"/>
    </style:style>
    <style:style style:name="P70" style:family="paragraph" style:parent-style-name="Preformatted_20_Text">
    </style:style>
    <style:style style:name="P71" style:family="paragraph" style:parent-style-name="Text_20_body" style:list-style-name="L46">
      <style:paragraph-properties fo:margin-top="0in" fo:margin-bottom="0in"/>
    </style:style>
    <style:style style:name="P72" style:family="paragraph" style:parent-style-name="Preformatted_20_Text">
    </style:style>
    <style:style style:name="P73" style:family="paragraph" style:parent-style-name="Text_20_body" style:list-style-name="L47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Text_20_body" style:list-style-name="L48">
      <style:paragraph-properties fo:margin-top="0in" fo:margin-bottom="0in"/>
    </style:style>
    <style:style style:name="P76" style:family="paragraph" style:parent-style-name="Text_20_body" style:list-style-name="L49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Text_20_body" style:list-style-name="L50">
      <style:paragraph-properties fo:margin-top="0in" fo:margin-bottom="0in"/>
    </style:style>
    <style:style style:name="P79" style:family="paragraph" style:parent-style-name="Text_20_body" style:list-style-name="L51">
      <style:paragraph-properties fo:margin-top="0in" fo:margin-bottom="0in"/>
    </style:style>
    <style:style style:name="P80" style:family="paragraph" style:parent-style-name="Preformatted_20_Text">
    </style:style>
    <style:style style:name="P81" style:family="paragraph" style:parent-style-name="Text_20_body" style:list-style-name="L52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Text_20_body" style:list-style-name="L53">
      <style:paragraph-properties fo:margin-top="0in" fo:margin-bottom="0in"/>
    </style:style>
    <style:style style:name="P84" style:family="paragraph" style:parent-style-name="Preformatted_20_Text">
    </style:style>
    <style:style style:name="P85" style:family="paragraph" style:parent-style-name="Text_20_body" style:list-style-name="L54">
      <style:paragraph-properties fo:margin-top="0in" fo:margin-bottom="0in"/>
    </style:style>
    <style:style style:name="P86" style:family="paragraph" style:parent-style-name="Text_20_body" style:list-style-name="L55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Text_20_body" style:list-style-name="L56">
      <style:paragraph-properties fo:margin-top="0in" fo:margin-bottom="0in"/>
    </style:style>
    <style:style style:name="P89" style:family="paragraph" style:parent-style-name="Text_20_body" style:list-style-name="L5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Text_20_body" style:list-style-name="L58">
      <style:paragraph-properties fo:margin-top="0in" fo:margin-bottom="0in"/>
    </style:style>
    <style:style style:name="P92" style:family="paragraph" style:parent-style-name="Preformatted_20_Text">
    </style:style>
    <style:style style:name="P93" style:family="paragraph" style:parent-style-name="Text_20_body" style:list-style-name="L59">
      <style:paragraph-properties fo:margin-top="0in" fo:margin-bottom="0in"/>
    </style:style>
    <style:style style:name="P94" style:family="paragraph" style:parent-style-name="Preformatted_20_Text">
    </style:style>
    <style:style style:name="P95" style:family="paragraph" style:parent-style-name="Text_20_body" style:list-style-name="L60">
      <style:paragraph-properties fo:margin-top="0in" fo:margin-bottom="0in"/>
    </style:style>
    <style:style style:name="P96" style:family="paragraph" style:parent-style-name="Text_20_body" style:list-style-name="L61">
      <style:paragraph-properties fo:margin-top="0in" fo:margin-bottom="0in"/>
    </style:style>
    <style:style style:name="P97" style:family="paragraph" style:parent-style-name="Preformatted_20_Text">
    </style:style>
    <style:style style:name="P98" style:family="paragraph" style:parent-style-name="Text_20_body" style:list-style-name="L62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Text_20_body" style:list-style-name="L63">
      <style:paragraph-properties fo:margin-top="0in" fo:margin-bottom="0in"/>
    </style:style>
    <style:style style:name="P101" style:family="paragraph" style:parent-style-name="Preformatted_20_Text">
    </style:style>
    <style:style style:name="P102" style:family="paragraph" style:parent-style-name="Text_20_body" style:list-style-name="L64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Text_20_body" style:list-style-name="L65">
      <style:paragraph-properties fo:margin-top="0in" fo:margin-bottom="0in"/>
    </style:style>
    <style:style style:name="P105" style:family="paragraph" style:parent-style-name="Text_20_body" style:list-style-name="L66">
      <style:paragraph-properties fo:margin-top="0in" fo:margin-bottom="0in"/>
    </style:style>
    <style:style style:name="P106" style:family="paragraph" style:parent-style-name="Preformatted_20_Text">
    </style:style>
    <style:style style:name="P107" style:family="paragraph" style:parent-style-name="Text_20_body" style:list-style-name="L67">
      <style:paragraph-properties fo:margin-top="0in" fo:margin-bottom="0in"/>
    </style:style>
    <style:style style:name="P108" style:family="paragraph" style:parent-style-name="Preformatted_20_Text">
    </style:style>
    <style:style style:name="P109" style:family="paragraph" style:parent-style-name="Text_20_body" style:list-style-name="L68">
      <style:paragraph-properties fo:margin-top="0in" fo:margin-bottom="0in"/>
    </style:style>
    <style:style style:name="P110" style:family="paragraph" style:parent-style-name="Preformatted_20_Text">
    </style:style>
    <style:style style:name="P111" style:family="paragraph" style:parent-style-name="Text_20_body" style:list-style-name="L69">
      <style:paragraph-properties fo:margin-top="0in" fo:margin-bottom="0in"/>
    </style:style>
    <style:style style:name="P112" style:family="paragraph" style:parent-style-name="Preformatted_20_Text">
    </style:style>
    <style:style style:name="P113" style:family="paragraph" style:parent-style-name="Text_20_body" style:list-style-name="L70">
      <style:paragraph-properties fo:margin-top="0in" fo:margin-bottom="0in"/>
    </style:style>
    <style:style style:name="P114" style:family="paragraph" style:parent-style-name="Text_20_body" style:list-style-name="L71">
      <style:paragraph-properties fo:margin-top="0in" fo:margin-bottom="0in"/>
    </style:style>
    <style:style style:name="P115" style:family="paragraph" style:parent-style-name="Preformatted_20_Text">
    </style:style>
    <style:style style:name="P116" style:family="paragraph" style:parent-style-name="Text_20_body" style:list-style-name="L72">
      <style:paragraph-properties fo:margin-top="0in" fo:margin-bottom="0in"/>
    </style:style>
    <style:style style:name="P117" style:family="paragraph" style:parent-style-name="Preformatted_20_Text">
    </style:style>
    <style:style style:name="P118" style:family="paragraph" style:parent-style-name="Text_20_body" style:list-style-name="L73">
      <style:paragraph-properties fo:margin-top="0in" fo:margin-bottom="0in"/>
    </style:style>
    <style:style style:name="P119" style:family="paragraph" style:parent-style-name="Text_20_body" style:list-style-name="L74">
      <style:paragraph-properties fo:margin-top="0in" fo:margin-bottom="0in"/>
    </style:style>
    <style:style style:name="P120" style:family="paragraph" style:parent-style-name="Preformatted_20_Text">
    </style:style>
    <style:style style:name="P121" style:family="paragraph" style:parent-style-name="Text_20_body" style:list-style-name="L75">
      <style:paragraph-properties fo:margin-top="0in" fo:margin-bottom="0in"/>
    </style:style>
    <style:style style:name="P122" style:family="paragraph" style:parent-style-name="Preformatted_20_Text">
    </style:style>
    <style:style style:name="P123" style:family="paragraph" style:parent-style-name="Text_20_body" style:list-style-name="L76">
      <style:paragraph-properties fo:margin-top="0in" fo:margin-bottom="0in"/>
    </style:style>
    <style:style style:name="P124" style:family="paragraph" style:parent-style-name="Preformatted_20_Text">
    </style:style>
    <style:style style:name="P125" style:family="paragraph" style:parent-style-name="Text_20_body" style:list-style-name="L77">
      <style:paragraph-properties fo:margin-top="0in" fo:margin-bottom="0in"/>
    </style:style>
    <style:style style:name="P126" style:family="paragraph" style:parent-style-name="Preformatted_20_Text">
    </style:style>
    <style:style style:name="P127" style:family="paragraph" style:parent-style-name="Text_20_body" style:list-style-name="L78">
      <style:paragraph-properties fo:margin-top="0in" fo:margin-bottom="0in"/>
    </style:style>
    <style:style style:name="P128" style:family="paragraph" style:parent-style-name="Preformatted_20_Text">
    </style:style>
    <style:style style:name="P129" style:family="paragraph" style:parent-style-name="Text_20_body" style:list-style-name="L79">
      <style:paragraph-properties fo:margin-top="0in" fo:margin-bottom="0in"/>
    </style:style>
    <style:style style:name="P130" style:family="paragraph" style:parent-style-name="Preformatted_20_Text">
    </style:style>
    <style:style style:name="P131" style:family="paragraph" style:parent-style-name="Text_20_body" style:list-style-name="L80">
      <style:paragraph-properties fo:margin-top="0in" fo:margin-bottom="0in"/>
    </style:style>
    <style:style style:name="P132" style:family="paragraph" style:parent-style-name="Preformatted_20_Text">
    </style:style>
    <style:style style:name="P133" style:family="paragraph" style:parent-style-name="Text_20_body" style:list-style-name="L81">
      <style:paragraph-properties fo:margin-top="0in" fo:margin-bottom="0in"/>
    </style:style>
    <style:style style:name="P134" style:family="paragraph" style:parent-style-name="Text_20_body" style:list-style-name="L82">
      <style:paragraph-properties fo:margin-top="0in" fo:margin-bottom="0in"/>
    </style:style>
    <style:style style:name="P135" style:family="paragraph" style:parent-style-name="Preformatted_20_Text">
    </style:style>
    <style:style style:name="P136" style:family="paragraph" style:parent-style-name="Text_20_body" style:list-style-name="L83">
      <style:paragraph-properties fo:margin-top="0in" fo:margin-bottom="0in"/>
    </style:style>
    <style:style style:name="P137" style:family="paragraph" style:parent-style-name="Preformatted_20_Text">
    </style:style>
    <style:style style:name="P138" style:family="paragraph" style:parent-style-name="Text_20_body" style:list-style-name="L84">
      <style:paragraph-properties fo:margin-top="0in" fo:margin-bottom="0in"/>
    </style:style>
    <style:style style:name="P139" style:family="paragraph" style:parent-style-name="Preformatted_20_Text">
    </style:style>
    <style:style style:name="P140" style:family="paragraph" style:parent-style-name="Text_20_body" style:list-style-name="L85">
      <style:paragraph-properties fo:margin-top="0in" fo:margin-bottom="0in"/>
    </style:style>
    <style:style style:name="P141" style:family="paragraph" style:parent-style-name="Preformatted_20_Text">
    </style:style>
    <style:style style:name="P142" style:family="paragraph" style:parent-style-name="Text_20_body" style:list-style-name="L86">
      <style:paragraph-properties fo:margin-top="0in" fo:margin-bottom="0in"/>
    </style:style>
    <style:style style:name="P143" style:family="paragraph" style:parent-style-name="Text_20_body" style:list-style-name="L87">
      <style:paragraph-properties fo:margin-top="0in" fo:margin-bottom="0in"/>
    </style:style>
    <style:style style:name="P144" style:family="paragraph" style:parent-style-name="Preformatted_20_Text">
    </style:style>
    <style:style style:name="P145" style:family="paragraph" style:parent-style-name="Text_20_body" style:list-style-name="L88">
      <style:paragraph-properties fo:margin-top="0in" fo:margin-bottom="0in"/>
    </style:style>
    <style:style style:name="P146" style:family="paragraph" style:parent-style-name="Text_20_body" style:list-style-name="L89">
      <style:paragraph-properties fo:margin-top="0in" fo:margin-bottom="0in"/>
    </style:style>
    <style:style style:name="P147" style:family="paragraph" style:parent-style-name="Preformatted_20_Text">
    </style:style>
    <style:style style:name="P148" style:family="paragraph" style:parent-style-name="Text_20_body" style:list-style-name="L90">
      <style:paragraph-properties fo:margin-top="0in" fo:margin-bottom="0in"/>
    </style:style>
    <style:style style:name="P149" style:family="paragraph" style:parent-style-name="Preformatted_20_Text">
    </style:style>
    <style:style style:name="P150" style:family="paragraph" style:parent-style-name="Text_20_body" style:list-style-name="L91">
      <style:paragraph-properties fo:margin-top="0in" fo:margin-bottom="0in"/>
    </style:style>
    <style:style style:name="P151" style:family="paragraph" style:parent-style-name="Preformatted_20_Text">
    </style:style>
    <style:style style:name="P152" style:family="paragraph" style:parent-style-name="Text_20_body" style:list-style-name="L92">
      <style:paragraph-properties fo:margin-top="0in" fo:margin-bottom="0in"/>
    </style:style>
    <style:style style:name="P153" style:family="paragraph" style:parent-style-name="Text_20_body" style:list-style-name="L93">
      <style:paragraph-properties fo:margin-top="0in" fo:margin-bottom="0in"/>
    </style:style>
    <style:style style:name="P154" style:family="paragraph" style:parent-style-name="Preformatted_20_Text">
    </style:style>
    <style:style style:name="P155" style:family="paragraph" style:parent-style-name="Text_20_body" style:list-style-name="L94">
      <style:paragraph-properties fo:margin-top="0in" fo:margin-bottom="0in"/>
    </style:style>
    <style:style style:name="P156" style:family="paragraph" style:parent-style-name="Text_20_body" style:list-style-name="L95">
      <style:paragraph-properties fo:margin-top="0in" fo:margin-bottom="0in"/>
    </style:style>
    <style:style style:name="P157" style:family="paragraph" style:parent-style-name="Preformatted_20_Text">
    </style:style>
    <style:style style:name="P158" style:family="paragraph" style:parent-style-name="Text_20_body" style:list-style-name="L96">
      <style:paragraph-properties fo:margin-top="0in" fo:margin-bottom="0in"/>
    </style:style>
    <style:style style:name="P159" style:family="paragraph" style:parent-style-name="Preformatted_20_Text">
    </style:style>
    <style:style style:name="P160" style:family="paragraph" style:parent-style-name="Text_20_body" style:list-style-name="L97">
      <style:paragraph-properties fo:margin-top="0in" fo:margin-bottom="0in"/>
    </style:style>
    <style:style style:name="P161" style:family="paragraph" style:parent-style-name="Preformatted_20_Text">
    </style:style>
    <style:style style:name="P162" style:family="paragraph" style:parent-style-name="Text_20_body" style:list-style-name="L98">
      <style:paragraph-properties fo:margin-top="0in" fo:margin-bottom="0in"/>
    </style:style>
    <style:style style:name="P163" style:family="paragraph" style:parent-style-name="Text_20_body" style:list-style-name="L99">
      <style:paragraph-properties fo:margin-top="0in" fo:margin-bottom="0in"/>
    </style:style>
    <style:style style:name="P164" style:family="paragraph" style:parent-style-name="Preformatted_20_Text">
    </style:style>
    <style:style style:name="P165" style:family="paragraph" style:parent-style-name="Text_20_body" style:list-style-name="L100">
      <style:paragraph-properties fo:margin-top="0in" fo:margin-bottom="0in"/>
    </style:style>
    <style:style style:name="P166" style:family="paragraph" style:parent-style-name="Preformatted_20_Text">
    </style:style>
    <style:style style:name="P167" style:family="paragraph" style:parent-style-name="Text_20_body" style:list-style-name="L101">
      <style:paragraph-properties fo:margin-top="0in" fo:margin-bottom="0in"/>
    </style:style>
    <style:style style:name="P168" style:family="paragraph" style:parent-style-name="Preformatted_20_Text">
    </style:style>
    <style:style style:name="P169" style:family="paragraph" style:parent-style-name="Text_20_body" style:list-style-name="L102">
      <style:paragraph-properties fo:margin-top="0in" fo:margin-bottom="0in"/>
    </style:style>
    <style:style style:name="P170" style:family="paragraph" style:parent-style-name="Preformatted_20_Text">
    </style:style>
    <style:style style:name="P171" style:family="paragraph" style:parent-style-name="Text_20_body" style:list-style-name="L103">
      <style:paragraph-properties fo:margin-top="0in" fo:margin-bottom="0in"/>
    </style:style>
    <style:style style:name="P172" style:family="paragraph" style:parent-style-name="Text_20_body" style:list-style-name="L104">
      <style:paragraph-properties fo:margin-top="0in" fo:margin-bottom="0in"/>
    </style:style>
    <style:style style:name="P173" style:family="paragraph" style:parent-style-name="Preformatted_20_Text">
    </style:style>
    <style:style style:name="P174" style:family="paragraph" style:parent-style-name="Text_20_body" style:list-style-name="L105">
      <style:paragraph-properties fo:margin-top="0in" fo:margin-bottom="0in"/>
    </style:style>
    <style:style style:name="P175" style:family="paragraph" style:parent-style-name="Preformatted_20_Text">
    </style:style>
    <style:style style:name="P176" style:family="paragraph" style:parent-style-name="Text_20_body" style:list-style-name="L106">
      <style:paragraph-properties fo:margin-top="0in" fo:margin-bottom="0in"/>
    </style:style>
    <style:style style:name="P177" style:family="paragraph" style:parent-style-name="Preformatted_20_Text">
    </style:style>
    <style:style style:name="P178" style:family="paragraph" style:parent-style-name="Text_20_body" style:list-style-name="L107">
      <style:paragraph-properties fo:margin-top="0in" fo:margin-bottom="0in"/>
    </style:style>
    <style:style style:name="P179" style:family="paragraph" style:parent-style-name="Preformatted_20_Text">
    </style:style>
    <style:style style:name="P180" style:family="paragraph" style:parent-style-name="Text_20_body" style:list-style-name="L108">
      <style:paragraph-properties fo:margin-top="0in" fo:margin-bottom="0in"/>
    </style:style>
    <style:style style:name="P181" style:family="paragraph" style:parent-style-name="Text_20_body" style:list-style-name="L109">
      <style:paragraph-properties fo:margin-top="0in" fo:margin-bottom="0in"/>
    </style:style>
    <style:style style:name="P182" style:family="paragraph" style:parent-style-name="Preformatted_20_Text">
    </style:style>
    <style:style style:name="P183" style:family="paragraph" style:parent-style-name="Text_20_body" style:list-style-name="L110">
      <style:paragraph-properties fo:margin-top="0in" fo:margin-bottom="0in"/>
    </style:style>
    <style:style style:name="P184" style:family="paragraph" style:parent-style-name="Preformatted_20_Text">
    </style:style>
    <style:style style:name="P185" style:family="paragraph" style:parent-style-name="Text_20_body" style:list-style-name="L111">
      <style:paragraph-properties fo:margin-top="0in" fo:margin-bottom="0in"/>
    </style:style>
    <style:style style:name="P186" style:family="paragraph" style:parent-style-name="Text_20_body" style:list-style-name="L112">
      <style:paragraph-properties fo:margin-top="0in" fo:margin-bottom="0in"/>
    </style:style>
    <style:style style:name="P187" style:family="paragraph" style:parent-style-name="Preformatted_20_Text">
    </style:style>
    <style:style style:name="P188" style:family="paragraph" style:parent-style-name="Text_20_body" style:list-style-name="L113">
      <style:paragraph-properties fo:margin-top="0in" fo:margin-bottom="0in"/>
    </style:style>
    <style:style style:name="P189" style:family="paragraph" style:parent-style-name="Preformatted_20_Text">
    </style:style>
    <style:style style:name="P190" style:family="paragraph" style:parent-style-name="Text_20_body" style:list-style-name="L114">
      <style:paragraph-properties fo:margin-top="0in" fo:margin-bottom="0in"/>
    </style:style>
    <style:style style:name="P191" style:family="paragraph" style:parent-style-name="Text_20_body" style:list-style-name="L115">
      <style:paragraph-properties fo:margin-top="0in" fo:margin-bottom="0in"/>
    </style:style>
    <style:style style:name="P192" style:family="paragraph" style:parent-style-name="Preformatted_20_Text">
    </style:style>
    <style:style style:name="P193" style:family="paragraph" style:parent-style-name="Text_20_body" style:list-style-name="L116">
      <style:paragraph-properties fo:margin-top="0in" fo:margin-bottom="0in"/>
    </style:style>
    <style:style style:name="P194" style:family="paragraph" style:parent-style-name="Preformatted_20_Text">
    </style:style>
    <style:style style:name="P195" style:family="paragraph" style:parent-style-name="Text_20_body" style:list-style-name="L117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Text_20_body" style:list-style-name="L118">
      <style:paragraph-properties fo:margin-top="0in" fo:margin-bottom="0in"/>
    </style:style>
    <style:style style:name="P198" style:family="paragraph" style:parent-style-name="Preformatted_20_Text">
    </style:style>
    <style:style style:name="P199" style:family="paragraph" style:parent-style-name="Text_20_body" style:list-style-name="L119">
      <style:paragraph-properties fo:margin-top="0in" fo:margin-bottom="0in"/>
    </style:style>
    <style:style style:name="P200" style:family="paragraph" style:parent-style-name="Preformatted_20_Text">
    </style:style>
    <style:style style:name="P201" style:family="paragraph" style:parent-style-name="Text_20_body" style:list-style-name="L120">
      <style:paragraph-properties fo:margin-top="0in" fo:margin-bottom="0in"/>
    </style:style>
    <style:style style:name="P202" style:family="paragraph" style:parent-style-name="Text_20_body" style:list-style-name="L121">
      <style:paragraph-properties fo:margin-top="0in" fo:margin-bottom="0in"/>
    </style:style>
    <style:style style:name="P203" style:family="paragraph" style:parent-style-name="Preformatted_20_Text">
    </style:style>
    <style:style style:name="P204" style:family="paragraph" style:parent-style-name="Text_20_body" style:list-style-name="L122">
      <style:paragraph-properties fo:margin-top="0in" fo:margin-bottom="0in"/>
    </style:style>
    <style:style style:name="P205" style:family="paragraph" style:parent-style-name="Preformatted_20_Text">
    </style:style>
    <style:style style:name="P206" style:family="paragraph" style:parent-style-name="Text_20_body" style:list-style-name="L123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Text_20_body" style:list-style-name="L124">
      <style:paragraph-properties fo:margin-top="0in" fo:margin-bottom="0in"/>
    </style:style>
    <style:style style:name="P209" style:family="paragraph" style:parent-style-name="Text_20_body" style:list-style-name="L125">
      <style:paragraph-properties fo:margin-top="0in" fo:margin-bottom="0in"/>
    </style:style>
    <style:style style:name="P210" style:family="paragraph" style:parent-style-name="Preformatted_20_Text">
    </style:style>
    <style:style style:name="P211" style:family="paragraph" style:parent-style-name="Text_20_body" style:list-style-name="L126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Text_20_body" style:list-style-name="L127">
      <style:paragraph-properties fo:margin-top="0in" fo:margin-bottom="0in"/>
    </style:style>
    <style:style style:name="P214" style:family="paragraph" style:parent-style-name="Text_20_body" style:list-style-name="L128">
      <style:paragraph-properties fo:margin-top="0in" fo:margin-bottom="0in"/>
    </style:style>
    <style:style style:name="P215" style:family="paragraph" style:parent-style-name="Preformatted_20_Text">
    </style:style>
    <style:style style:name="P216" style:family="paragraph" style:parent-style-name="Text_20_body" style:list-style-name="L129">
      <style:paragraph-properties fo:margin-top="0in" fo:margin-bottom="0in"/>
    </style:style>
    <style:style style:name="P217" style:family="paragraph" style:parent-style-name="Preformatted_20_Text">
    </style:style>
    <style:style style:name="P218" style:family="paragraph" style:parent-style-name="Text_20_body" style:list-style-name="L130">
      <style:paragraph-properties fo:margin-top="0in" fo:margin-bottom="0in"/>
    </style:style>
    <style:style style:name="P219" style:family="paragraph" style:parent-style-name="Preformatted_20_Text">
    </style:style>
    <style:style style:name="P220" style:family="paragraph" style:parent-style-name="Text_20_body" style:list-style-name="L131">
      <style:paragraph-properties fo:margin-top="0in" fo:margin-bottom="0in"/>
    </style:style>
    <style:style style:name="P221" style:family="paragraph" style:parent-style-name="Preformatted_20_Text">
    </style:style>
    <style:style style:name="P222" style:family="paragraph" style:parent-style-name="Text_20_body" style:list-style-name="L132">
      <style:paragraph-properties fo:margin-top="0in" fo:margin-bottom="0in"/>
    </style:style>
    <style:style style:name="P223" style:family="paragraph" style:parent-style-name="Preformatted_20_Text">
    </style:style>
    <style:style style:name="P224" style:family="paragraph" style:parent-style-name="Text_20_body" style:list-style-name="L133">
      <style:paragraph-properties fo:margin-top="0in" fo:margin-bottom="0in"/>
    </style:style>
    <style:style style:name="P225" style:family="paragraph" style:parent-style-name="Preformatted_20_Text">
    </style:style>
    <style:style style:name="P226" style:family="paragraph" style:parent-style-name="Text_20_body" style:list-style-name="L134">
      <style:paragraph-properties fo:margin-top="0in" fo:margin-bottom="0in"/>
    </style:style>
    <style:style style:name="P227" style:family="paragraph" style:parent-style-name="Preformatted_20_Text">
    </style:style>
    <style:style style:name="P228" style:family="paragraph" style:parent-style-name="Text_20_body" style:list-style-name="L135">
      <style:paragraph-properties fo:margin-top="0in" fo:margin-bottom="0in"/>
    </style:style>
    <style:style style:name="P229" style:family="paragraph" style:parent-style-name="Preformatted_20_Text">
    </style:style>
    <style:style style:name="P230" style:family="paragraph" style:parent-style-name="Text_20_body" style:list-style-name="L136">
      <style:paragraph-properties fo:margin-top="0in" fo:margin-bottom="0in"/>
    </style:style>
    <style:style style:name="P231" style:family="paragraph" style:parent-style-name="Preformatted_20_Text">
    </style:style>
    <style:style style:name="P232" style:family="paragraph" style:parent-style-name="Text_20_body" style:list-style-name="L137">
      <style:paragraph-properties fo:margin-top="0in" fo:margin-bottom="0in"/>
    </style:style>
    <style:style style:name="P233" style:family="paragraph" style:parent-style-name="Text_20_body" style:list-style-name="L138">
      <style:paragraph-properties fo:margin-top="0in" fo:margin-bottom="0in"/>
    </style:style>
    <style:style style:name="P234" style:family="paragraph" style:parent-style-name="Preformatted_20_Text">
    </style:style>
    <style:style style:name="P235" style:family="paragraph" style:parent-style-name="Text_20_body" style:list-style-name="L139">
      <style:paragraph-properties fo:margin-top="0in" fo:margin-bottom="0in"/>
    </style:style>
    <style:style style:name="P236" style:family="paragraph" style:parent-style-name="Text_20_body" style:list-style-name="L140">
      <style:paragraph-properties fo:margin-top="0in" fo:margin-bottom="0in"/>
    </style:style>
    <style:style style:name="P237" style:family="paragraph" style:parent-style-name="Preformatted_20_Text">
    </style:style>
    <style:style style:name="P238" style:family="paragraph" style:parent-style-name="Text_20_body" style:list-style-name="L141">
      <style:paragraph-properties fo:margin-top="0in" fo:margin-bottom="0in"/>
    </style:style>
    <style:style style:name="P239" style:family="paragraph" style:parent-style-name="Preformatted_20_Text">
    </style:style>
    <style:style style:name="P240" style:family="paragraph" style:parent-style-name="Text_20_body" style:list-style-name="L142">
      <style:paragraph-properties fo:margin-top="0in" fo:margin-bottom="0in"/>
    </style:style>
    <style:style style:name="P241" style:family="paragraph" style:parent-style-name="Preformatted_20_Text">
    </style:style>
    <style:style style:name="P242" style:family="paragraph" style:parent-style-name="Text_20_body" style:list-style-name="L143">
      <style:paragraph-properties fo:margin-top="0in" fo:margin-bottom="0in"/>
    </style:style>
    <style:style style:name="P243" style:family="paragraph" style:parent-style-name="Preformatted_20_Text">
    </style:style>
    <style:style style:name="P244" style:family="paragraph" style:parent-style-name="Text_20_body" style:list-style-name="L144">
      <style:paragraph-properties fo:margin-top="0in" fo:margin-bottom="0in"/>
    </style:style>
    <style:style style:name="P245" style:family="paragraph" style:parent-style-name="Text_20_body" style:list-style-name="L145">
      <style:paragraph-properties fo:margin-top="0in" fo:margin-bottom="0in"/>
    </style:style>
    <style:style style:name="P246" style:family="paragraph" style:parent-style-name="Preformatted_20_Text">
    </style:style>
    <style:style style:name="P247" style:family="paragraph" style:parent-style-name="Text_20_body" style:list-style-name="L146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Text_20_body" style:list-style-name="L147">
      <style:paragraph-properties fo:margin-top="0in" fo:margin-bottom="0in"/>
    </style:style>
    <style:style style:name="P250" style:family="paragraph" style:parent-style-name="Preformatted_20_Text">
    </style:style>
    <style:style style:name="P251" style:family="paragraph" style:parent-style-name="Text_20_body" style:list-style-name="L148">
      <style:paragraph-properties fo:margin-top="0in" fo:margin-bottom="0in"/>
    </style:style>
    <style:style style:name="P252" style:family="paragraph" style:parent-style-name="Preformatted_20_Text">
    </style:style>
    <style:style style:name="P253" style:family="paragraph" style:parent-style-name="Text_20_body" style:list-style-name="L149">
      <style:paragraph-properties fo:margin-top="0in" fo:margin-bottom="0in"/>
    </style:style>
    <style:style style:name="P254" style:family="paragraph" style:parent-style-name="Text_20_body" style:list-style-name="L150">
      <style:paragraph-properties fo:margin-top="0in" fo:margin-bottom="0in"/>
    </style:style>
    <style:style style:name="P255" style:family="paragraph" style:parent-style-name="Preformatted_20_Text">
    </style:style>
    <style:style style:name="P256" style:family="paragraph" style:parent-style-name="Text_20_body" style:list-style-name="L151">
      <style:paragraph-properties fo:margin-top="0in" fo:margin-bottom="0in"/>
    </style:style>
    <style:style style:name="P257" style:family="paragraph" style:parent-style-name="Preformatted_20_Text">
    </style:style>
    <style:style style:name="P258" style:family="paragraph" style:parent-style-name="Text_20_body" style:list-style-name="L152">
      <style:paragraph-properties fo:margin-top="0in" fo:margin-bottom="0in"/>
    </style:style>
    <style:style style:name="P259" style:family="paragraph" style:parent-style-name="Preformatted_20_Text">
    </style:style>
    <style:style style:name="P260" style:family="paragraph" style:parent-style-name="Text_20_body" style:list-style-name="L153">
      <style:paragraph-properties fo:margin-top="0in" fo:margin-bottom="0in"/>
    </style:style>
    <style:style style:name="P261" style:family="paragraph" style:parent-style-name="Preformatted_20_Text">
    </style:style>
    <style:style style:name="P262" style:family="paragraph" style:parent-style-name="Text_20_body" style:list-style-name="L154">
      <style:paragraph-properties fo:margin-top="0in" fo:margin-bottom="0in"/>
    </style:style>
    <style:style style:name="P263" style:family="paragraph" style:parent-style-name="Preformatted_20_Text">
    </style:style>
    <style:style style:name="P264" style:family="paragraph" style:parent-style-name="Text_20_body" style:list-style-name="L155">
      <style:paragraph-properties fo:margin-top="0in" fo:margin-bottom="0in"/>
    </style:style>
    <style:style style:name="P265" style:family="paragraph" style:parent-style-name="Text_20_body" style:list-style-name="L156">
      <style:paragraph-properties fo:margin-top="0in" fo:margin-bottom="0in"/>
    </style:style>
    <style:style style:name="P266" style:family="paragraph" style:parent-style-name="Preformatted_20_Text">
    </style:style>
    <style:style style:name="P267" style:family="paragraph" style:parent-style-name="Text_20_body" style:list-style-name="L157">
      <style:paragraph-properties fo:margin-top="0in" fo:margin-bottom="0in"/>
    </style:style>
    <style:style style:name="P268" style:family="paragraph" style:parent-style-name="Preformatted_20_Text">
    </style:style>
    <style:style style:name="P269" style:family="paragraph" style:parent-style-name="Text_20_body" style:list-style-name="L158">
      <style:paragraph-properties fo:margin-top="0in" fo:margin-bottom="0in"/>
    </style:style>
    <style:style style:name="P270" style:family="paragraph" style:parent-style-name="Preformatted_20_Text">
    </style:style>
    <style:style style:name="P271" style:family="paragraph" style:parent-style-name="Text_20_body" style:list-style-name="L159">
      <style:paragraph-properties fo:margin-top="0in" fo:margin-bottom="0in"/>
    </style:style>
    <style:style style:name="P272" style:family="paragraph" style:parent-style-name="Preformatted_20_Text">
    </style:style>
    <style:style style:name="P273" style:family="paragraph" style:parent-style-name="Text_20_body" style:list-style-name="L160">
      <style:paragraph-properties fo:margin-top="0in" fo:margin-bottom="0in"/>
    </style:style>
    <style:style style:name="P274" style:family="paragraph" style:parent-style-name="Preformatted_20_Text">
    </style:style>
    <style:style style:name="P275" style:family="paragraph" style:parent-style-name="Text_20_body" style:list-style-name="L161">
      <style:paragraph-properties fo:margin-top="0in" fo:margin-bottom="0in"/>
    </style:style>
    <style:style style:name="P276" style:family="paragraph" style:parent-style-name="Preformatted_20_Text">
    </style:style>
    <style:style style:name="P277" style:family="paragraph" style:parent-style-name="Text_20_body" style:list-style-name="L162">
      <style:paragraph-properties fo:margin-top="0in" fo:margin-bottom="0in"/>
    </style:style>
    <style:style style:name="P278" style:family="paragraph" style:parent-style-name="Preformatted_20_Text">
    </style:style>
    <style:style style:name="P279" style:family="paragraph" style:parent-style-name="Text_20_body" style:list-style-name="L163">
      <style:paragraph-properties fo:margin-top="0in" fo:margin-bottom="0in"/>
    </style:style>
    <style:style style:name="P280" style:family="paragraph" style:parent-style-name="Text_20_body" style:list-style-name="L164">
      <style:paragraph-properties fo:margin-top="0in" fo:margin-bottom="0in"/>
    </style:style>
    <style:style style:name="P281" style:family="paragraph" style:parent-style-name="Preformatted_20_Text">
    </style:style>
    <style:style style:name="P282" style:family="paragraph" style:parent-style-name="Text_20_body" style:list-style-name="L165">
      <style:paragraph-properties fo:margin-top="0in" fo:margin-bottom="0in"/>
    </style:style>
    <style:style style:name="P283" style:family="paragraph" style:parent-style-name="Text_20_body" style:list-style-name="L166">
      <style:paragraph-properties fo:margin-top="0in" fo:margin-bottom="0in"/>
    </style:style>
    <style:style style:name="P284" style:family="paragraph" style:parent-style-name="Preformatted_20_Text">
    </style:style>
    <style:style style:name="P285" style:family="paragraph" style:parent-style-name="Text_20_body" style:list-style-name="L167">
      <style:paragraph-properties fo:margin-top="0in" fo:margin-bottom="0in"/>
    </style:style>
    <style:style style:name="P286" style:family="paragraph" style:parent-style-name="Preformatted_20_Text">
    </style:style>
    <style:style style:name="P287" style:family="paragraph" style:parent-style-name="Text_20_body" style:list-style-name="L168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Text_20_body" style:list-style-name="L169">
      <style:paragraph-properties fo:margin-top="0in" fo:margin-bottom="0in"/>
    </style:style>
    <style:style style:name="P290" style:family="paragraph" style:parent-style-name="Preformatted_20_Text">
    </style:style>
    <style:style style:name="P291" style:family="paragraph" style:parent-style-name="Text_20_body" style:list-style-name="L170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Text_20_body" style:list-style-name="L171">
      <style:paragraph-properties fo:margin-top="0in" fo:margin-bottom="0in"/>
    </style:style>
    <style:style style:name="P294" style:family="paragraph" style:parent-style-name="Preformatted_20_Text">
    </style:style>
    <style:style style:name="P295" style:family="paragraph" style:parent-style-name="Text_20_body" style:list-style-name="L172">
      <style:paragraph-properties fo:margin-top="0in" fo:margin-bottom="0in"/>
    </style:style>
    <style:style style:name="P296" style:family="paragraph" style:parent-style-name="Preformatted_20_Text">
    </style:style>
    <style:style style:name="P297" style:family="paragraph" style:parent-style-name="Text_20_body" style:list-style-name="L173">
      <style:paragraph-properties fo:margin-top="0in" fo:margin-bottom="0in"/>
    </style:style>
    <style:style style:name="P298" style:family="paragraph" style:parent-style-name="Text_20_body" style:list-style-name="L174">
      <style:paragraph-properties fo:margin-top="0in" fo:margin-bottom="0in"/>
    </style:style>
    <style:style style:name="P299" style:family="paragraph" style:parent-style-name="Preformatted_20_Text">
    </style:style>
    <style:style style:name="P300" style:family="paragraph" style:parent-style-name="Text_20_body" style:list-style-name="L175">
      <style:paragraph-properties fo:margin-top="0in" fo:margin-bottom="0in"/>
    </style:style>
    <style:style style:name="P301" style:family="paragraph" style:parent-style-name="Text_20_body" style:list-style-name="L176">
      <style:paragraph-properties fo:margin-top="0in" fo:margin-bottom="0in"/>
    </style:style>
    <style:style style:name="P302" style:family="paragraph" style:parent-style-name="Preformatted_20_Text">
    </style:style>
    <style:style style:name="P303" style:family="paragraph" style:parent-style-name="Text_20_body" style:list-style-name="L177">
      <style:paragraph-properties fo:margin-top="0in" fo:margin-bottom="0in"/>
    </style:style>
    <style:style style:name="P304" style:family="paragraph" style:parent-style-name="Preformatted_20_Text">
    </style:style>
    <style:style style:name="P305" style:family="paragraph" style:parent-style-name="Text_20_body" style:list-style-name="L178">
      <style:paragraph-properties fo:margin-top="0in" fo:margin-bottom="0in"/>
    </style:style>
    <style:style style:name="P306" style:family="paragraph" style:parent-style-name="Preformatted_20_Text">
    </style:style>
    <style:style style:name="P307" style:family="paragraph" style:parent-style-name="Text_20_body" style:list-style-name="L179">
      <style:paragraph-properties fo:margin-top="0in" fo:margin-bottom="0in"/>
    </style:style>
    <style:style style:name="P308" style:family="paragraph" style:parent-style-name="Preformatted_20_Text">
    </style:style>
    <style:style style:name="P309" style:family="paragraph" style:parent-style-name="Text_20_body" style:list-style-name="L180">
      <style:paragraph-properties fo:margin-top="0in" fo:margin-bottom="0in"/>
    </style:style>
    <style:style style:name="P310" style:family="paragraph" style:parent-style-name="Text_20_body" style:list-style-name="L181">
      <style:paragraph-properties fo:margin-top="0in" fo:margin-bottom="0in"/>
    </style:style>
    <style:style style:name="P311" style:family="paragraph" style:parent-style-name="Preformatted_20_Text">
    </style:style>
    <style:style style:name="P312" style:family="paragraph" style:parent-style-name="Text_20_body" style:list-style-name="L182">
      <style:paragraph-properties fo:margin-top="0in" fo:margin-bottom="0in"/>
    </style:style>
    <style:style style:name="P313" style:family="paragraph" style:parent-style-name="Preformatted_20_Text">
    </style:style>
    <style:style style:name="P314" style:family="paragraph" style:parent-style-name="Text_20_body" style:list-style-name="L183">
      <style:paragraph-properties fo:margin-top="0in" fo:margin-bottom="0in"/>
    </style:style>
    <style:style style:name="P315" style:family="paragraph" style:parent-style-name="Preformatted_20_Text">
    </style:style>
    <style:style style:name="P316" style:family="paragraph" style:parent-style-name="Text_20_body" style:list-style-name="L184">
      <style:paragraph-properties fo:margin-top="0in" fo:margin-bottom="0in"/>
    </style:style>
    <style:style style:name="P317" style:family="paragraph" style:parent-style-name="Text_20_body" style:list-style-name="L185">
      <style:paragraph-properties fo:margin-top="0in" fo:margin-bottom="0in"/>
    </style:style>
    <style:style style:name="P318" style:family="paragraph" style:parent-style-name="Preformatted_20_Text">
    </style:style>
    <style:style style:name="P319" style:family="paragraph" style:parent-style-name="Text_20_body" style:list-style-name="L186">
      <style:paragraph-properties fo:margin-top="0in" fo:margin-bottom="0in"/>
    </style:style>
    <style:style style:name="P320" style:family="paragraph" style:parent-style-name="Preformatted_20_Text">
    </style:style>
    <style:style style:name="P321" style:family="paragraph" style:parent-style-name="Text_20_body" style:list-style-name="L187">
      <style:paragraph-properties fo:margin-top="0in" fo:margin-bottom="0in"/>
    </style:style>
    <style:style style:name="P322" style:family="paragraph" style:parent-style-name="Text_20_body" style:list-style-name="L188">
      <style:paragraph-properties fo:margin-top="0in" fo:margin-bottom="0in"/>
    </style:style>
    <style:style style:name="P323" style:family="paragraph" style:parent-style-name="Preformatted_20_Text">
    </style:style>
    <style:style style:name="P324" style:family="paragraph" style:parent-style-name="Text_20_body" style:list-style-name="L189">
      <style:paragraph-properties fo:margin-top="0in" fo:margin-bottom="0in"/>
    </style:style>
    <style:style style:name="P325" style:family="paragraph" style:parent-style-name="Preformatted_20_Text">
    </style:style>
    <style:style style:name="P326" style:family="paragraph" style:parent-style-name="Text_20_body" style:list-style-name="L190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Text_20_body" style:list-style-name="L191">
      <style:paragraph-properties fo:margin-top="0in" fo:margin-bottom="0in"/>
    </style:style>
    <style:style style:name="P329" style:family="paragraph" style:parent-style-name="Preformatted_20_Text">
    </style:style>
    <style:style style:name="P330" style:family="paragraph" style:parent-style-name="Text_20_body" style:list-style-name="L192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Text_20_body" style:list-style-name="L193">
      <style:paragraph-properties fo:margin-top="0in" fo:margin-bottom="0in"/>
    </style:style>
    <style:style style:name="P333" style:family="paragraph" style:parent-style-name="Preformatted_20_Text">
    </style:style>
    <style:style style:name="P334" style:family="paragraph" style:parent-style-name="Text_20_body" style:list-style-name="L194">
      <style:paragraph-properties fo:margin-top="0in" fo:margin-bottom="0in"/>
    </style:style>
    <style:style style:name="P335" style:family="paragraph" style:parent-style-name="Preformatted_20_Text">
    </style:style>
    <style:style style:name="P336" style:family="paragraph" style:parent-style-name="Text_20_body" style:list-style-name="L195">
      <style:paragraph-properties fo:margin-top="0in" fo:margin-bottom="0in"/>
    </style:style>
    <style:style style:name="P337" style:family="paragraph" style:parent-style-name="Preformatted_20_Text">
    </style:style>
    <style:style style:name="P338" style:family="paragraph" style:parent-style-name="Text_20_body" style:list-style-name="L196">
      <style:paragraph-properties fo:margin-top="0in" fo:margin-bottom="0in"/>
    </style:style>
    <style:style style:name="P339" style:family="paragraph" style:parent-style-name="Preformatted_20_Text">
    </style:style>
    <style:style style:name="P340" style:family="paragraph" style:parent-style-name="Text_20_body" style:list-style-name="L197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Text_20_body" style:list-style-name="L198">
      <style:paragraph-properties fo:margin-top="0in" fo:margin-bottom="0in"/>
    </style:style>
    <style:style style:name="P343" style:family="paragraph" style:parent-style-name="Preformatted_20_Text">
    </style:style>
    <style:style style:name="P344" style:family="paragraph" style:parent-style-name="Text_20_body" style:list-style-name="L199">
      <style:paragraph-properties fo:margin-top="0in" fo:margin-bottom="0in"/>
    </style:style>
    <style:style style:name="P345" style:family="paragraph" style:parent-style-name="Preformatted_20_Text">
    </style:style>
    <style:style style:name="P346" style:family="paragraph" style:parent-style-name="Text_20_body" style:list-style-name="L200">
      <style:paragraph-properties fo:margin-top="0in" fo:margin-bottom="0in"/>
    </style:style>
    <style:style style:name="P347" style:family="paragraph" style:parent-style-name="Preformatted_20_Text">
    </style:style>
    <style:style style:name="P348" style:family="paragraph" style:parent-style-name="Text_20_body" style:list-style-name="L201">
      <style:paragraph-properties fo:margin-top="0in" fo:margin-bottom="0in"/>
    </style:style>
    <style:style style:name="P349" style:family="paragraph" style:parent-style-name="Preformatted_20_Text">
    </style:style>
    <style:style style:name="P350" style:family="paragraph" style:parent-style-name="Text_20_body" style:list-style-name="L202">
      <style:paragraph-properties fo:margin-top="0in" fo:margin-bottom="0in"/>
    </style:style>
    <style:style style:name="P351" style:family="paragraph" style:parent-style-name="Text_20_body" style:list-style-name="L203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Text_20_body" style:list-style-name="L204">
      <style:paragraph-properties fo:margin-top="0in" fo:margin-bottom="0in"/>
    </style:style>
    <style:style style:name="P354" style:family="paragraph" style:parent-style-name="Preformatted_20_Text">
    </style:style>
    <style:style style:name="P355" style:family="paragraph" style:parent-style-name="Text_20_body" style:list-style-name="L205">
      <style:paragraph-properties fo:margin-top="0in" fo:margin-bottom="0in"/>
    </style:style>
    <style:style style:name="P356" style:family="paragraph" style:parent-style-name="Text_20_body" style:list-style-name="L206">
      <style:paragraph-properties fo:margin-top="0in" fo:margin-bottom="0in"/>
    </style:style>
    <style:style style:name="P357" style:family="paragraph" style:parent-style-name="Preformatted_20_Text">
    </style:style>
    <style:style style:name="P358" style:family="paragraph" style:parent-style-name="Text_20_body" style:list-style-name="L207">
      <style:paragraph-properties fo:margin-top="0in" fo:margin-bottom="0in"/>
    </style:style>
    <style:style style:name="P359" style:family="paragraph" style:parent-style-name="Text_20_body" style:list-style-name="L208">
      <style:paragraph-properties fo:margin-top="0in" fo:margin-bottom="0in"/>
    </style:style>
    <style:style style:name="P360" style:family="paragraph" style:parent-style-name="Preformatted_20_Text">
    </style:style>
    <style:style style:name="P361" style:family="paragraph" style:parent-style-name="Text_20_body" style:list-style-name="L209">
      <style:paragraph-properties fo:margin-top="0in" fo:margin-bottom="0in"/>
    </style:style>
    <style:style style:name="P362" style:family="paragraph" style:parent-style-name="Preformatted_20_Text">
    </style:style>
    <style:style style:name="P363" style:family="paragraph" style:parent-style-name="Text_20_body" style:list-style-name="L210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Text_20_body" style:list-style-name="L211">
      <style:paragraph-properties fo:margin-top="0in" fo:margin-bottom="0in"/>
    </style:style>
    <style:style style:name="P366" style:family="paragraph" style:parent-style-name="Text_20_body" style:list-style-name="L212">
      <style:paragraph-properties fo:margin-top="0in" fo:margin-bottom="0in"/>
    </style:style>
    <style:style style:name="P367" style:family="paragraph" style:parent-style-name="Preformatted_20_Text">
    </style:style>
    <style:style style:name="P368" style:family="paragraph" style:parent-style-name="Text_20_body" style:list-style-name="L213">
      <style:paragraph-properties fo:margin-top="0in" fo:margin-bottom="0in"/>
    </style:style>
    <style:style style:name="P369" style:family="paragraph" style:parent-style-name="Preformatted_20_Text">
    </style:style>
    <style:style style:name="P370" style:family="paragraph" style:parent-style-name="Text_20_body" style:list-style-name="L214">
      <style:paragraph-properties fo:margin-top="0in" fo:margin-bottom="0in"/>
    </style:style>
    <style:style style:name="P371" style:family="paragraph" style:parent-style-name="Preformatted_20_Text">
    </style:style>
    <style:style style:name="P372" style:family="paragraph" style:parent-style-name="Text_20_body" style:list-style-name="L215">
      <style:paragraph-properties fo:margin-top="0in" fo:margin-bottom="0in"/>
    </style:style>
    <style:style style:name="P373" style:family="paragraph" style:parent-style-name="Preformatted_20_Text">
    </style:style>
    <style:style style:name="P374" style:family="paragraph" style:parent-style-name="Text_20_body" style:list-style-name="L216">
      <style:paragraph-properties fo:margin-top="0in" fo:margin-bottom="0in"/>
    </style:style>
    <style:style style:name="P375" style:family="paragraph" style:parent-style-name="Preformatted_20_Text">
    </style:style>
    <style:style style:name="P376" style:family="paragraph" style:parent-style-name="Text_20_body" style:list-style-name="L217">
      <style:paragraph-properties fo:margin-top="0in" fo:margin-bottom="0in"/>
    </style:style>
    <style:style style:name="P377" style:family="paragraph" style:parent-style-name="Text_20_body" style:list-style-name="L218">
      <style:paragraph-properties fo:margin-top="0in" fo:margin-bottom="0in"/>
    </style:style>
    <style:style style:name="P378" style:family="paragraph" style:parent-style-name="Preformatted_20_Text">
    </style:style>
    <style:style style:name="P379" style:family="paragraph" style:parent-style-name="Text_20_body" style:list-style-name="L219">
      <style:paragraph-properties fo:margin-top="0in" fo:margin-bottom="0in"/>
    </style:style>
    <style:style style:name="P380" style:family="paragraph" style:parent-style-name="Preformatted_20_Text">
    </style:style>
    <style:style style:name="P381" style:family="paragraph" style:parent-style-name="Text_20_body" style:list-style-name="L220">
      <style:paragraph-properties fo:margin-top="0in" fo:margin-bottom="0in"/>
    </style:style>
    <style:style style:name="P382" style:family="paragraph" style:parent-style-name="Preformatted_20_Text">
    </style:style>
    <style:style style:name="P383" style:family="paragraph" style:parent-style-name="Text_20_body" style:list-style-name="L221">
      <style:paragraph-properties fo:margin-top="0in" fo:margin-bottom="0in"/>
    </style:style>
    <style:style style:name="P384" style:family="paragraph" style:parent-style-name="Preformatted_20_Text">
    </style:style>
    <style:style style:name="P385" style:family="paragraph" style:parent-style-name="Text_20_body" style:list-style-name="L222">
      <style:paragraph-properties fo:margin-top="0in" fo:margin-bottom="0in"/>
    </style:style>
    <style:style style:name="P386" style:family="paragraph" style:parent-style-name="Text_20_body" style:list-style-name="L223">
      <style:paragraph-properties fo:margin-top="0in" fo:margin-bottom="0in"/>
    </style:style>
    <style:style style:name="P387" style:family="paragraph" style:parent-style-name="Preformatted_20_Text">
    </style:style>
    <style:style style:name="P388" style:family="paragraph" style:parent-style-name="Text_20_body" style:list-style-name="L224">
      <style:paragraph-properties fo:margin-top="0in" fo:margin-bottom="0in"/>
    </style:style>
    <style:style style:name="P389" style:family="paragraph" style:parent-style-name="Text_20_body" style:list-style-name="L225">
      <style:paragraph-properties fo:margin-top="0in" fo:margin-bottom="0in"/>
    </style:style>
    <style:style style:name="P390" style:family="paragraph" style:parent-style-name="Preformatted_20_Text">
    </style:style>
    <style:style style:name="P391" style:family="paragraph" style:parent-style-name="Text_20_body" style:list-style-name="L226">
      <style:paragraph-properties fo:margin-top="0in" fo:margin-bottom="0in"/>
    </style:style>
    <style:style style:name="P392" style:family="paragraph" style:parent-style-name="Preformatted_20_Text">
    </style:style>
    <style:style style:name="P393" style:family="paragraph" style:parent-style-name="Text_20_body" style:list-style-name="L227">
      <style:paragraph-properties fo:margin-top="0in" fo:margin-bottom="0in"/>
    </style:style>
    <style:style style:name="P394" style:family="paragraph" style:parent-style-name="Text_20_body" style:list-style-name="L228">
      <style:paragraph-properties fo:margin-top="0in" fo:margin-bottom="0in"/>
    </style:style>
    <style:style style:name="P395" style:family="paragraph" style:parent-style-name="Preformatted_20_Text">
    </style:style>
    <style:style style:name="P396" style:family="paragraph" style:parent-style-name="Text_20_body" style:list-style-name="L229">
      <style:paragraph-properties fo:margin-top="0in" fo:margin-bottom="0in"/>
    </style:style>
    <style:style style:name="P397" style:family="paragraph" style:parent-style-name="Preformatted_20_Text">
    </style:style>
    <style:style style:name="P398" style:family="paragraph" style:parent-style-name="Text_20_body" style:list-style-name="L230">
      <style:paragraph-properties fo:margin-top="0in" fo:margin-bottom="0in"/>
    </style:style>
    <style:style style:name="P399" style:family="paragraph" style:parent-style-name="Preformatted_20_Text">
    </style:style>
    <style:style style:name="P400" style:family="paragraph" style:parent-style-name="Text_20_body" style:list-style-name="L231">
      <style:paragraph-properties fo:margin-top="0in" fo:margin-bottom="0in"/>
    </style:style>
    <style:style style:name="P401" style:family="paragraph" style:parent-style-name="Preformatted_20_Text">
    </style:style>
    <style:style style:name="P402" style:family="paragraph" style:parent-style-name="Text_20_body" style:list-style-name="L232">
      <style:paragraph-properties fo:margin-top="0in" fo:margin-bottom="0in"/>
    </style:style>
    <style:style style:name="P403" style:family="paragraph" style:parent-style-name="Preformatted_20_Text">
    </style:style>
    <style:style style:name="P404" style:family="paragraph" style:parent-style-name="Text_20_body" style:list-style-name="L233">
      <style:paragraph-properties fo:margin-top="0in" fo:margin-bottom="0in"/>
    </style:style>
    <style:style style:name="P405" style:family="paragraph" style:parent-style-name="Preformatted_20_Text">
    </style:style>
    <style:style style:name="P406" style:family="paragraph" style:parent-style-name="Text_20_body" style:list-style-name="L234">
      <style:paragraph-properties fo:margin-top="0in" fo:margin-bottom="0in"/>
    </style:style>
    <style:style style:name="P407" style:family="paragraph" style:parent-style-name="Preformatted_20_Text">
    </style:style>
    <style:style style:name="P408" style:family="paragraph" style:parent-style-name="Text_20_body" style:list-style-name="L235">
      <style:paragraph-properties fo:margin-top="0in" fo:margin-bottom="0in"/>
    </style:style>
    <style:style style:name="P409" style:family="paragraph" style:parent-style-name="Text_20_body" style:list-style-name="L236">
      <style:paragraph-properties fo:margin-top="0in" fo:margin-bottom="0in"/>
    </style:style>
    <style:style style:name="P410" style:family="paragraph" style:parent-style-name="Preformatted_20_Text">
    </style:style>
    <style:style style:name="P411" style:family="paragraph" style:parent-style-name="Text_20_body" style:list-style-name="L237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Text_20_body" style:list-style-name="L238">
      <style:paragraph-properties fo:margin-top="0in" fo:margin-bottom="0in"/>
    </style:style>
    <style:style style:name="P414" style:family="paragraph" style:parent-style-name="Preformatted_20_Text">
    </style:style>
    <style:style style:name="P415" style:family="paragraph" style:parent-style-name="Text_20_body" style:list-style-name="L239">
      <style:paragraph-properties fo:margin-top="0in" fo:margin-bottom="0in"/>
    </style:style>
    <style:style style:name="P416" style:family="paragraph" style:parent-style-name="Preformatted_20_Text">
    </style:style>
    <style:style style:name="P417" style:family="paragraph" style:parent-style-name="Text_20_body" style:list-style-name="L240">
      <style:paragraph-properties fo:margin-top="0in" fo:margin-bottom="0in"/>
    </style:style>
    <style:style style:name="P418" style:family="paragraph" style:parent-style-name="Preformatted_20_Text">
    </style:style>
    <style:style style:name="P419" style:family="paragraph" style:parent-style-name="Text_20_body" style:list-style-name="L241">
      <style:paragraph-properties fo:margin-top="0in" fo:margin-bottom="0in"/>
    </style:style>
    <style:style style:name="P420" style:family="paragraph" style:parent-style-name="Text_20_body" style:list-style-name="L242">
      <style:paragraph-properties fo:margin-top="0in" fo:margin-bottom="0in"/>
    </style:style>
    <style:style style:name="P421" style:family="paragraph" style:parent-style-name="Preformatted_20_Text">
    </style:style>
    <style:style style:name="P422" style:family="paragraph" style:parent-style-name="Text_20_body" style:list-style-name="L243">
      <style:paragraph-properties fo:margin-top="0in" fo:margin-bottom="0in"/>
    </style:style>
    <style:style style:name="P423" style:family="paragraph" style:parent-style-name="Preformatted_20_Text">
    </style:style>
    <style:style style:name="P424" style:family="paragraph" style:parent-style-name="Text_20_body" style:list-style-name="L244">
      <style:paragraph-properties fo:margin-top="0in" fo:margin-bottom="0in"/>
    </style:style>
    <style:style style:name="P425" style:family="paragraph" style:parent-style-name="Text_20_body" style:list-style-name="L245">
      <style:paragraph-properties fo:margin-top="0in" fo:margin-bottom="0in"/>
    </style:style>
    <style:style style:name="P426" style:family="paragraph" style:parent-style-name="Preformatted_20_Text">
    </style:style>
    <style:style style:name="P427" style:family="paragraph" style:parent-style-name="Text_20_body" style:list-style-name="L246">
      <style:paragraph-properties fo:margin-top="0in" fo:margin-bottom="0in"/>
    </style:style>
    <style:style style:name="P428" style:family="paragraph" style:parent-style-name="Preformatted_20_Text">
    </style:style>
    <style:style style:name="P429" style:family="paragraph" style:parent-style-name="Text_20_body" style:list-style-name="L247">
      <style:paragraph-properties fo:margin-top="0in" fo:margin-bottom="0in"/>
    </style:style>
    <style:style style:name="P430" style:family="paragraph" style:parent-style-name="Preformatted_20_Text">
    </style:style>
    <style:style style:name="P431" style:family="paragraph" style:parent-style-name="Text_20_body" style:list-style-name="L248">
      <style:paragraph-properties fo:margin-top="0in" fo:margin-bottom="0in"/>
    </style:style>
    <style:style style:name="P432" style:family="paragraph" style:parent-style-name="Text_20_body" style:list-style-name="L249">
      <style:paragraph-properties fo:margin-top="0in" fo:margin-bottom="0in"/>
    </style:style>
    <style:style style:name="P433" style:family="paragraph" style:parent-style-name="Preformatted_20_Text">
    </style:style>
    <style:style style:name="P434" style:family="paragraph" style:parent-style-name="Text_20_body" style:list-style-name="L250">
      <style:paragraph-properties fo:margin-top="0in" fo:margin-bottom="0in"/>
    </style:style>
    <style:style style:name="P435" style:family="paragraph" style:parent-style-name="Preformatted_20_Text">
    </style:style>
    <style:style style:name="P436" style:family="paragraph" style:parent-style-name="Text_20_body" style:list-style-name="L251">
      <style:paragraph-properties fo:margin-top="0in" fo:margin-bottom="0in"/>
    </style:style>
    <style:style style:name="P437" style:family="paragraph" style:parent-style-name="Text_20_body" style:list-style-name="L252">
      <style:paragraph-properties fo:margin-top="0in" fo:margin-bottom="0in"/>
    </style:style>
    <style:style style:name="P438" style:family="paragraph" style:parent-style-name="Preformatted_20_Text">
    </style:style>
    <style:style style:name="P439" style:family="paragraph" style:parent-style-name="Text_20_body" style:list-style-name="L253">
      <style:paragraph-properties fo:margin-top="0in" fo:margin-bottom="0in"/>
    </style:style>
    <style:style style:name="P440" style:family="paragraph" style:parent-style-name="Preformatted_20_Text">
    </style:style>
    <style:style style:name="P441" style:family="paragraph" style:parent-style-name="Text_20_body" style:list-style-name="L254">
      <style:paragraph-properties fo:margin-top="0in" fo:margin-bottom="0in"/>
    </style:style>
    <style:style style:name="P442" style:family="paragraph" style:parent-style-name="Preformatted_20_Text">
    </style:style>
    <style:style style:name="P443" style:family="paragraph" style:parent-style-name="Text_20_body" style:list-style-name="L255">
      <style:paragraph-properties fo:margin-top="0in" fo:margin-bottom="0in"/>
    </style:style>
    <style:style style:name="P444" style:family="paragraph" style:parent-style-name="Preformatted_20_Text">
    </style:style>
    <style:style style:name="P445" style:family="paragraph" style:parent-style-name="Text_20_body" style:list-style-name="L256">
      <style:paragraph-properties fo:margin-top="0in" fo:margin-bottom="0in"/>
    </style:style>
    <style:style style:name="P446" style:family="paragraph" style:parent-style-name="Preformatted_20_Text">
    </style:style>
    <style:style style:name="P447" style:family="paragraph" style:parent-style-name="Text_20_body" style:list-style-name="L257">
      <style:paragraph-properties fo:margin-top="0in" fo:margin-bottom="0in"/>
    </style:style>
    <style:style style:name="P448" style:family="paragraph" style:parent-style-name="Preformatted_20_Text">
    </style:style>
    <style:style style:name="P449" style:family="paragraph" style:parent-style-name="Text_20_body" style:list-style-name="L258">
      <style:paragraph-properties fo:margin-top="0in" fo:margin-bottom="0in"/>
    </style:style>
    <style:style style:name="P450" style:family="paragraph" style:parent-style-name="Text_20_body" style:list-style-name="L259">
      <style:paragraph-properties fo:margin-top="0in" fo:margin-bottom="0in"/>
    </style:style>
    <style:style style:name="P451" style:family="paragraph" style:parent-style-name="Preformatted_20_Text">
    </style:style>
    <style:style style:name="P452" style:family="paragraph" style:parent-style-name="Text_20_body" style:list-style-name="L260">
      <style:paragraph-properties fo:margin-top="0in" fo:margin-bottom="0in"/>
    </style:style>
    <style:style style:name="P453" style:family="paragraph" style:parent-style-name="Preformatted_20_Text">
    </style:style>
    <style:style style:name="P454" style:family="paragraph" style:parent-style-name="Text_20_body" style:list-style-name="L261">
      <style:paragraph-properties fo:margin-top="0in" fo:margin-bottom="0in"/>
    </style:style>
    <style:style style:name="P455" style:family="paragraph" style:parent-style-name="Preformatted_20_Text">
    </style:style>
    <style:style style:name="P456" style:family="paragraph" style:parent-style-name="Text_20_body" style:list-style-name="L262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Text_20_body" style:list-style-name="L263">
      <style:paragraph-properties fo:margin-top="0in" fo:margin-bottom="0in"/>
    </style:style>
    <style:style style:name="P459" style:family="paragraph" style:parent-style-name="Preformatted_20_Text">
    </style:style>
    <style:style style:name="P460" style:family="paragraph" style:parent-style-name="Text_20_body" style:list-style-name="L264">
      <style:paragraph-properties fo:margin-top="0in" fo:margin-bottom="0in"/>
    </style:style>
    <style:style style:name="P461" style:family="paragraph" style:parent-style-name="Preformatted_20_Text">
    </style:style>
    <style:style style:name="P462" style:family="paragraph" style:parent-style-name="Text_20_body" style:list-style-name="L265">
      <style:paragraph-properties fo:margin-top="0in" fo:margin-bottom="0in"/>
    </style:style>
    <style:style style:name="P463" style:family="paragraph" style:parent-style-name="Text_20_body" style:list-style-name="L266">
      <style:paragraph-properties fo:margin-top="0in" fo:margin-bottom="0in"/>
    </style:style>
  </office:automatic-styles>
  <office:body>
    <office:text>
      <text:p text:style-name="Title">IdentityChain API</text:p>
      <text:h text:style-name="Heading_20_1" text:outline-level="1"><text:bookmark-start text:name="identitychain-api"/>IdentityChain API<text:bookmark-end text:name="identitychain-api"/></text:h>
      <text:p text:style-name="First_20_paragraph">IdentityChain Agent REST API</text:p>
      <text:p text:style-name="Text_20_body">Version: 0.2.0</text:p>
      <text:p text:style-name="Text_20_body">BasePath:/</text:p>
      <text:h text:style-name="Heading_20_2" text:outline-level="2"><text:bookmark-start text:name="access"/>Access<text:bookmark-end text:name="access"/></text:h>
      <text:list text:style-name="L1">
        <text:list-item>
          <text:p text:style-name="P1">APIKey KeyParamName:Authorization KeyInQuery:false KeyInHeader:true</text:p>
        </text:list-item>
      </text:list>
      <text:h text:style-name="Heading_20_2" text:outline-level="2"><text:bookmark-start text:name="methods"/>Methods<text:bookmark-end text:name="methods"/></text:h>
      <text:p text:style-name="First_20_paragraph">[ Jump to <text:a xlink:type="simple" xlink:href="#__Models" office:name=""><text:span text:style-name="Definition">Models</text:span></text:a> ]</text:p>
      <text:h text:style-name="Heading_20_3" text:outline-level="3"><text:bookmark-start text:name="table-of-contents"/>Table of Contents<text:bookmark-end text:name="table-of-contents"/></text:h>
      <text:h text:style-name="Heading_20_4" text:outline-level="4"><text:bookmark-start text:name="common"/><text:a xlink:type="simple" xlink:href="#Common" office:name=""><text:span text:style-name="Definition">Common</text:span></text:a><text:bookmark-end text:name="common"/></text:h>
      <text:list text:style-name="L2">
        <text:list-item>
          <text:p text:style-name="P2"><text:a xlink:type="simple" xlink:href="#apiConnectionofferConnectionOfferIdDelete" office:name=""><text:span text:style-name="Definition"><text:span text:style-name="Source_Text">delete /api/connectionoffer/{connectionOfferId}</text:span></text:span></text:a></text:p>
        </text:list-item>
        <text:list-item>
          <text:p text:style-name="P2"><text:a xlink:type="simple" xlink:href="#apiConnectionofferConnectionOfferIdGet" office:name=""><text:span text:style-name="Definition"><text:span text:style-name="Source_Text">get /api/connectionoffer/{connectionOfferId}</text:span></text:span></text:a></text:p>
        </text:list-item>
        <text:list-item>
          <text:p text:style-name="P2"><text:a xlink:type="simple" xlink:href="#apiConnectionrequestConnectionRequestIdDelete" office:name=""><text:span text:style-name="Definition"><text:span text:style-name="Source_Text">delete /api/connectionrequest/{connectionRequestId}</text:span></text:span></text:a></text:p>
        </text:list-item>
        <text:list-item>
          <text:p text:style-name="P2"><text:a xlink:type="simple" xlink:href="#apiConnectionrequestConnectionRequestIdGet" office:name=""><text:span text:style-name="Definition"><text:span text:style-name="Source_Text">get /api/connectionrequest/{connectionRequestId}</text:span></text:span></text:a></text:p>
        </text:list-item>
        <text:list-item>
          <text:p text:style-name="P2"><text:a xlink:type="simple" xlink:href="#apiConnectionrequestGet" office:name=""><text:span text:style-name="Definition"><text:span text:style-name="Source_Text">get /api/connectionrequest</text:span></text:span></text:a></text:p>
        </text:list-item>
        <text:list-item>
          <text:p text:style-name="P2"><text:a xlink:type="simple" xlink:href="#apiConnectionrequestPost" office:name=""><text:span text:style-name="Definition"><text:span text:style-name="Source_Text">post /api/connectionrequest</text:span></text:span></text:a></text:p>
        </text:list-item>
        <text:list-item>
          <text:p text:style-name="P2"><text:a xlink:type="simple" xlink:href="#apiConnectionresponsePost" office:name=""><text:span text:style-name="Definition"><text:span text:style-name="Source_Text">post /api/connectionresponse</text:span></text:span></text:a></text:p>
        </text:list-item>
        <text:list-item>
          <text:p text:style-name="P2"><text:a xlink:type="simple" xlink:href="#apiLoginPost" office:name=""><text:span text:style-name="Definition"><text:span text:style-name="Source_Text">post /api/login</text:span></text:span></text:a></text:p>
        </text:list-item>
        <text:list-item>
          <text:p text:style-name="P2"><text:a xlink:type="simple" xlink:href="#apiUserPost" office:name=""><text:span text:style-name="Definition"><text:span text:style-name="Source_Text">post /api/user</text:span></text:span></text:a></text:p>
        </text:list-item>
        <text:list-item>
          <text:p text:style-name="P2"><text:a xlink:type="simple" xlink:href="#apiUserUserDelete" office:name=""><text:span text:style-name="Definition"><text:span text:style-name="Source_Text">delete /api/user/{user}</text:span></text:span></text:a></text:p>
        </text:list-item>
        <text:list-item>
          <text:p text:style-name="P2"><text:a xlink:type="simple" xlink:href="#apiUserUserGet" office:name=""><text:span text:style-name="Definition"><text:span text:style-name="Source_Text">get /api/user/{user}</text:span></text:span></text:a></text:p>
        </text:list-item>
        <text:list-item>
          <text:p text:style-name="P2"><text:a xlink:type="simple" xlink:href="#apiUserUserPut" office:name=""><text:span text:style-name="Definition"><text:span text:style-name="Source_Text">put /api/user/{user}</text:span></text:span></text:a></text:p>
        </text:list-item>
        <text:list-item>
          <text:p text:style-name="P2"><text:a xlink:type="simple" xlink:href="#apiWalletGet" office:name=""><text:span text:style-name="Definition"><text:span text:style-name="Source_Text">get /api/wallet</text:span></text:span></text:a></text:p>
        </text:list-item>
        <text:list-item>
          <text:p text:style-name="P2"><text:a xlink:type="simple" xlink:href="#apiWalletPost" office:name=""><text:span text:style-name="Definition"><text:span text:style-name="Source_Text">post /api/wallet</text:span></text:span></text:a></text:p>
        </text:list-item>
        <text:list-item>
          <text:p text:style-name="P2"><text:a xlink:type="simple" xlink:href="#apiWalletWalletConnectionGet" office:name=""><text:span text:style-name="Definition"><text:span text:style-name="Source_Text">get /api/wallet/{wallet}/connection/</text:span></text:span></text:a></text:p>
        </text:list-item>
        <text:list-item>
          <text:p text:style-name="P2"><text:a xlink:type="simple" xlink:href="#apiWalletWalletConnectionTheirDidGet" office:name=""><text:span text:style-name="Definition"><text:span text:style-name="Source_Text">get /api/wallet/{wallet}/connection/{theirDid}</text:span></text:span></text:a></text:p>
        </text:list-item>
        <text:list-item>
          <text:p text:style-name="P2"><text:a xlink:type="simple" xlink:href="#apiWalletWalletDelete" office:name=""><text:span text:style-name="Definition"><text:span text:style-name="Source_Text">delete /api/wallet/{wallet}</text:span></text:span></text:a></text:p>
        </text:list-item>
        <text:list-item>
          <text:p text:style-name="P2"><text:a xlink:type="simple" xlink:href="#apiWalletWalletGet" office:name=""><text:span text:style-name="Definition"><text:span text:style-name="Source_Text">get /api/wallet/{wallet}</text:span></text:span></text:a></text:p>
        </text:list-item>
      </text:list>
      <text:h text:style-name="Heading_20_4" text:outline-level="4"><text:bookmark-start text:name="connection"/><text:a xlink:type="simple" xlink:href="#Connection" office:name=""><text:span text:style-name="Definition">Connection</text:span></text:a><text:bookmark-end text:name="connection"/></text:h>
      <text:list text:style-name="L3">
        <text:list-item>
          <text:p text:style-name="P3"><text:a xlink:type="simple" xlink:href="#apiConnectionMyDidGet" office:name=""><text:span text:style-name="Definition"><text:span text:style-name="Source_Text">get /api/connection/{myDid}</text:span></text:span></text:a></text:p>
        </text:list-item>
        <text:list-item>
          <text:p text:style-name="P3"><text:a xlink:type="simple" xlink:href="#apiConnectionofferConnectionOfferIdDelete" office:name=""><text:span text:style-name="Definition"><text:span text:style-name="Source_Text">delete /api/connectionoffer/{connectionOfferId}</text:span></text:span></text:a></text:p>
        </text:list-item>
        <text:list-item>
          <text:p text:style-name="P3"><text:a xlink:type="simple" xlink:href="#apiConnectionofferConnectionOfferIdGet" office:name=""><text:span text:style-name="Definition"><text:span text:style-name="Source_Text">get /api/connectionoffer/{connectionOfferId}</text:span></text:span></text:a></text:p>
        </text:list-item>
        <text:list-item>
          <text:p text:style-name="P3"><text:a xlink:type="simple" xlink:href="#apiConnectionofferGet" office:name=""><text:span text:style-name="Definition"><text:span text:style-name="Source_Text">get /api/connectionoffer</text:span></text:span></text:a></text:p>
        </text:list-item>
        <text:list-item>
          <text:p text:style-name="P3"><text:a xlink:type="simple" xlink:href="#apiConnectionofferPost" office:name=""><text:span text:style-name="Definition"><text:span text:style-name="Source_Text">post /api/connectionoffer</text:span></text:span></text:a></text:p>
        </text:list-item>
        <text:list-item>
          <text:p text:style-name="P3"><text:a xlink:type="simple" xlink:href="#apiConnectionrequestConnectionRequestIdDelete" office:name=""><text:span text:style-name="Definition"><text:span text:style-name="Source_Text">delete /api/connectionrequest/{connectionRequestId}</text:span></text:span></text:a></text:p>
        </text:list-item>
        <text:list-item>
          <text:p text:style-name="P3"><text:a xlink:type="simple" xlink:href="#apiConnectionrequestConnectionRequestIdGet" office:name=""><text:span text:style-name="Definition"><text:span text:style-name="Source_Text">get /api/connectionrequest/{connectionRequestId}</text:span></text:span></text:a></text:p>
        </text:list-item>
        <text:list-item>
          <text:p text:style-name="P3"><text:a xlink:type="simple" xlink:href="#apiConnectionrequestGet" office:name=""><text:span text:style-name="Definition"><text:span text:style-name="Source_Text">get /api/connectionrequest</text:span></text:span></text:a></text:p>
        </text:list-item>
        <text:list-item>
          <text:p text:style-name="P3"><text:a xlink:type="simple" xlink:href="#apiConnectionrequestPost" office:name=""><text:span text:style-name="Definition"><text:span text:style-name="Source_Text">post /api/connectionrequest</text:span></text:span></text:a></text:p>
        </text:list-item>
        <text:list-item>
          <text:p text:style-name="P3"><text:a xlink:type="simple" xlink:href="#apiConnectionresponsePost" office:name=""><text:span text:style-name="Definition"><text:span text:style-name="Source_Text">post /api/connectionresponse</text:span></text:span></text:a></text:p>
        </text:list-item>
      </text:list>
      <text:h text:style-name="Heading_20_4" text:outline-level="4"><text:bookmark-start text:name="credential"/><text:a xlink:type="simple" xlink:href="#Credential" office:name=""><text:span text:style-name="Definition">Credential</text:span></text:a><text:bookmark-end text:name="credential"/></text:h>
      <text:list text:style-name="L4">
        <text:list-item>
          <text:p text:style-name="P4"><text:a xlink:type="simple" xlink:href="#apiCredentialGet" office:name=""><text:span text:style-name="Definition"><text:span text:style-name="Source_Text">get /api/credential/</text:span></text:span></text:a></text:p>
        </text:list-item>
        <text:list-item>
          <text:p text:style-name="P4"><text:a xlink:type="simple" xlink:href="#apiCredentialIdGet" office:name=""><text:span text:style-name="Definition"><text:span text:style-name="Source_Text">get /api/credential/{id}</text:span></text:span></text:a></text:p>
        </text:list-item>
        <text:list-item>
          <text:p text:style-name="P4"><text:a xlink:type="simple" xlink:href="#apiCredentialIdRevokePost" office:name=""><text:span text:style-name="Definition"><text:span text:style-name="Source_Text">post /api/credential/{id}/revoke</text:span></text:span></text:a></text:p>
        </text:list-item>
        <text:list-item>
          <text:p text:style-name="P4"><text:a xlink:type="simple" xlink:href="#apiCredentialPost" office:name=""><text:span text:style-name="Definition"><text:span text:style-name="Source_Text">post /api/credential/</text:span></text:span></text:a></text:p>
        </text:list-item>
        <text:list-item>
          <text:p text:style-name="P4"><text:a xlink:type="simple" xlink:href="#apiCredentialdefCreddefGet" office:name=""><text:span text:style-name="Definition"><text:span text:style-name="Source_Text">get /api/credentialdef/{creddef}</text:span></text:span></text:a></text:p>
        </text:list-item>
        <text:list-item>
          <text:p text:style-name="P4"><text:a xlink:type="simple" xlink:href="#apiCredentialdefGet" office:name=""><text:span text:style-name="Definition"><text:span text:style-name="Source_Text">get /api/credentialdef</text:span></text:span></text:a></text:p>
        </text:list-item>
        <text:list-item>
          <text:p text:style-name="P4"><text:a xlink:type="simple" xlink:href="#apiCredentialdefPost" office:name=""><text:span text:style-name="Definition"><text:span text:style-name="Source_Text">post /api/credentialdef</text:span></text:span></text:a></text:p>
        </text:list-item>
        <text:list-item>
          <text:p text:style-name="P4"><text:a xlink:type="simple" xlink:href="#apiCredentialofferGet" office:name=""><text:span text:style-name="Definition"><text:span text:style-name="Source_Text">get /api/credentialoffer</text:span></text:span></text:a></text:p>
        </text:list-item>
        <text:list-item>
          <text:p text:style-name="P4"><text:a xlink:type="simple" xlink:href="#apiCredentialofferIdDelete" office:name=""><text:span text:style-name="Definition"><text:span text:style-name="Source_Text">delete /api/credentialoffer/{id}</text:span></text:span></text:a></text:p>
        </text:list-item>
        <text:list-item>
          <text:p text:style-name="P4"><text:a xlink:type="simple" xlink:href="#apiCredentialofferIdGet" office:name=""><text:span text:style-name="Definition"><text:span text:style-name="Source_Text">get /api/credentialoffer/{id}</text:span></text:span></text:a></text:p>
        </text:list-item>
        <text:list-item>
          <text:p text:style-name="P4"><text:a xlink:type="simple" xlink:href="#apiCredentialofferPost" office:name=""><text:span text:style-name="Definition"><text:span text:style-name="Source_Text">post /api/credentialoffer</text:span></text:span></text:a></text:p>
        </text:list-item>
        <text:list-item>
          <text:p text:style-name="P4"><text:a xlink:type="simple" xlink:href="#apiCredentialrequestGet" office:name=""><text:span text:style-name="Definition"><text:span text:style-name="Source_Text">get /api/credentialrequest</text:span></text:span></text:a></text:p>
        </text:list-item>
        <text:list-item>
          <text:p text:style-name="P4"><text:a xlink:type="simple" xlink:href="#apiCredentialrequestIdDelete" office:name=""><text:span text:style-name="Definition"><text:span text:style-name="Source_Text">delete /api/credentialrequest/{id}</text:span></text:span></text:a></text:p>
        </text:list-item>
        <text:list-item>
          <text:p text:style-name="P4"><text:a xlink:type="simple" xlink:href="#apiCredentialrequestIdGet" office:name=""><text:span text:style-name="Definition"><text:span text:style-name="Source_Text">get /api/credentialrequest/{id}</text:span></text:span></text:a></text:p>
        </text:list-item>
        <text:list-item>
          <text:p text:style-name="P4"><text:a xlink:type="simple" xlink:href="#apiCredentialrequestPost" office:name=""><text:span text:style-name="Definition"><text:span text:style-name="Source_Text">post /api/credentialrequest</text:span></text:span></text:a></text:p>
        </text:list-item>
      </text:list>
      <text:h text:style-name="Heading_20_4" text:outline-level="4"><text:bookmark-start text:name="indyschema"/><text:a xlink:type="simple" xlink:href="#Indyschema" office:name=""><text:span text:style-name="Definition">Indyschema</text:span></text:a><text:bookmark-end text:name="indyschema"/></text:h>
      <text:list text:style-name="L5">
        <text:list-item>
          <text:p text:style-name="P5"><text:a xlink:type="simple" xlink:href="#apiIndyschemaGet" office:name=""><text:span text:style-name="Definition"><text:span text:style-name="Source_Text">get /api/indyschema</text:span></text:span></text:a></text:p>
        </text:list-item>
        <text:list-item>
          <text:p text:style-name="P5"><text:a xlink:type="simple" xlink:href="#apiIndyschemaPost" office:name=""><text:span text:style-name="Definition"><text:span text:style-name="Source_Text">post /api/indyschema</text:span></text:span></text:a></text:p>
        </text:list-item>
        <text:list-item>
          <text:p text:style-name="P5"><text:a xlink:type="simple" xlink:href="#apiIndyschemaSchemaidGet" office:name=""><text:span text:style-name="Definition"><text:span text:style-name="Source_Text">get /api/indyschema/{schemaid}</text:span></text:span></text:a></text:p>
        </text:list-item>
      </text:list>
      <text:h text:style-name="Heading_20_4" text:outline-level="4"><text:bookmark-start text:name="issuer"/><text:a xlink:type="simple" xlink:href="#Issuer" office:name=""><text:span text:style-name="Definition">Issuer</text:span></text:a><text:bookmark-end text:name="issuer"/></text:h>
      <text:list text:style-name="L6">
        <text:list-item>
          <text:p text:style-name="P6"><text:a xlink:type="simple" xlink:href="#apiAttributeTypeGet" office:name=""><text:span text:style-name="Definition"><text:span text:style-name="Source_Text">get /api/attribute/type</text:span></text:span></text:a></text:p>
        </text:list-item>
        <text:list-item>
          <text:p text:style-name="P6"><text:a xlink:type="simple" xlink:href="#apiConnectionMyDidGet" office:name=""><text:span text:style-name="Definition"><text:span text:style-name="Source_Text">get /api/connection/{myDid}</text:span></text:span></text:a></text:p>
        </text:list-item>
        <text:list-item>
          <text:p text:style-name="P6"><text:a xlink:type="simple" xlink:href="#apiConnectionofferConnectionOfferIdDelete" office:name=""><text:span text:style-name="Definition"><text:span text:style-name="Source_Text">delete /api/connectionoffer/{connectionOfferId}</text:span></text:span></text:a></text:p>
        </text:list-item>
        <text:list-item>
          <text:p text:style-name="P6"><text:a xlink:type="simple" xlink:href="#apiConnectionofferConnectionOfferIdGet" office:name=""><text:span text:style-name="Definition"><text:span text:style-name="Source_Text">get /api/connectionoffer/{connectionOfferId}</text:span></text:span></text:a></text:p>
        </text:list-item>
        <text:list-item>
          <text:p text:style-name="P6"><text:a xlink:type="simple" xlink:href="#apiConnectionofferGet" office:name=""><text:span text:style-name="Definition"><text:span text:style-name="Source_Text">get /api/connectionoffer</text:span></text:span></text:a></text:p>
        </text:list-item>
        <text:list-item>
          <text:p text:style-name="P6"><text:a xlink:type="simple" xlink:href="#apiConnectionofferPost" office:name=""><text:span text:style-name="Definition"><text:span text:style-name="Source_Text">post /api/connectionoffer</text:span></text:span></text:a></text:p>
        </text:list-item>
        <text:list-item>
          <text:p text:style-name="P6"><text:a xlink:type="simple" xlink:href="#apiConnectionrequestConnectionRequestIdDelete" office:name=""><text:span text:style-name="Definition"><text:span text:style-name="Source_Text">delete /api/connectionrequest/{connectionRequestId}</text:span></text:span></text:a></text:p>
        </text:list-item>
        <text:list-item>
          <text:p text:style-name="P6"><text:a xlink:type="simple" xlink:href="#apiConnectionrequestConnectionRequestIdGet" office:name=""><text:span text:style-name="Definition"><text:span text:style-name="Source_Text">get /api/connectionrequest/{connectionRequestId}</text:span></text:span></text:a></text:p>
        </text:list-item>
        <text:list-item>
          <text:p text:style-name="P6"><text:a xlink:type="simple" xlink:href="#apiConnectionrequestGet" office:name=""><text:span text:style-name="Definition"><text:span text:style-name="Source_Text">get /api/connectionrequest</text:span></text:span></text:a></text:p>
        </text:list-item>
        <text:list-item>
          <text:p text:style-name="P6"><text:a xlink:type="simple" xlink:href="#apiConnectionrequestPost" office:name=""><text:span text:style-name="Definition"><text:span text:style-name="Source_Text">post /api/connectionrequest</text:span></text:span></text:a></text:p>
        </text:list-item>
        <text:list-item>
          <text:p text:style-name="P6"><text:a xlink:type="simple" xlink:href="#apiConnectionresponsePost" office:name=""><text:span text:style-name="Definition"><text:span text:style-name="Source_Text">post /api/connectionresponse</text:span></text:span></text:a></text:p>
        </text:list-item>
        <text:list-item>
          <text:p text:style-name="P6"><text:a xlink:type="simple" xlink:href="#apiCredentialGet" office:name=""><text:span text:style-name="Definition"><text:span text:style-name="Source_Text">get /api/credential/</text:span></text:span></text:a></text:p>
        </text:list-item>
        <text:list-item>
          <text:p text:style-name="P6"><text:a xlink:type="simple" xlink:href="#apiCredentialIdGet" office:name=""><text:span text:style-name="Definition"><text:span text:style-name="Source_Text">get /api/credential/{id}</text:span></text:span></text:a></text:p>
        </text:list-item>
        <text:list-item>
          <text:p text:style-name="P6"><text:a xlink:type="simple" xlink:href="#apiCredentialIdRevokePost" office:name=""><text:span text:style-name="Definition"><text:span text:style-name="Source_Text">post /api/credential/{id}/revoke</text:span></text:span></text:a></text:p>
        </text:list-item>
        <text:list-item>
          <text:p text:style-name="P6"><text:a xlink:type="simple" xlink:href="#apiCredentialPost" office:name=""><text:span text:style-name="Definition"><text:span text:style-name="Source_Text">post /api/credential/</text:span></text:span></text:a></text:p>
        </text:list-item>
        <text:list-item>
          <text:p text:style-name="P6"><text:a xlink:type="simple" xlink:href="#apiCredentialdefCreddefGet" office:name=""><text:span text:style-name="Definition"><text:span text:style-name="Source_Text">get /api/credentialdef/{creddef}</text:span></text:span></text:a></text:p>
        </text:list-item>
        <text:list-item>
          <text:p text:style-name="P6"><text:a xlink:type="simple" xlink:href="#apiCredentialdefGet" office:name=""><text:span text:style-name="Definition"><text:span text:style-name="Source_Text">get /api/credentialdef</text:span></text:span></text:a></text:p>
        </text:list-item>
        <text:list-item>
          <text:p text:style-name="P6"><text:a xlink:type="simple" xlink:href="#apiCredentialdefPost" office:name=""><text:span text:style-name="Definition"><text:span text:style-name="Source_Text">post /api/credentialdef</text:span></text:span></text:a></text:p>
        </text:list-item>
        <text:list-item>
          <text:p text:style-name="P6"><text:a xlink:type="simple" xlink:href="#apiCredentialofferGet" office:name=""><text:span text:style-name="Definition"><text:span text:style-name="Source_Text">get /api/credentialoffer</text:span></text:span></text:a></text:p>
        </text:list-item>
        <text:list-item>
          <text:p text:style-name="P6"><text:a xlink:type="simple" xlink:href="#apiCredentialofferIdDelete" office:name=""><text:span text:style-name="Definition"><text:span text:style-name="Source_Text">delete /api/credentialoffer/{id}</text:span></text:span></text:a></text:p>
        </text:list-item>
        <text:list-item>
          <text:p text:style-name="P6"><text:a xlink:type="simple" xlink:href="#apiCredentialofferIdGet" office:name=""><text:span text:style-name="Definition"><text:span text:style-name="Source_Text">get /api/credentialoffer/{id}</text:span></text:span></text:a></text:p>
        </text:list-item>
        <text:list-item>
          <text:p text:style-name="P6"><text:a xlink:type="simple" xlink:href="#apiCredentialofferPost" office:name=""><text:span text:style-name="Definition"><text:span text:style-name="Source_Text">post /api/credentialoffer</text:span></text:span></text:a></text:p>
        </text:list-item>
        <text:list-item>
          <text:p text:style-name="P6"><text:a xlink:type="simple" xlink:href="#apiCredentialrequestGet" office:name=""><text:span text:style-name="Definition"><text:span text:style-name="Source_Text">get /api/credentialrequest</text:span></text:span></text:a></text:p>
        </text:list-item>
        <text:list-item>
          <text:p text:style-name="P6"><text:a xlink:type="simple" xlink:href="#apiCredentialrequestIdDelete" office:name=""><text:span text:style-name="Definition"><text:span text:style-name="Source_Text">delete /api/credentialrequest/{id}</text:span></text:span></text:a></text:p>
        </text:list-item>
        <text:list-item>
          <text:p text:style-name="P6"><text:a xlink:type="simple" xlink:href="#apiCredentialrequestIdGet" office:name=""><text:span text:style-name="Definition"><text:span text:style-name="Source_Text">get /api/credentialrequest/{id}</text:span></text:span></text:a></text:p>
        </text:list-item>
        <text:list-item>
          <text:p text:style-name="P6"><text:a xlink:type="simple" xlink:href="#apiCredentialrequestPost" office:name=""><text:span text:style-name="Definition"><text:span text:style-name="Source_Text">post /api/credentialrequest</text:span></text:span></text:a></text:p>
        </text:list-item>
        <text:list-item>
          <text:p text:style-name="P6"><text:a xlink:type="simple" xlink:href="#apiIndyschemaGet" office:name=""><text:span text:style-name="Definition"><text:span text:style-name="Source_Text">get /api/indyschema</text:span></text:span></text:a></text:p>
        </text:list-item>
        <text:list-item>
          <text:p text:style-name="P6"><text:a xlink:type="simple" xlink:href="#apiIndyschemaPost" office:name=""><text:span text:style-name="Definition"><text:span text:style-name="Source_Text">post /api/indyschema</text:span></text:span></text:a></text:p>
        </text:list-item>
        <text:list-item>
          <text:p text:style-name="P6"><text:a xlink:type="simple" xlink:href="#apiIndyschemaSchemaidGet" office:name=""><text:span text:style-name="Definition"><text:span text:style-name="Source_Text">get /api/indyschema/{schemaid}</text:span></text:span></text:a></text:p>
        </text:list-item>
        <text:list-item>
          <text:p text:style-name="P6"><text:a xlink:type="simple" xlink:href="#apiLoginPost" office:name=""><text:span text:style-name="Definition"><text:span text:style-name="Source_Text">post /api/login</text:span></text:span></text:a></text:p>
        </text:list-item>
        <text:list-item>
          <text:p text:style-name="P6"><text:a xlink:type="simple" xlink:href="#apiSchemaGet" office:name=""><text:span text:style-name="Definition"><text:span text:style-name="Source_Text">get /api/schema</text:span></text:span></text:a></text:p>
        </text:list-item>
        <text:list-item>
          <text:p text:style-name="P6"><text:a xlink:type="simple" xlink:href="#apiSchemaPost" office:name=""><text:span text:style-name="Definition"><text:span text:style-name="Source_Text">post /api/schema</text:span></text:span></text:a></text:p>
        </text:list-item>
        <text:list-item>
          <text:p text:style-name="P6"><text:a xlink:type="simple" xlink:href="#apiSchemaSchemaidGet" office:name=""><text:span text:style-name="Definition"><text:span text:style-name="Source_Text">get /api/schema/{schemaid}</text:span></text:span></text:a></text:p>
        </text:list-item>
        <text:list-item>
          <text:p text:style-name="P6"><text:a xlink:type="simple" xlink:href="#apiSchemaSchemaidPatch" office:name=""><text:span text:style-name="Definition"><text:span text:style-name="Source_Text">patch /api/schema/{schemaid}</text:span></text:span></text:a></text:p>
        </text:list-item>
        <text:list-item>
          <text:p text:style-name="P6"><text:a xlink:type="simple" xlink:href="#apiUserPost" office:name=""><text:span text:style-name="Definition"><text:span text:style-name="Source_Text">post /api/user</text:span></text:span></text:a></text:p>
        </text:list-item>
        <text:list-item>
          <text:p text:style-name="P6"><text:a xlink:type="simple" xlink:href="#apiUserUserDelete" office:name=""><text:span text:style-name="Definition"><text:span text:style-name="Source_Text">delete /api/user/{user}</text:span></text:span></text:a></text:p>
        </text:list-item>
        <text:list-item>
          <text:p text:style-name="P6"><text:a xlink:type="simple" xlink:href="#apiUserUserGet" office:name=""><text:span text:style-name="Definition"><text:span text:style-name="Source_Text">get /api/user/{user}</text:span></text:span></text:a></text:p>
        </text:list-item>
        <text:list-item>
          <text:p text:style-name="P6"><text:a xlink:type="simple" xlink:href="#apiUserUserPut" office:name=""><text:span text:style-name="Definition"><text:span text:style-name="Source_Text">put /api/user/{user}</text:span></text:span></text:a></text:p>
        </text:list-item>
        <text:list-item>
          <text:p text:style-name="P6"><text:a xlink:type="simple" xlink:href="#apiWalletGet" office:name=""><text:span text:style-name="Definition"><text:span text:style-name="Source_Text">get /api/wallet</text:span></text:span></text:a></text:p>
        </text:list-item>
        <text:list-item>
          <text:p text:style-name="P6"><text:a xlink:type="simple" xlink:href="#apiWalletPost" office:name=""><text:span text:style-name="Definition"><text:span text:style-name="Source_Text">post /api/wallet</text:span></text:span></text:a></text:p>
        </text:list-item>
        <text:list-item>
          <text:p text:style-name="P6"><text:a xlink:type="simple" xlink:href="#apiWalletWalletConnectionGet" office:name=""><text:span text:style-name="Definition"><text:span text:style-name="Source_Text">get /api/wallet/{wallet}/connection/</text:span></text:span></text:a></text:p>
        </text:list-item>
        <text:list-item>
          <text:p text:style-name="P6"><text:a xlink:type="simple" xlink:href="#apiWalletWalletConnectionTheirDidGet" office:name=""><text:span text:style-name="Definition"><text:span text:style-name="Source_Text">get /api/wallet/{wallet}/connection/{theirDid}</text:span></text:span></text:a></text:p>
        </text:list-item>
        <text:list-item>
          <text:p text:style-name="P6"><text:a xlink:type="simple" xlink:href="#apiWalletWalletDelete" office:name=""><text:span text:style-name="Definition"><text:span text:style-name="Source_Text">delete /api/wallet/{wallet}</text:span></text:span></text:a></text:p>
        </text:list-item>
        <text:list-item>
          <text:p text:style-name="P6"><text:a xlink:type="simple" xlink:href="#apiWalletWalletGet" office:name=""><text:span text:style-name="Definition"><text:span text:style-name="Source_Text">get /api/wallet/{wallet}</text:span></text:span></text:a></text:p>
        </text:list-item>
        <text:list-item>
          <text:p text:style-name="P6"><text:a xlink:type="simple" xlink:href="#tailsRevocRegDefIdGet" office:name=""><text:span text:style-name="Definition"><text:span text:style-name="Source_Text">get /tails/{revocRegDefId}</text:span></text:span></text:a></text:p>
        </text:list-item>
      </text:list>
      <text:h text:style-name="Heading_20_4" text:outline-level="4"><text:bookmark-start text:name="message"/><text:a xlink:type="simple" xlink:href="#Message" office:name=""><text:span text:style-name="Definition">Message</text:span></text:a><text:bookmark-end text:name="message"/></text:h>
      <text:list text:style-name="L7">
        <text:list-item>
          <text:p text:style-name="P7"><text:a xlink:type="simple" xlink:href="#apiMessageGet" office:name=""><text:span text:style-name="Definition"><text:span text:style-name="Source_Text">get /api/message/</text:span></text:span></text:a></text:p>
        </text:list-item>
        <text:list-item>
          <text:p text:style-name="P7"><text:a xlink:type="simple" xlink:href="#apiMessageMessageIdDelete" office:name=""><text:span text:style-name="Definition"><text:span text:style-name="Source_Text">delete /api/message/{messageId}</text:span></text:span></text:a></text:p>
        </text:list-item>
        <text:list-item>
          <text:p text:style-name="P7"><text:a xlink:type="simple" xlink:href="#apiMessageMessageIdGet" office:name=""><text:span text:style-name="Definition"><text:span text:style-name="Source_Text">get /api/message/{messageId}</text:span></text:span></text:a></text:p>
        </text:list-item>
        <text:list-item>
          <text:p text:style-name="P7"><text:a xlink:type="simple" xlink:href="#apiMessagePost" office:name=""><text:span text:style-name="Definition"><text:span text:style-name="Source_Text">post /api/message/</text:span></text:span></text:a></text:p>
        </text:list-item>
        <text:list-item>
          <text:p text:style-name="P7"><text:a xlink:type="simple" xlink:href="#indyPost" office:name=""><text:span text:style-name="Definition"><text:span text:style-name="Source_Text">post /indy/</text:span></text:span></text:a></text:p>
        </text:list-item>
      </text:list>
      <text:h text:style-name="Heading_20_4" text:outline-level="4"><text:bookmark-start text:name="proof"/><text:a xlink:type="simple" xlink:href="#Proof" office:name=""><text:span text:style-name="Definition">Proof</text:span></text:a><text:bookmark-end text:name="proof"/></text:h>
      <text:list text:style-name="L8">
        <text:list-item>
          <text:p text:style-name="P8"><text:a xlink:type="simple" xlink:href="#apiProofGet" office:name=""><text:span text:style-name="Definition"><text:span text:style-name="Source_Text">get /api/proof</text:span></text:span></text:a></text:p>
        </text:list-item>
        <text:list-item>
          <text:p text:style-name="P8"><text:a xlink:type="simple" xlink:href="#apiProofIdDelete" office:name=""><text:span text:style-name="Definition"><text:span text:style-name="Source_Text">delete /api/proof/{id}</text:span></text:span></text:a></text:p>
        </text:list-item>
        <text:list-item>
          <text:p text:style-name="P8"><text:a xlink:type="simple" xlink:href="#apiProofIdGet" office:name=""><text:span text:style-name="Definition"><text:span text:style-name="Source_Text">get /api/proof/{id}</text:span></text:span></text:a></text:p>
        </text:list-item>
        <text:list-item>
          <text:p text:style-name="P8"><text:a xlink:type="simple" xlink:href="#apiProofPost" office:name=""><text:span text:style-name="Definition"><text:span text:style-name="Source_Text">post /api/proof</text:span></text:span></text:a></text:p>
        </text:list-item>
        <text:list-item>
          <text:p text:style-name="P8"><text:a xlink:type="simple" xlink:href="#apiProofrequestGet" office:name=""><text:span text:style-name="Definition"><text:span text:style-name="Source_Text">get /api/proofrequest</text:span></text:span></text:a></text:p>
        </text:list-item>
        <text:list-item>
          <text:p text:style-name="P8"><text:a xlink:type="simple" xlink:href="#apiProofrequestIdDelete" office:name=""><text:span text:style-name="Definition"><text:span text:style-name="Source_Text">delete /api/proofrequest/{id}</text:span></text:span></text:a></text:p>
        </text:list-item>
        <text:list-item>
          <text:p text:style-name="P8"><text:a xlink:type="simple" xlink:href="#apiProofrequestIdGet" office:name=""><text:span text:style-name="Definition"><text:span text:style-name="Source_Text">get /api/proofrequest/{id}</text:span></text:span></text:a></text:p>
        </text:list-item>
        <text:list-item>
          <text:p text:style-name="P8"><text:a xlink:type="simple" xlink:href="#apiProofrequestPost" office:name=""><text:span text:style-name="Definition"><text:span text:style-name="Source_Text">post /api/proofrequest</text:span></text:span></text:a></text:p>
        </text:list-item>
        <text:list-item>
          <text:p text:style-name="P8"><text:a xlink:type="simple" xlink:href="#apiProofrequesttemplateGet" office:name=""><text:span text:style-name="Definition"><text:span text:style-name="Source_Text">get /api/proofrequesttemplate</text:span></text:span></text:a></text:p>
        </text:list-item>
        <text:list-item>
          <text:p text:style-name="P8"><text:a xlink:type="simple" xlink:href="#apiProofrequesttemplateIdDelete" office:name=""><text:span text:style-name="Definition"><text:span text:style-name="Source_Text">delete /api/proofrequesttemplate/{id}</text:span></text:span></text:a></text:p>
        </text:list-item>
        <text:list-item>
          <text:p text:style-name="P8"><text:a xlink:type="simple" xlink:href="#apiProofrequesttemplateIdGet" office:name=""><text:span text:style-name="Definition"><text:span text:style-name="Source_Text">get /api/proofrequesttemplate/{id}</text:span></text:span></text:a></text:p>
        </text:list-item>
        <text:list-item>
          <text:p text:style-name="P8"><text:a xlink:type="simple" xlink:href="#apiProofrequesttemplateIdPut" office:name=""><text:span text:style-name="Definition"><text:span text:style-name="Source_Text">put /api/proofrequesttemplate/{id}</text:span></text:span></text:a></text:p>
        </text:list-item>
        <text:list-item>
          <text:p text:style-name="P8"><text:a xlink:type="simple" xlink:href="#apiProofrequesttemplatePost" office:name=""><text:span text:style-name="Definition"><text:span text:style-name="Source_Text">post /api/proofrequesttemplate</text:span></text:span></text:a></text:p>
        </text:list-item>
        <text:list-item>
          <text:p text:style-name="P8"><text:a xlink:type="simple" xlink:href="#tailsRevocRegDefIdGet" office:name=""><text:span text:style-name="Definition"><text:span text:style-name="Source_Text">get /tails/{revocRegDefId}</text:span></text:span></text:a></text:p>
        </text:list-item>
      </text:list>
      <text:h text:style-name="Heading_20_4" text:outline-level="4"><text:bookmark-start text:name="prover"/><text:a xlink:type="simple" xlink:href="#Prover" office:name=""><text:span text:style-name="Definition">Prover</text:span></text:a><text:bookmark-end text:name="prover"/></text:h>
      <text:list text:style-name="L9">
        <text:list-item>
          <text:p text:style-name="P9"><text:a xlink:type="simple" xlink:href="#apiConnectionofferConnectionOfferIdDelete" office:name=""><text:span text:style-name="Definition"><text:span text:style-name="Source_Text">delete /api/connectionoffer/{connectionOfferId}</text:span></text:span></text:a></text:p>
        </text:list-item>
        <text:list-item>
          <text:p text:style-name="P9"><text:a xlink:type="simple" xlink:href="#apiConnectionofferConnectionOfferIdGet" office:name=""><text:span text:style-name="Definition"><text:span text:style-name="Source_Text">get /api/connectionoffer/{connectionOfferId}</text:span></text:span></text:a></text:p>
        </text:list-item>
        <text:list-item>
          <text:p text:style-name="P9"><text:a xlink:type="simple" xlink:href="#apiConnectionrequestConnectionRequestIdDelete" office:name=""><text:span text:style-name="Definition"><text:span text:style-name="Source_Text">delete /api/connectionrequest/{connectionRequestId}</text:span></text:span></text:a></text:p>
        </text:list-item>
        <text:list-item>
          <text:p text:style-name="P9"><text:a xlink:type="simple" xlink:href="#apiConnectionrequestConnectionRequestIdGet" office:name=""><text:span text:style-name="Definition"><text:span text:style-name="Source_Text">get /api/connectionrequest/{connectionRequestId}</text:span></text:span></text:a></text:p>
        </text:list-item>
        <text:list-item>
          <text:p text:style-name="P9"><text:a xlink:type="simple" xlink:href="#apiConnectionrequestGet" office:name=""><text:span text:style-name="Definition"><text:span text:style-name="Source_Text">get /api/connectionrequest</text:span></text:span></text:a></text:p>
        </text:list-item>
        <text:list-item>
          <text:p text:style-name="P9"><text:a xlink:type="simple" xlink:href="#apiConnectionrequestPost" office:name=""><text:span text:style-name="Definition"><text:span text:style-name="Source_Text">post /api/connectionrequest</text:span></text:span></text:a></text:p>
        </text:list-item>
        <text:list-item>
          <text:p text:style-name="P9"><text:a xlink:type="simple" xlink:href="#apiConnectionresponsePost" office:name=""><text:span text:style-name="Definition"><text:span text:style-name="Source_Text">post /api/connectionresponse</text:span></text:span></text:a></text:p>
        </text:list-item>
        <text:list-item>
          <text:p text:style-name="P9"><text:a xlink:type="simple" xlink:href="#apiCredentialofferGet" office:name=""><text:span text:style-name="Definition"><text:span text:style-name="Source_Text">get /api/credentialoffer</text:span></text:span></text:a></text:p>
        </text:list-item>
        <text:list-item>
          <text:p text:style-name="P9"><text:a xlink:type="simple" xlink:href="#apiCredentialofferIdDelete" office:name=""><text:span text:style-name="Definition"><text:span text:style-name="Source_Text">delete /api/credentialoffer/{id}</text:span></text:span></text:a></text:p>
        </text:list-item>
        <text:list-item>
          <text:p text:style-name="P9"><text:a xlink:type="simple" xlink:href="#apiCredentialofferIdGet" office:name=""><text:span text:style-name="Definition"><text:span text:style-name="Source_Text">get /api/credentialoffer/{id}</text:span></text:span></text:a></text:p>
        </text:list-item>
        <text:list-item>
          <text:p text:style-name="P9"><text:a xlink:type="simple" xlink:href="#apiCredentialrequestGet" office:name=""><text:span text:style-name="Definition"><text:span text:style-name="Source_Text">get /api/credentialrequest</text:span></text:span></text:a></text:p>
        </text:list-item>
        <text:list-item>
          <text:p text:style-name="P9"><text:a xlink:type="simple" xlink:href="#apiCredentialrequestIdDelete" office:name=""><text:span text:style-name="Definition"><text:span text:style-name="Source_Text">delete /api/credentialrequest/{id}</text:span></text:span></text:a></text:p>
        </text:list-item>
        <text:list-item>
          <text:p text:style-name="P9"><text:a xlink:type="simple" xlink:href="#apiCredentialrequestIdGet" office:name=""><text:span text:style-name="Definition"><text:span text:style-name="Source_Text">get /api/credentialrequest/{id}</text:span></text:span></text:a></text:p>
        </text:list-item>
        <text:list-item>
          <text:p text:style-name="P9"><text:a xlink:type="simple" xlink:href="#apiLoginPost" office:name=""><text:span text:style-name="Definition"><text:span text:style-name="Source_Text">post /api/login</text:span></text:span></text:a></text:p>
        </text:list-item>
        <text:list-item>
          <text:p text:style-name="P9"><text:a xlink:type="simple" xlink:href="#apiProofPost" office:name=""><text:span text:style-name="Definition"><text:span text:style-name="Source_Text">post /api/proof</text:span></text:span></text:a></text:p>
        </text:list-item>
        <text:list-item>
          <text:p text:style-name="P9"><text:a xlink:type="simple" xlink:href="#apiProofrequestGet" office:name=""><text:span text:style-name="Definition"><text:span text:style-name="Source_Text">get /api/proofrequest</text:span></text:span></text:a></text:p>
        </text:list-item>
        <text:list-item>
          <text:p text:style-name="P9"><text:a xlink:type="simple" xlink:href="#apiProofrequestIdDelete" office:name=""><text:span text:style-name="Definition"><text:span text:style-name="Source_Text">delete /api/proofrequest/{id}</text:span></text:span></text:a></text:p>
        </text:list-item>
        <text:list-item>
          <text:p text:style-name="P9"><text:a xlink:type="simple" xlink:href="#apiProofrequestIdGet" office:name=""><text:span text:style-name="Definition"><text:span text:style-name="Source_Text">get /api/proofrequest/{id}</text:span></text:span></text:a></text:p>
        </text:list-item>
        <text:list-item>
          <text:p text:style-name="P9"><text:a xlink:type="simple" xlink:href="#apiUserPost" office:name=""><text:span text:style-name="Definition"><text:span text:style-name="Source_Text">post /api/user</text:span></text:span></text:a></text:p>
        </text:list-item>
        <text:list-item>
          <text:p text:style-name="P9"><text:a xlink:type="simple" xlink:href="#apiUserUserDelete" office:name=""><text:span text:style-name="Definition"><text:span text:style-name="Source_Text">delete /api/user/{user}</text:span></text:span></text:a></text:p>
        </text:list-item>
        <text:list-item>
          <text:p text:style-name="P9"><text:a xlink:type="simple" xlink:href="#apiUserUserGet" office:name=""><text:span text:style-name="Definition"><text:span text:style-name="Source_Text">get /api/user/{user}</text:span></text:span></text:a></text:p>
        </text:list-item>
        <text:list-item>
          <text:p text:style-name="P9"><text:a xlink:type="simple" xlink:href="#apiUserUserPut" office:name=""><text:span text:style-name="Definition"><text:span text:style-name="Source_Text">put /api/user/{user}</text:span></text:span></text:a></text:p>
        </text:list-item>
        <text:list-item>
          <text:p text:style-name="P9"><text:a xlink:type="simple" xlink:href="#apiWalletGet" office:name=""><text:span text:style-name="Definition"><text:span text:style-name="Source_Text">get /api/wallet</text:span></text:span></text:a></text:p>
        </text:list-item>
        <text:list-item>
          <text:p text:style-name="P9"><text:a xlink:type="simple" xlink:href="#apiWalletPost" office:name=""><text:span text:style-name="Definition"><text:span text:style-name="Source_Text">post /api/wallet</text:span></text:span></text:a></text:p>
        </text:list-item>
        <text:list-item>
          <text:p text:style-name="P9"><text:a xlink:type="simple" xlink:href="#apiWalletWalletConnectionGet" office:name=""><text:span text:style-name="Definition"><text:span text:style-name="Source_Text">get /api/wallet/{wallet}/connection/</text:span></text:span></text:a></text:p>
        </text:list-item>
        <text:list-item>
          <text:p text:style-name="P9"><text:a xlink:type="simple" xlink:href="#apiWalletWalletConnectionTheirDidGet" office:name=""><text:span text:style-name="Definition"><text:span text:style-name="Source_Text">get /api/wallet/{wallet}/connection/{theirDid}</text:span></text:span></text:a></text:p>
        </text:list-item>
        <text:list-item>
          <text:p text:style-name="P9"><text:a xlink:type="simple" xlink:href="#apiWalletWalletCredentialCredentialGet" office:name=""><text:span text:style-name="Definition"><text:span text:style-name="Source_Text">get /api/wallet/{wallet}/credential/{credential}</text:span></text:span></text:a></text:p>
        </text:list-item>
        <text:list-item>
          <text:p text:style-name="P9"><text:a xlink:type="simple" xlink:href="#apiWalletWalletCredentialGet" office:name=""><text:span text:style-name="Definition"><text:span text:style-name="Source_Text">get /api/wallet/{wallet}/credential/</text:span></text:span></text:a></text:p>
        </text:list-item>
        <text:list-item>
          <text:p text:style-name="P9"><text:a xlink:type="simple" xlink:href="#apiWalletWalletDelete" office:name=""><text:span text:style-name="Definition"><text:span text:style-name="Source_Text">delete /api/wallet/{wallet}</text:span></text:span></text:a></text:p>
        </text:list-item>
        <text:list-item>
          <text:p text:style-name="P9"><text:a xlink:type="simple" xlink:href="#apiWalletWalletGet" office:name=""><text:span text:style-name="Definition"><text:span text:style-name="Source_Text">get /api/wallet/{wallet}</text:span></text:span></text:a></text:p>
        </text:list-item>
        <text:list-item>
          <text:p text:style-name="P9"><text:a xlink:type="simple" xlink:href="#tailsRevocRegDefIdGet" office:name=""><text:span text:style-name="Definition"><text:span text:style-name="Source_Text">get /tails/{revocRegDefId}</text:span></text:span></text:a></text:p>
        </text:list-item>
      </text:list>
      <text:h text:style-name="Heading_20_4" text:outline-level="4"><text:bookmark-start text:name="schema"/><text:a xlink:type="simple" xlink:href="#Schema" office:name=""><text:span text:style-name="Definition">Schema</text:span></text:a><text:bookmark-end text:name="schema"/></text:h>
      <text:list text:style-name="L10">
        <text:list-item>
          <text:p text:style-name="P10"><text:a xlink:type="simple" xlink:href="#apiAttributeTypeGet" office:name=""><text:span text:style-name="Definition"><text:span text:style-name="Source_Text">get /api/attribute/type</text:span></text:span></text:a></text:p>
        </text:list-item>
        <text:list-item>
          <text:p text:style-name="P10"><text:a xlink:type="simple" xlink:href="#apiSchemaGet" office:name=""><text:span text:style-name="Definition"><text:span text:style-name="Source_Text">get /api/schema</text:span></text:span></text:a></text:p>
        </text:list-item>
        <text:list-item>
          <text:p text:style-name="P10"><text:a xlink:type="simple" xlink:href="#apiSchemaPost" office:name=""><text:span text:style-name="Definition"><text:span text:style-name="Source_Text">post /api/schema</text:span></text:span></text:a></text:p>
        </text:list-item>
        <text:list-item>
          <text:p text:style-name="P10"><text:a xlink:type="simple" xlink:href="#apiSchemaSchemaidGet" office:name=""><text:span text:style-name="Definition"><text:span text:style-name="Source_Text">get /api/schema/{schemaid}</text:span></text:span></text:a></text:p>
        </text:list-item>
        <text:list-item>
          <text:p text:style-name="P10"><text:a xlink:type="simple" xlink:href="#apiSchemaSchemaidPatch" office:name=""><text:span text:style-name="Definition"><text:span text:style-name="Source_Text">patch /api/schema/{schemaid}</text:span></text:span></text:a></text:p>
        </text:list-item>
      </text:list>
      <text:h text:style-name="Heading_20_4" text:outline-level="4"><text:bookmark-start text:name="transaction"/><text:a xlink:type="simple" xlink:href="#Transaction" office:name=""><text:span text:style-name="Definition">Transaction</text:span></text:a><text:bookmark-end text:name="transaction"/></text:h>
      <text:list text:style-name="L11">
        <text:list-item>
          <text:p text:style-name="P11"><text:a xlink:type="simple" xlink:href="#apiNymDidGet" office:name=""><text:span text:style-name="Definition"><text:span text:style-name="Source_Text">get /api/nym/{did}</text:span></text:span></text:a></text:p>
        </text:list-item>
        <text:list-item>
          <text:p text:style-name="P11"><text:a xlink:type="simple" xlink:href="#apiNymPost" office:name=""><text:span text:style-name="Definition"><text:span text:style-name="Source_Text">post /api/nym</text:span></text:span></text:a></text:p>
        </text:list-item>
        <text:list-item>
          <text:p text:style-name="P11"><text:a xlink:type="simple" xlink:href="#apiTransactionsGet" office:name=""><text:span text:style-name="Definition"><text:span text:style-name="Source_Text">get /api/transactions</text:span></text:span></text:a></text:p>
        </text:list-item>
      </text:list>
      <text:h text:style-name="Heading_20_4" text:outline-level="4"><text:bookmark-start text:name="user"/><text:a xlink:type="simple" xlink:href="#User" office:name=""><text:span text:style-name="Definition">User</text:span></text:a><text:bookmark-end text:name="user"/></text:h>
      <text:list text:style-name="L12">
        <text:list-item>
          <text:p text:style-name="P12"><text:a xlink:type="simple" xlink:href="#apiLoginPost" office:name=""><text:span text:style-name="Definition"><text:span text:style-name="Source_Text">post /api/login</text:span></text:span></text:a></text:p>
        </text:list-item>
        <text:list-item>
          <text:p text:style-name="P12"><text:a xlink:type="simple" xlink:href="#apiUserPost" office:name=""><text:span text:style-name="Definition"><text:span text:style-name="Source_Text">post /api/user</text:span></text:span></text:a></text:p>
        </text:list-item>
        <text:list-item>
          <text:p text:style-name="P12"><text:a xlink:type="simple" xlink:href="#apiUserUserDelete" office:name=""><text:span text:style-name="Definition"><text:span text:style-name="Source_Text">delete /api/user/{user}</text:span></text:span></text:a></text:p>
        </text:list-item>
        <text:list-item>
          <text:p text:style-name="P12"><text:a xlink:type="simple" xlink:href="#apiUserUserGet" office:name=""><text:span text:style-name="Definition"><text:span text:style-name="Source_Text">get /api/user/{user}</text:span></text:span></text:a></text:p>
        </text:list-item>
        <text:list-item>
          <text:p text:style-name="P12"><text:a xlink:type="simple" xlink:href="#apiUserUserPut" office:name=""><text:span text:style-name="Definition"><text:span text:style-name="Source_Text">put /api/user/{user}</text:span></text:span></text:a></text:p>
        </text:list-item>
      </text:list>
      <text:h text:style-name="Heading_20_4" text:outline-level="4"><text:bookmark-start text:name="verifier"/><text:a xlink:type="simple" xlink:href="#Verifier" office:name=""><text:span text:style-name="Definition">Verifier</text:span></text:a><text:bookmark-end text:name="verifier"/></text:h>
      <text:list text:style-name="L13">
        <text:list-item>
          <text:p text:style-name="P13"><text:a xlink:type="simple" xlink:href="#apiConnectionMyDidGet" office:name=""><text:span text:style-name="Definition"><text:span text:style-name="Source_Text">get /api/connection/{myDid}</text:span></text:span></text:a></text:p>
        </text:list-item>
        <text:list-item>
          <text:p text:style-name="P13"><text:a xlink:type="simple" xlink:href="#apiConnectionofferConnectionOfferIdDelete" office:name=""><text:span text:style-name="Definition"><text:span text:style-name="Source_Text">delete /api/connectionoffer/{connectionOfferId}</text:span></text:span></text:a></text:p>
        </text:list-item>
        <text:list-item>
          <text:p text:style-name="P13"><text:a xlink:type="simple" xlink:href="#apiConnectionofferConnectionOfferIdGet" office:name=""><text:span text:style-name="Definition"><text:span text:style-name="Source_Text">get /api/connectionoffer/{connectionOfferId}</text:span></text:span></text:a></text:p>
        </text:list-item>
        <text:list-item>
          <text:p text:style-name="P13"><text:a xlink:type="simple" xlink:href="#apiConnectionofferGet" office:name=""><text:span text:style-name="Definition"><text:span text:style-name="Source_Text">get /api/connectionoffer</text:span></text:span></text:a></text:p>
        </text:list-item>
        <text:list-item>
          <text:p text:style-name="P13"><text:a xlink:type="simple" xlink:href="#apiConnectionofferPost" office:name=""><text:span text:style-name="Definition"><text:span text:style-name="Source_Text">post /api/connectionoffer</text:span></text:span></text:a></text:p>
        </text:list-item>
        <text:list-item>
          <text:p text:style-name="P13"><text:a xlink:type="simple" xlink:href="#apiConnectionrequestConnectionRequestIdDelete" office:name=""><text:span text:style-name="Definition"><text:span text:style-name="Source_Text">delete /api/connectionrequest/{connectionRequestId}</text:span></text:span></text:a></text:p>
        </text:list-item>
        <text:list-item>
          <text:p text:style-name="P13"><text:a xlink:type="simple" xlink:href="#apiConnectionrequestConnectionRequestIdGet" office:name=""><text:span text:style-name="Definition"><text:span text:style-name="Source_Text">get /api/connectionrequest/{connectionRequestId}</text:span></text:span></text:a></text:p>
        </text:list-item>
        <text:list-item>
          <text:p text:style-name="P13"><text:a xlink:type="simple" xlink:href="#apiConnectionrequestGet" office:name=""><text:span text:style-name="Definition"><text:span text:style-name="Source_Text">get /api/connectionrequest</text:span></text:span></text:a></text:p>
        </text:list-item>
        <text:list-item>
          <text:p text:style-name="P13"><text:a xlink:type="simple" xlink:href="#apiConnectionrequestPost" office:name=""><text:span text:style-name="Definition"><text:span text:style-name="Source_Text">post /api/connectionrequest</text:span></text:span></text:a></text:p>
        </text:list-item>
        <text:list-item>
          <text:p text:style-name="P13"><text:a xlink:type="simple" xlink:href="#apiConnectionresponsePost" office:name=""><text:span text:style-name="Definition"><text:span text:style-name="Source_Text">post /api/connectionresponse</text:span></text:span></text:a></text:p>
        </text:list-item>
        <text:list-item>
          <text:p text:style-name="P13"><text:a xlink:type="simple" xlink:href="#apiIndyschemaSchemaidGet" office:name=""><text:span text:style-name="Definition"><text:span text:style-name="Source_Text">get /api/indyschema/{schemaid}</text:span></text:span></text:a></text:p>
        </text:list-item>
        <text:list-item>
          <text:p text:style-name="P13"><text:a xlink:type="simple" xlink:href="#apiLoginPost" office:name=""><text:span text:style-name="Definition"><text:span text:style-name="Source_Text">post /api/login</text:span></text:span></text:a></text:p>
        </text:list-item>
        <text:list-item>
          <text:p text:style-name="P13"><text:a xlink:type="simple" xlink:href="#apiProofGet" office:name=""><text:span text:style-name="Definition"><text:span text:style-name="Source_Text">get /api/proof</text:span></text:span></text:a></text:p>
        </text:list-item>
        <text:list-item>
          <text:p text:style-name="P13"><text:a xlink:type="simple" xlink:href="#apiProofIdDelete" office:name=""><text:span text:style-name="Definition"><text:span text:style-name="Source_Text">delete /api/proof/{id}</text:span></text:span></text:a></text:p>
        </text:list-item>
        <text:list-item>
          <text:p text:style-name="P13"><text:a xlink:type="simple" xlink:href="#apiProofIdGet" office:name=""><text:span text:style-name="Definition"><text:span text:style-name="Source_Text">get /api/proof/{id}</text:span></text:span></text:a></text:p>
        </text:list-item>
        <text:list-item>
          <text:p text:style-name="P13"><text:a xlink:type="simple" xlink:href="#apiProofrequestGet" office:name=""><text:span text:style-name="Definition"><text:span text:style-name="Source_Text">get /api/proofrequest</text:span></text:span></text:a></text:p>
        </text:list-item>
        <text:list-item>
          <text:p text:style-name="P13"><text:a xlink:type="simple" xlink:href="#apiProofrequestIdDelete" office:name=""><text:span text:style-name="Definition"><text:span text:style-name="Source_Text">delete /api/proofrequest/{id}</text:span></text:span></text:a></text:p>
        </text:list-item>
        <text:list-item>
          <text:p text:style-name="P13"><text:a xlink:type="simple" xlink:href="#apiProofrequestIdGet" office:name=""><text:span text:style-name="Definition"><text:span text:style-name="Source_Text">get /api/proofrequest/{id}</text:span></text:span></text:a></text:p>
        </text:list-item>
        <text:list-item>
          <text:p text:style-name="P13"><text:a xlink:type="simple" xlink:href="#apiProofrequestPost" office:name=""><text:span text:style-name="Definition"><text:span text:style-name="Source_Text">post /api/proofrequest</text:span></text:span></text:a></text:p>
        </text:list-item>
        <text:list-item>
          <text:p text:style-name="P13"><text:a xlink:type="simple" xlink:href="#apiProofrequesttemplateGet" office:name=""><text:span text:style-name="Definition"><text:span text:style-name="Source_Text">get /api/proofrequesttemplate</text:span></text:span></text:a></text:p>
        </text:list-item>
        <text:list-item>
          <text:p text:style-name="P13"><text:a xlink:type="simple" xlink:href="#apiProofrequesttemplateIdDelete" office:name=""><text:span text:style-name="Definition"><text:span text:style-name="Source_Text">delete /api/proofrequesttemplate/{id}</text:span></text:span></text:a></text:p>
        </text:list-item>
        <text:list-item>
          <text:p text:style-name="P13"><text:a xlink:type="simple" xlink:href="#apiProofrequesttemplateIdGet" office:name=""><text:span text:style-name="Definition"><text:span text:style-name="Source_Text">get /api/proofrequesttemplate/{id}</text:span></text:span></text:a></text:p>
        </text:list-item>
        <text:list-item>
          <text:p text:style-name="P13"><text:a xlink:type="simple" xlink:href="#apiProofrequesttemplateIdPut" office:name=""><text:span text:style-name="Definition"><text:span text:style-name="Source_Text">put /api/proofrequesttemplate/{id}</text:span></text:span></text:a></text:p>
        </text:list-item>
        <text:list-item>
          <text:p text:style-name="P13"><text:a xlink:type="simple" xlink:href="#apiProofrequesttemplatePost" office:name=""><text:span text:style-name="Definition"><text:span text:style-name="Source_Text">post /api/proofrequesttemplate</text:span></text:span></text:a></text:p>
        </text:list-item>
        <text:list-item>
          <text:p text:style-name="P13"><text:a xlink:type="simple" xlink:href="#apiSchemaSchemaidGet" office:name=""><text:span text:style-name="Definition"><text:span text:style-name="Source_Text">get /api/schema/{schemaid}</text:span></text:span></text:a></text:p>
        </text:list-item>
        <text:list-item>
          <text:p text:style-name="P13"><text:a xlink:type="simple" xlink:href="#apiUserPost" office:name=""><text:span text:style-name="Definition"><text:span text:style-name="Source_Text">post /api/user</text:span></text:span></text:a></text:p>
        </text:list-item>
        <text:list-item>
          <text:p text:style-name="P13"><text:a xlink:type="simple" xlink:href="#apiUserUserDelete" office:name=""><text:span text:style-name="Definition"><text:span text:style-name="Source_Text">delete /api/user/{user}</text:span></text:span></text:a></text:p>
        </text:list-item>
        <text:list-item>
          <text:p text:style-name="P13"><text:a xlink:type="simple" xlink:href="#apiUserUserGet" office:name=""><text:span text:style-name="Definition"><text:span text:style-name="Source_Text">get /api/user/{user}</text:span></text:span></text:a></text:p>
        </text:list-item>
        <text:list-item>
          <text:p text:style-name="P13"><text:a xlink:type="simple" xlink:href="#apiUserUserPut" office:name=""><text:span text:style-name="Definition"><text:span text:style-name="Source_Text">put /api/user/{user}</text:span></text:span></text:a></text:p>
        </text:list-item>
        <text:list-item>
          <text:p text:style-name="P13"><text:a xlink:type="simple" xlink:href="#apiWalletGet" office:name=""><text:span text:style-name="Definition"><text:span text:style-name="Source_Text">get /api/wallet</text:span></text:span></text:a></text:p>
        </text:list-item>
        <text:list-item>
          <text:p text:style-name="P13"><text:a xlink:type="simple" xlink:href="#apiWalletPost" office:name=""><text:span text:style-name="Definition"><text:span text:style-name="Source_Text">post /api/wallet</text:span></text:span></text:a></text:p>
        </text:list-item>
        <text:list-item>
          <text:p text:style-name="P13"><text:a xlink:type="simple" xlink:href="#apiWalletWalletConnectionGet" office:name=""><text:span text:style-name="Definition"><text:span text:style-name="Source_Text">get /api/wallet/{wallet}/connection/</text:span></text:span></text:a></text:p>
        </text:list-item>
        <text:list-item>
          <text:p text:style-name="P13"><text:a xlink:type="simple" xlink:href="#apiWalletWalletConnectionTheirDidGet" office:name=""><text:span text:style-name="Definition"><text:span text:style-name="Source_Text">get /api/wallet/{wallet}/connection/{theirDid}</text:span></text:span></text:a></text:p>
        </text:list-item>
        <text:list-item>
          <text:p text:style-name="P13"><text:a xlink:type="simple" xlink:href="#apiWalletWalletDelete" office:name=""><text:span text:style-name="Definition"><text:span text:style-name="Source_Text">delete /api/wallet/{wallet}</text:span></text:span></text:a></text:p>
        </text:list-item>
        <text:list-item>
          <text:p text:style-name="P13"><text:a xlink:type="simple" xlink:href="#apiWalletWalletGet" office:name=""><text:span text:style-name="Definition"><text:span text:style-name="Source_Text">get /api/wallet/{wallet}</text:span></text:span></text:a></text:p>
        </text:list-item>
      </text:list>
      <text:h text:style-name="Heading_20_4" text:outline-level="4"><text:bookmark-start text:name="wallet"/><text:a xlink:type="simple" xlink:href="#Wallet" office:name=""><text:span text:style-name="Definition">Wallet</text:span></text:a><text:bookmark-end text:name="wallet"/></text:h>
      <text:list text:style-name="L14">
        <text:list-item>
          <text:p text:style-name="P14"><text:a xlink:type="simple" xlink:href="#apiWalletGet" office:name=""><text:span text:style-name="Definition"><text:span text:style-name="Source_Text">get /api/wallet</text:span></text:span></text:a></text:p>
        </text:list-item>
        <text:list-item>
          <text:p text:style-name="P14"><text:a xlink:type="simple" xlink:href="#apiWalletPost" office:name=""><text:span text:style-name="Definition"><text:span text:style-name="Source_Text">post /api/wallet</text:span></text:span></text:a></text:p>
        </text:list-item>
        <text:list-item>
          <text:p text:style-name="P14"><text:a xlink:type="simple" xlink:href="#apiWalletWalletConnectionGet" office:name=""><text:span text:style-name="Definition"><text:span text:style-name="Source_Text">get /api/wallet/{wallet}/connection/</text:span></text:span></text:a></text:p>
        </text:list-item>
        <text:list-item>
          <text:p text:style-name="P14"><text:a xlink:type="simple" xlink:href="#apiWalletWalletConnectionTheirDidGet" office:name=""><text:span text:style-name="Definition"><text:span text:style-name="Source_Text">get /api/wallet/{wallet}/connection/{theirDid}</text:span></text:span></text:a></text:p>
        </text:list-item>
        <text:list-item>
          <text:p text:style-name="P14"><text:a xlink:type="simple" xlink:href="#apiWalletWalletCredentialCredentialGet" office:name=""><text:span text:style-name="Definition"><text:span text:style-name="Source_Text">get /api/wallet/{wallet}/credential/{credential}</text:span></text:span></text:a></text:p>
        </text:list-item>
        <text:list-item>
          <text:p text:style-name="P14"><text:a xlink:type="simple" xlink:href="#apiWalletWalletCredentialGet" office:name=""><text:span text:style-name="Definition"><text:span text:style-name="Source_Text">get /api/wallet/{wallet}/credential/</text:span></text:span></text:a></text:p>
        </text:list-item>
        <text:list-item>
          <text:p text:style-name="P14"><text:a xlink:type="simple" xlink:href="#apiWalletWalletDelete" office:name=""><text:span text:style-name="Definition"><text:span text:style-name="Source_Text">delete /api/wallet/{wallet}</text:span></text:span></text:a></text:p>
        </text:list-item>
        <text:list-item>
          <text:p text:style-name="P14"><text:a xlink:type="simple" xlink:href="#apiWalletWalletGet" office:name=""><text:span text:style-name="Definition"><text:span text:style-name="Source_Text">get /api/wallet/{wallet}</text:span></text:span></text:a></text:p>
        </text:list-item>
      </text:list>
      <text:h text:style-name="Heading_20_1" text:outline-level="1"><text:bookmark-start text:name="common-1"/>Common<text:bookmark-end text:name="common-1"/></text:h>
      <text:p text:style-name="First_20_paragraph"/>
      <text:p text:style-name="P15">delete /api/connectionoffer/{connectionOfferId}</text:p>
      <text:p text:style-name="First_20_paragraph">Delete a connection offer by _id (apiConnectionofferConnectionOfferIdDelete)</text:p>
      <text:p text:style-name="Text_20_body">Delete a connection offer by _id</text:p>
      <text:h text:style-name="Heading_20_3" text:outline-level="3"><text:bookmark-start text:name="path-parameters"/>Path parameters<text:bookmark-end text:name="path-parameters"/></text:h>
      <text:p text:style-name="First_20_paragraph">connectionOfferId (required)</text:p>
      <text:p text:style-name="Text_20_body">Path Parameter — connection offer _id</text:p>
      <text:h text:style-name="Heading_20_3" text:outline-level="3"><text:bookmark-start text:name="request-headers"/>Request headers<text:bookmark-end text:name="request-headers"/></text:h>
      <text:h text:style-name="Heading_20_3" text:outline-level="3"><text:bookmark-start text:name="produces"/>Produces<text:bookmark-end text:name="produces"/></text:h>
      <text:p text:style-name="First_20_paragraph">This API call produces the following media types according to the Accept request header; the media type will be conveyed by the Content-Type response header.</text:p>
      <text:list text:style-name="L15">
        <text:list-item>
          <text:p text:style-name="P16"><text:span text:style-name="Source_Text">application/json</text:span></text:p>
        </text:list-item>
      </text:list>
      <text:h text:style-name="Heading_20_3" text:outline-level="3"><text:bookmark-start text:name="responses"/>Responses<text:bookmark-end text:name="responses"/></text:h>
      <text:h text:style-name="Heading_20_4" text:outline-level="4"><text:bookmark-start text:name="section"/>204<text:bookmark-end text:name="section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1"/>401<text:bookmark-end text:name="section-1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"/>404<text:bookmark-end text:name="section-2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7">get /api/connectionoffer/{connectionOfferId}</text:p>
      <text:p text:style-name="First_20_paragraph">Retrieve a connection offer by _id (apiConnectionofferConnectionOfferIdGet)</text:p>
      <text:p text:style-name="Text_20_body">Retrieve a connection offer by _id</text:p>
      <text:h text:style-name="Heading_20_3" text:outline-level="3"><text:bookmark-start text:name="path-parameters-1"/>Path parameters<text:bookmark-end text:name="path-parameters-1"/></text:h>
      <text:p text:style-name="First_20_paragraph">connectionOfferId (required)</text:p>
      <text:p text:style-name="Text_20_body">Path Parameter — connection offer _id</text:p>
      <text:h text:style-name="Heading_20_3" text:outline-level="3"><text:bookmark-start text:name="request-headers-1"/>Request headers<text:bookmark-end text:name="request-headers-1"/></text:h>
      <text:h text:style-name="Heading_20_3" text:outline-level="3"><text:bookmark-start text:name="return-type"/>Return type<text:bookmark-end text:name="return-type"/></text:h>
      <text:p text:style-name="First_20_paragraph"><text:a xlink:type="simple" xlink:href="#connection_offer" office:name=""><text:span text:style-name="Definition">connection_offer</text:span></text:a></text:p>
      <text:h text:style-name="Heading_20_3" text:outline-level="3"><text:bookmark-start text:name="produces-1"/>Produces<text:bookmark-end text:name="produces-1"/></text:h>
      <text:p text:style-name="First_20_paragraph">This API call produces the following media types according to the Accept request header; the media type will be conveyed by the Content-Type response header.</text:p>
      <text:list text:style-name="L16">
        <text:list-item>
          <text:p text:style-name="P18"><text:span text:style-name="Source_Text">application/json</text:span></text:p>
        </text:list-item>
      </text:list>
      <text:h text:style-name="Heading_20_3" text:outline-level="3"><text:bookmark-start text:name="responses-1"/>Responses<text:bookmark-end text:name="responses-1"/></text:h>
      <text:h text:style-name="Heading_20_4" text:outline-level="4"><text:bookmark-start text:name="section-3"/>200<text:bookmark-end text:name="section-3"/></text:h>
      <text:p text:style-name="First_20_paragraph">Success <text:a xlink:type="simple" xlink:href="#connection_offer" office:name=""><text:span text:style-name="Definition">connection_offer</text:span></text:a></text:p>
      <text:h text:style-name="Heading_20_4" text:outline-level="4"><text:bookmark-start text:name="section-4"/>401<text:bookmark-end text:name="section-4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"/>404<text:bookmark-end text:name="section-5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9">delete /api/connectionrequest/{connectionRequestId}</text:p>
      <text:p text:style-name="First_20_paragraph">Delete a connection request by _id (apiConnectionrequestConnectionRequestIdDelete)</text:p>
      <text:p text:style-name="Text_20_body">Delete a connection request by _id</text:p>
      <text:h text:style-name="Heading_20_3" text:outline-level="3"><text:bookmark-start text:name="path-parameters-2"/>Path parameters<text:bookmark-end text:name="path-parameters-2"/></text:h>
      <text:p text:style-name="First_20_paragraph">connectionRequestId (required)</text:p>
      <text:p text:style-name="Text_20_body">Path Parameter — connection request _id</text:p>
      <text:h text:style-name="Heading_20_3" text:outline-level="3"><text:bookmark-start text:name="request-headers-2"/>Request headers<text:bookmark-end text:name="request-headers-2"/></text:h>
      <text:h text:style-name="Heading_20_3" text:outline-level="3"><text:bookmark-start text:name="produces-2"/>Produces<text:bookmark-end text:name="produces-2"/></text:h>
      <text:p text:style-name="First_20_paragraph">This API call produces the following media types according to the Accept request header; the media type will be conveyed by the Content-Type response header.</text:p>
      <text:list text:style-name="L17">
        <text:list-item>
          <text:p text:style-name="P20"><text:span text:style-name="Source_Text">application/json</text:span></text:p>
        </text:list-item>
      </text:list>
      <text:h text:style-name="Heading_20_3" text:outline-level="3"><text:bookmark-start text:name="responses-2"/>Responses<text:bookmark-end text:name="responses-2"/></text:h>
      <text:h text:style-name="Heading_20_4" text:outline-level="4"><text:bookmark-start text:name="section-6"/>204<text:bookmark-end text:name="section-6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7"/>401<text:bookmark-end text:name="section-7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8"/>404<text:bookmark-end text:name="section-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1">get /api/connectionrequest/{connectionRequestId}</text:p>
      <text:p text:style-name="First_20_paragraph">Retrieve a connection request by _id (apiConnectionrequestConnectionRequestIdGet)</text:p>
      <text:p text:style-name="Text_20_body">Retrieve a connection request by _id</text:p>
      <text:h text:style-name="Heading_20_3" text:outline-level="3"><text:bookmark-start text:name="path-parameters-3"/>Path parameters<text:bookmark-end text:name="path-parameters-3"/></text:h>
      <text:p text:style-name="First_20_paragraph">connectionRequestId (required)</text:p>
      <text:p text:style-name="Text_20_body">Path Parameter — connection request _id</text:p>
      <text:h text:style-name="Heading_20_3" text:outline-level="3"><text:bookmark-start text:name="request-headers-3"/>Request headers<text:bookmark-end text:name="request-headers-3"/></text:h>
      <text:h text:style-name="Heading_20_3" text:outline-level="3"><text:bookmark-start text:name="return-type-1"/>Return type<text:bookmark-end text:name="return-type-1"/></text:h>
      <text:p text:style-name="First_20_paragraph"><text:a xlink:type="simple" xlink:href="#connection_request" office:name=""><text:span text:style-name="Definition">connection_request</text:span></text:a></text:p>
      <text:h text:style-name="Heading_20_3" text:outline-level="3"><text:bookmark-start text:name="produces-3"/>Produces<text:bookmark-end text:name="produces-3"/></text:h>
      <text:p text:style-name="First_20_paragraph">This API call produces the following media types according to the Accept request header; the media type will be conveyed by the Content-Type response header.</text:p>
      <text:list text:style-name="L18">
        <text:list-item>
          <text:p text:style-name="P22"><text:span text:style-name="Source_Text">application/json</text:span></text:p>
        </text:list-item>
      </text:list>
      <text:h text:style-name="Heading_20_3" text:outline-level="3"><text:bookmark-start text:name="responses-3"/>Responses<text:bookmark-end text:name="responses-3"/></text:h>
      <text:h text:style-name="Heading_20_4" text:outline-level="4"><text:bookmark-start text:name="section-9"/>200<text:bookmark-end text:name="section-9"/></text:h>
      <text:p text:style-name="First_20_paragraph">Success <text:a xlink:type="simple" xlink:href="#connection_request" office:name=""><text:span text:style-name="Definition">connection_request</text:span></text:a></text:p>
      <text:h text:style-name="Heading_20_4" text:outline-level="4"><text:bookmark-start text:name="section-10"/>401<text:bookmark-end text:name="section-10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1"/>404<text:bookmark-end text:name="section-11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3">get /api/connectionrequest</text:p>
      <text:p text:style-name="First_20_paragraph">List all my connection requests (apiConnectionrequestGet)</text:p>
      <text:p text:style-name="Text_20_body">List all my connection requests</text:p>
      <text:h text:style-name="Heading_20_3" text:outline-level="3"><text:bookmark-start text:name="request-headers-4"/>Request headers<text:bookmark-end text:name="request-headers-4"/></text:h>
      <text:h text:style-name="Heading_20_3" text:outline-level="3"><text:bookmark-start text:name="return-type-2"/>Return type<text:bookmark-end text:name="return-type-2"/></text:h>
      <text:p text:style-name="First_20_paragraph">array[<text:a xlink:type="simple" xlink:href="#connection_request" office:name=""><text:span text:style-name="Definition">connection_request</text:span></text:a>]</text:p>
      <text:h text:style-name="Heading_20_3" text:outline-level="3"><text:bookmark-start text:name="produces-4"/>Produces<text:bookmark-end text:name="produces-4"/></text:h>
      <text:p text:style-name="First_20_paragraph">This API call produces the following media types according to the Accept request header; the media type will be conveyed by the Content-Type response header.</text:p>
      <text:list text:style-name="L19">
        <text:list-item>
          <text:p text:style-name="P24"><text:span text:style-name="Source_Text">application/json</text:span></text:p>
        </text:list-item>
      </text:list>
      <text:h text:style-name="Heading_20_3" text:outline-level="3"><text:bookmark-start text:name="responses-4"/>Responses<text:bookmark-end text:name="responses-4"/></text:h>
      <text:h text:style-name="Heading_20_4" text:outline-level="4"><text:bookmark-start text:name="section-12"/>200<text:bookmark-end text:name="section-12"/></text:h>
      <text:p text:style-name="First_20_paragraph">Success</text:p>
      <text:h text:style-name="Heading_20_4" text:outline-level="4"><text:bookmark-start text:name="section-13"/>401<text:bookmark-end text:name="section-13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4"/>404<text:bookmark-end text:name="section-14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5">post /api/connectionrequest</text:p>
      <text:p text:style-name="First_20_paragraph">Accept a connection offer and/or send a connection request (apiConnectionrequestPost)</text:p>
      <text:p text:style-name="Text_20_body">Accept a connection offer and/or send a connection request</text:p>
      <text:h text:style-name="Heading_20_3" text:outline-level="3"><text:bookmark-start text:name="consumes"/>Consumes<text:bookmark-end text:name="consumes"/></text:h>
      <text:p text:style-name="First_20_paragraph">This API call consumes the following media types via the Content-Type request header:</text:p>
      <text:list text:style-name="L20">
        <text:list-item>
          <text:p text:style-name="P26"><text:span text:style-name="Source_Text">application/json</text:span></text:p>
        </text:list-item>
      </text:list>
      <text:h text:style-name="Heading_20_3" text:outline-level="3"><text:bookmark-start text:name="request-body"/>Request body<text:bookmark-end text:name="request-body"/></text:h>
      <text:p text:style-name="First_20_paragraph">body <text:a xlink:type="simple" xlink:href="#connectionrequest_post" office:name=""><text:span text:style-name="Definition">connectionrequest_post</text:span></text:a> (optional)</text:p>
      <text:p text:style-name="Text_20_body">Body Parameter —</text:p>
      <text:h text:style-name="Heading_20_3" text:outline-level="3"><text:bookmark-start text:name="return-type-3"/>Return type<text:bookmark-end text:name="return-type-3"/></text:h>
      <text:p text:style-name="First_20_paragraph"><text:a xlink:type="simple" xlink:href="#connection_request" office:name=""><text:span text:style-name="Definition">connection_request</text:span></text:a></text:p>
      <text:h text:style-name="Heading_20_3" text:outline-level="3"><text:bookmark-start text:name="produces-5"/>Produces<text:bookmark-end text:name="produces-5"/></text:h>
      <text:p text:style-name="First_20_paragraph">This API call produces the following media types according to the Accept request header; the media type will be conveyed by the Content-Type response header.</text:p>
      <text:list text:style-name="L21">
        <text:list-item>
          <text:p text:style-name="P27"><text:span text:style-name="Source_Text">application/json</text:span></text:p>
        </text:list-item>
      </text:list>
      <text:h text:style-name="Heading_20_3" text:outline-level="3"><text:bookmark-start text:name="responses-5"/>Responses<text:bookmark-end text:name="responses-5"/></text:h>
      <text:h text:style-name="Heading_20_4" text:outline-level="4"><text:bookmark-start text:name="section-15"/>200<text:bookmark-end text:name="section-15"/></text:h>
      <text:p text:style-name="First_20_paragraph">Success <text:a xlink:type="simple" xlink:href="#connection_request" office:name=""><text:span text:style-name="Definition">connection_request</text:span></text:a></text:p>
      <text:h text:style-name="Heading_20_4" text:outline-level="4"><text:bookmark-start text:name="section-16"/>400<text:bookmark-end text:name="section-16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17"/>401<text:bookmark-end text:name="section-17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8"/>404<text:bookmark-end text:name="section-1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8">post /api/connectionresponse</text:p>
      <text:p text:style-name="First_20_paragraph">Accept a connection request and send a connection response (apiConnectionresponsePost)</text:p>
      <text:p text:style-name="Text_20_body">Accept a connection request and send a connection response</text:p>
      <text:h text:style-name="Heading_20_3" text:outline-level="3"><text:bookmark-start text:name="consumes-1"/>Consumes<text:bookmark-end text:name="consumes-1"/></text:h>
      <text:p text:style-name="First_20_paragraph">This API call consumes the following media types via the Content-Type request header:</text:p>
      <text:list text:style-name="L22">
        <text:list-item>
          <text:p text:style-name="P29"><text:span text:style-name="Source_Text">application/json</text:span></text:p>
        </text:list-item>
      </text:list>
      <text:h text:style-name="Heading_20_3" text:outline-level="3"><text:bookmark-start text:name="request-body-1"/>Request body<text:bookmark-end text:name="request-body-1"/></text:h>
      <text:p text:style-name="First_20_paragraph">body <text:a xlink:type="simple" xlink:href="#connectionresponse_post" office:name=""><text:span text:style-name="Definition">connectionresponse_post</text:span></text:a> (optional)</text:p>
      <text:p text:style-name="Text_20_body">Body Parameter —</text:p>
      <text:h text:style-name="Heading_20_3" text:outline-level="3"><text:bookmark-start text:name="return-type-4"/>Return type<text:bookmark-end text:name="return-type-4"/></text:h>
      <text:p text:style-name="First_20_paragraph"><text:a xlink:type="simple" xlink:href="#connection_response" office:name=""><text:span text:style-name="Definition">connection_response</text:span></text:a></text:p>
      <text:h text:style-name="Heading_20_3" text:outline-level="3"><text:bookmark-start text:name="produces-6"/>Produces<text:bookmark-end text:name="produces-6"/></text:h>
      <text:p text:style-name="First_20_paragraph">This API call produces the following media types according to the Accept request header; the media type will be conveyed by the Content-Type response header.</text:p>
      <text:list text:style-name="L23">
        <text:list-item>
          <text:p text:style-name="P30"><text:span text:style-name="Source_Text">application/json</text:span></text:p>
        </text:list-item>
      </text:list>
      <text:h text:style-name="Heading_20_3" text:outline-level="3"><text:bookmark-start text:name="responses-6"/>Responses<text:bookmark-end text:name="responses-6"/></text:h>
      <text:h text:style-name="Heading_20_4" text:outline-level="4"><text:bookmark-start text:name="section-19"/>200<text:bookmark-end text:name="section-19"/></text:h>
      <text:p text:style-name="First_20_paragraph">Success <text:a xlink:type="simple" xlink:href="#connection_response" office:name=""><text:span text:style-name="Definition">connection_response</text:span></text:a></text:p>
      <text:h text:style-name="Heading_20_4" text:outline-level="4"><text:bookmark-start text:name="section-20"/>400<text:bookmark-end text:name="section-20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21"/>401<text:bookmark-end text:name="section-21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2"/>404<text:bookmark-end text:name="section-22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1">post /api/login</text:p>
      <text:p text:style-name="First_20_paragraph">Allow users to login, will return them a JWT valid for a specific amount of time (apiLoginPost)</text:p>
      <text:p text:style-name="Text_20_body">Allow users to login, will return them a JWT valid for a specific amount of time</text:p>
      <text:h text:style-name="Heading_20_3" text:outline-level="3"><text:bookmark-start text:name="consumes-2"/>Consumes<text:bookmark-end text:name="consumes-2"/></text:h>
      <text:p text:style-name="First_20_paragraph">This API call consumes the following media types via the Content-Type request header:</text:p>
      <text:list text:style-name="L24">
        <text:list-item>
          <text:p text:style-name="P32"><text:span text:style-name="Source_Text">application/json</text:span></text:p>
        </text:list-item>
      </text:list>
      <text:h text:style-name="Heading_20_3" text:outline-level="3"><text:bookmark-start text:name="request-body-2"/>Request body<text:bookmark-end text:name="request-body-2"/></text:h>
      <text:p text:style-name="First_20_paragraph">body <text:a xlink:type="simple" xlink:href="#login_post" office:name=""><text:span text:style-name="Definition">login_post</text:span></text:a> (optional)</text:p>
      <text:p text:style-name="Text_20_body">Body Parameter —</text:p>
      <text:h text:style-name="Heading_20_3" text:outline-level="3"><text:bookmark-start text:name="return-type-5"/>Return type<text:bookmark-end text:name="return-type-5"/></text:h>
      <text:p text:style-name="First_20_paragraph">Object</text:p>
      <text:h text:style-name="Heading_20_3" text:outline-level="3"><text:bookmark-start text:name="produces-7"/>Produces<text:bookmark-end text:name="produces-7"/></text:h>
      <text:p text:style-name="First_20_paragraph">This API call produces the following media types according to the Accept request header; the media type will be conveyed by the Content-Type response header.</text:p>
      <text:list text:style-name="L25">
        <text:list-item>
          <text:p text:style-name="P33"><text:span text:style-name="Source_Text">application/json</text:span></text:p>
        </text:list-item>
      </text:list>
      <text:h text:style-name="Heading_20_3" text:outline-level="3"><text:bookmark-start text:name="responses-7"/>Responses<text:bookmark-end text:name="responses-7"/></text:h>
      <text:h text:style-name="Heading_20_4" text:outline-level="4"><text:bookmark-start text:name="section-23"/>200<text:bookmark-end text:name="section-23"/></text:h>
      <text:p text:style-name="First_20_paragraph">Login successful <text:a xlink:type="simple" xlink:href="#Object" office:name=""><text:span text:style-name="Definition">Object</text:span></text:a></text:p>
      <text:h text:style-name="Heading_20_4" text:outline-level="4"><text:bookmark-start text:name="section-24"/>400<text:bookmark-end text:name="section-24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25"/>401<text:bookmark-end text:name="section-25"/></text:h>
      <text:p text:style-name="First_20_paragraph">Login failed <text:a xlink:type="simple" xlink:href="#Object" office:name=""><text:span text:style-name="Definition">Object</text:span></text:a></text:p>
      <text:p text:style-name="Horizontal_20_Line"/>
      <text:p text:style-name="First_20_paragraph"/>
      <text:p text:style-name="P34">post /api/user</text:p>
      <text:p text:style-name="First_20_paragraph">Register a new user (apiUserPost)</text:p>
      <text:p text:style-name="Text_20_body">Register a new user</text:p>
      <text:h text:style-name="Heading_20_3" text:outline-level="3"><text:bookmark-start text:name="consumes-3"/>Consumes<text:bookmark-end text:name="consumes-3"/></text:h>
      <text:p text:style-name="First_20_paragraph">This API call consumes the following media types via the Content-Type request header:</text:p>
      <text:list text:style-name="L26">
        <text:list-item>
          <text:p text:style-name="P35"><text:span text:style-name="Source_Text">application/json</text:span></text:p>
        </text:list-item>
      </text:list>
      <text:h text:style-name="Heading_20_3" text:outline-level="3"><text:bookmark-start text:name="request-body-3"/>Request body<text:bookmark-end text:name="request-body-3"/></text:h>
      <text:p text:style-name="First_20_paragraph">body <text:a xlink:type="simple" xlink:href="#user_post" office:name=""><text:span text:style-name="Definition">user_post</text:span></text:a> (optional)</text:p>
      <text:p text:style-name="Text_20_body">Body Parameter —</text:p>
      <text:h text:style-name="Heading_20_3" text:outline-level="3"><text:bookmark-start text:name="return-type-6"/>Return type<text:bookmark-end text:name="return-type-6"/></text:h>
      <text:p text:style-name="First_20_paragraph">Object</text:p>
      <text:h text:style-name="Heading_20_3" text:outline-level="3"><text:bookmark-start text:name="produces-8"/>Produces<text:bookmark-end text:name="produces-8"/></text:h>
      <text:p text:style-name="First_20_paragraph">This API call produces the following media types according to the Accept request header; the media type will be conveyed by the Content-Type response header.</text:p>
      <text:list text:style-name="L27">
        <text:list-item>
          <text:p text:style-name="P36"><text:span text:style-name="Source_Text">application/json</text:span></text:p>
        </text:list-item>
      </text:list>
      <text:h text:style-name="Heading_20_3" text:outline-level="3"><text:bookmark-start text:name="responses-8"/>Responses<text:bookmark-end text:name="responses-8"/></text:h>
      <text:h text:style-name="Heading_20_4" text:outline-level="4"><text:bookmark-start text:name="section-26"/>201<text:bookmark-end text:name="section-26"/></text:h>
      <text:p text:style-name="First_20_paragraph">User successfully created <text:a xlink:type="simple" xlink:href="#Object" office:name=""><text:span text:style-name="Definition">Object</text:span></text:a></text:p>
      <text:h text:style-name="Heading_20_4" text:outline-level="4"><text:bookmark-start text:name="section-27"/>400<text:bookmark-end text:name="section-27"/></text:h>
      <text:p text:style-name="First_20_paragraph">Bad Request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7">delete /api/user/{user}</text:p>
      <text:p text:style-name="First_20_paragraph">Delete a User (apiUserUserDelete)</text:p>
      <text:p text:style-name="Text_20_body">Delete a User</text:p>
      <text:h text:style-name="Heading_20_3" text:outline-level="3"><text:bookmark-start text:name="path-parameters-4"/>Path parameters<text:bookmark-end text:name="path-parameters-4"/></text:h>
      <text:p text:style-name="First_20_paragraph">user (required)</text:p>
      <text:p text:style-name="Text_20_body">Path Parameter — A unique id value identifying a user. &amp;quot;me&amp;quot; may be used as shorthand for the current user.</text:p>
      <text:h text:style-name="Heading_20_3" text:outline-level="3"><text:bookmark-start text:name="produces-9"/>Produces<text:bookmark-end text:name="produces-9"/></text:h>
      <text:p text:style-name="First_20_paragraph">This API call produces the following media types according to the Accept request header; the media type will be conveyed by the Content-Type response header.</text:p>
      <text:list text:style-name="L28">
        <text:list-item>
          <text:p text:style-name="P38"><text:span text:style-name="Source_Text">application/json</text:span></text:p>
        </text:list-item>
      </text:list>
      <text:h text:style-name="Heading_20_3" text:outline-level="3"><text:bookmark-start text:name="responses-9"/>Responses<text:bookmark-end text:name="responses-9"/></text:h>
      <text:h text:style-name="Heading_20_4" text:outline-level="4"><text:bookmark-start text:name="section-28"/>204<text:bookmark-end text:name="section-28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29"/>400<text:bookmark-end text:name="section-29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30"/>401<text:bookmark-end text:name="section-30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1"/>404<text:bookmark-end text:name="section-31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9">get /api/user/{user}</text:p>
      <text:p text:style-name="First_20_paragraph">Retrieve a user (apiUserUserGet)</text:p>
      <text:p text:style-name="Text_20_body">Retrieve a user</text:p>
      <text:h text:style-name="Heading_20_3" text:outline-level="3"><text:bookmark-start text:name="path-parameters-5"/>Path parameters<text:bookmark-end text:name="path-parameters-5"/></text:h>
      <text:p text:style-name="First_20_paragraph">user (required)</text:p>
      <text:p text:style-name="Text_20_body">Path Parameter — A unique id value identifying a user. &amp;quot;me&amp;quot; may be used as shorthand for the current user.</text:p>
      <text:h text:style-name="Heading_20_3" text:outline-level="3"><text:bookmark-start text:name="return-type-7"/>Return type<text:bookmark-end text:name="return-type-7"/></text:h>
      <text:p text:style-name="First_20_paragraph"><text:a xlink:type="simple" xlink:href="#user" office:name=""><text:span text:style-name="Definition">user</text:span></text:a></text:p>
      <text:h text:style-name="Heading_20_3" text:outline-level="3"><text:bookmark-start text:name="produces-10"/>Produces<text:bookmark-end text:name="produces-10"/></text:h>
      <text:p text:style-name="First_20_paragraph">This API call produces the following media types according to the Accept request header; the media type will be conveyed by the Content-Type response header.</text:p>
      <text:list text:style-name="L29">
        <text:list-item>
          <text:p text:style-name="P40"><text:span text:style-name="Source_Text">application/json</text:span></text:p>
        </text:list-item>
      </text:list>
      <text:h text:style-name="Heading_20_3" text:outline-level="3"><text:bookmark-start text:name="responses-10"/>Responses<text:bookmark-end text:name="responses-10"/></text:h>
      <text:h text:style-name="Heading_20_4" text:outline-level="4"><text:bookmark-start text:name="section-32"/>200<text:bookmark-end text:name="section-32"/></text:h>
      <text:p text:style-name="First_20_paragraph">Success <text:a xlink:type="simple" xlink:href="#user" office:name=""><text:span text:style-name="Definition">user</text:span></text:a></text:p>
      <text:h text:style-name="Heading_20_4" text:outline-level="4"><text:bookmark-start text:name="section-33"/>400<text:bookmark-end text:name="section-33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34"/>401<text:bookmark-end text:name="section-34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5"/>404<text:bookmark-end text:name="section-35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1">put /api/user/{user}</text:p>
      <text:p text:style-name="First_20_paragraph">Update a User (at least one of the properties must be provided) (apiUserUserPut)</text:p>
      <text:p text:style-name="Text_20_body">Update a User (at least one of the properties must be provided)</text:p>
      <text:h text:style-name="Heading_20_3" text:outline-level="3"><text:bookmark-start text:name="path-parameters-6"/>Path parameters<text:bookmark-end text:name="path-parameters-6"/></text:h>
      <text:p text:style-name="First_20_paragraph">user (required)</text:p>
      <text:p text:style-name="Text_20_body">Path Parameter — A unique id value identifying a user. &amp;quot;me&amp;quot; may be used as shorthand for the current user.</text:p>
      <text:h text:style-name="Heading_20_3" text:outline-level="3"><text:bookmark-start text:name="consumes-4"/>Consumes<text:bookmark-end text:name="consumes-4"/></text:h>
      <text:p text:style-name="First_20_paragraph">This API call consumes the following media types via the Content-Type request header:</text:p>
      <text:list text:style-name="L30">
        <text:list-item>
          <text:p text:style-name="P42"><text:span text:style-name="Source_Text">application/json</text:span></text:p>
        </text:list-item>
      </text:list>
      <text:h text:style-name="Heading_20_3" text:outline-level="3"><text:bookmark-start text:name="request-body-4"/>Request body<text:bookmark-end text:name="request-body-4"/></text:h>
      <text:p text:style-name="First_20_paragraph">body <text:a xlink:type="simple" xlink:href="#user_put" office:name=""><text:span text:style-name="Definition">user_put</text:span></text:a> (optional)</text:p>
      <text:p text:style-name="Text_20_body">Body Parameter —</text:p>
      <text:h text:style-name="Heading_20_3" text:outline-level="3"><text:bookmark-start text:name="return-type-8"/>Return type<text:bookmark-end text:name="return-type-8"/></text:h>
      <text:p text:style-name="First_20_paragraph"><text:a xlink:type="simple" xlink:href="#user" office:name=""><text:span text:style-name="Definition">user</text:span></text:a></text:p>
      <text:h text:style-name="Heading_20_3" text:outline-level="3"><text:bookmark-start text:name="produces-11"/>Produces<text:bookmark-end text:name="produces-11"/></text:h>
      <text:p text:style-name="First_20_paragraph">This API call produces the following media types according to the Accept request header; the media type will be conveyed by the Content-Type response header.</text:p>
      <text:list text:style-name="L31">
        <text:list-item>
          <text:p text:style-name="P43"><text:span text:style-name="Source_Text">application/json</text:span></text:p>
        </text:list-item>
      </text:list>
      <text:h text:style-name="Heading_20_3" text:outline-level="3"><text:bookmark-start text:name="responses-11"/>Responses<text:bookmark-end text:name="responses-11"/></text:h>
      <text:h text:style-name="Heading_20_4" text:outline-level="4"><text:bookmark-start text:name="section-36"/>200<text:bookmark-end text:name="section-36"/></text:h>
      <text:p text:style-name="First_20_paragraph">Success <text:a xlink:type="simple" xlink:href="#user" office:name=""><text:span text:style-name="Definition">user</text:span></text:a></text:p>
      <text:h text:style-name="Heading_20_4" text:outline-level="4"><text:bookmark-start text:name="section-37"/>400<text:bookmark-end text:name="section-37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38"/>401<text:bookmark-end text:name="section-38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9"/>404<text:bookmark-end text:name="section-39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4">get /api/wallet</text:p>
      <text:p text:style-name="First_20_paragraph">List all wallets of user (apiWalletGet)</text:p>
      <text:p text:style-name="Text_20_body">List all wallets of user</text:p>
      <text:h text:style-name="Heading_20_3" text:outline-level="3"><text:bookmark-start text:name="return-type-9"/>Return type<text:bookmark-end text:name="return-type-9"/></text:h>
      <text:p text:style-name="First_20_paragraph">array[<text:a xlink:type="simple" xlink:href="#wallet" office:name=""><text:span text:style-name="Definition">wallet</text:span></text:a>]</text:p>
      <text:h text:style-name="Heading_20_3" text:outline-level="3"><text:bookmark-start text:name="produces-12"/>Produces<text:bookmark-end text:name="produces-12"/></text:h>
      <text:p text:style-name="First_20_paragraph">This API call produces the following media types according to the Accept request header; the media type will be conveyed by the Content-Type response header.</text:p>
      <text:list text:style-name="L32">
        <text:list-item>
          <text:p text:style-name="P45"><text:span text:style-name="Source_Text">application/json</text:span></text:p>
        </text:list-item>
      </text:list>
      <text:h text:style-name="Heading_20_3" text:outline-level="3"><text:bookmark-start text:name="responses-12"/>Responses<text:bookmark-end text:name="responses-12"/></text:h>
      <text:h text:style-name="Heading_20_4" text:outline-level="4"><text:bookmark-start text:name="section-40"/>200<text:bookmark-end text:name="section-40"/></text:h>
      <text:p text:style-name="First_20_paragraph">Success</text:p>
      <text:h text:style-name="Heading_20_4" text:outline-level="4"><text:bookmark-start text:name="section-41"/>401<text:bookmark-end text:name="section-41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2"/>404<text:bookmark-end text:name="section-42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6">post /api/wallet</text:p>
      <text:p text:style-name="First_20_paragraph">Create a new Wallet (optionally with given name and settings) (apiWalletPost)</text:p>
      <text:p text:style-name="Text_20_body">Create a new Wallet (optionally with given name and settings)</text:p>
      <text:h text:style-name="Heading_20_3" text:outline-level="3"><text:bookmark-start text:name="consumes-5"/>Consumes<text:bookmark-end text:name="consumes-5"/></text:h>
      <text:p text:style-name="First_20_paragraph">This API call consumes the following media types via the Content-Type request header:</text:p>
      <text:list text:style-name="L33">
        <text:list-item>
          <text:p text:style-name="P47"><text:span text:style-name="Source_Text">application/json</text:span></text:p>
        </text:list-item>
      </text:list>
      <text:h text:style-name="Heading_20_3" text:outline-level="3"><text:bookmark-start text:name="request-body-5"/>Request body<text:bookmark-end text:name="request-body-5"/></text:h>
      <text:p text:style-name="First_20_paragraph">body <text:a xlink:type="simple" xlink:href="#wallet_post" office:name=""><text:span text:style-name="Definition">wallet_post</text:span></text:a> (optional)</text:p>
      <text:p text:style-name="Text_20_body">Body Parameter —</text:p>
      <text:h text:style-name="Heading_20_3" text:outline-level="3"><text:bookmark-start text:name="return-type-10"/>Return type<text:bookmark-end text:name="return-type-10"/></text:h>
      <text:p text:style-name="First_20_paragraph"><text:a xlink:type="simple" xlink:href="#wallet" office:name=""><text:span text:style-name="Definition">wallet</text:span></text:a></text:p>
      <text:h text:style-name="Heading_20_3" text:outline-level="3"><text:bookmark-start text:name="produces-13"/>Produces<text:bookmark-end text:name="produces-13"/></text:h>
      <text:p text:style-name="First_20_paragraph">This API call produces the following media types according to the Accept request header; the media type will be conveyed by the Content-Type response header.</text:p>
      <text:list text:style-name="L34">
        <text:list-item>
          <text:p text:style-name="P48"><text:span text:style-name="Source_Text">application/json</text:span></text:p>
        </text:list-item>
      </text:list>
      <text:h text:style-name="Heading_20_3" text:outline-level="3"><text:bookmark-start text:name="responses-13"/>Responses<text:bookmark-end text:name="responses-13"/></text:h>
      <text:h text:style-name="Heading_20_4" text:outline-level="4"><text:bookmark-start text:name="section-43"/>201<text:bookmark-end text:name="section-43"/></text:h>
      <text:p text:style-name="First_20_paragraph">Created <text:a xlink:type="simple" xlink:href="#wallet" office:name=""><text:span text:style-name="Definition">wallet</text:span></text:a></text:p>
      <text:h text:style-name="Heading_20_4" text:outline-level="4"><text:bookmark-start text:name="section-44"/>400<text:bookmark-end text:name="section-44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45"/>401<text:bookmark-end text:name="section-45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6"/>404<text:bookmark-end text:name="section-46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9">get /api/wallet/{wallet}/connection/</text:p>
      <text:p text:style-name="First_20_paragraph">List connections/pairwises stored in wallet (apiWalletWalletConnectionGet)</text:p>
      <text:p text:style-name="Text_20_body">List connections/pairwises stored in wallet</text:p>
      <text:h text:style-name="Heading_20_3" text:outline-level="3"><text:bookmark-start text:name="path-parameters-7"/>Path parameters<text:bookmark-end text:name="path-parameters-7"/></text:h>
      <text:p text:style-name="First_20_paragraph">wallet (required)</text:p>
      <text:p text:style-name="Text_20_body">Path Parameter — A unique id value identifying a wallet. &amp;quot;default&amp;quot; may be used as shorthand for the current user's default wallet.</text:p>
      <text:h text:style-name="Heading_20_3" text:outline-level="3"><text:bookmark-start text:name="return-type-11"/>Return type<text:bookmark-end text:name="return-type-11"/></text:h>
      <text:p text:style-name="First_20_paragraph">array[<text:a xlink:type="simple" xlink:href="#pairwise" office:name=""><text:span text:style-name="Definition">pairwise</text:span></text:a>]</text:p>
      <text:h text:style-name="Heading_20_3" text:outline-level="3"><text:bookmark-start text:name="produces-14"/>Produces<text:bookmark-end text:name="produces-14"/></text:h>
      <text:p text:style-name="First_20_paragraph">This API call produces the following media types according to the Accept request header; the media type will be conveyed by the Content-Type response header.</text:p>
      <text:list text:style-name="L35">
        <text:list-item>
          <text:p text:style-name="P50"><text:span text:style-name="Source_Text">application/json</text:span></text:p>
        </text:list-item>
      </text:list>
      <text:h text:style-name="Heading_20_3" text:outline-level="3"><text:bookmark-start text:name="responses-14"/>Responses<text:bookmark-end text:name="responses-14"/></text:h>
      <text:h text:style-name="Heading_20_4" text:outline-level="4"><text:bookmark-start text:name="section-47"/>200<text:bookmark-end text:name="section-47"/></text:h>
      <text:p text:style-name="First_20_paragraph">Success</text:p>
      <text:h text:style-name="Heading_20_4" text:outline-level="4"><text:bookmark-start text:name="section-48"/>401<text:bookmark-end text:name="section-48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9"/>404<text:bookmark-end text:name="section-49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51">get /api/wallet/{wallet}/connection/{theirDid}</text:p>
      <text:p text:style-name="First_20_paragraph">Retrieve connection/pairwise stored in wallet (apiWalletWalletConnectionTheirDidGet)</text:p>
      <text:p text:style-name="Text_20_body">Retrieve connection/pairwise stored in wallet</text:p>
      <text:h text:style-name="Heading_20_3" text:outline-level="3"><text:bookmark-start text:name="path-parameters-8"/>Path parameters<text:bookmark-end text:name="path-parameters-8"/></text:h>
      <text:p text:style-name="First_20_paragraph">wallet (required)</text:p>
      <text:p text:style-name="Text_20_body">Path Parameter — A unique id value identifying a wallet. &amp;quot;default&amp;quot; may be used as shorthand for the current user's default wallet.</text:p>
      <text:p text:style-name="Text_20_body">theirDid (required)</text:p>
      <text:p text:style-name="Text_20_body">Path Parameter — Their pairwise connection did</text:p>
      <text:h text:style-name="Heading_20_3" text:outline-level="3"><text:bookmark-start text:name="return-type-12"/>Return type<text:bookmark-end text:name="return-type-12"/></text:h>
      <text:p text:style-name="First_20_paragraph"><text:a xlink:type="simple" xlink:href="#pairwise" office:name=""><text:span text:style-name="Definition">pairwise</text:span></text:a></text:p>
      <text:h text:style-name="Heading_20_3" text:outline-level="3"><text:bookmark-start text:name="produces-15"/>Produces<text:bookmark-end text:name="produces-15"/></text:h>
      <text:p text:style-name="First_20_paragraph">This API call produces the following media types according to the Accept request header; the media type will be conveyed by the Content-Type response header.</text:p>
      <text:list text:style-name="L36">
        <text:list-item>
          <text:p text:style-name="P52"><text:span text:style-name="Source_Text">application/json</text:span></text:p>
        </text:list-item>
      </text:list>
      <text:h text:style-name="Heading_20_3" text:outline-level="3"><text:bookmark-start text:name="responses-15"/>Responses<text:bookmark-end text:name="responses-15"/></text:h>
      <text:h text:style-name="Heading_20_4" text:outline-level="4"><text:bookmark-start text:name="section-50"/>200<text:bookmark-end text:name="section-50"/></text:h>
      <text:p text:style-name="First_20_paragraph">Success <text:a xlink:type="simple" xlink:href="#pairwise" office:name=""><text:span text:style-name="Definition">pairwise</text:span></text:a></text:p>
      <text:h text:style-name="Heading_20_4" text:outline-level="4"><text:bookmark-start text:name="section-51"/>401<text:bookmark-end text:name="section-51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2"/>404<text:bookmark-end text:name="section-52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53">delete /api/wallet/{wallet}</text:p>
      <text:p text:style-name="First_20_paragraph">Delete a Wallet (apiWalletWalletDelete)</text:p>
      <text:p text:style-name="Text_20_body">Delete a Wallet</text:p>
      <text:h text:style-name="Heading_20_3" text:outline-level="3"><text:bookmark-start text:name="path-parameters-9"/>Path parameters<text:bookmark-end text:name="path-parameters-9"/></text:h>
      <text:p text:style-name="First_20_paragraph">wallet (required)</text:p>
      <text:p text:style-name="Text_20_body">Path Parameter — A unique id value identifying a wallet. &amp;quot;default&amp;quot; may be used as shorthand for the current user's default wallet.</text:p>
      <text:h text:style-name="Heading_20_3" text:outline-level="3"><text:bookmark-start text:name="produces-16"/>Produces<text:bookmark-end text:name="produces-16"/></text:h>
      <text:p text:style-name="First_20_paragraph">This API call produces the following media types according to the Accept request header; the media type will be conveyed by the Content-Type response header.</text:p>
      <text:list text:style-name="L37">
        <text:list-item>
          <text:p text:style-name="P54"><text:span text:style-name="Source_Text">application/json</text:span></text:p>
        </text:list-item>
      </text:list>
      <text:h text:style-name="Heading_20_3" text:outline-level="3"><text:bookmark-start text:name="responses-16"/>Responses<text:bookmark-end text:name="responses-16"/></text:h>
      <text:h text:style-name="Heading_20_4" text:outline-level="4"><text:bookmark-start text:name="section-53"/>204<text:bookmark-end text:name="section-53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54"/>401<text:bookmark-end text:name="section-54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5"/>404<text:bookmark-end text:name="section-55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55">get /api/wallet/{wallet}</text:p>
      <text:p text:style-name="First_20_paragraph">Retrieve a Wallet (apiWalletWalletGet)</text:p>
      <text:p text:style-name="Text_20_body">Retrieve a Wallet</text:p>
      <text:h text:style-name="Heading_20_3" text:outline-level="3"><text:bookmark-start text:name="path-parameters-10"/>Path parameters<text:bookmark-end text:name="path-parameters-10"/></text:h>
      <text:p text:style-name="First_20_paragraph">wallet (required)</text:p>
      <text:p text:style-name="Text_20_body">Path Parameter — A unique id value identifying a wallet. &amp;quot;default&amp;quot; may be used as shorthand for the current user's default wallet.</text:p>
      <text:h text:style-name="Heading_20_3" text:outline-level="3"><text:bookmark-start text:name="return-type-13"/>Return type<text:bookmark-end text:name="return-type-13"/></text:h>
      <text:p text:style-name="First_20_paragraph"><text:a xlink:type="simple" xlink:href="#wallet" office:name=""><text:span text:style-name="Definition">wallet</text:span></text:a></text:p>
      <text:h text:style-name="Heading_20_3" text:outline-level="3"><text:bookmark-start text:name="produces-17"/>Produces<text:bookmark-end text:name="produces-17"/></text:h>
      <text:p text:style-name="First_20_paragraph">This API call produces the following media types according to the Accept request header; the media type will be conveyed by the Content-Type response header.</text:p>
      <text:list text:style-name="L38">
        <text:list-item>
          <text:p text:style-name="P56"><text:span text:style-name="Source_Text">application/json</text:span></text:p>
        </text:list-item>
      </text:list>
      <text:h text:style-name="Heading_20_3" text:outline-level="3"><text:bookmark-start text:name="responses-17"/>Responses<text:bookmark-end text:name="responses-17"/></text:h>
      <text:h text:style-name="Heading_20_4" text:outline-level="4"><text:bookmark-start text:name="section-56"/>200<text:bookmark-end text:name="section-56"/></text:h>
      <text:p text:style-name="First_20_paragraph">Success <text:a xlink:type="simple" xlink:href="#wallet" office:name=""><text:span text:style-name="Definition">wallet</text:span></text:a></text:p>
      <text:h text:style-name="Heading_20_4" text:outline-level="4"><text:bookmark-start text:name="section-57"/>400<text:bookmark-end text:name="section-57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58"/>401<text:bookmark-end text:name="section-58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9"/>404<text:bookmark-end text:name="section-59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h text:style-name="Heading_20_1" text:outline-level="1"><text:bookmark-start text:name="connection-1"/>Connection<text:bookmark-end text:name="connection-1"/></text:h>
      <text:p text:style-name="First_20_paragraph"/>
      <text:p text:style-name="P57">get /api/connection/{myDid}</text:p>
      <text:p text:style-name="First_20_paragraph">Retrieve a (pending) connection (apiConnectionMyDidGet)</text:p>
      <text:p text:style-name="Text_20_body">Retrieve a (pending) connection</text:p>
      <text:h text:style-name="Heading_20_3" text:outline-level="3"><text:bookmark-start text:name="path-parameters-11"/>Path parameters<text:bookmark-end text:name="path-parameters-11"/></text:h>
      <text:p text:style-name="First_20_paragraph">myDid (required)</text:p>
      <text:p text:style-name="Text_20_body">Path Parameter — A unique did used in a pairwise</text:p>
      <text:h text:style-name="Heading_20_3" text:outline-level="3"><text:bookmark-start text:name="request-headers-5"/>Request headers<text:bookmark-end text:name="request-headers-5"/></text:h>
      <text:h text:style-name="Heading_20_3" text:outline-level="3"><text:bookmark-start text:name="return-type-14"/>Return type<text:bookmark-end text:name="return-type-14"/></text:h>
      <text:p text:style-name="First_20_paragraph">Object</text:p>
      <text:h text:style-name="Heading_20_3" text:outline-level="3"><text:bookmark-start text:name="produces-18"/>Produces<text:bookmark-end text:name="produces-18"/></text:h>
      <text:p text:style-name="First_20_paragraph">This API call produces the following media types according to the Accept request header; the media type will be conveyed by the Content-Type response header.</text:p>
      <text:list text:style-name="L39">
        <text:list-item>
          <text:p text:style-name="P58"><text:span text:style-name="Source_Text">application/json</text:span></text:p>
        </text:list-item>
      </text:list>
      <text:h text:style-name="Heading_20_3" text:outline-level="3"><text:bookmark-start text:name="responses-18"/>Responses<text:bookmark-end text:name="responses-18"/></text:h>
      <text:h text:style-name="Heading_20_4" text:outline-level="4"><text:bookmark-start text:name="section-60"/>200<text:bookmark-end text:name="section-60"/></text:h>
      <text:p text:style-name="First_20_paragraph"><text:a xlink:type="simple" xlink:href="#Object" office:name=""><text:span text:style-name="Definition">Object</text:span></text:a></text:p>
      <text:h text:style-name="Heading_20_4" text:outline-level="4"><text:bookmark-start text:name="section-61"/>401<text:bookmark-end text:name="section-61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62"/>404<text:bookmark-end text:name="section-62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59">delete /api/connectionoffer/{connectionOfferId}</text:p>
      <text:p text:style-name="First_20_paragraph">Delete a connection offer by _id (apiConnectionofferConnectionOfferIdDelete)</text:p>
      <text:p text:style-name="Text_20_body">Delete a connection offer by _id</text:p>
      <text:h text:style-name="Heading_20_3" text:outline-level="3"><text:bookmark-start text:name="path-parameters-12"/>Path parameters<text:bookmark-end text:name="path-parameters-12"/></text:h>
      <text:p text:style-name="First_20_paragraph">connectionOfferId (required)</text:p>
      <text:p text:style-name="Text_20_body">Path Parameter — connection offer _id</text:p>
      <text:h text:style-name="Heading_20_3" text:outline-level="3"><text:bookmark-start text:name="request-headers-6"/>Request headers<text:bookmark-end text:name="request-headers-6"/></text:h>
      <text:h text:style-name="Heading_20_3" text:outline-level="3"><text:bookmark-start text:name="produces-19"/>Produces<text:bookmark-end text:name="produces-19"/></text:h>
      <text:p text:style-name="First_20_paragraph">This API call produces the following media types according to the Accept request header; the media type will be conveyed by the Content-Type response header.</text:p>
      <text:list text:style-name="L40">
        <text:list-item>
          <text:p text:style-name="P60"><text:span text:style-name="Source_Text">application/json</text:span></text:p>
        </text:list-item>
      </text:list>
      <text:h text:style-name="Heading_20_3" text:outline-level="3"><text:bookmark-start text:name="responses-19"/>Responses<text:bookmark-end text:name="responses-19"/></text:h>
      <text:h text:style-name="Heading_20_4" text:outline-level="4"><text:bookmark-start text:name="section-63"/>204<text:bookmark-end text:name="section-63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64"/>401<text:bookmark-end text:name="section-64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65"/>404<text:bookmark-end text:name="section-65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61">get /api/connectionoffer/{connectionOfferId}</text:p>
      <text:p text:style-name="First_20_paragraph">Retrieve a connection offer by _id (apiConnectionofferConnectionOfferIdGet)</text:p>
      <text:p text:style-name="Text_20_body">Retrieve a connection offer by _id</text:p>
      <text:h text:style-name="Heading_20_3" text:outline-level="3"><text:bookmark-start text:name="path-parameters-13"/>Path parameters<text:bookmark-end text:name="path-parameters-13"/></text:h>
      <text:p text:style-name="First_20_paragraph">connectionOfferId (required)</text:p>
      <text:p text:style-name="Text_20_body">Path Parameter — connection offer _id</text:p>
      <text:h text:style-name="Heading_20_3" text:outline-level="3"><text:bookmark-start text:name="request-headers-7"/>Request headers<text:bookmark-end text:name="request-headers-7"/></text:h>
      <text:h text:style-name="Heading_20_3" text:outline-level="3"><text:bookmark-start text:name="return-type-15"/>Return type<text:bookmark-end text:name="return-type-15"/></text:h>
      <text:p text:style-name="First_20_paragraph"><text:a xlink:type="simple" xlink:href="#connection_offer" office:name=""><text:span text:style-name="Definition">connection_offer</text:span></text:a></text:p>
      <text:h text:style-name="Heading_20_3" text:outline-level="3"><text:bookmark-start text:name="produces-20"/>Produces<text:bookmark-end text:name="produces-20"/></text:h>
      <text:p text:style-name="First_20_paragraph">This API call produces the following media types according to the Accept request header; the media type will be conveyed by the Content-Type response header.</text:p>
      <text:list text:style-name="L41">
        <text:list-item>
          <text:p text:style-name="P62"><text:span text:style-name="Source_Text">application/json</text:span></text:p>
        </text:list-item>
      </text:list>
      <text:h text:style-name="Heading_20_3" text:outline-level="3"><text:bookmark-start text:name="responses-20"/>Responses<text:bookmark-end text:name="responses-20"/></text:h>
      <text:h text:style-name="Heading_20_4" text:outline-level="4"><text:bookmark-start text:name="section-66"/>200<text:bookmark-end text:name="section-66"/></text:h>
      <text:p text:style-name="First_20_paragraph">Success <text:a xlink:type="simple" xlink:href="#connection_offer" office:name=""><text:span text:style-name="Definition">connection_offer</text:span></text:a></text:p>
      <text:h text:style-name="Heading_20_4" text:outline-level="4"><text:bookmark-start text:name="section-67"/>401<text:bookmark-end text:name="section-67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68"/>404<text:bookmark-end text:name="section-6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63">get /api/connectionoffer</text:p>
      <text:p text:style-name="First_20_paragraph">List all my connection offers (apiConnectionofferGet)</text:p>
      <text:p text:style-name="Text_20_body">List all my connection offers</text:p>
      <text:h text:style-name="Heading_20_3" text:outline-level="3"><text:bookmark-start text:name="request-headers-8"/>Request headers<text:bookmark-end text:name="request-headers-8"/></text:h>
      <text:h text:style-name="Heading_20_3" text:outline-level="3"><text:bookmark-start text:name="return-type-16"/>Return type<text:bookmark-end text:name="return-type-16"/></text:h>
      <text:p text:style-name="First_20_paragraph">array[<text:a xlink:type="simple" xlink:href="#connection_offer" office:name=""><text:span text:style-name="Definition">connection_offer</text:span></text:a>]</text:p>
      <text:h text:style-name="Heading_20_3" text:outline-level="3"><text:bookmark-start text:name="produces-21"/>Produces<text:bookmark-end text:name="produces-21"/></text:h>
      <text:p text:style-name="First_20_paragraph">This API call produces the following media types according to the Accept request header; the media type will be conveyed by the Content-Type response header.</text:p>
      <text:list text:style-name="L42">
        <text:list-item>
          <text:p text:style-name="P64"><text:span text:style-name="Source_Text">application/json</text:span></text:p>
        </text:list-item>
      </text:list>
      <text:h text:style-name="Heading_20_3" text:outline-level="3"><text:bookmark-start text:name="responses-21"/>Responses<text:bookmark-end text:name="responses-21"/></text:h>
      <text:h text:style-name="Heading_20_4" text:outline-level="4"><text:bookmark-start text:name="section-69"/>200<text:bookmark-end text:name="section-69"/></text:h>
      <text:p text:style-name="First_20_paragraph">Success</text:p>
      <text:h text:style-name="Heading_20_4" text:outline-level="4"><text:bookmark-start text:name="section-70"/>401<text:bookmark-end text:name="section-70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71"/>404<text:bookmark-end text:name="section-71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65">post /api/connectionoffer</text:p>
      <text:p text:style-name="First_20_paragraph">Create a new connection offer (apiConnectionofferPost)</text:p>
      <text:p text:style-name="Text_20_body">Create a new connection offer</text:p>
      <text:h text:style-name="Heading_20_3" text:outline-level="3"><text:bookmark-start text:name="consumes-6"/>Consumes<text:bookmark-end text:name="consumes-6"/></text:h>
      <text:p text:style-name="First_20_paragraph">This API call consumes the following media types via the Content-Type request header:</text:p>
      <text:list text:style-name="L43">
        <text:list-item>
          <text:p text:style-name="P66"><text:span text:style-name="Source_Text">application/json</text:span></text:p>
        </text:list-item>
      </text:list>
      <text:h text:style-name="Heading_20_3" text:outline-level="3"><text:bookmark-start text:name="request-body-6"/>Request body<text:bookmark-end text:name="request-body-6"/></text:h>
      <text:p text:style-name="First_20_paragraph">body <text:a xlink:type="simple" xlink:href="#connectionoffer_post" office:name=""><text:span text:style-name="Definition">connectionoffer_post</text:span></text:a> (optional)</text:p>
      <text:p text:style-name="Text_20_body">Body Parameter —</text:p>
      <text:h text:style-name="Heading_20_3" text:outline-level="3"><text:bookmark-start text:name="return-type-17"/>Return type<text:bookmark-end text:name="return-type-17"/></text:h>
      <text:p text:style-name="First_20_paragraph"><text:a xlink:type="simple" xlink:href="#connection_offer" office:name=""><text:span text:style-name="Definition">connection_offer</text:span></text:a></text:p>
      <text:h text:style-name="Heading_20_3" text:outline-level="3"><text:bookmark-start text:name="produces-22"/>Produces<text:bookmark-end text:name="produces-22"/></text:h>
      <text:p text:style-name="First_20_paragraph">This API call produces the following media types according to the Accept request header; the media type will be conveyed by the Content-Type response header.</text:p>
      <text:list text:style-name="L44">
        <text:list-item>
          <text:p text:style-name="P67"><text:span text:style-name="Source_Text">application/json</text:span></text:p>
        </text:list-item>
      </text:list>
      <text:h text:style-name="Heading_20_3" text:outline-level="3"><text:bookmark-start text:name="responses-22"/>Responses<text:bookmark-end text:name="responses-22"/></text:h>
      <text:h text:style-name="Heading_20_4" text:outline-level="4"><text:bookmark-start text:name="section-72"/>201<text:bookmark-end text:name="section-72"/></text:h>
      <text:p text:style-name="First_20_paragraph">Created <text:a xlink:type="simple" xlink:href="#connection_offer" office:name=""><text:span text:style-name="Definition">connection_offer</text:span></text:a></text:p>
      <text:h text:style-name="Heading_20_4" text:outline-level="4"><text:bookmark-start text:name="section-73"/>400<text:bookmark-end text:name="section-73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74"/>401<text:bookmark-end text:name="section-74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75"/>404<text:bookmark-end text:name="section-75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68">delete /api/connectionrequest/{connectionRequestId}</text:p>
      <text:p text:style-name="First_20_paragraph">Delete a connection request by _id (apiConnectionrequestConnectionRequestIdDelete)</text:p>
      <text:p text:style-name="Text_20_body">Delete a connection request by _id</text:p>
      <text:h text:style-name="Heading_20_3" text:outline-level="3"><text:bookmark-start text:name="path-parameters-14"/>Path parameters<text:bookmark-end text:name="path-parameters-14"/></text:h>
      <text:p text:style-name="First_20_paragraph">connectionRequestId (required)</text:p>
      <text:p text:style-name="Text_20_body">Path Parameter — connection request _id</text:p>
      <text:h text:style-name="Heading_20_3" text:outline-level="3"><text:bookmark-start text:name="request-headers-9"/>Request headers<text:bookmark-end text:name="request-headers-9"/></text:h>
      <text:h text:style-name="Heading_20_3" text:outline-level="3"><text:bookmark-start text:name="produces-23"/>Produces<text:bookmark-end text:name="produces-23"/></text:h>
      <text:p text:style-name="First_20_paragraph">This API call produces the following media types according to the Accept request header; the media type will be conveyed by the Content-Type response header.</text:p>
      <text:list text:style-name="L45">
        <text:list-item>
          <text:p text:style-name="P69"><text:span text:style-name="Source_Text">application/json</text:span></text:p>
        </text:list-item>
      </text:list>
      <text:h text:style-name="Heading_20_3" text:outline-level="3"><text:bookmark-start text:name="responses-23"/>Responses<text:bookmark-end text:name="responses-23"/></text:h>
      <text:h text:style-name="Heading_20_4" text:outline-level="4"><text:bookmark-start text:name="section-76"/>204<text:bookmark-end text:name="section-76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77"/>401<text:bookmark-end text:name="section-77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78"/>404<text:bookmark-end text:name="section-7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70">get /api/connectionrequest/{connectionRequestId}</text:p>
      <text:p text:style-name="First_20_paragraph">Retrieve a connection request by _id (apiConnectionrequestConnectionRequestIdGet)</text:p>
      <text:p text:style-name="Text_20_body">Retrieve a connection request by _id</text:p>
      <text:h text:style-name="Heading_20_3" text:outline-level="3"><text:bookmark-start text:name="path-parameters-15"/>Path parameters<text:bookmark-end text:name="path-parameters-15"/></text:h>
      <text:p text:style-name="First_20_paragraph">connectionRequestId (required)</text:p>
      <text:p text:style-name="Text_20_body">Path Parameter — connection request _id</text:p>
      <text:h text:style-name="Heading_20_3" text:outline-level="3"><text:bookmark-start text:name="request-headers-10"/>Request headers<text:bookmark-end text:name="request-headers-10"/></text:h>
      <text:h text:style-name="Heading_20_3" text:outline-level="3"><text:bookmark-start text:name="return-type-18"/>Return type<text:bookmark-end text:name="return-type-18"/></text:h>
      <text:p text:style-name="First_20_paragraph"><text:a xlink:type="simple" xlink:href="#connection_request" office:name=""><text:span text:style-name="Definition">connection_request</text:span></text:a></text:p>
      <text:h text:style-name="Heading_20_3" text:outline-level="3"><text:bookmark-start text:name="produces-24"/>Produces<text:bookmark-end text:name="produces-24"/></text:h>
      <text:p text:style-name="First_20_paragraph">This API call produces the following media types according to the Accept request header; the media type will be conveyed by the Content-Type response header.</text:p>
      <text:list text:style-name="L46">
        <text:list-item>
          <text:p text:style-name="P71"><text:span text:style-name="Source_Text">application/json</text:span></text:p>
        </text:list-item>
      </text:list>
      <text:h text:style-name="Heading_20_3" text:outline-level="3"><text:bookmark-start text:name="responses-24"/>Responses<text:bookmark-end text:name="responses-24"/></text:h>
      <text:h text:style-name="Heading_20_4" text:outline-level="4"><text:bookmark-start text:name="section-79"/>200<text:bookmark-end text:name="section-79"/></text:h>
      <text:p text:style-name="First_20_paragraph">Success <text:a xlink:type="simple" xlink:href="#connection_request" office:name=""><text:span text:style-name="Definition">connection_request</text:span></text:a></text:p>
      <text:h text:style-name="Heading_20_4" text:outline-level="4"><text:bookmark-start text:name="section-80"/>401<text:bookmark-end text:name="section-80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81"/>404<text:bookmark-end text:name="section-81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72">get /api/connectionrequest</text:p>
      <text:p text:style-name="First_20_paragraph">List all my connection requests (apiConnectionrequestGet)</text:p>
      <text:p text:style-name="Text_20_body">List all my connection requests</text:p>
      <text:h text:style-name="Heading_20_3" text:outline-level="3"><text:bookmark-start text:name="request-headers-11"/>Request headers<text:bookmark-end text:name="request-headers-11"/></text:h>
      <text:h text:style-name="Heading_20_3" text:outline-level="3"><text:bookmark-start text:name="return-type-19"/>Return type<text:bookmark-end text:name="return-type-19"/></text:h>
      <text:p text:style-name="First_20_paragraph">array[<text:a xlink:type="simple" xlink:href="#connection_request" office:name=""><text:span text:style-name="Definition">connection_request</text:span></text:a>]</text:p>
      <text:h text:style-name="Heading_20_3" text:outline-level="3"><text:bookmark-start text:name="produces-25"/>Produces<text:bookmark-end text:name="produces-25"/></text:h>
      <text:p text:style-name="First_20_paragraph">This API call produces the following media types according to the Accept request header; the media type will be conveyed by the Content-Type response header.</text:p>
      <text:list text:style-name="L47">
        <text:list-item>
          <text:p text:style-name="P73"><text:span text:style-name="Source_Text">application/json</text:span></text:p>
        </text:list-item>
      </text:list>
      <text:h text:style-name="Heading_20_3" text:outline-level="3"><text:bookmark-start text:name="responses-25"/>Responses<text:bookmark-end text:name="responses-25"/></text:h>
      <text:h text:style-name="Heading_20_4" text:outline-level="4"><text:bookmark-start text:name="section-82"/>200<text:bookmark-end text:name="section-82"/></text:h>
      <text:p text:style-name="First_20_paragraph">Success</text:p>
      <text:h text:style-name="Heading_20_4" text:outline-level="4"><text:bookmark-start text:name="section-83"/>401<text:bookmark-end text:name="section-83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84"/>404<text:bookmark-end text:name="section-84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74">post /api/connectionrequest</text:p>
      <text:p text:style-name="First_20_paragraph">Accept a connection offer and/or send a connection request (apiConnectionrequestPost)</text:p>
      <text:p text:style-name="Text_20_body">Accept a connection offer and/or send a connection request</text:p>
      <text:h text:style-name="Heading_20_3" text:outline-level="3"><text:bookmark-start text:name="consumes-7"/>Consumes<text:bookmark-end text:name="consumes-7"/></text:h>
      <text:p text:style-name="First_20_paragraph">This API call consumes the following media types via the Content-Type request header:</text:p>
      <text:list text:style-name="L48">
        <text:list-item>
          <text:p text:style-name="P75"><text:span text:style-name="Source_Text">application/json</text:span></text:p>
        </text:list-item>
      </text:list>
      <text:h text:style-name="Heading_20_3" text:outline-level="3"><text:bookmark-start text:name="request-body-7"/>Request body<text:bookmark-end text:name="request-body-7"/></text:h>
      <text:p text:style-name="First_20_paragraph">body <text:a xlink:type="simple" xlink:href="#connectionrequest_post" office:name=""><text:span text:style-name="Definition">connectionrequest_post</text:span></text:a> (optional)</text:p>
      <text:p text:style-name="Text_20_body">Body Parameter —</text:p>
      <text:h text:style-name="Heading_20_3" text:outline-level="3"><text:bookmark-start text:name="return-type-20"/>Return type<text:bookmark-end text:name="return-type-20"/></text:h>
      <text:p text:style-name="First_20_paragraph"><text:a xlink:type="simple" xlink:href="#connection_request" office:name=""><text:span text:style-name="Definition">connection_request</text:span></text:a></text:p>
      <text:h text:style-name="Heading_20_3" text:outline-level="3"><text:bookmark-start text:name="produces-26"/>Produces<text:bookmark-end text:name="produces-26"/></text:h>
      <text:p text:style-name="First_20_paragraph">This API call produces the following media types according to the Accept request header; the media type will be conveyed by the Content-Type response header.</text:p>
      <text:list text:style-name="L49">
        <text:list-item>
          <text:p text:style-name="P76"><text:span text:style-name="Source_Text">application/json</text:span></text:p>
        </text:list-item>
      </text:list>
      <text:h text:style-name="Heading_20_3" text:outline-level="3"><text:bookmark-start text:name="responses-26"/>Responses<text:bookmark-end text:name="responses-26"/></text:h>
      <text:h text:style-name="Heading_20_4" text:outline-level="4"><text:bookmark-start text:name="section-85"/>200<text:bookmark-end text:name="section-85"/></text:h>
      <text:p text:style-name="First_20_paragraph">Success <text:a xlink:type="simple" xlink:href="#connection_request" office:name=""><text:span text:style-name="Definition">connection_request</text:span></text:a></text:p>
      <text:h text:style-name="Heading_20_4" text:outline-level="4"><text:bookmark-start text:name="section-86"/>400<text:bookmark-end text:name="section-86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87"/>401<text:bookmark-end text:name="section-87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88"/>404<text:bookmark-end text:name="section-8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77">post /api/connectionresponse</text:p>
      <text:p text:style-name="First_20_paragraph">Accept a connection request and send a connection response (apiConnectionresponsePost)</text:p>
      <text:p text:style-name="Text_20_body">Accept a connection request and send a connection response</text:p>
      <text:h text:style-name="Heading_20_3" text:outline-level="3"><text:bookmark-start text:name="consumes-8"/>Consumes<text:bookmark-end text:name="consumes-8"/></text:h>
      <text:p text:style-name="First_20_paragraph">This API call consumes the following media types via the Content-Type request header:</text:p>
      <text:list text:style-name="L50">
        <text:list-item>
          <text:p text:style-name="P78"><text:span text:style-name="Source_Text">application/json</text:span></text:p>
        </text:list-item>
      </text:list>
      <text:h text:style-name="Heading_20_3" text:outline-level="3"><text:bookmark-start text:name="request-body-8"/>Request body<text:bookmark-end text:name="request-body-8"/></text:h>
      <text:p text:style-name="First_20_paragraph">body <text:a xlink:type="simple" xlink:href="#connectionresponse_post" office:name=""><text:span text:style-name="Definition">connectionresponse_post</text:span></text:a> (optional)</text:p>
      <text:p text:style-name="Text_20_body">Body Parameter —</text:p>
      <text:h text:style-name="Heading_20_3" text:outline-level="3"><text:bookmark-start text:name="return-type-21"/>Return type<text:bookmark-end text:name="return-type-21"/></text:h>
      <text:p text:style-name="First_20_paragraph"><text:a xlink:type="simple" xlink:href="#connection_response" office:name=""><text:span text:style-name="Definition">connection_response</text:span></text:a></text:p>
      <text:h text:style-name="Heading_20_3" text:outline-level="3"><text:bookmark-start text:name="produces-27"/>Produces<text:bookmark-end text:name="produces-27"/></text:h>
      <text:p text:style-name="First_20_paragraph">This API call produces the following media types according to the Accept request header; the media type will be conveyed by the Content-Type response header.</text:p>
      <text:list text:style-name="L51">
        <text:list-item>
          <text:p text:style-name="P79"><text:span text:style-name="Source_Text">application/json</text:span></text:p>
        </text:list-item>
      </text:list>
      <text:h text:style-name="Heading_20_3" text:outline-level="3"><text:bookmark-start text:name="responses-27"/>Responses<text:bookmark-end text:name="responses-27"/></text:h>
      <text:h text:style-name="Heading_20_4" text:outline-level="4"><text:bookmark-start text:name="section-89"/>200<text:bookmark-end text:name="section-89"/></text:h>
      <text:p text:style-name="First_20_paragraph">Success <text:a xlink:type="simple" xlink:href="#connection_response" office:name=""><text:span text:style-name="Definition">connection_response</text:span></text:a></text:p>
      <text:h text:style-name="Heading_20_4" text:outline-level="4"><text:bookmark-start text:name="section-90"/>400<text:bookmark-end text:name="section-90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91"/>401<text:bookmark-end text:name="section-91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92"/>404<text:bookmark-end text:name="section-92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h text:style-name="Heading_20_1" text:outline-level="1"><text:bookmark-start text:name="credential-1"/>Credential<text:bookmark-end text:name="credential-1"/></text:h>
      <text:p text:style-name="First_20_paragraph"/>
      <text:p text:style-name="P80">get /api/credential/</text:p>
      <text:p text:style-name="First_20_paragraph">List credentials issued by a wallet (apiCredentialGet)</text:p>
      <text:p text:style-name="Text_20_body">List credentials issued by a wallet</text:p>
      <text:h text:style-name="Heading_20_3" text:outline-level="3"><text:bookmark-start text:name="request-headers-12"/>Request headers<text:bookmark-end text:name="request-headers-12"/></text:h>
      <text:h text:style-name="Heading_20_3" text:outline-level="3"><text:bookmark-start text:name="query-parameters"/>Query parameters<text:bookmark-end text:name="query-parameters"/></text:h>
      <text:p text:style-name="First_20_paragraph">recipientDid (optional)</text:p>
      <text:p text:style-name="Text_20_body">Query Parameter — (Optional) recipientDid to filter by</text:p>
      <text:h text:style-name="Heading_20_3" text:outline-level="3"><text:bookmark-start text:name="return-type-22"/>Return type<text:bookmark-end text:name="return-type-22"/></text:h>
      <text:p text:style-name="First_20_paragraph">array[<text:a xlink:type="simple" xlink:href="#credential_message" office:name=""><text:span text:style-name="Definition">credential_message</text:span></text:a>]</text:p>
      <text:h text:style-name="Heading_20_3" text:outline-level="3"><text:bookmark-start text:name="produces-28"/>Produces<text:bookmark-end text:name="produces-28"/></text:h>
      <text:p text:style-name="First_20_paragraph">This API call produces the following media types according to the Accept request header; the media type will be conveyed by the Content-Type response header.</text:p>
      <text:list text:style-name="L52">
        <text:list-item>
          <text:p text:style-name="P81"><text:span text:style-name="Source_Text">application/json</text:span></text:p>
        </text:list-item>
      </text:list>
      <text:h text:style-name="Heading_20_3" text:outline-level="3"><text:bookmark-start text:name="responses-28"/>Responses<text:bookmark-end text:name="responses-28"/></text:h>
      <text:h text:style-name="Heading_20_4" text:outline-level="4"><text:bookmark-start text:name="section-93"/>200<text:bookmark-end text:name="section-93"/></text:h>
      <text:p text:style-name="First_20_paragraph">Success</text:p>
      <text:h text:style-name="Heading_20_4" text:outline-level="4"><text:bookmark-start text:name="section-94"/>401<text:bookmark-end text:name="section-94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95"/>404<text:bookmark-end text:name="section-95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82">get /api/credential/{id}</text:p>
      <text:p text:style-name="First_20_paragraph">Retrieve a credential message issued/sent by a wallet (apiCredentialIdGet)</text:p>
      <text:p text:style-name="Text_20_body">Retrieve a credential message issued/sent by a wallet</text:p>
      <text:h text:style-name="Heading_20_3" text:outline-level="3"><text:bookmark-start text:name="path-parameters-16"/>Path parameters<text:bookmark-end text:name="path-parameters-16"/></text:h>
      <text:p text:style-name="First_20_paragraph">id (required)</text:p>
      <text:p text:style-name="Text_20_body">Path Parameter — A unique string value identifying this credential.</text:p>
      <text:h text:style-name="Heading_20_3" text:outline-level="3"><text:bookmark-start text:name="request-headers-13"/>Request headers<text:bookmark-end text:name="request-headers-13"/></text:h>
      <text:h text:style-name="Heading_20_3" text:outline-level="3"><text:bookmark-start text:name="return-type-23"/>Return type<text:bookmark-end text:name="return-type-23"/></text:h>
      <text:p text:style-name="First_20_paragraph"><text:a xlink:type="simple" xlink:href="#credential_message" office:name=""><text:span text:style-name="Definition">credential_message</text:span></text:a></text:p>
      <text:h text:style-name="Heading_20_3" text:outline-level="3"><text:bookmark-start text:name="produces-29"/>Produces<text:bookmark-end text:name="produces-29"/></text:h>
      <text:p text:style-name="First_20_paragraph">This API call produces the following media types according to the Accept request header; the media type will be conveyed by the Content-Type response header.</text:p>
      <text:list text:style-name="L53">
        <text:list-item>
          <text:p text:style-name="P83"><text:span text:style-name="Source_Text">application/json</text:span></text:p>
        </text:list-item>
      </text:list>
      <text:h text:style-name="Heading_20_3" text:outline-level="3"><text:bookmark-start text:name="responses-29"/>Responses<text:bookmark-end text:name="responses-29"/></text:h>
      <text:h text:style-name="Heading_20_4" text:outline-level="4"><text:bookmark-start text:name="section-96"/>200<text:bookmark-end text:name="section-96"/></text:h>
      <text:p text:style-name="First_20_paragraph">Success <text:a xlink:type="simple" xlink:href="#credential_message" office:name=""><text:span text:style-name="Definition">credential_message</text:span></text:a></text:p>
      <text:h text:style-name="Heading_20_4" text:outline-level="4"><text:bookmark-start text:name="section-97"/>401<text:bookmark-end text:name="section-97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98"/>404<text:bookmark-end text:name="section-9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84">post /api/credential/{id}/revoke</text:p>
      <text:p text:style-name="First_20_paragraph">Revoke a credential (apiCredentialIdRevokePost)</text:p>
      <text:p text:style-name="Text_20_body">Revoke a credential</text:p>
      <text:h text:style-name="Heading_20_3" text:outline-level="3"><text:bookmark-start text:name="path-parameters-17"/>Path parameters<text:bookmark-end text:name="path-parameters-17"/></text:h>
      <text:p text:style-name="First_20_paragraph">id (required)</text:p>
      <text:p text:style-name="Text_20_body">Path Parameter — A unique string value identifying this credential.</text:p>
      <text:h text:style-name="Heading_20_3" text:outline-level="3"><text:bookmark-start text:name="consumes-9"/>Consumes<text:bookmark-end text:name="consumes-9"/></text:h>
      <text:p text:style-name="First_20_paragraph">This API call consumes the following media types via the Content-Type request header:</text:p>
      <text:list text:style-name="L54">
        <text:list-item>
          <text:p text:style-name="P85"><text:span text:style-name="Source_Text">application/json</text:span></text:p>
        </text:list-item>
      </text:list>
      <text:h text:style-name="Heading_20_3" text:outline-level="3"><text:bookmark-start text:name="request-body-9"/>Request body<text:bookmark-end text:name="request-body-9"/></text:h>
      <text:p text:style-name="First_20_paragraph">body <text:a xlink:type="simple" xlink:href="#object" office:name=""><text:span text:style-name="Definition">object</text:span></text:a> (optional)</text:p>
      <text:p text:style-name="Text_20_body">Body Parameter —</text:p>
      <text:h text:style-name="Heading_20_3" text:outline-level="3"><text:bookmark-start text:name="produces-30"/>Produces<text:bookmark-end text:name="produces-30"/></text:h>
      <text:p text:style-name="First_20_paragraph">This API call produces the following media types according to the Accept request header; the media type will be conveyed by the Content-Type response header.</text:p>
      <text:list text:style-name="L55">
        <text:list-item>
          <text:p text:style-name="P86"><text:span text:style-name="Source_Text">application/json</text:span></text:p>
        </text:list-item>
      </text:list>
      <text:h text:style-name="Heading_20_3" text:outline-level="3"><text:bookmark-start text:name="responses-30"/>Responses<text:bookmark-end text:name="responses-30"/></text:h>
      <text:h text:style-name="Heading_20_4" text:outline-level="4"><text:bookmark-start text:name="section-99"/>200<text:bookmark-end text:name="section-99"/></text:h>
      <text:p text:style-name="First_20_paragraph">Success <text:a xlink:type="simple" xlink:href="#" office:name=""><text:span text:style-name="Definition"/></text:a></text:p>
      <text:h text:style-name="Heading_20_4" text:outline-level="4"><text:bookmark-start text:name="section-100"/>204<text:bookmark-end text:name="section-100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101"/>400<text:bookmark-end text:name="section-101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102"/>401<text:bookmark-end text:name="section-102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03"/>404<text:bookmark-end text:name="section-103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87">post /api/credential/</text:p>
      <text:p text:style-name="First_20_paragraph">Issue/Create a credential and send to recipient (apiCredentialPost)</text:p>
      <text:p text:style-name="Text_20_body">Issue/Create a credential and send to recipient</text:p>
      <text:h text:style-name="Heading_20_3" text:outline-level="3"><text:bookmark-start text:name="consumes-10"/>Consumes<text:bookmark-end text:name="consumes-10"/></text:h>
      <text:p text:style-name="First_20_paragraph">This API call consumes the following media types via the Content-Type request header:</text:p>
      <text:list text:style-name="L56">
        <text:list-item>
          <text:p text:style-name="P88"><text:span text:style-name="Source_Text">application/json</text:span></text:p>
        </text:list-item>
      </text:list>
      <text:h text:style-name="Heading_20_3" text:outline-level="3"><text:bookmark-start text:name="request-body-10"/>Request body<text:bookmark-end text:name="request-body-10"/></text:h>
      <text:p text:style-name="First_20_paragraph">body <text:a xlink:type="simple" xlink:href="#credential_post" office:name=""><text:span text:style-name="Definition">credential_post</text:span></text:a> (optional)</text:p>
      <text:p text:style-name="Text_20_body">Body Parameter —</text:p>
      <text:h text:style-name="Heading_20_3" text:outline-level="3"><text:bookmark-start text:name="return-type-24"/>Return type<text:bookmark-end text:name="return-type-24"/></text:h>
      <text:p text:style-name="First_20_paragraph"><text:a xlink:type="simple" xlink:href="#credential_message" office:name=""><text:span text:style-name="Definition">credential_message</text:span></text:a></text:p>
      <text:h text:style-name="Heading_20_3" text:outline-level="3"><text:bookmark-start text:name="produces-31"/>Produces<text:bookmark-end text:name="produces-31"/></text:h>
      <text:p text:style-name="First_20_paragraph">This API call produces the following media types according to the Accept request header; the media type will be conveyed by the Content-Type response header.</text:p>
      <text:list text:style-name="L57">
        <text:list-item>
          <text:p text:style-name="P89"><text:span text:style-name="Source_Text">application/json</text:span></text:p>
        </text:list-item>
      </text:list>
      <text:h text:style-name="Heading_20_3" text:outline-level="3"><text:bookmark-start text:name="responses-31"/>Responses<text:bookmark-end text:name="responses-31"/></text:h>
      <text:h text:style-name="Heading_20_4" text:outline-level="4"><text:bookmark-start text:name="section-104"/>201<text:bookmark-end text:name="section-104"/></text:h>
      <text:p text:style-name="First_20_paragraph">Created <text:a xlink:type="simple" xlink:href="#credential_message" office:name=""><text:span text:style-name="Definition">credential_message</text:span></text:a></text:p>
      <text:h text:style-name="Heading_20_4" text:outline-level="4"><text:bookmark-start text:name="section-105"/>400<text:bookmark-end text:name="section-105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106"/>401<text:bookmark-end text:name="section-106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07"/>404<text:bookmark-end text:name="section-107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90">get /api/credentialdef/{creddef}</text:p>
      <text:p text:style-name="First_20_paragraph">Retrieve a credential definition from the ledger (apiCredentialdefCreddefGet)</text:p>
      <text:p text:style-name="Text_20_body">Retrieve a credential definition from the ledger</text:p>
      <text:h text:style-name="Heading_20_3" text:outline-level="3"><text:bookmark-start text:name="path-parameters-18"/>Path parameters<text:bookmark-end text:name="path-parameters-18"/></text:h>
      <text:p text:style-name="First_20_paragraph">creddef (required)</text:p>
      <text:p text:style-name="Text_20_body">Path Parameter — A unique string value identifying a credential definition.</text:p>
      <text:h text:style-name="Heading_20_3" text:outline-level="3"><text:bookmark-start text:name="request-headers-14"/>Request headers<text:bookmark-end text:name="request-headers-14"/></text:h>
      <text:h text:style-name="Heading_20_3" text:outline-level="3"><text:bookmark-start text:name="return-type-25"/>Return type<text:bookmark-end text:name="return-type-25"/></text:h>
      <text:p text:style-name="First_20_paragraph"><text:a xlink:type="simple" xlink:href="#indy_credential_definition" office:name=""><text:span text:style-name="Definition">indy_credential_definition</text:span></text:a></text:p>
      <text:h text:style-name="Heading_20_3" text:outline-level="3"><text:bookmark-start text:name="produces-32"/>Produces<text:bookmark-end text:name="produces-32"/></text:h>
      <text:p text:style-name="First_20_paragraph">This API call produces the following media types according to the Accept request header; the media type will be conveyed by the Content-Type response header.</text:p>
      <text:list text:style-name="L58">
        <text:list-item>
          <text:p text:style-name="P91"><text:span text:style-name="Source_Text">application/json</text:span></text:p>
        </text:list-item>
      </text:list>
      <text:h text:style-name="Heading_20_3" text:outline-level="3"><text:bookmark-start text:name="responses-32"/>Responses<text:bookmark-end text:name="responses-32"/></text:h>
      <text:h text:style-name="Heading_20_4" text:outline-level="4"><text:bookmark-start text:name="section-108"/>200<text:bookmark-end text:name="section-108"/></text:h>
      <text:p text:style-name="First_20_paragraph">Success <text:a xlink:type="simple" xlink:href="#indy_credential_definition" office:name=""><text:span text:style-name="Definition">indy_credential_definition</text:span></text:a></text:p>
      <text:h text:style-name="Heading_20_4" text:outline-level="4"><text:bookmark-start text:name="section-109"/>401<text:bookmark-end text:name="section-109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10"/>404<text:bookmark-end text:name="section-110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92">get /api/credentialdef</text:p>
      <text:p text:style-name="First_20_paragraph">List credential definitions of wallet stored in DB (apiCredentialdefGet)</text:p>
      <text:p text:style-name="Text_20_body">List credential definitions of wallet stored in DB</text:p>
      <text:h text:style-name="Heading_20_3" text:outline-level="3"><text:bookmark-start text:name="request-headers-15"/>Request headers<text:bookmark-end text:name="request-headers-15"/></text:h>
      <text:h text:style-name="Heading_20_3" text:outline-level="3"><text:bookmark-start text:name="return-type-26"/>Return type<text:bookmark-end text:name="return-type-26"/></text:h>
      <text:p text:style-name="First_20_paragraph">array[<text:a xlink:type="simple" xlink:href="#credential_definition" office:name=""><text:span text:style-name="Definition">credential_definition</text:span></text:a>]</text:p>
      <text:h text:style-name="Heading_20_3" text:outline-level="3"><text:bookmark-start text:name="produces-33"/>Produces<text:bookmark-end text:name="produces-33"/></text:h>
      <text:p text:style-name="First_20_paragraph">This API call produces the following media types according to the Accept request header; the media type will be conveyed by the Content-Type response header.</text:p>
      <text:list text:style-name="L59">
        <text:list-item>
          <text:p text:style-name="P93"><text:span text:style-name="Source_Text">application/json</text:span></text:p>
        </text:list-item>
      </text:list>
      <text:h text:style-name="Heading_20_3" text:outline-level="3"><text:bookmark-start text:name="responses-33"/>Responses<text:bookmark-end text:name="responses-33"/></text:h>
      <text:h text:style-name="Heading_20_4" text:outline-level="4"><text:bookmark-start text:name="section-111"/>200<text:bookmark-end text:name="section-111"/></text:h>
      <text:p text:style-name="First_20_paragraph">Success</text:p>
      <text:h text:style-name="Heading_20_4" text:outline-level="4"><text:bookmark-start text:name="section-112"/>401<text:bookmark-end text:name="section-112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13"/>404<text:bookmark-end text:name="section-113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94">post /api/credentialdef</text:p>
      <text:p text:style-name="First_20_paragraph">Create a credential definition (apiCredentialdefPost)</text:p>
      <text:p text:style-name="Text_20_body">Create a credential definition</text:p>
      <text:h text:style-name="Heading_20_3" text:outline-level="3"><text:bookmark-start text:name="consumes-11"/>Consumes<text:bookmark-end text:name="consumes-11"/></text:h>
      <text:p text:style-name="First_20_paragraph">This API call consumes the following media types via the Content-Type request header:</text:p>
      <text:list text:style-name="L60">
        <text:list-item>
          <text:p text:style-name="P95"><text:span text:style-name="Source_Text">application/json</text:span></text:p>
        </text:list-item>
      </text:list>
      <text:h text:style-name="Heading_20_3" text:outline-level="3"><text:bookmark-start text:name="request-body-11"/>Request body<text:bookmark-end text:name="request-body-11"/></text:h>
      <text:p text:style-name="First_20_paragraph">body <text:a xlink:type="simple" xlink:href="#credentialdef_post" office:name=""><text:span text:style-name="Definition">credentialdef_post</text:span></text:a> (optional)</text:p>
      <text:p text:style-name="Text_20_body">Body Parameter —</text:p>
      <text:h text:style-name="Heading_20_3" text:outline-level="3"><text:bookmark-start text:name="return-type-27"/>Return type<text:bookmark-end text:name="return-type-27"/></text:h>
      <text:p text:style-name="First_20_paragraph">Object</text:p>
      <text:h text:style-name="Heading_20_3" text:outline-level="3"><text:bookmark-start text:name="produces-34"/>Produces<text:bookmark-end text:name="produces-34"/></text:h>
      <text:p text:style-name="First_20_paragraph">This API call produces the following media types according to the Accept request header; the media type will be conveyed by the Content-Type response header.</text:p>
      <text:list text:style-name="L61">
        <text:list-item>
          <text:p text:style-name="P96"><text:span text:style-name="Source_Text">application/json</text:span></text:p>
        </text:list-item>
      </text:list>
      <text:h text:style-name="Heading_20_3" text:outline-level="3"><text:bookmark-start text:name="responses-34"/>Responses<text:bookmark-end text:name="responses-34"/></text:h>
      <text:h text:style-name="Heading_20_4" text:outline-level="4"><text:bookmark-start text:name="section-114"/>201<text:bookmark-end text:name="section-114"/></text:h>
      <text:p text:style-name="First_20_paragraph">Created <text:a xlink:type="simple" xlink:href="#Object" office:name=""><text:span text:style-name="Definition">Object</text:span></text:a></text:p>
      <text:h text:style-name="Heading_20_4" text:outline-level="4"><text:bookmark-start text:name="section-115"/>400<text:bookmark-end text:name="section-115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116"/>401<text:bookmark-end text:name="section-116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17"/>404<text:bookmark-end text:name="section-117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97">get /api/credentialoffer</text:p>
      <text:p text:style-name="First_20_paragraph">List credential offers (apiCredentialofferGet)</text:p>
      <text:p text:style-name="Text_20_body">List credential offers</text:p>
      <text:h text:style-name="Heading_20_3" text:outline-level="3"><text:bookmark-start text:name="request-headers-16"/>Request headers<text:bookmark-end text:name="request-headers-16"/></text:h>
      <text:h text:style-name="Heading_20_3" text:outline-level="3"><text:bookmark-start text:name="return-type-28"/>Return type<text:bookmark-end text:name="return-type-28"/></text:h>
      <text:p text:style-name="First_20_paragraph">array[<text:a xlink:type="simple" xlink:href="#credential_offer" office:name=""><text:span text:style-name="Definition">credential_offer</text:span></text:a>]</text:p>
      <text:h text:style-name="Heading_20_3" text:outline-level="3"><text:bookmark-start text:name="produces-35"/>Produces<text:bookmark-end text:name="produces-35"/></text:h>
      <text:p text:style-name="First_20_paragraph">This API call produces the following media types according to the Accept request header; the media type will be conveyed by the Content-Type response header.</text:p>
      <text:list text:style-name="L62">
        <text:list-item>
          <text:p text:style-name="P98"><text:span text:style-name="Source_Text">application/json</text:span></text:p>
        </text:list-item>
      </text:list>
      <text:h text:style-name="Heading_20_3" text:outline-level="3"><text:bookmark-start text:name="responses-35"/>Responses<text:bookmark-end text:name="responses-35"/></text:h>
      <text:h text:style-name="Heading_20_4" text:outline-level="4"><text:bookmark-start text:name="section-118"/>200<text:bookmark-end text:name="section-118"/></text:h>
      <text:p text:style-name="First_20_paragraph">Success</text:p>
      <text:h text:style-name="Heading_20_4" text:outline-level="4"><text:bookmark-start text:name="section-119"/>401<text:bookmark-end text:name="section-119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20"/>404<text:bookmark-end text:name="section-120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99">delete /api/credentialoffer/{id}</text:p>
      <text:p text:style-name="First_20_paragraph">Delete a credential offer (apiCredentialofferIdDelete)</text:p>
      <text:p text:style-name="Text_20_body">Delete a credential offer</text:p>
      <text:h text:style-name="Heading_20_3" text:outline-level="3"><text:bookmark-start text:name="path-parameters-19"/>Path parameters<text:bookmark-end text:name="path-parameters-19"/></text:h>
      <text:p text:style-name="First_20_paragraph">id (required)</text:p>
      <text:p text:style-name="Text_20_body">Path Parameter — A unique string value identifying a credential offer.</text:p>
      <text:h text:style-name="Heading_20_3" text:outline-level="3"><text:bookmark-start text:name="request-headers-17"/>Request headers<text:bookmark-end text:name="request-headers-17"/></text:h>
      <text:h text:style-name="Heading_20_3" text:outline-level="3"><text:bookmark-start text:name="produces-36"/>Produces<text:bookmark-end text:name="produces-36"/></text:h>
      <text:p text:style-name="First_20_paragraph">This API call produces the following media types according to the Accept request header; the media type will be conveyed by the Content-Type response header.</text:p>
      <text:list text:style-name="L63">
        <text:list-item>
          <text:p text:style-name="P100"><text:span text:style-name="Source_Text">application/json</text:span></text:p>
        </text:list-item>
      </text:list>
      <text:h text:style-name="Heading_20_3" text:outline-level="3"><text:bookmark-start text:name="responses-36"/>Responses<text:bookmark-end text:name="responses-36"/></text:h>
      <text:h text:style-name="Heading_20_4" text:outline-level="4"><text:bookmark-start text:name="section-121"/>204<text:bookmark-end text:name="section-121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122"/>401<text:bookmark-end text:name="section-122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23"/>404<text:bookmark-end text:name="section-123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01">get /api/credentialoffer/{id}</text:p>
      <text:p text:style-name="First_20_paragraph">Retrieve a credential offer (apiCredentialofferIdGet)</text:p>
      <text:p text:style-name="Text_20_body">Retrieve a credential offer</text:p>
      <text:h text:style-name="Heading_20_3" text:outline-level="3"><text:bookmark-start text:name="path-parameters-20"/>Path parameters<text:bookmark-end text:name="path-parameters-20"/></text:h>
      <text:p text:style-name="First_20_paragraph">id (required)</text:p>
      <text:p text:style-name="Text_20_body">Path Parameter — A unique string value identifying a credential offer.</text:p>
      <text:h text:style-name="Heading_20_3" text:outline-level="3"><text:bookmark-start text:name="request-headers-18"/>Request headers<text:bookmark-end text:name="request-headers-18"/></text:h>
      <text:h text:style-name="Heading_20_3" text:outline-level="3"><text:bookmark-start text:name="return-type-29"/>Return type<text:bookmark-end text:name="return-type-29"/></text:h>
      <text:p text:style-name="First_20_paragraph">array[<text:a xlink:type="simple" xlink:href="#credential_offer" office:name=""><text:span text:style-name="Definition">credential_offer</text:span></text:a>]</text:p>
      <text:h text:style-name="Heading_20_3" text:outline-level="3"><text:bookmark-start text:name="produces-37"/>Produces<text:bookmark-end text:name="produces-37"/></text:h>
      <text:p text:style-name="First_20_paragraph">This API call produces the following media types according to the Accept request header; the media type will be conveyed by the Content-Type response header.</text:p>
      <text:list text:style-name="L64">
        <text:list-item>
          <text:p text:style-name="P102"><text:span text:style-name="Source_Text">application/json</text:span></text:p>
        </text:list-item>
      </text:list>
      <text:h text:style-name="Heading_20_3" text:outline-level="3"><text:bookmark-start text:name="responses-37"/>Responses<text:bookmark-end text:name="responses-37"/></text:h>
      <text:h text:style-name="Heading_20_4" text:outline-level="4"><text:bookmark-start text:name="section-124"/>200<text:bookmark-end text:name="section-124"/></text:h>
      <text:p text:style-name="First_20_paragraph">Success</text:p>
      <text:h text:style-name="Heading_20_4" text:outline-level="4"><text:bookmark-start text:name="section-125"/>401<text:bookmark-end text:name="section-125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26"/>404<text:bookmark-end text:name="section-126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03">post /api/credentialoffer</text:p>
      <text:p text:style-name="First_20_paragraph">Create and send a credential offer (apiCredentialofferPost)</text:p>
      <text:p text:style-name="Text_20_body">Create and send a credential offer</text:p>
      <text:h text:style-name="Heading_20_3" text:outline-level="3"><text:bookmark-start text:name="consumes-12"/>Consumes<text:bookmark-end text:name="consumes-12"/></text:h>
      <text:p text:style-name="First_20_paragraph">This API call consumes the following media types via the Content-Type request header:</text:p>
      <text:list text:style-name="L65">
        <text:list-item>
          <text:p text:style-name="P104"><text:span text:style-name="Source_Text">application/json</text:span></text:p>
        </text:list-item>
      </text:list>
      <text:h text:style-name="Heading_20_3" text:outline-level="3"><text:bookmark-start text:name="request-body-12"/>Request body<text:bookmark-end text:name="request-body-12"/></text:h>
      <text:p text:style-name="First_20_paragraph">body <text:a xlink:type="simple" xlink:href="#credentialoffer_post" office:name=""><text:span text:style-name="Definition">credentialoffer_post</text:span></text:a> (optional)</text:p>
      <text:p text:style-name="Text_20_body">Body Parameter —</text:p>
      <text:h text:style-name="Heading_20_3" text:outline-level="3"><text:bookmark-start text:name="return-type-30"/>Return type<text:bookmark-end text:name="return-type-30"/></text:h>
      <text:p text:style-name="First_20_paragraph"><text:a xlink:type="simple" xlink:href="#credential_offer" office:name=""><text:span text:style-name="Definition">credential_offer</text:span></text:a></text:p>
      <text:h text:style-name="Heading_20_3" text:outline-level="3"><text:bookmark-start text:name="produces-38"/>Produces<text:bookmark-end text:name="produces-38"/></text:h>
      <text:p text:style-name="First_20_paragraph">This API call produces the following media types according to the Accept request header; the media type will be conveyed by the Content-Type response header.</text:p>
      <text:list text:style-name="L66">
        <text:list-item>
          <text:p text:style-name="P105"><text:span text:style-name="Source_Text">application/json</text:span></text:p>
        </text:list-item>
      </text:list>
      <text:h text:style-name="Heading_20_3" text:outline-level="3"><text:bookmark-start text:name="responses-38"/>Responses<text:bookmark-end text:name="responses-38"/></text:h>
      <text:h text:style-name="Heading_20_4" text:outline-level="4"><text:bookmark-start text:name="section-127"/>201<text:bookmark-end text:name="section-127"/></text:h>
      <text:p text:style-name="First_20_paragraph">Created <text:a xlink:type="simple" xlink:href="#credential_offer" office:name=""><text:span text:style-name="Definition">credential_offer</text:span></text:a></text:p>
      <text:h text:style-name="Heading_20_4" text:outline-level="4"><text:bookmark-start text:name="section-128"/>400<text:bookmark-end text:name="section-128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129"/>401<text:bookmark-end text:name="section-129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30"/>404<text:bookmark-end text:name="section-130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06">get /api/credentialrequest</text:p>
      <text:p text:style-name="First_20_paragraph">List credential requests (apiCredentialrequestGet)</text:p>
      <text:p text:style-name="Text_20_body">List credential requests</text:p>
      <text:h text:style-name="Heading_20_3" text:outline-level="3"><text:bookmark-start text:name="request-headers-19"/>Request headers<text:bookmark-end text:name="request-headers-19"/></text:h>
      <text:h text:style-name="Heading_20_3" text:outline-level="3"><text:bookmark-start text:name="return-type-31"/>Return type<text:bookmark-end text:name="return-type-31"/></text:h>
      <text:p text:style-name="First_20_paragraph"><text:a xlink:type="simple" xlink:href="#credential_request" office:name=""><text:span text:style-name="Definition">credential_request</text:span></text:a></text:p>
      <text:h text:style-name="Heading_20_3" text:outline-level="3"><text:bookmark-start text:name="produces-39"/>Produces<text:bookmark-end text:name="produces-39"/></text:h>
      <text:p text:style-name="First_20_paragraph">This API call produces the following media types according to the Accept request header; the media type will be conveyed by the Content-Type response header.</text:p>
      <text:list text:style-name="L67">
        <text:list-item>
          <text:p text:style-name="P107"><text:span text:style-name="Source_Text">application/json</text:span></text:p>
        </text:list-item>
      </text:list>
      <text:h text:style-name="Heading_20_3" text:outline-level="3"><text:bookmark-start text:name="responses-39"/>Responses<text:bookmark-end text:name="responses-39"/></text:h>
      <text:h text:style-name="Heading_20_4" text:outline-level="4"><text:bookmark-start text:name="section-131"/>200<text:bookmark-end text:name="section-131"/></text:h>
      <text:p text:style-name="First_20_paragraph">Success <text:a xlink:type="simple" xlink:href="#credential_request" office:name=""><text:span text:style-name="Definition">credential_request</text:span></text:a></text:p>
      <text:h text:style-name="Heading_20_4" text:outline-level="4"><text:bookmark-start text:name="section-132"/>401<text:bookmark-end text:name="section-132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33"/>404<text:bookmark-end text:name="section-133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08">delete /api/credentialrequest/{id}</text:p>
      <text:p text:style-name="First_20_paragraph">Delete a credential request (apiCredentialrequestIdDelete)</text:p>
      <text:p text:style-name="Text_20_body">Delete a credential request</text:p>
      <text:h text:style-name="Heading_20_3" text:outline-level="3"><text:bookmark-start text:name="path-parameters-21"/>Path parameters<text:bookmark-end text:name="path-parameters-21"/></text:h>
      <text:p text:style-name="First_20_paragraph">id (required)</text:p>
      <text:p text:style-name="Text_20_body">Path Parameter — A unique string value identifying a credential request.</text:p>
      <text:h text:style-name="Heading_20_3" text:outline-level="3"><text:bookmark-start text:name="request-headers-20"/>Request headers<text:bookmark-end text:name="request-headers-20"/></text:h>
      <text:h text:style-name="Heading_20_3" text:outline-level="3"><text:bookmark-start text:name="produces-40"/>Produces<text:bookmark-end text:name="produces-40"/></text:h>
      <text:p text:style-name="First_20_paragraph">This API call produces the following media types according to the Accept request header; the media type will be conveyed by the Content-Type response header.</text:p>
      <text:list text:style-name="L68">
        <text:list-item>
          <text:p text:style-name="P109"><text:span text:style-name="Source_Text">application/json</text:span></text:p>
        </text:list-item>
      </text:list>
      <text:h text:style-name="Heading_20_3" text:outline-level="3"><text:bookmark-start text:name="responses-40"/>Responses<text:bookmark-end text:name="responses-40"/></text:h>
      <text:h text:style-name="Heading_20_4" text:outline-level="4"><text:bookmark-start text:name="section-134"/>204<text:bookmark-end text:name="section-134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135"/>401<text:bookmark-end text:name="section-135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36"/>404<text:bookmark-end text:name="section-136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10">get /api/credentialrequest/{id}</text:p>
      <text:p text:style-name="First_20_paragraph">Retrieve a credential request (apiCredentialrequestIdGet)</text:p>
      <text:p text:style-name="Text_20_body">Retrieve a credential request</text:p>
      <text:h text:style-name="Heading_20_3" text:outline-level="3"><text:bookmark-start text:name="path-parameters-22"/>Path parameters<text:bookmark-end text:name="path-parameters-22"/></text:h>
      <text:p text:style-name="First_20_paragraph">id (required)</text:p>
      <text:p text:style-name="Text_20_body">Path Parameter — A unique string value identifying a credential request.</text:p>
      <text:h text:style-name="Heading_20_3" text:outline-level="3"><text:bookmark-start text:name="request-headers-21"/>Request headers<text:bookmark-end text:name="request-headers-21"/></text:h>
      <text:h text:style-name="Heading_20_3" text:outline-level="3"><text:bookmark-start text:name="return-type-32"/>Return type<text:bookmark-end text:name="return-type-32"/></text:h>
      <text:p text:style-name="First_20_paragraph"><text:a xlink:type="simple" xlink:href="#credential_request" office:name=""><text:span text:style-name="Definition">credential_request</text:span></text:a></text:p>
      <text:h text:style-name="Heading_20_3" text:outline-level="3"><text:bookmark-start text:name="produces-41"/>Produces<text:bookmark-end text:name="produces-41"/></text:h>
      <text:p text:style-name="First_20_paragraph">This API call produces the following media types according to the Accept request header; the media type will be conveyed by the Content-Type response header.</text:p>
      <text:list text:style-name="L69">
        <text:list-item>
          <text:p text:style-name="P111"><text:span text:style-name="Source_Text">application/json</text:span></text:p>
        </text:list-item>
      </text:list>
      <text:h text:style-name="Heading_20_3" text:outline-level="3"><text:bookmark-start text:name="responses-41"/>Responses<text:bookmark-end text:name="responses-41"/></text:h>
      <text:h text:style-name="Heading_20_4" text:outline-level="4"><text:bookmark-start text:name="section-137"/>200<text:bookmark-end text:name="section-137"/></text:h>
      <text:p text:style-name="First_20_paragraph">Success <text:a xlink:type="simple" xlink:href="#credential_request" office:name=""><text:span text:style-name="Definition">credential_request</text:span></text:a></text:p>
      <text:h text:style-name="Heading_20_4" text:outline-level="4"><text:bookmark-start text:name="section-138"/>401<text:bookmark-end text:name="section-138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39"/>404<text:bookmark-end text:name="section-139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12">post /api/credentialrequest</text:p>
      <text:p text:style-name="First_20_paragraph">Accept credential offer and create credential request (apiCredentialrequestPost)</text:p>
      <text:p text:style-name="Text_20_body">Accept credential offer and create credential request</text:p>
      <text:h text:style-name="Heading_20_3" text:outline-level="3"><text:bookmark-start text:name="consumes-13"/>Consumes<text:bookmark-end text:name="consumes-13"/></text:h>
      <text:p text:style-name="First_20_paragraph">This API call consumes the following media types via the Content-Type request header:</text:p>
      <text:list text:style-name="L70">
        <text:list-item>
          <text:p text:style-name="P113"><text:span text:style-name="Source_Text">application/json</text:span></text:p>
        </text:list-item>
      </text:list>
      <text:h text:style-name="Heading_20_3" text:outline-level="3"><text:bookmark-start text:name="request-body-13"/>Request body<text:bookmark-end text:name="request-body-13"/></text:h>
      <text:p text:style-name="First_20_paragraph">body <text:a xlink:type="simple" xlink:href="#credentialrequest_post" office:name=""><text:span text:style-name="Definition">credentialrequest_post</text:span></text:a> (optional)</text:p>
      <text:p text:style-name="Text_20_body">Body Parameter —</text:p>
      <text:h text:style-name="Heading_20_3" text:outline-level="3"><text:bookmark-start text:name="return-type-33"/>Return type<text:bookmark-end text:name="return-type-33"/></text:h>
      <text:p text:style-name="First_20_paragraph"><text:a xlink:type="simple" xlink:href="#credential_request" office:name=""><text:span text:style-name="Definition">credential_request</text:span></text:a></text:p>
      <text:h text:style-name="Heading_20_3" text:outline-level="3"><text:bookmark-start text:name="produces-42"/>Produces<text:bookmark-end text:name="produces-42"/></text:h>
      <text:p text:style-name="First_20_paragraph">This API call produces the following media types according to the Accept request header; the media type will be conveyed by the Content-Type response header.</text:p>
      <text:list text:style-name="L71">
        <text:list-item>
          <text:p text:style-name="P114"><text:span text:style-name="Source_Text">application/json</text:span></text:p>
        </text:list-item>
      </text:list>
      <text:h text:style-name="Heading_20_3" text:outline-level="3"><text:bookmark-start text:name="responses-42"/>Responses<text:bookmark-end text:name="responses-42"/></text:h>
      <text:h text:style-name="Heading_20_4" text:outline-level="4"><text:bookmark-start text:name="section-140"/>201<text:bookmark-end text:name="section-140"/></text:h>
      <text:p text:style-name="First_20_paragraph">Created <text:a xlink:type="simple" xlink:href="#credential_request" office:name=""><text:span text:style-name="Definition">credential_request</text:span></text:a></text:p>
      <text:h text:style-name="Heading_20_4" text:outline-level="4"><text:bookmark-start text:name="section-141"/>400<text:bookmark-end text:name="section-141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142"/>401<text:bookmark-end text:name="section-142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43"/>404<text:bookmark-end text:name="section-143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h text:style-name="Heading_20_1" text:outline-level="1"><text:bookmark-start text:name="indyschema-1"/>Indyschema<text:bookmark-end text:name="indyschema-1"/></text:h>
      <text:p text:style-name="First_20_paragraph"/>
      <text:p text:style-name="P115">get /api/indyschema</text:p>
      <text:p text:style-name="First_20_paragraph">List low-level indy schemas (apiIndyschemaGet)</text:p>
      <text:p text:style-name="Text_20_body">List low-level indy schemas</text:p>
      <text:h text:style-name="Heading_20_3" text:outline-level="3"><text:bookmark-start text:name="request-headers-22"/>Request headers<text:bookmark-end text:name="request-headers-22"/></text:h>
      <text:h text:style-name="Heading_20_3" text:outline-level="3"><text:bookmark-start text:name="return-type-34"/>Return type<text:bookmark-end text:name="return-type-34"/></text:h>
      <text:p text:style-name="First_20_paragraph">array[<text:a xlink:type="simple" xlink:href="#indy_schema_db" office:name=""><text:span text:style-name="Definition">indy_schema_db</text:span></text:a>]</text:p>
      <text:h text:style-name="Heading_20_3" text:outline-level="3"><text:bookmark-start text:name="produces-43"/>Produces<text:bookmark-end text:name="produces-43"/></text:h>
      <text:p text:style-name="First_20_paragraph">This API call produces the following media types according to the Accept request header; the media type will be conveyed by the Content-Type response header.</text:p>
      <text:list text:style-name="L72">
        <text:list-item>
          <text:p text:style-name="P116"><text:span text:style-name="Source_Text">application/json</text:span></text:p>
        </text:list-item>
      </text:list>
      <text:h text:style-name="Heading_20_3" text:outline-level="3"><text:bookmark-start text:name="responses-43"/>Responses<text:bookmark-end text:name="responses-43"/></text:h>
      <text:h text:style-name="Heading_20_4" text:outline-level="4"><text:bookmark-start text:name="section-144"/>200<text:bookmark-end text:name="section-144"/></text:h>
      <text:p text:style-name="First_20_paragraph">Success</text:p>
      <text:h text:style-name="Heading_20_4" text:outline-level="4"><text:bookmark-start text:name="section-145"/>401<text:bookmark-end text:name="section-145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46"/>404<text:bookmark-end text:name="section-146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17">post /api/indyschema</text:p>
      <text:p text:style-name="First_20_paragraph">Create a low-level indy schema (apiIndyschemaPost)</text:p>
      <text:p text:style-name="Text_20_body">Create a low-level indy schema</text:p>
      <text:h text:style-name="Heading_20_3" text:outline-level="3"><text:bookmark-start text:name="consumes-14"/>Consumes<text:bookmark-end text:name="consumes-14"/></text:h>
      <text:p text:style-name="First_20_paragraph">This API call consumes the following media types via the Content-Type request header:</text:p>
      <text:list text:style-name="L73">
        <text:list-item>
          <text:p text:style-name="P118"><text:span text:style-name="Source_Text">application/json</text:span></text:p>
        </text:list-item>
      </text:list>
      <text:h text:style-name="Heading_20_3" text:outline-level="3"><text:bookmark-start text:name="request-body-14"/>Request body<text:bookmark-end text:name="request-body-14"/></text:h>
      <text:p text:style-name="First_20_paragraph">body <text:a xlink:type="simple" xlink:href="#indyschema_post" office:name=""><text:span text:style-name="Definition">indyschema_post</text:span></text:a> (optional)</text:p>
      <text:p text:style-name="Text_20_body">Body Parameter —</text:p>
      <text:h text:style-name="Heading_20_3" text:outline-level="3"><text:bookmark-start text:name="return-type-35"/>Return type<text:bookmark-end text:name="return-type-35"/></text:h>
      <text:p text:style-name="First_20_paragraph"><text:a xlink:type="simple" xlink:href="#indy_schema_db" office:name=""><text:span text:style-name="Definition">indy_schema_db</text:span></text:a></text:p>
      <text:h text:style-name="Heading_20_3" text:outline-level="3"><text:bookmark-start text:name="produces-44"/>Produces<text:bookmark-end text:name="produces-44"/></text:h>
      <text:p text:style-name="First_20_paragraph">This API call produces the following media types according to the Accept request header; the media type will be conveyed by the Content-Type response header.</text:p>
      <text:list text:style-name="L74">
        <text:list-item>
          <text:p text:style-name="P119"><text:span text:style-name="Source_Text">application/json</text:span></text:p>
        </text:list-item>
      </text:list>
      <text:h text:style-name="Heading_20_3" text:outline-level="3"><text:bookmark-start text:name="responses-44"/>Responses<text:bookmark-end text:name="responses-44"/></text:h>
      <text:h text:style-name="Heading_20_4" text:outline-level="4"><text:bookmark-start text:name="section-147"/>201<text:bookmark-end text:name="section-147"/></text:h>
      <text:p text:style-name="First_20_paragraph">Created <text:a xlink:type="simple" xlink:href="#indy_schema_db" office:name=""><text:span text:style-name="Definition">indy_schema_db</text:span></text:a></text:p>
      <text:h text:style-name="Heading_20_4" text:outline-level="4"><text:bookmark-start text:name="section-148"/>400<text:bookmark-end text:name="section-148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149"/>401<text:bookmark-end text:name="section-149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50"/>404<text:bookmark-end text:name="section-150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20">get /api/indyschema/{schemaid}</text:p>
      <text:p text:style-name="First_20_paragraph">Retrieve a low-level indy schema (apiIndyschemaSchemaidGet)</text:p>
      <text:p text:style-name="Text_20_body">Retrieve a low-level indy schema</text:p>
      <text:h text:style-name="Heading_20_3" text:outline-level="3"><text:bookmark-start text:name="path-parameters-23"/>Path parameters<text:bookmark-end text:name="path-parameters-23"/></text:h>
      <text:p text:style-name="First_20_paragraph">schemaid (required)</text:p>
      <text:p text:style-name="Text_20_body">Path Parameter — A unique string value identifying this schema.</text:p>
      <text:h text:style-name="Heading_20_3" text:outline-level="3"><text:bookmark-start text:name="request-headers-23"/>Request headers<text:bookmark-end text:name="request-headers-23"/></text:h>
      <text:h text:style-name="Heading_20_3" text:outline-level="3"><text:bookmark-start text:name="return-type-36"/>Return type<text:bookmark-end text:name="return-type-36"/></text:h>
      <text:p text:style-name="First_20_paragraph"><text:a xlink:type="simple" xlink:href="#indy_schema" office:name=""><text:span text:style-name="Definition">indy_schema</text:span></text:a></text:p>
      <text:h text:style-name="Heading_20_3" text:outline-level="3"><text:bookmark-start text:name="produces-45"/>Produces<text:bookmark-end text:name="produces-45"/></text:h>
      <text:p text:style-name="First_20_paragraph">This API call produces the following media types according to the Accept request header; the media type will be conveyed by the Content-Type response header.</text:p>
      <text:list text:style-name="L75">
        <text:list-item>
          <text:p text:style-name="P121"><text:span text:style-name="Source_Text">application/json</text:span></text:p>
        </text:list-item>
      </text:list>
      <text:h text:style-name="Heading_20_3" text:outline-level="3"><text:bookmark-start text:name="responses-45"/>Responses<text:bookmark-end text:name="responses-45"/></text:h>
      <text:h text:style-name="Heading_20_4" text:outline-level="4"><text:bookmark-start text:name="section-151"/>200<text:bookmark-end text:name="section-151"/></text:h>
      <text:p text:style-name="First_20_paragraph">Success <text:a xlink:type="simple" xlink:href="#indy_schema" office:name=""><text:span text:style-name="Definition">indy_schema</text:span></text:a></text:p>
      <text:h text:style-name="Heading_20_4" text:outline-level="4"><text:bookmark-start text:name="section-152"/>401<text:bookmark-end text:name="section-152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53"/>404<text:bookmark-end text:name="section-153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h text:style-name="Heading_20_1" text:outline-level="1"><text:bookmark-start text:name="issuer-1"/>Issuer<text:bookmark-end text:name="issuer-1"/></text:h>
      <text:p text:style-name="First_20_paragraph"/>
      <text:p text:style-name="P122">get /api/attribute/type</text:p>
      <text:p text:style-name="First_20_paragraph">The types supported by the high-level schema language (apiAttributeTypeGet)</text:p>
      <text:p text:style-name="Text_20_body">The types supported by the high-level schema language</text:p>
      <text:h text:style-name="Heading_20_3" text:outline-level="3"><text:bookmark-start text:name="return-type-37"/>Return type<text:bookmark-end text:name="return-type-37"/></text:h>
      <text:p text:style-name="First_20_paragraph">array[String]</text:p>
      <text:h text:style-name="Heading_20_3" text:outline-level="3"><text:bookmark-start text:name="produces-46"/>Produces<text:bookmark-end text:name="produces-46"/></text:h>
      <text:p text:style-name="First_20_paragraph">This API call produces the following media types according to the Accept request header; the media type will be conveyed by the Content-Type response header.</text:p>
      <text:list text:style-name="L76">
        <text:list-item>
          <text:p text:style-name="P123"><text:span text:style-name="Source_Text">application/json</text:span></text:p>
        </text:list-item>
      </text:list>
      <text:h text:style-name="Heading_20_3" text:outline-level="3"><text:bookmark-start text:name="responses-46"/>Responses<text:bookmark-end text:name="responses-46"/></text:h>
      <text:h text:style-name="Heading_20_4" text:outline-level="4"><text:bookmark-start text:name="section-154"/>200<text:bookmark-end text:name="section-154"/></text:h>
      <text:p text:style-name="First_20_paragraph">All the names of the supported types by the schema-compiler</text:p>
      <text:p text:style-name="Horizontal_20_Line"/>
      <text:p text:style-name="First_20_paragraph"/>
      <text:p text:style-name="P124">get /api/connection/{myDid}</text:p>
      <text:p text:style-name="First_20_paragraph">Retrieve a (pending) connection (apiConnectionMyDidGet)</text:p>
      <text:p text:style-name="Text_20_body">Retrieve a (pending) connection</text:p>
      <text:h text:style-name="Heading_20_3" text:outline-level="3"><text:bookmark-start text:name="path-parameters-24"/>Path parameters<text:bookmark-end text:name="path-parameters-24"/></text:h>
      <text:p text:style-name="First_20_paragraph">myDid (required)</text:p>
      <text:p text:style-name="Text_20_body">Path Parameter — A unique did used in a pairwise</text:p>
      <text:h text:style-name="Heading_20_3" text:outline-level="3"><text:bookmark-start text:name="request-headers-24"/>Request headers<text:bookmark-end text:name="request-headers-24"/></text:h>
      <text:h text:style-name="Heading_20_3" text:outline-level="3"><text:bookmark-start text:name="return-type-38"/>Return type<text:bookmark-end text:name="return-type-38"/></text:h>
      <text:p text:style-name="First_20_paragraph">Object</text:p>
      <text:h text:style-name="Heading_20_3" text:outline-level="3"><text:bookmark-start text:name="produces-47"/>Produces<text:bookmark-end text:name="produces-47"/></text:h>
      <text:p text:style-name="First_20_paragraph">This API call produces the following media types according to the Accept request header; the media type will be conveyed by the Content-Type response header.</text:p>
      <text:list text:style-name="L77">
        <text:list-item>
          <text:p text:style-name="P125"><text:span text:style-name="Source_Text">application/json</text:span></text:p>
        </text:list-item>
      </text:list>
      <text:h text:style-name="Heading_20_3" text:outline-level="3"><text:bookmark-start text:name="responses-47"/>Responses<text:bookmark-end text:name="responses-47"/></text:h>
      <text:h text:style-name="Heading_20_4" text:outline-level="4"><text:bookmark-start text:name="section-155"/>200<text:bookmark-end text:name="section-155"/></text:h>
      <text:p text:style-name="First_20_paragraph"><text:a xlink:type="simple" xlink:href="#Object" office:name=""><text:span text:style-name="Definition">Object</text:span></text:a></text:p>
      <text:h text:style-name="Heading_20_4" text:outline-level="4"><text:bookmark-start text:name="section-156"/>401<text:bookmark-end text:name="section-156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57"/>404<text:bookmark-end text:name="section-157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26">delete /api/connectionoffer/{connectionOfferId}</text:p>
      <text:p text:style-name="First_20_paragraph">Delete a connection offer by _id (apiConnectionofferConnectionOfferIdDelete)</text:p>
      <text:p text:style-name="Text_20_body">Delete a connection offer by _id</text:p>
      <text:h text:style-name="Heading_20_3" text:outline-level="3"><text:bookmark-start text:name="path-parameters-25"/>Path parameters<text:bookmark-end text:name="path-parameters-25"/></text:h>
      <text:p text:style-name="First_20_paragraph">connectionOfferId (required)</text:p>
      <text:p text:style-name="Text_20_body">Path Parameter — connection offer _id</text:p>
      <text:h text:style-name="Heading_20_3" text:outline-level="3"><text:bookmark-start text:name="request-headers-25"/>Request headers<text:bookmark-end text:name="request-headers-25"/></text:h>
      <text:h text:style-name="Heading_20_3" text:outline-level="3"><text:bookmark-start text:name="produces-48"/>Produces<text:bookmark-end text:name="produces-48"/></text:h>
      <text:p text:style-name="First_20_paragraph">This API call produces the following media types according to the Accept request header; the media type will be conveyed by the Content-Type response header.</text:p>
      <text:list text:style-name="L78">
        <text:list-item>
          <text:p text:style-name="P127"><text:span text:style-name="Source_Text">application/json</text:span></text:p>
        </text:list-item>
      </text:list>
      <text:h text:style-name="Heading_20_3" text:outline-level="3"><text:bookmark-start text:name="responses-48"/>Responses<text:bookmark-end text:name="responses-48"/></text:h>
      <text:h text:style-name="Heading_20_4" text:outline-level="4"><text:bookmark-start text:name="section-158"/>204<text:bookmark-end text:name="section-158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159"/>401<text:bookmark-end text:name="section-159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60"/>404<text:bookmark-end text:name="section-160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28">get /api/connectionoffer/{connectionOfferId}</text:p>
      <text:p text:style-name="First_20_paragraph">Retrieve a connection offer by _id (apiConnectionofferConnectionOfferIdGet)</text:p>
      <text:p text:style-name="Text_20_body">Retrieve a connection offer by _id</text:p>
      <text:h text:style-name="Heading_20_3" text:outline-level="3"><text:bookmark-start text:name="path-parameters-26"/>Path parameters<text:bookmark-end text:name="path-parameters-26"/></text:h>
      <text:p text:style-name="First_20_paragraph">connectionOfferId (required)</text:p>
      <text:p text:style-name="Text_20_body">Path Parameter — connection offer _id</text:p>
      <text:h text:style-name="Heading_20_3" text:outline-level="3"><text:bookmark-start text:name="request-headers-26"/>Request headers<text:bookmark-end text:name="request-headers-26"/></text:h>
      <text:h text:style-name="Heading_20_3" text:outline-level="3"><text:bookmark-start text:name="return-type-39"/>Return type<text:bookmark-end text:name="return-type-39"/></text:h>
      <text:p text:style-name="First_20_paragraph"><text:a xlink:type="simple" xlink:href="#connection_offer" office:name=""><text:span text:style-name="Definition">connection_offer</text:span></text:a></text:p>
      <text:h text:style-name="Heading_20_3" text:outline-level="3"><text:bookmark-start text:name="produces-49"/>Produces<text:bookmark-end text:name="produces-49"/></text:h>
      <text:p text:style-name="First_20_paragraph">This API call produces the following media types according to the Accept request header; the media type will be conveyed by the Content-Type response header.</text:p>
      <text:list text:style-name="L79">
        <text:list-item>
          <text:p text:style-name="P129"><text:span text:style-name="Source_Text">application/json</text:span></text:p>
        </text:list-item>
      </text:list>
      <text:h text:style-name="Heading_20_3" text:outline-level="3"><text:bookmark-start text:name="responses-49"/>Responses<text:bookmark-end text:name="responses-49"/></text:h>
      <text:h text:style-name="Heading_20_4" text:outline-level="4"><text:bookmark-start text:name="section-161"/>200<text:bookmark-end text:name="section-161"/></text:h>
      <text:p text:style-name="First_20_paragraph">Success <text:a xlink:type="simple" xlink:href="#connection_offer" office:name=""><text:span text:style-name="Definition">connection_offer</text:span></text:a></text:p>
      <text:h text:style-name="Heading_20_4" text:outline-level="4"><text:bookmark-start text:name="section-162"/>401<text:bookmark-end text:name="section-162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63"/>404<text:bookmark-end text:name="section-163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30">get /api/connectionoffer</text:p>
      <text:p text:style-name="First_20_paragraph">List all my connection offers (apiConnectionofferGet)</text:p>
      <text:p text:style-name="Text_20_body">List all my connection offers</text:p>
      <text:h text:style-name="Heading_20_3" text:outline-level="3"><text:bookmark-start text:name="request-headers-27"/>Request headers<text:bookmark-end text:name="request-headers-27"/></text:h>
      <text:h text:style-name="Heading_20_3" text:outline-level="3"><text:bookmark-start text:name="return-type-40"/>Return type<text:bookmark-end text:name="return-type-40"/></text:h>
      <text:p text:style-name="First_20_paragraph">array[<text:a xlink:type="simple" xlink:href="#connection_offer" office:name=""><text:span text:style-name="Definition">connection_offer</text:span></text:a>]</text:p>
      <text:h text:style-name="Heading_20_3" text:outline-level="3"><text:bookmark-start text:name="produces-50"/>Produces<text:bookmark-end text:name="produces-50"/></text:h>
      <text:p text:style-name="First_20_paragraph">This API call produces the following media types according to the Accept request header; the media type will be conveyed by the Content-Type response header.</text:p>
      <text:list text:style-name="L80">
        <text:list-item>
          <text:p text:style-name="P131"><text:span text:style-name="Source_Text">application/json</text:span></text:p>
        </text:list-item>
      </text:list>
      <text:h text:style-name="Heading_20_3" text:outline-level="3"><text:bookmark-start text:name="responses-50"/>Responses<text:bookmark-end text:name="responses-50"/></text:h>
      <text:h text:style-name="Heading_20_4" text:outline-level="4"><text:bookmark-start text:name="section-164"/>200<text:bookmark-end text:name="section-164"/></text:h>
      <text:p text:style-name="First_20_paragraph">Success</text:p>
      <text:h text:style-name="Heading_20_4" text:outline-level="4"><text:bookmark-start text:name="section-165"/>401<text:bookmark-end text:name="section-165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66"/>404<text:bookmark-end text:name="section-166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32">post /api/connectionoffer</text:p>
      <text:p text:style-name="First_20_paragraph">Create a new connection offer (apiConnectionofferPost)</text:p>
      <text:p text:style-name="Text_20_body">Create a new connection offer</text:p>
      <text:h text:style-name="Heading_20_3" text:outline-level="3"><text:bookmark-start text:name="consumes-15"/>Consumes<text:bookmark-end text:name="consumes-15"/></text:h>
      <text:p text:style-name="First_20_paragraph">This API call consumes the following media types via the Content-Type request header:</text:p>
      <text:list text:style-name="L81">
        <text:list-item>
          <text:p text:style-name="P133"><text:span text:style-name="Source_Text">application/json</text:span></text:p>
        </text:list-item>
      </text:list>
      <text:h text:style-name="Heading_20_3" text:outline-level="3"><text:bookmark-start text:name="request-body-15"/>Request body<text:bookmark-end text:name="request-body-15"/></text:h>
      <text:p text:style-name="First_20_paragraph">body <text:a xlink:type="simple" xlink:href="#connectionoffer_post" office:name=""><text:span text:style-name="Definition">connectionoffer_post</text:span></text:a> (optional)</text:p>
      <text:p text:style-name="Text_20_body">Body Parameter —</text:p>
      <text:h text:style-name="Heading_20_3" text:outline-level="3"><text:bookmark-start text:name="return-type-41"/>Return type<text:bookmark-end text:name="return-type-41"/></text:h>
      <text:p text:style-name="First_20_paragraph"><text:a xlink:type="simple" xlink:href="#connection_offer" office:name=""><text:span text:style-name="Definition">connection_offer</text:span></text:a></text:p>
      <text:h text:style-name="Heading_20_3" text:outline-level="3"><text:bookmark-start text:name="produces-51"/>Produces<text:bookmark-end text:name="produces-51"/></text:h>
      <text:p text:style-name="First_20_paragraph">This API call produces the following media types according to the Accept request header; the media type will be conveyed by the Content-Type response header.</text:p>
      <text:list text:style-name="L82">
        <text:list-item>
          <text:p text:style-name="P134"><text:span text:style-name="Source_Text">application/json</text:span></text:p>
        </text:list-item>
      </text:list>
      <text:h text:style-name="Heading_20_3" text:outline-level="3"><text:bookmark-start text:name="responses-51"/>Responses<text:bookmark-end text:name="responses-51"/></text:h>
      <text:h text:style-name="Heading_20_4" text:outline-level="4"><text:bookmark-start text:name="section-167"/>201<text:bookmark-end text:name="section-167"/></text:h>
      <text:p text:style-name="First_20_paragraph">Created <text:a xlink:type="simple" xlink:href="#connection_offer" office:name=""><text:span text:style-name="Definition">connection_offer</text:span></text:a></text:p>
      <text:h text:style-name="Heading_20_4" text:outline-level="4"><text:bookmark-start text:name="section-168"/>400<text:bookmark-end text:name="section-168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169"/>401<text:bookmark-end text:name="section-169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70"/>404<text:bookmark-end text:name="section-170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35">delete /api/connectionrequest/{connectionRequestId}</text:p>
      <text:p text:style-name="First_20_paragraph">Delete a connection request by _id (apiConnectionrequestConnectionRequestIdDelete)</text:p>
      <text:p text:style-name="Text_20_body">Delete a connection request by _id</text:p>
      <text:h text:style-name="Heading_20_3" text:outline-level="3"><text:bookmark-start text:name="path-parameters-27"/>Path parameters<text:bookmark-end text:name="path-parameters-27"/></text:h>
      <text:p text:style-name="First_20_paragraph">connectionRequestId (required)</text:p>
      <text:p text:style-name="Text_20_body">Path Parameter — connection request _id</text:p>
      <text:h text:style-name="Heading_20_3" text:outline-level="3"><text:bookmark-start text:name="request-headers-28"/>Request headers<text:bookmark-end text:name="request-headers-28"/></text:h>
      <text:h text:style-name="Heading_20_3" text:outline-level="3"><text:bookmark-start text:name="produces-52"/>Produces<text:bookmark-end text:name="produces-52"/></text:h>
      <text:p text:style-name="First_20_paragraph">This API call produces the following media types according to the Accept request header; the media type will be conveyed by the Content-Type response header.</text:p>
      <text:list text:style-name="L83">
        <text:list-item>
          <text:p text:style-name="P136"><text:span text:style-name="Source_Text">application/json</text:span></text:p>
        </text:list-item>
      </text:list>
      <text:h text:style-name="Heading_20_3" text:outline-level="3"><text:bookmark-start text:name="responses-52"/>Responses<text:bookmark-end text:name="responses-52"/></text:h>
      <text:h text:style-name="Heading_20_4" text:outline-level="4"><text:bookmark-start text:name="section-171"/>204<text:bookmark-end text:name="section-171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172"/>401<text:bookmark-end text:name="section-172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73"/>404<text:bookmark-end text:name="section-173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37">get /api/connectionrequest/{connectionRequestId}</text:p>
      <text:p text:style-name="First_20_paragraph">Retrieve a connection request by _id (apiConnectionrequestConnectionRequestIdGet)</text:p>
      <text:p text:style-name="Text_20_body">Retrieve a connection request by _id</text:p>
      <text:h text:style-name="Heading_20_3" text:outline-level="3"><text:bookmark-start text:name="path-parameters-28"/>Path parameters<text:bookmark-end text:name="path-parameters-28"/></text:h>
      <text:p text:style-name="First_20_paragraph">connectionRequestId (required)</text:p>
      <text:p text:style-name="Text_20_body">Path Parameter — connection request _id</text:p>
      <text:h text:style-name="Heading_20_3" text:outline-level="3"><text:bookmark-start text:name="request-headers-29"/>Request headers<text:bookmark-end text:name="request-headers-29"/></text:h>
      <text:h text:style-name="Heading_20_3" text:outline-level="3"><text:bookmark-start text:name="return-type-42"/>Return type<text:bookmark-end text:name="return-type-42"/></text:h>
      <text:p text:style-name="First_20_paragraph"><text:a xlink:type="simple" xlink:href="#connection_request" office:name=""><text:span text:style-name="Definition">connection_request</text:span></text:a></text:p>
      <text:h text:style-name="Heading_20_3" text:outline-level="3"><text:bookmark-start text:name="produces-53"/>Produces<text:bookmark-end text:name="produces-53"/></text:h>
      <text:p text:style-name="First_20_paragraph">This API call produces the following media types according to the Accept request header; the media type will be conveyed by the Content-Type response header.</text:p>
      <text:list text:style-name="L84">
        <text:list-item>
          <text:p text:style-name="P138"><text:span text:style-name="Source_Text">application/json</text:span></text:p>
        </text:list-item>
      </text:list>
      <text:h text:style-name="Heading_20_3" text:outline-level="3"><text:bookmark-start text:name="responses-53"/>Responses<text:bookmark-end text:name="responses-53"/></text:h>
      <text:h text:style-name="Heading_20_4" text:outline-level="4"><text:bookmark-start text:name="section-174"/>200<text:bookmark-end text:name="section-174"/></text:h>
      <text:p text:style-name="First_20_paragraph">Success <text:a xlink:type="simple" xlink:href="#connection_request" office:name=""><text:span text:style-name="Definition">connection_request</text:span></text:a></text:p>
      <text:h text:style-name="Heading_20_4" text:outline-level="4"><text:bookmark-start text:name="section-175"/>401<text:bookmark-end text:name="section-175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76"/>404<text:bookmark-end text:name="section-176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39">get /api/connectionrequest</text:p>
      <text:p text:style-name="First_20_paragraph">List all my connection requests (apiConnectionrequestGet)</text:p>
      <text:p text:style-name="Text_20_body">List all my connection requests</text:p>
      <text:h text:style-name="Heading_20_3" text:outline-level="3"><text:bookmark-start text:name="request-headers-30"/>Request headers<text:bookmark-end text:name="request-headers-30"/></text:h>
      <text:h text:style-name="Heading_20_3" text:outline-level="3"><text:bookmark-start text:name="return-type-43"/>Return type<text:bookmark-end text:name="return-type-43"/></text:h>
      <text:p text:style-name="First_20_paragraph">array[<text:a xlink:type="simple" xlink:href="#connection_request" office:name=""><text:span text:style-name="Definition">connection_request</text:span></text:a>]</text:p>
      <text:h text:style-name="Heading_20_3" text:outline-level="3"><text:bookmark-start text:name="produces-54"/>Produces<text:bookmark-end text:name="produces-54"/></text:h>
      <text:p text:style-name="First_20_paragraph">This API call produces the following media types according to the Accept request header; the media type will be conveyed by the Content-Type response header.</text:p>
      <text:list text:style-name="L85">
        <text:list-item>
          <text:p text:style-name="P140"><text:span text:style-name="Source_Text">application/json</text:span></text:p>
        </text:list-item>
      </text:list>
      <text:h text:style-name="Heading_20_3" text:outline-level="3"><text:bookmark-start text:name="responses-54"/>Responses<text:bookmark-end text:name="responses-54"/></text:h>
      <text:h text:style-name="Heading_20_4" text:outline-level="4"><text:bookmark-start text:name="section-177"/>200<text:bookmark-end text:name="section-177"/></text:h>
      <text:p text:style-name="First_20_paragraph">Success</text:p>
      <text:h text:style-name="Heading_20_4" text:outline-level="4"><text:bookmark-start text:name="section-178"/>401<text:bookmark-end text:name="section-178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79"/>404<text:bookmark-end text:name="section-179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41">post /api/connectionrequest</text:p>
      <text:p text:style-name="First_20_paragraph">Accept a connection offer and/or send a connection request (apiConnectionrequestPost)</text:p>
      <text:p text:style-name="Text_20_body">Accept a connection offer and/or send a connection request</text:p>
      <text:h text:style-name="Heading_20_3" text:outline-level="3"><text:bookmark-start text:name="consumes-16"/>Consumes<text:bookmark-end text:name="consumes-16"/></text:h>
      <text:p text:style-name="First_20_paragraph">This API call consumes the following media types via the Content-Type request header:</text:p>
      <text:list text:style-name="L86">
        <text:list-item>
          <text:p text:style-name="P142"><text:span text:style-name="Source_Text">application/json</text:span></text:p>
        </text:list-item>
      </text:list>
      <text:h text:style-name="Heading_20_3" text:outline-level="3"><text:bookmark-start text:name="request-body-16"/>Request body<text:bookmark-end text:name="request-body-16"/></text:h>
      <text:p text:style-name="First_20_paragraph">body <text:a xlink:type="simple" xlink:href="#connectionrequest_post" office:name=""><text:span text:style-name="Definition">connectionrequest_post</text:span></text:a> (optional)</text:p>
      <text:p text:style-name="Text_20_body">Body Parameter —</text:p>
      <text:h text:style-name="Heading_20_3" text:outline-level="3"><text:bookmark-start text:name="return-type-44"/>Return type<text:bookmark-end text:name="return-type-44"/></text:h>
      <text:p text:style-name="First_20_paragraph"><text:a xlink:type="simple" xlink:href="#connection_request" office:name=""><text:span text:style-name="Definition">connection_request</text:span></text:a></text:p>
      <text:h text:style-name="Heading_20_3" text:outline-level="3"><text:bookmark-start text:name="produces-55"/>Produces<text:bookmark-end text:name="produces-55"/></text:h>
      <text:p text:style-name="First_20_paragraph">This API call produces the following media types according to the Accept request header; the media type will be conveyed by the Content-Type response header.</text:p>
      <text:list text:style-name="L87">
        <text:list-item>
          <text:p text:style-name="P143"><text:span text:style-name="Source_Text">application/json</text:span></text:p>
        </text:list-item>
      </text:list>
      <text:h text:style-name="Heading_20_3" text:outline-level="3"><text:bookmark-start text:name="responses-55"/>Responses<text:bookmark-end text:name="responses-55"/></text:h>
      <text:h text:style-name="Heading_20_4" text:outline-level="4"><text:bookmark-start text:name="section-180"/>200<text:bookmark-end text:name="section-180"/></text:h>
      <text:p text:style-name="First_20_paragraph">Success <text:a xlink:type="simple" xlink:href="#connection_request" office:name=""><text:span text:style-name="Definition">connection_request</text:span></text:a></text:p>
      <text:h text:style-name="Heading_20_4" text:outline-level="4"><text:bookmark-start text:name="section-181"/>400<text:bookmark-end text:name="section-181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182"/>401<text:bookmark-end text:name="section-182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83"/>404<text:bookmark-end text:name="section-183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44">post /api/connectionresponse</text:p>
      <text:p text:style-name="First_20_paragraph">Accept a connection request and send a connection response (apiConnectionresponsePost)</text:p>
      <text:p text:style-name="Text_20_body">Accept a connection request and send a connection response</text:p>
      <text:h text:style-name="Heading_20_3" text:outline-level="3"><text:bookmark-start text:name="consumes-17"/>Consumes<text:bookmark-end text:name="consumes-17"/></text:h>
      <text:p text:style-name="First_20_paragraph">This API call consumes the following media types via the Content-Type request header:</text:p>
      <text:list text:style-name="L88">
        <text:list-item>
          <text:p text:style-name="P145"><text:span text:style-name="Source_Text">application/json</text:span></text:p>
        </text:list-item>
      </text:list>
      <text:h text:style-name="Heading_20_3" text:outline-level="3"><text:bookmark-start text:name="request-body-17"/>Request body<text:bookmark-end text:name="request-body-17"/></text:h>
      <text:p text:style-name="First_20_paragraph">body <text:a xlink:type="simple" xlink:href="#connectionresponse_post" office:name=""><text:span text:style-name="Definition">connectionresponse_post</text:span></text:a> (optional)</text:p>
      <text:p text:style-name="Text_20_body">Body Parameter —</text:p>
      <text:h text:style-name="Heading_20_3" text:outline-level="3"><text:bookmark-start text:name="return-type-45"/>Return type<text:bookmark-end text:name="return-type-45"/></text:h>
      <text:p text:style-name="First_20_paragraph"><text:a xlink:type="simple" xlink:href="#connection_response" office:name=""><text:span text:style-name="Definition">connection_response</text:span></text:a></text:p>
      <text:h text:style-name="Heading_20_3" text:outline-level="3"><text:bookmark-start text:name="produces-56"/>Produces<text:bookmark-end text:name="produces-56"/></text:h>
      <text:p text:style-name="First_20_paragraph">This API call produces the following media types according to the Accept request header; the media type will be conveyed by the Content-Type response header.</text:p>
      <text:list text:style-name="L89">
        <text:list-item>
          <text:p text:style-name="P146"><text:span text:style-name="Source_Text">application/json</text:span></text:p>
        </text:list-item>
      </text:list>
      <text:h text:style-name="Heading_20_3" text:outline-level="3"><text:bookmark-start text:name="responses-56"/>Responses<text:bookmark-end text:name="responses-56"/></text:h>
      <text:h text:style-name="Heading_20_4" text:outline-level="4"><text:bookmark-start text:name="section-184"/>200<text:bookmark-end text:name="section-184"/></text:h>
      <text:p text:style-name="First_20_paragraph">Success <text:a xlink:type="simple" xlink:href="#connection_response" office:name=""><text:span text:style-name="Definition">connection_response</text:span></text:a></text:p>
      <text:h text:style-name="Heading_20_4" text:outline-level="4"><text:bookmark-start text:name="section-185"/>400<text:bookmark-end text:name="section-185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186"/>401<text:bookmark-end text:name="section-186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87"/>404<text:bookmark-end text:name="section-187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47">get /api/credential/</text:p>
      <text:p text:style-name="First_20_paragraph">List credentials issued by a wallet (apiCredentialGet)</text:p>
      <text:p text:style-name="Text_20_body">List credentials issued by a wallet</text:p>
      <text:h text:style-name="Heading_20_3" text:outline-level="3"><text:bookmark-start text:name="request-headers-31"/>Request headers<text:bookmark-end text:name="request-headers-31"/></text:h>
      <text:h text:style-name="Heading_20_3" text:outline-level="3"><text:bookmark-start text:name="query-parameters-1"/>Query parameters<text:bookmark-end text:name="query-parameters-1"/></text:h>
      <text:p text:style-name="First_20_paragraph">recipientDid (optional)</text:p>
      <text:p text:style-name="Text_20_body">Query Parameter — (Optional) recipientDid to filter by</text:p>
      <text:h text:style-name="Heading_20_3" text:outline-level="3"><text:bookmark-start text:name="return-type-46"/>Return type<text:bookmark-end text:name="return-type-46"/></text:h>
      <text:p text:style-name="First_20_paragraph">array[<text:a xlink:type="simple" xlink:href="#credential_message" office:name=""><text:span text:style-name="Definition">credential_message</text:span></text:a>]</text:p>
      <text:h text:style-name="Heading_20_3" text:outline-level="3"><text:bookmark-start text:name="produces-57"/>Produces<text:bookmark-end text:name="produces-57"/></text:h>
      <text:p text:style-name="First_20_paragraph">This API call produces the following media types according to the Accept request header; the media type will be conveyed by the Content-Type response header.</text:p>
      <text:list text:style-name="L90">
        <text:list-item>
          <text:p text:style-name="P148"><text:span text:style-name="Source_Text">application/json</text:span></text:p>
        </text:list-item>
      </text:list>
      <text:h text:style-name="Heading_20_3" text:outline-level="3"><text:bookmark-start text:name="responses-57"/>Responses<text:bookmark-end text:name="responses-57"/></text:h>
      <text:h text:style-name="Heading_20_4" text:outline-level="4"><text:bookmark-start text:name="section-188"/>200<text:bookmark-end text:name="section-188"/></text:h>
      <text:p text:style-name="First_20_paragraph">Success</text:p>
      <text:h text:style-name="Heading_20_4" text:outline-level="4"><text:bookmark-start text:name="section-189"/>401<text:bookmark-end text:name="section-189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90"/>404<text:bookmark-end text:name="section-190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49">get /api/credential/{id}</text:p>
      <text:p text:style-name="First_20_paragraph">Retrieve a credential message issued/sent by a wallet (apiCredentialIdGet)</text:p>
      <text:p text:style-name="Text_20_body">Retrieve a credential message issued/sent by a wallet</text:p>
      <text:h text:style-name="Heading_20_3" text:outline-level="3"><text:bookmark-start text:name="path-parameters-29"/>Path parameters<text:bookmark-end text:name="path-parameters-29"/></text:h>
      <text:p text:style-name="First_20_paragraph">id (required)</text:p>
      <text:p text:style-name="Text_20_body">Path Parameter — A unique string value identifying this credential.</text:p>
      <text:h text:style-name="Heading_20_3" text:outline-level="3"><text:bookmark-start text:name="request-headers-32"/>Request headers<text:bookmark-end text:name="request-headers-32"/></text:h>
      <text:h text:style-name="Heading_20_3" text:outline-level="3"><text:bookmark-start text:name="return-type-47"/>Return type<text:bookmark-end text:name="return-type-47"/></text:h>
      <text:p text:style-name="First_20_paragraph"><text:a xlink:type="simple" xlink:href="#credential_message" office:name=""><text:span text:style-name="Definition">credential_message</text:span></text:a></text:p>
      <text:h text:style-name="Heading_20_3" text:outline-level="3"><text:bookmark-start text:name="produces-58"/>Produces<text:bookmark-end text:name="produces-58"/></text:h>
      <text:p text:style-name="First_20_paragraph">This API call produces the following media types according to the Accept request header; the media type will be conveyed by the Content-Type response header.</text:p>
      <text:list text:style-name="L91">
        <text:list-item>
          <text:p text:style-name="P150"><text:span text:style-name="Source_Text">application/json</text:span></text:p>
        </text:list-item>
      </text:list>
      <text:h text:style-name="Heading_20_3" text:outline-level="3"><text:bookmark-start text:name="responses-58"/>Responses<text:bookmark-end text:name="responses-58"/></text:h>
      <text:h text:style-name="Heading_20_4" text:outline-level="4"><text:bookmark-start text:name="section-191"/>200<text:bookmark-end text:name="section-191"/></text:h>
      <text:p text:style-name="First_20_paragraph">Success <text:a xlink:type="simple" xlink:href="#credential_message" office:name=""><text:span text:style-name="Definition">credential_message</text:span></text:a></text:p>
      <text:h text:style-name="Heading_20_4" text:outline-level="4"><text:bookmark-start text:name="section-192"/>401<text:bookmark-end text:name="section-192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93"/>404<text:bookmark-end text:name="section-193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51">post /api/credential/{id}/revoke</text:p>
      <text:p text:style-name="First_20_paragraph">Revoke a credential (apiCredentialIdRevokePost)</text:p>
      <text:p text:style-name="Text_20_body">Revoke a credential</text:p>
      <text:h text:style-name="Heading_20_3" text:outline-level="3"><text:bookmark-start text:name="path-parameters-30"/>Path parameters<text:bookmark-end text:name="path-parameters-30"/></text:h>
      <text:p text:style-name="First_20_paragraph">id (required)</text:p>
      <text:p text:style-name="Text_20_body">Path Parameter — A unique string value identifying this credential.</text:p>
      <text:h text:style-name="Heading_20_3" text:outline-level="3"><text:bookmark-start text:name="consumes-18"/>Consumes<text:bookmark-end text:name="consumes-18"/></text:h>
      <text:p text:style-name="First_20_paragraph">This API call consumes the following media types via the Content-Type request header:</text:p>
      <text:list text:style-name="L92">
        <text:list-item>
          <text:p text:style-name="P152"><text:span text:style-name="Source_Text">application/json</text:span></text:p>
        </text:list-item>
      </text:list>
      <text:h text:style-name="Heading_20_3" text:outline-level="3"><text:bookmark-start text:name="request-body-18"/>Request body<text:bookmark-end text:name="request-body-18"/></text:h>
      <text:p text:style-name="First_20_paragraph">body <text:a xlink:type="simple" xlink:href="#object" office:name=""><text:span text:style-name="Definition">object</text:span></text:a> (optional)</text:p>
      <text:p text:style-name="Text_20_body">Body Parameter —</text:p>
      <text:h text:style-name="Heading_20_3" text:outline-level="3"><text:bookmark-start text:name="produces-59"/>Produces<text:bookmark-end text:name="produces-59"/></text:h>
      <text:p text:style-name="First_20_paragraph">This API call produces the following media types according to the Accept request header; the media type will be conveyed by the Content-Type response header.</text:p>
      <text:list text:style-name="L93">
        <text:list-item>
          <text:p text:style-name="P153"><text:span text:style-name="Source_Text">application/json</text:span></text:p>
        </text:list-item>
      </text:list>
      <text:h text:style-name="Heading_20_3" text:outline-level="3"><text:bookmark-start text:name="responses-59"/>Responses<text:bookmark-end text:name="responses-59"/></text:h>
      <text:h text:style-name="Heading_20_4" text:outline-level="4"><text:bookmark-start text:name="section-194"/>200<text:bookmark-end text:name="section-194"/></text:h>
      <text:p text:style-name="First_20_paragraph">Success <text:a xlink:type="simple" xlink:href="#" office:name=""><text:span text:style-name="Definition"/></text:a></text:p>
      <text:h text:style-name="Heading_20_4" text:outline-level="4"><text:bookmark-start text:name="section-195"/>204<text:bookmark-end text:name="section-195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196"/>400<text:bookmark-end text:name="section-196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197"/>401<text:bookmark-end text:name="section-197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198"/>404<text:bookmark-end text:name="section-19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54">post /api/credential/</text:p>
      <text:p text:style-name="First_20_paragraph">Issue/Create a credential and send to recipient (apiCredentialPost)</text:p>
      <text:p text:style-name="Text_20_body">Issue/Create a credential and send to recipient</text:p>
      <text:h text:style-name="Heading_20_3" text:outline-level="3"><text:bookmark-start text:name="consumes-19"/>Consumes<text:bookmark-end text:name="consumes-19"/></text:h>
      <text:p text:style-name="First_20_paragraph">This API call consumes the following media types via the Content-Type request header:</text:p>
      <text:list text:style-name="L94">
        <text:list-item>
          <text:p text:style-name="P155"><text:span text:style-name="Source_Text">application/json</text:span></text:p>
        </text:list-item>
      </text:list>
      <text:h text:style-name="Heading_20_3" text:outline-level="3"><text:bookmark-start text:name="request-body-19"/>Request body<text:bookmark-end text:name="request-body-19"/></text:h>
      <text:p text:style-name="First_20_paragraph">body <text:a xlink:type="simple" xlink:href="#credential_post" office:name=""><text:span text:style-name="Definition">credential_post</text:span></text:a> (optional)</text:p>
      <text:p text:style-name="Text_20_body">Body Parameter —</text:p>
      <text:h text:style-name="Heading_20_3" text:outline-level="3"><text:bookmark-start text:name="return-type-48"/>Return type<text:bookmark-end text:name="return-type-48"/></text:h>
      <text:p text:style-name="First_20_paragraph"><text:a xlink:type="simple" xlink:href="#credential_message" office:name=""><text:span text:style-name="Definition">credential_message</text:span></text:a></text:p>
      <text:h text:style-name="Heading_20_3" text:outline-level="3"><text:bookmark-start text:name="produces-60"/>Produces<text:bookmark-end text:name="produces-60"/></text:h>
      <text:p text:style-name="First_20_paragraph">This API call produces the following media types according to the Accept request header; the media type will be conveyed by the Content-Type response header.</text:p>
      <text:list text:style-name="L95">
        <text:list-item>
          <text:p text:style-name="P156"><text:span text:style-name="Source_Text">application/json</text:span></text:p>
        </text:list-item>
      </text:list>
      <text:h text:style-name="Heading_20_3" text:outline-level="3"><text:bookmark-start text:name="responses-60"/>Responses<text:bookmark-end text:name="responses-60"/></text:h>
      <text:h text:style-name="Heading_20_4" text:outline-level="4"><text:bookmark-start text:name="section-199"/>201<text:bookmark-end text:name="section-199"/></text:h>
      <text:p text:style-name="First_20_paragraph">Created <text:a xlink:type="simple" xlink:href="#credential_message" office:name=""><text:span text:style-name="Definition">credential_message</text:span></text:a></text:p>
      <text:h text:style-name="Heading_20_4" text:outline-level="4"><text:bookmark-start text:name="section-200"/>400<text:bookmark-end text:name="section-200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201"/>401<text:bookmark-end text:name="section-201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02"/>404<text:bookmark-end text:name="section-202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57">get /api/credentialdef/{creddef}</text:p>
      <text:p text:style-name="First_20_paragraph">Retrieve a credential definition from the ledger (apiCredentialdefCreddefGet)</text:p>
      <text:p text:style-name="Text_20_body">Retrieve a credential definition from the ledger</text:p>
      <text:h text:style-name="Heading_20_3" text:outline-level="3"><text:bookmark-start text:name="path-parameters-31"/>Path parameters<text:bookmark-end text:name="path-parameters-31"/></text:h>
      <text:p text:style-name="First_20_paragraph">creddef (required)</text:p>
      <text:p text:style-name="Text_20_body">Path Parameter — A unique string value identifying a credential definition.</text:p>
      <text:h text:style-name="Heading_20_3" text:outline-level="3"><text:bookmark-start text:name="request-headers-33"/>Request headers<text:bookmark-end text:name="request-headers-33"/></text:h>
      <text:h text:style-name="Heading_20_3" text:outline-level="3"><text:bookmark-start text:name="return-type-49"/>Return type<text:bookmark-end text:name="return-type-49"/></text:h>
      <text:p text:style-name="First_20_paragraph"><text:a xlink:type="simple" xlink:href="#indy_credential_definition" office:name=""><text:span text:style-name="Definition">indy_credential_definition</text:span></text:a></text:p>
      <text:h text:style-name="Heading_20_3" text:outline-level="3"><text:bookmark-start text:name="produces-61"/>Produces<text:bookmark-end text:name="produces-61"/></text:h>
      <text:p text:style-name="First_20_paragraph">This API call produces the following media types according to the Accept request header; the media type will be conveyed by the Content-Type response header.</text:p>
      <text:list text:style-name="L96">
        <text:list-item>
          <text:p text:style-name="P158"><text:span text:style-name="Source_Text">application/json</text:span></text:p>
        </text:list-item>
      </text:list>
      <text:h text:style-name="Heading_20_3" text:outline-level="3"><text:bookmark-start text:name="responses-61"/>Responses<text:bookmark-end text:name="responses-61"/></text:h>
      <text:h text:style-name="Heading_20_4" text:outline-level="4"><text:bookmark-start text:name="section-203"/>200<text:bookmark-end text:name="section-203"/></text:h>
      <text:p text:style-name="First_20_paragraph">Success <text:a xlink:type="simple" xlink:href="#indy_credential_definition" office:name=""><text:span text:style-name="Definition">indy_credential_definition</text:span></text:a></text:p>
      <text:h text:style-name="Heading_20_4" text:outline-level="4"><text:bookmark-start text:name="section-204"/>401<text:bookmark-end text:name="section-204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05"/>404<text:bookmark-end text:name="section-205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59">get /api/credentialdef</text:p>
      <text:p text:style-name="First_20_paragraph">List credential definitions of wallet stored in DB (apiCredentialdefGet)</text:p>
      <text:p text:style-name="Text_20_body">List credential definitions of wallet stored in DB</text:p>
      <text:h text:style-name="Heading_20_3" text:outline-level="3"><text:bookmark-start text:name="request-headers-34"/>Request headers<text:bookmark-end text:name="request-headers-34"/></text:h>
      <text:h text:style-name="Heading_20_3" text:outline-level="3"><text:bookmark-start text:name="return-type-50"/>Return type<text:bookmark-end text:name="return-type-50"/></text:h>
      <text:p text:style-name="First_20_paragraph">array[<text:a xlink:type="simple" xlink:href="#credential_definition" office:name=""><text:span text:style-name="Definition">credential_definition</text:span></text:a>]</text:p>
      <text:h text:style-name="Heading_20_3" text:outline-level="3"><text:bookmark-start text:name="produces-62"/>Produces<text:bookmark-end text:name="produces-62"/></text:h>
      <text:p text:style-name="First_20_paragraph">This API call produces the following media types according to the Accept request header; the media type will be conveyed by the Content-Type response header.</text:p>
      <text:list text:style-name="L97">
        <text:list-item>
          <text:p text:style-name="P160"><text:span text:style-name="Source_Text">application/json</text:span></text:p>
        </text:list-item>
      </text:list>
      <text:h text:style-name="Heading_20_3" text:outline-level="3"><text:bookmark-start text:name="responses-62"/>Responses<text:bookmark-end text:name="responses-62"/></text:h>
      <text:h text:style-name="Heading_20_4" text:outline-level="4"><text:bookmark-start text:name="section-206"/>200<text:bookmark-end text:name="section-206"/></text:h>
      <text:p text:style-name="First_20_paragraph">Success</text:p>
      <text:h text:style-name="Heading_20_4" text:outline-level="4"><text:bookmark-start text:name="section-207"/>401<text:bookmark-end text:name="section-207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08"/>404<text:bookmark-end text:name="section-20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61">post /api/credentialdef</text:p>
      <text:p text:style-name="First_20_paragraph">Create a credential definition (apiCredentialdefPost)</text:p>
      <text:p text:style-name="Text_20_body">Create a credential definition</text:p>
      <text:h text:style-name="Heading_20_3" text:outline-level="3"><text:bookmark-start text:name="consumes-20"/>Consumes<text:bookmark-end text:name="consumes-20"/></text:h>
      <text:p text:style-name="First_20_paragraph">This API call consumes the following media types via the Content-Type request header:</text:p>
      <text:list text:style-name="L98">
        <text:list-item>
          <text:p text:style-name="P162"><text:span text:style-name="Source_Text">application/json</text:span></text:p>
        </text:list-item>
      </text:list>
      <text:h text:style-name="Heading_20_3" text:outline-level="3"><text:bookmark-start text:name="request-body-20"/>Request body<text:bookmark-end text:name="request-body-20"/></text:h>
      <text:p text:style-name="First_20_paragraph">body <text:a xlink:type="simple" xlink:href="#credentialdef_post" office:name=""><text:span text:style-name="Definition">credentialdef_post</text:span></text:a> (optional)</text:p>
      <text:p text:style-name="Text_20_body">Body Parameter —</text:p>
      <text:h text:style-name="Heading_20_3" text:outline-level="3"><text:bookmark-start text:name="return-type-51"/>Return type<text:bookmark-end text:name="return-type-51"/></text:h>
      <text:p text:style-name="First_20_paragraph">Object</text:p>
      <text:h text:style-name="Heading_20_3" text:outline-level="3"><text:bookmark-start text:name="produces-63"/>Produces<text:bookmark-end text:name="produces-63"/></text:h>
      <text:p text:style-name="First_20_paragraph">This API call produces the following media types according to the Accept request header; the media type will be conveyed by the Content-Type response header.</text:p>
      <text:list text:style-name="L99">
        <text:list-item>
          <text:p text:style-name="P163"><text:span text:style-name="Source_Text">application/json</text:span></text:p>
        </text:list-item>
      </text:list>
      <text:h text:style-name="Heading_20_3" text:outline-level="3"><text:bookmark-start text:name="responses-63"/>Responses<text:bookmark-end text:name="responses-63"/></text:h>
      <text:h text:style-name="Heading_20_4" text:outline-level="4"><text:bookmark-start text:name="section-209"/>201<text:bookmark-end text:name="section-209"/></text:h>
      <text:p text:style-name="First_20_paragraph">Created <text:a xlink:type="simple" xlink:href="#Object" office:name=""><text:span text:style-name="Definition">Object</text:span></text:a></text:p>
      <text:h text:style-name="Heading_20_4" text:outline-level="4"><text:bookmark-start text:name="section-210"/>400<text:bookmark-end text:name="section-210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211"/>401<text:bookmark-end text:name="section-211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12"/>404<text:bookmark-end text:name="section-212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64">get /api/credentialoffer</text:p>
      <text:p text:style-name="First_20_paragraph">List credential offers (apiCredentialofferGet)</text:p>
      <text:p text:style-name="Text_20_body">List credential offers</text:p>
      <text:h text:style-name="Heading_20_3" text:outline-level="3"><text:bookmark-start text:name="request-headers-35"/>Request headers<text:bookmark-end text:name="request-headers-35"/></text:h>
      <text:h text:style-name="Heading_20_3" text:outline-level="3"><text:bookmark-start text:name="return-type-52"/>Return type<text:bookmark-end text:name="return-type-52"/></text:h>
      <text:p text:style-name="First_20_paragraph">array[<text:a xlink:type="simple" xlink:href="#credential_offer" office:name=""><text:span text:style-name="Definition">credential_offer</text:span></text:a>]</text:p>
      <text:h text:style-name="Heading_20_3" text:outline-level="3"><text:bookmark-start text:name="produces-64"/>Produces<text:bookmark-end text:name="produces-64"/></text:h>
      <text:p text:style-name="First_20_paragraph">This API call produces the following media types according to the Accept request header; the media type will be conveyed by the Content-Type response header.</text:p>
      <text:list text:style-name="L100">
        <text:list-item>
          <text:p text:style-name="P165"><text:span text:style-name="Source_Text">application/json</text:span></text:p>
        </text:list-item>
      </text:list>
      <text:h text:style-name="Heading_20_3" text:outline-level="3"><text:bookmark-start text:name="responses-64"/>Responses<text:bookmark-end text:name="responses-64"/></text:h>
      <text:h text:style-name="Heading_20_4" text:outline-level="4"><text:bookmark-start text:name="section-213"/>200<text:bookmark-end text:name="section-213"/></text:h>
      <text:p text:style-name="First_20_paragraph">Success</text:p>
      <text:h text:style-name="Heading_20_4" text:outline-level="4"><text:bookmark-start text:name="section-214"/>401<text:bookmark-end text:name="section-214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15"/>404<text:bookmark-end text:name="section-215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66">delete /api/credentialoffer/{id}</text:p>
      <text:p text:style-name="First_20_paragraph">Delete a credential offer (apiCredentialofferIdDelete)</text:p>
      <text:p text:style-name="Text_20_body">Delete a credential offer</text:p>
      <text:h text:style-name="Heading_20_3" text:outline-level="3"><text:bookmark-start text:name="path-parameters-32"/>Path parameters<text:bookmark-end text:name="path-parameters-32"/></text:h>
      <text:p text:style-name="First_20_paragraph">id (required)</text:p>
      <text:p text:style-name="Text_20_body">Path Parameter — A unique string value identifying a credential offer.</text:p>
      <text:h text:style-name="Heading_20_3" text:outline-level="3"><text:bookmark-start text:name="request-headers-36"/>Request headers<text:bookmark-end text:name="request-headers-36"/></text:h>
      <text:h text:style-name="Heading_20_3" text:outline-level="3"><text:bookmark-start text:name="produces-65"/>Produces<text:bookmark-end text:name="produces-65"/></text:h>
      <text:p text:style-name="First_20_paragraph">This API call produces the following media types according to the Accept request header; the media type will be conveyed by the Content-Type response header.</text:p>
      <text:list text:style-name="L101">
        <text:list-item>
          <text:p text:style-name="P167"><text:span text:style-name="Source_Text">application/json</text:span></text:p>
        </text:list-item>
      </text:list>
      <text:h text:style-name="Heading_20_3" text:outline-level="3"><text:bookmark-start text:name="responses-65"/>Responses<text:bookmark-end text:name="responses-65"/></text:h>
      <text:h text:style-name="Heading_20_4" text:outline-level="4"><text:bookmark-start text:name="section-216"/>204<text:bookmark-end text:name="section-216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217"/>401<text:bookmark-end text:name="section-217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18"/>404<text:bookmark-end text:name="section-21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68">get /api/credentialoffer/{id}</text:p>
      <text:p text:style-name="First_20_paragraph">Retrieve a credential offer (apiCredentialofferIdGet)</text:p>
      <text:p text:style-name="Text_20_body">Retrieve a credential offer</text:p>
      <text:h text:style-name="Heading_20_3" text:outline-level="3"><text:bookmark-start text:name="path-parameters-33"/>Path parameters<text:bookmark-end text:name="path-parameters-33"/></text:h>
      <text:p text:style-name="First_20_paragraph">id (required)</text:p>
      <text:p text:style-name="Text_20_body">Path Parameter — A unique string value identifying a credential offer.</text:p>
      <text:h text:style-name="Heading_20_3" text:outline-level="3"><text:bookmark-start text:name="request-headers-37"/>Request headers<text:bookmark-end text:name="request-headers-37"/></text:h>
      <text:h text:style-name="Heading_20_3" text:outline-level="3"><text:bookmark-start text:name="return-type-53"/>Return type<text:bookmark-end text:name="return-type-53"/></text:h>
      <text:p text:style-name="First_20_paragraph">array[<text:a xlink:type="simple" xlink:href="#credential_offer" office:name=""><text:span text:style-name="Definition">credential_offer</text:span></text:a>]</text:p>
      <text:h text:style-name="Heading_20_3" text:outline-level="3"><text:bookmark-start text:name="produces-66"/>Produces<text:bookmark-end text:name="produces-66"/></text:h>
      <text:p text:style-name="First_20_paragraph">This API call produces the following media types according to the Accept request header; the media type will be conveyed by the Content-Type response header.</text:p>
      <text:list text:style-name="L102">
        <text:list-item>
          <text:p text:style-name="P169"><text:span text:style-name="Source_Text">application/json</text:span></text:p>
        </text:list-item>
      </text:list>
      <text:h text:style-name="Heading_20_3" text:outline-level="3"><text:bookmark-start text:name="responses-66"/>Responses<text:bookmark-end text:name="responses-66"/></text:h>
      <text:h text:style-name="Heading_20_4" text:outline-level="4"><text:bookmark-start text:name="section-219"/>200<text:bookmark-end text:name="section-219"/></text:h>
      <text:p text:style-name="First_20_paragraph">Success</text:p>
      <text:h text:style-name="Heading_20_4" text:outline-level="4"><text:bookmark-start text:name="section-220"/>401<text:bookmark-end text:name="section-220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21"/>404<text:bookmark-end text:name="section-221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70">post /api/credentialoffer</text:p>
      <text:p text:style-name="First_20_paragraph">Create and send a credential offer (apiCredentialofferPost)</text:p>
      <text:p text:style-name="Text_20_body">Create and send a credential offer</text:p>
      <text:h text:style-name="Heading_20_3" text:outline-level="3"><text:bookmark-start text:name="consumes-21"/>Consumes<text:bookmark-end text:name="consumes-21"/></text:h>
      <text:p text:style-name="First_20_paragraph">This API call consumes the following media types via the Content-Type request header:</text:p>
      <text:list text:style-name="L103">
        <text:list-item>
          <text:p text:style-name="P171"><text:span text:style-name="Source_Text">application/json</text:span></text:p>
        </text:list-item>
      </text:list>
      <text:h text:style-name="Heading_20_3" text:outline-level="3"><text:bookmark-start text:name="request-body-21"/>Request body<text:bookmark-end text:name="request-body-21"/></text:h>
      <text:p text:style-name="First_20_paragraph">body <text:a xlink:type="simple" xlink:href="#credentialoffer_post" office:name=""><text:span text:style-name="Definition">credentialoffer_post</text:span></text:a> (optional)</text:p>
      <text:p text:style-name="Text_20_body">Body Parameter —</text:p>
      <text:h text:style-name="Heading_20_3" text:outline-level="3"><text:bookmark-start text:name="return-type-54"/>Return type<text:bookmark-end text:name="return-type-54"/></text:h>
      <text:p text:style-name="First_20_paragraph"><text:a xlink:type="simple" xlink:href="#credential_offer" office:name=""><text:span text:style-name="Definition">credential_offer</text:span></text:a></text:p>
      <text:h text:style-name="Heading_20_3" text:outline-level="3"><text:bookmark-start text:name="produces-67"/>Produces<text:bookmark-end text:name="produces-67"/></text:h>
      <text:p text:style-name="First_20_paragraph">This API call produces the following media types according to the Accept request header; the media type will be conveyed by the Content-Type response header.</text:p>
      <text:list text:style-name="L104">
        <text:list-item>
          <text:p text:style-name="P172"><text:span text:style-name="Source_Text">application/json</text:span></text:p>
        </text:list-item>
      </text:list>
      <text:h text:style-name="Heading_20_3" text:outline-level="3"><text:bookmark-start text:name="responses-67"/>Responses<text:bookmark-end text:name="responses-67"/></text:h>
      <text:h text:style-name="Heading_20_4" text:outline-level="4"><text:bookmark-start text:name="section-222"/>201<text:bookmark-end text:name="section-222"/></text:h>
      <text:p text:style-name="First_20_paragraph">Created <text:a xlink:type="simple" xlink:href="#credential_offer" office:name=""><text:span text:style-name="Definition">credential_offer</text:span></text:a></text:p>
      <text:h text:style-name="Heading_20_4" text:outline-level="4"><text:bookmark-start text:name="section-223"/>400<text:bookmark-end text:name="section-223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224"/>401<text:bookmark-end text:name="section-224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25"/>404<text:bookmark-end text:name="section-225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73">get /api/credentialrequest</text:p>
      <text:p text:style-name="First_20_paragraph">List credential requests (apiCredentialrequestGet)</text:p>
      <text:p text:style-name="Text_20_body">List credential requests</text:p>
      <text:h text:style-name="Heading_20_3" text:outline-level="3"><text:bookmark-start text:name="request-headers-38"/>Request headers<text:bookmark-end text:name="request-headers-38"/></text:h>
      <text:h text:style-name="Heading_20_3" text:outline-level="3"><text:bookmark-start text:name="return-type-55"/>Return type<text:bookmark-end text:name="return-type-55"/></text:h>
      <text:p text:style-name="First_20_paragraph"><text:a xlink:type="simple" xlink:href="#credential_request" office:name=""><text:span text:style-name="Definition">credential_request</text:span></text:a></text:p>
      <text:h text:style-name="Heading_20_3" text:outline-level="3"><text:bookmark-start text:name="produces-68"/>Produces<text:bookmark-end text:name="produces-68"/></text:h>
      <text:p text:style-name="First_20_paragraph">This API call produces the following media types according to the Accept request header; the media type will be conveyed by the Content-Type response header.</text:p>
      <text:list text:style-name="L105">
        <text:list-item>
          <text:p text:style-name="P174"><text:span text:style-name="Source_Text">application/json</text:span></text:p>
        </text:list-item>
      </text:list>
      <text:h text:style-name="Heading_20_3" text:outline-level="3"><text:bookmark-start text:name="responses-68"/>Responses<text:bookmark-end text:name="responses-68"/></text:h>
      <text:h text:style-name="Heading_20_4" text:outline-level="4"><text:bookmark-start text:name="section-226"/>200<text:bookmark-end text:name="section-226"/></text:h>
      <text:p text:style-name="First_20_paragraph">Success <text:a xlink:type="simple" xlink:href="#credential_request" office:name=""><text:span text:style-name="Definition">credential_request</text:span></text:a></text:p>
      <text:h text:style-name="Heading_20_4" text:outline-level="4"><text:bookmark-start text:name="section-227"/>401<text:bookmark-end text:name="section-227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28"/>404<text:bookmark-end text:name="section-22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75">delete /api/credentialrequest/{id}</text:p>
      <text:p text:style-name="First_20_paragraph">Delete a credential request (apiCredentialrequestIdDelete)</text:p>
      <text:p text:style-name="Text_20_body">Delete a credential request</text:p>
      <text:h text:style-name="Heading_20_3" text:outline-level="3"><text:bookmark-start text:name="path-parameters-34"/>Path parameters<text:bookmark-end text:name="path-parameters-34"/></text:h>
      <text:p text:style-name="First_20_paragraph">id (required)</text:p>
      <text:p text:style-name="Text_20_body">Path Parameter — A unique string value identifying a credential request.</text:p>
      <text:h text:style-name="Heading_20_3" text:outline-level="3"><text:bookmark-start text:name="request-headers-39"/>Request headers<text:bookmark-end text:name="request-headers-39"/></text:h>
      <text:h text:style-name="Heading_20_3" text:outline-level="3"><text:bookmark-start text:name="produces-69"/>Produces<text:bookmark-end text:name="produces-69"/></text:h>
      <text:p text:style-name="First_20_paragraph">This API call produces the following media types according to the Accept request header; the media type will be conveyed by the Content-Type response header.</text:p>
      <text:list text:style-name="L106">
        <text:list-item>
          <text:p text:style-name="P176"><text:span text:style-name="Source_Text">application/json</text:span></text:p>
        </text:list-item>
      </text:list>
      <text:h text:style-name="Heading_20_3" text:outline-level="3"><text:bookmark-start text:name="responses-69"/>Responses<text:bookmark-end text:name="responses-69"/></text:h>
      <text:h text:style-name="Heading_20_4" text:outline-level="4"><text:bookmark-start text:name="section-229"/>204<text:bookmark-end text:name="section-229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230"/>401<text:bookmark-end text:name="section-230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31"/>404<text:bookmark-end text:name="section-231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77">get /api/credentialrequest/{id}</text:p>
      <text:p text:style-name="First_20_paragraph">Retrieve a credential request (apiCredentialrequestIdGet)</text:p>
      <text:p text:style-name="Text_20_body">Retrieve a credential request</text:p>
      <text:h text:style-name="Heading_20_3" text:outline-level="3"><text:bookmark-start text:name="path-parameters-35"/>Path parameters<text:bookmark-end text:name="path-parameters-35"/></text:h>
      <text:p text:style-name="First_20_paragraph">id (required)</text:p>
      <text:p text:style-name="Text_20_body">Path Parameter — A unique string value identifying a credential request.</text:p>
      <text:h text:style-name="Heading_20_3" text:outline-level="3"><text:bookmark-start text:name="request-headers-40"/>Request headers<text:bookmark-end text:name="request-headers-40"/></text:h>
      <text:h text:style-name="Heading_20_3" text:outline-level="3"><text:bookmark-start text:name="return-type-56"/>Return type<text:bookmark-end text:name="return-type-56"/></text:h>
      <text:p text:style-name="First_20_paragraph"><text:a xlink:type="simple" xlink:href="#credential_request" office:name=""><text:span text:style-name="Definition">credential_request</text:span></text:a></text:p>
      <text:h text:style-name="Heading_20_3" text:outline-level="3"><text:bookmark-start text:name="produces-70"/>Produces<text:bookmark-end text:name="produces-70"/></text:h>
      <text:p text:style-name="First_20_paragraph">This API call produces the following media types according to the Accept request header; the media type will be conveyed by the Content-Type response header.</text:p>
      <text:list text:style-name="L107">
        <text:list-item>
          <text:p text:style-name="P178"><text:span text:style-name="Source_Text">application/json</text:span></text:p>
        </text:list-item>
      </text:list>
      <text:h text:style-name="Heading_20_3" text:outline-level="3"><text:bookmark-start text:name="responses-70"/>Responses<text:bookmark-end text:name="responses-70"/></text:h>
      <text:h text:style-name="Heading_20_4" text:outline-level="4"><text:bookmark-start text:name="section-232"/>200<text:bookmark-end text:name="section-232"/></text:h>
      <text:p text:style-name="First_20_paragraph">Success <text:a xlink:type="simple" xlink:href="#credential_request" office:name=""><text:span text:style-name="Definition">credential_request</text:span></text:a></text:p>
      <text:h text:style-name="Heading_20_4" text:outline-level="4"><text:bookmark-start text:name="section-233"/>401<text:bookmark-end text:name="section-233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34"/>404<text:bookmark-end text:name="section-234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79">post /api/credentialrequest</text:p>
      <text:p text:style-name="First_20_paragraph">Accept credential offer and create credential request (apiCredentialrequestPost)</text:p>
      <text:p text:style-name="Text_20_body">Accept credential offer and create credential request</text:p>
      <text:h text:style-name="Heading_20_3" text:outline-level="3"><text:bookmark-start text:name="consumes-22"/>Consumes<text:bookmark-end text:name="consumes-22"/></text:h>
      <text:p text:style-name="First_20_paragraph">This API call consumes the following media types via the Content-Type request header:</text:p>
      <text:list text:style-name="L108">
        <text:list-item>
          <text:p text:style-name="P180"><text:span text:style-name="Source_Text">application/json</text:span></text:p>
        </text:list-item>
      </text:list>
      <text:h text:style-name="Heading_20_3" text:outline-level="3"><text:bookmark-start text:name="request-body-22"/>Request body<text:bookmark-end text:name="request-body-22"/></text:h>
      <text:p text:style-name="First_20_paragraph">body <text:a xlink:type="simple" xlink:href="#credentialrequest_post" office:name=""><text:span text:style-name="Definition">credentialrequest_post</text:span></text:a> (optional)</text:p>
      <text:p text:style-name="Text_20_body">Body Parameter —</text:p>
      <text:h text:style-name="Heading_20_3" text:outline-level="3"><text:bookmark-start text:name="return-type-57"/>Return type<text:bookmark-end text:name="return-type-57"/></text:h>
      <text:p text:style-name="First_20_paragraph"><text:a xlink:type="simple" xlink:href="#credential_request" office:name=""><text:span text:style-name="Definition">credential_request</text:span></text:a></text:p>
      <text:h text:style-name="Heading_20_3" text:outline-level="3"><text:bookmark-start text:name="produces-71"/>Produces<text:bookmark-end text:name="produces-71"/></text:h>
      <text:p text:style-name="First_20_paragraph">This API call produces the following media types according to the Accept request header; the media type will be conveyed by the Content-Type response header.</text:p>
      <text:list text:style-name="L109">
        <text:list-item>
          <text:p text:style-name="P181"><text:span text:style-name="Source_Text">application/json</text:span></text:p>
        </text:list-item>
      </text:list>
      <text:h text:style-name="Heading_20_3" text:outline-level="3"><text:bookmark-start text:name="responses-71"/>Responses<text:bookmark-end text:name="responses-71"/></text:h>
      <text:h text:style-name="Heading_20_4" text:outline-level="4"><text:bookmark-start text:name="section-235"/>201<text:bookmark-end text:name="section-235"/></text:h>
      <text:p text:style-name="First_20_paragraph">Created <text:a xlink:type="simple" xlink:href="#credential_request" office:name=""><text:span text:style-name="Definition">credential_request</text:span></text:a></text:p>
      <text:h text:style-name="Heading_20_4" text:outline-level="4"><text:bookmark-start text:name="section-236"/>400<text:bookmark-end text:name="section-236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237"/>401<text:bookmark-end text:name="section-237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38"/>404<text:bookmark-end text:name="section-23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82">get /api/indyschema</text:p>
      <text:p text:style-name="First_20_paragraph">List low-level indy schemas (apiIndyschemaGet)</text:p>
      <text:p text:style-name="Text_20_body">List low-level indy schemas</text:p>
      <text:h text:style-name="Heading_20_3" text:outline-level="3"><text:bookmark-start text:name="request-headers-41"/>Request headers<text:bookmark-end text:name="request-headers-41"/></text:h>
      <text:h text:style-name="Heading_20_3" text:outline-level="3"><text:bookmark-start text:name="return-type-58"/>Return type<text:bookmark-end text:name="return-type-58"/></text:h>
      <text:p text:style-name="First_20_paragraph">array[<text:a xlink:type="simple" xlink:href="#indy_schema_db" office:name=""><text:span text:style-name="Definition">indy_schema_db</text:span></text:a>]</text:p>
      <text:h text:style-name="Heading_20_3" text:outline-level="3"><text:bookmark-start text:name="produces-72"/>Produces<text:bookmark-end text:name="produces-72"/></text:h>
      <text:p text:style-name="First_20_paragraph">This API call produces the following media types according to the Accept request header; the media type will be conveyed by the Content-Type response header.</text:p>
      <text:list text:style-name="L110">
        <text:list-item>
          <text:p text:style-name="P183"><text:span text:style-name="Source_Text">application/json</text:span></text:p>
        </text:list-item>
      </text:list>
      <text:h text:style-name="Heading_20_3" text:outline-level="3"><text:bookmark-start text:name="responses-72"/>Responses<text:bookmark-end text:name="responses-72"/></text:h>
      <text:h text:style-name="Heading_20_4" text:outline-level="4"><text:bookmark-start text:name="section-239"/>200<text:bookmark-end text:name="section-239"/></text:h>
      <text:p text:style-name="First_20_paragraph">Success</text:p>
      <text:h text:style-name="Heading_20_4" text:outline-level="4"><text:bookmark-start text:name="section-240"/>401<text:bookmark-end text:name="section-240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41"/>404<text:bookmark-end text:name="section-241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84">post /api/indyschema</text:p>
      <text:p text:style-name="First_20_paragraph">Create a low-level indy schema (apiIndyschemaPost)</text:p>
      <text:p text:style-name="Text_20_body">Create a low-level indy schema</text:p>
      <text:h text:style-name="Heading_20_3" text:outline-level="3"><text:bookmark-start text:name="consumes-23"/>Consumes<text:bookmark-end text:name="consumes-23"/></text:h>
      <text:p text:style-name="First_20_paragraph">This API call consumes the following media types via the Content-Type request header:</text:p>
      <text:list text:style-name="L111">
        <text:list-item>
          <text:p text:style-name="P185"><text:span text:style-name="Source_Text">application/json</text:span></text:p>
        </text:list-item>
      </text:list>
      <text:h text:style-name="Heading_20_3" text:outline-level="3"><text:bookmark-start text:name="request-body-23"/>Request body<text:bookmark-end text:name="request-body-23"/></text:h>
      <text:p text:style-name="First_20_paragraph">body <text:a xlink:type="simple" xlink:href="#indyschema_post" office:name=""><text:span text:style-name="Definition">indyschema_post</text:span></text:a> (optional)</text:p>
      <text:p text:style-name="Text_20_body">Body Parameter —</text:p>
      <text:h text:style-name="Heading_20_3" text:outline-level="3"><text:bookmark-start text:name="return-type-59"/>Return type<text:bookmark-end text:name="return-type-59"/></text:h>
      <text:p text:style-name="First_20_paragraph"><text:a xlink:type="simple" xlink:href="#indy_schema_db" office:name=""><text:span text:style-name="Definition">indy_schema_db</text:span></text:a></text:p>
      <text:h text:style-name="Heading_20_3" text:outline-level="3"><text:bookmark-start text:name="produces-73"/>Produces<text:bookmark-end text:name="produces-73"/></text:h>
      <text:p text:style-name="First_20_paragraph">This API call produces the following media types according to the Accept request header; the media type will be conveyed by the Content-Type response header.</text:p>
      <text:list text:style-name="L112">
        <text:list-item>
          <text:p text:style-name="P186"><text:span text:style-name="Source_Text">application/json</text:span></text:p>
        </text:list-item>
      </text:list>
      <text:h text:style-name="Heading_20_3" text:outline-level="3"><text:bookmark-start text:name="responses-73"/>Responses<text:bookmark-end text:name="responses-73"/></text:h>
      <text:h text:style-name="Heading_20_4" text:outline-level="4"><text:bookmark-start text:name="section-242"/>201<text:bookmark-end text:name="section-242"/></text:h>
      <text:p text:style-name="First_20_paragraph">Created <text:a xlink:type="simple" xlink:href="#indy_schema_db" office:name=""><text:span text:style-name="Definition">indy_schema_db</text:span></text:a></text:p>
      <text:h text:style-name="Heading_20_4" text:outline-level="4"><text:bookmark-start text:name="section-243"/>400<text:bookmark-end text:name="section-243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244"/>401<text:bookmark-end text:name="section-244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45"/>404<text:bookmark-end text:name="section-245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87">get /api/indyschema/{schemaid}</text:p>
      <text:p text:style-name="First_20_paragraph">Retrieve a low-level indy schema (apiIndyschemaSchemaidGet)</text:p>
      <text:p text:style-name="Text_20_body">Retrieve a low-level indy schema</text:p>
      <text:h text:style-name="Heading_20_3" text:outline-level="3"><text:bookmark-start text:name="path-parameters-36"/>Path parameters<text:bookmark-end text:name="path-parameters-36"/></text:h>
      <text:p text:style-name="First_20_paragraph">schemaid (required)</text:p>
      <text:p text:style-name="Text_20_body">Path Parameter — A unique string value identifying this schema.</text:p>
      <text:h text:style-name="Heading_20_3" text:outline-level="3"><text:bookmark-start text:name="request-headers-42"/>Request headers<text:bookmark-end text:name="request-headers-42"/></text:h>
      <text:h text:style-name="Heading_20_3" text:outline-level="3"><text:bookmark-start text:name="return-type-60"/>Return type<text:bookmark-end text:name="return-type-60"/></text:h>
      <text:p text:style-name="First_20_paragraph"><text:a xlink:type="simple" xlink:href="#indy_schema" office:name=""><text:span text:style-name="Definition">indy_schema</text:span></text:a></text:p>
      <text:h text:style-name="Heading_20_3" text:outline-level="3"><text:bookmark-start text:name="produces-74"/>Produces<text:bookmark-end text:name="produces-74"/></text:h>
      <text:p text:style-name="First_20_paragraph">This API call produces the following media types according to the Accept request header; the media type will be conveyed by the Content-Type response header.</text:p>
      <text:list text:style-name="L113">
        <text:list-item>
          <text:p text:style-name="P188"><text:span text:style-name="Source_Text">application/json</text:span></text:p>
        </text:list-item>
      </text:list>
      <text:h text:style-name="Heading_20_3" text:outline-level="3"><text:bookmark-start text:name="responses-74"/>Responses<text:bookmark-end text:name="responses-74"/></text:h>
      <text:h text:style-name="Heading_20_4" text:outline-level="4"><text:bookmark-start text:name="section-246"/>200<text:bookmark-end text:name="section-246"/></text:h>
      <text:p text:style-name="First_20_paragraph">Success <text:a xlink:type="simple" xlink:href="#indy_schema" office:name=""><text:span text:style-name="Definition">indy_schema</text:span></text:a></text:p>
      <text:h text:style-name="Heading_20_4" text:outline-level="4"><text:bookmark-start text:name="section-247"/>401<text:bookmark-end text:name="section-247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48"/>404<text:bookmark-end text:name="section-24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189">post /api/login</text:p>
      <text:p text:style-name="First_20_paragraph">Allow users to login, will return them a JWT valid for a specific amount of time (apiLoginPost)</text:p>
      <text:p text:style-name="Text_20_body">Allow users to login, will return them a JWT valid for a specific amount of time</text:p>
      <text:h text:style-name="Heading_20_3" text:outline-level="3"><text:bookmark-start text:name="consumes-24"/>Consumes<text:bookmark-end text:name="consumes-24"/></text:h>
      <text:p text:style-name="First_20_paragraph">This API call consumes the following media types via the Content-Type request header:</text:p>
      <text:list text:style-name="L114">
        <text:list-item>
          <text:p text:style-name="P190"><text:span text:style-name="Source_Text">application/json</text:span></text:p>
        </text:list-item>
      </text:list>
      <text:h text:style-name="Heading_20_3" text:outline-level="3"><text:bookmark-start text:name="request-body-24"/>Request body<text:bookmark-end text:name="request-body-24"/></text:h>
      <text:p text:style-name="First_20_paragraph">body <text:a xlink:type="simple" xlink:href="#login_post" office:name=""><text:span text:style-name="Definition">login_post</text:span></text:a> (optional)</text:p>
      <text:p text:style-name="Text_20_body">Body Parameter —</text:p>
      <text:h text:style-name="Heading_20_3" text:outline-level="3"><text:bookmark-start text:name="return-type-61"/>Return type<text:bookmark-end text:name="return-type-61"/></text:h>
      <text:p text:style-name="First_20_paragraph">Object</text:p>
      <text:h text:style-name="Heading_20_3" text:outline-level="3"><text:bookmark-start text:name="produces-75"/>Produces<text:bookmark-end text:name="produces-75"/></text:h>
      <text:p text:style-name="First_20_paragraph">This API call produces the following media types according to the Accept request header; the media type will be conveyed by the Content-Type response header.</text:p>
      <text:list text:style-name="L115">
        <text:list-item>
          <text:p text:style-name="P191"><text:span text:style-name="Source_Text">application/json</text:span></text:p>
        </text:list-item>
      </text:list>
      <text:h text:style-name="Heading_20_3" text:outline-level="3"><text:bookmark-start text:name="responses-75"/>Responses<text:bookmark-end text:name="responses-75"/></text:h>
      <text:h text:style-name="Heading_20_4" text:outline-level="4"><text:bookmark-start text:name="section-249"/>200<text:bookmark-end text:name="section-249"/></text:h>
      <text:p text:style-name="First_20_paragraph">Login successful <text:a xlink:type="simple" xlink:href="#Object" office:name=""><text:span text:style-name="Definition">Object</text:span></text:a></text:p>
      <text:h text:style-name="Heading_20_4" text:outline-level="4"><text:bookmark-start text:name="section-250"/>400<text:bookmark-end text:name="section-250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251"/>401<text:bookmark-end text:name="section-251"/></text:h>
      <text:p text:style-name="First_20_paragraph">Login failed <text:a xlink:type="simple" xlink:href="#Object" office:name=""><text:span text:style-name="Definition">Object</text:span></text:a></text:p>
      <text:p text:style-name="Horizontal_20_Line"/>
      <text:p text:style-name="First_20_paragraph"/>
      <text:p text:style-name="P192">get /api/schema</text:p>
      <text:p text:style-name="First_20_paragraph">List schemas (apiSchemaGet)</text:p>
      <text:p text:style-name="Text_20_body">List schemas from the logged in user</text:p>
      <text:h text:style-name="Heading_20_3" text:outline-level="3"><text:bookmark-start text:name="request-headers-43"/>Request headers<text:bookmark-end text:name="request-headers-43"/></text:h>
      <text:h text:style-name="Heading_20_3" text:outline-level="3"><text:bookmark-start text:name="query-parameters-2"/>Query parameters<text:bookmark-end text:name="query-parameters-2"/></text:h>
      <text:p text:style-name="First_20_paragraph">onlyActive (optional)</text:p>
      <text:p text:style-name="Text_20_body">Query Parameter — (Optional) Flag to filter all non-active schemas</text:p>
      <text:h text:style-name="Heading_20_3" text:outline-level="3"><text:bookmark-start text:name="return-type-62"/>Return type<text:bookmark-end text:name="return-type-62"/></text:h>
      <text:p text:style-name="First_20_paragraph">array[Object]</text:p>
      <text:h text:style-name="Heading_20_3" text:outline-level="3"><text:bookmark-start text:name="produces-76"/>Produces<text:bookmark-end text:name="produces-76"/></text:h>
      <text:p text:style-name="First_20_paragraph">This API call produces the following media types according to the Accept request header; the media type will be conveyed by the Content-Type response header.</text:p>
      <text:list text:style-name="L116">
        <text:list-item>
          <text:p text:style-name="P193"><text:span text:style-name="Source_Text">application/json</text:span></text:p>
        </text:list-item>
      </text:list>
      <text:h text:style-name="Heading_20_3" text:outline-level="3"><text:bookmark-start text:name="responses-76"/>Responses<text:bookmark-end text:name="responses-76"/></text:h>
      <text:h text:style-name="Heading_20_4" text:outline-level="4"><text:bookmark-start text:name="section-252"/>200<text:bookmark-end text:name="section-252"/></text:h>
      <text:p text:style-name="Horizontal_20_Line"/>
      <text:p text:style-name="First_20_paragraph"/>
      <text:p text:style-name="P194">post /api/schema</text:p>
      <text:p text:style-name="First_20_paragraph">Create a Schema (apiSchemaPost)</text:p>
      <text:p text:style-name="Text_20_body">Create a Schema, Credential Definition &amp;amp; Revocation Registry (if revocable) for the logged in user</text:p>
      <text:h text:style-name="Heading_20_3" text:outline-level="3"><text:bookmark-start text:name="consumes-25"/>Consumes<text:bookmark-end text:name="consumes-25"/></text:h>
      <text:p text:style-name="First_20_paragraph">This API call consumes the following media types via the Content-Type request header:</text:p>
      <text:list text:style-name="L117">
        <text:list-item>
          <text:p text:style-name="P195"><text:span text:style-name="Source_Text">application/json</text:span></text:p>
        </text:list-item>
      </text:list>
      <text:h text:style-name="Heading_20_3" text:outline-level="3"><text:bookmark-start text:name="request-body-25"/>Request body<text:bookmark-end text:name="request-body-25"/></text:h>
      <text:p text:style-name="First_20_paragraph">body <text:a xlink:type="simple" xlink:href="#schema_post" office:name=""><text:span text:style-name="Definition">schema_post</text:span></text:a> (optional)</text:p>
      <text:p text:style-name="Text_20_body">Body Parameter —</text:p>
      <text:h text:style-name="Heading_20_3" text:outline-level="3"><text:bookmark-start text:name="request-headers-44"/>Request headers<text:bookmark-end text:name="request-headers-44"/></text:h>
      <text:h text:style-name="Heading_20_3" text:outline-level="3"><text:bookmark-start text:name="responses-77"/>Responses<text:bookmark-end text:name="responses-77"/></text:h>
      <text:h text:style-name="Heading_20_4" text:outline-level="4"><text:bookmark-start text:name="section-253"/>201<text:bookmark-end text:name="section-253"/></text:h>
      <text:p text:style-name="First_20_paragraph"><text:a xlink:type="simple" xlink:href="#" office:name=""><text:span text:style-name="Definition"/></text:a></text:p>
      <text:h text:style-name="Heading_20_4" text:outline-level="4"><text:bookmark-start text:name="section-254"/>400<text:bookmark-end text:name="section-254"/></text:h>
      <text:p text:style-name="First_20_paragraph">Schema does not pass the schema compiler/typechecker <text:a xlink:type="simple" xlink:href="#" office:name=""><text:span text:style-name="Definition"/></text:a></text:p>
      <text:h text:style-name="Heading_20_4" text:outline-level="4"><text:bookmark-start text:name="section-255"/>409<text:bookmark-end text:name="section-255"/></text:h>
      <text:p text:style-name="First_20_paragraph">Schema with the same name and version already exists <text:a xlink:type="simple" xlink:href="#" office:name=""><text:span text:style-name="Definition"/></text:a></text:p>
      <text:p text:style-name="Horizontal_20_Line"/>
      <text:p text:style-name="First_20_paragraph"/>
      <text:p text:style-name="P196">get /api/schema/{schemaid}</text:p>
      <text:p text:style-name="First_20_paragraph">Retrieve a schema (apiSchemaSchemaidGet)</text:p>
      <text:p text:style-name="Text_20_body">Retrieve a schema</text:p>
      <text:h text:style-name="Heading_20_3" text:outline-level="3"><text:bookmark-start text:name="path-parameters-37"/>Path parameters<text:bookmark-end text:name="path-parameters-37"/></text:h>
      <text:p text:style-name="First_20_paragraph">schemaid (required)</text:p>
      <text:p text:style-name="Text_20_body">Path Parameter — A unique string value identifying this schema.</text:p>
      <text:h text:style-name="Heading_20_3" text:outline-level="3"><text:bookmark-start text:name="request-headers-45"/>Request headers<text:bookmark-end text:name="request-headers-45"/></text:h>
      <text:h text:style-name="Heading_20_3" text:outline-level="3"><text:bookmark-start text:name="return-type-63"/>Return type<text:bookmark-end text:name="return-type-63"/></text:h>
      <text:p text:style-name="First_20_paragraph"><text:a xlink:type="simple" xlink:href="#schema_details" office:name=""><text:span text:style-name="Definition">schema_details</text:span></text:a></text:p>
      <text:h text:style-name="Heading_20_3" text:outline-level="3"><text:bookmark-start text:name="produces-77"/>Produces<text:bookmark-end text:name="produces-77"/></text:h>
      <text:p text:style-name="First_20_paragraph">This API call produces the following media types according to the Accept request header; the media type will be conveyed by the Content-Type response header.</text:p>
      <text:list text:style-name="L118">
        <text:list-item>
          <text:p text:style-name="P197"><text:span text:style-name="Source_Text">application/json</text:span></text:p>
        </text:list-item>
      </text:list>
      <text:h text:style-name="Heading_20_3" text:outline-level="3"><text:bookmark-start text:name="responses-78"/>Responses<text:bookmark-end text:name="responses-78"/></text:h>
      <text:h text:style-name="Heading_20_4" text:outline-level="4"><text:bookmark-start text:name="section-256"/>200<text:bookmark-end text:name="section-256"/></text:h>
      <text:p text:style-name="First_20_paragraph">Schema Details <text:a xlink:type="simple" xlink:href="#schema_details" office:name=""><text:span text:style-name="Definition">schema_details</text:span></text:a></text:p>
      <text:h text:style-name="Heading_20_4" text:outline-level="4"><text:bookmark-start text:name="section-257"/>404<text:bookmark-end text:name="section-257"/></text:h>
      <text:p text:style-name="First_20_paragraph">Schema with that ID not found in database <text:a xlink:type="simple" xlink:href="#" office:name=""><text:span text:style-name="Definition"/></text:a></text:p>
      <text:p text:style-name="Horizontal_20_Line"/>
      <text:p text:style-name="First_20_paragraph"/>
      <text:p text:style-name="P198">patch /api/schema/{schemaid}</text:p>
      <text:p text:style-name="First_20_paragraph">Alter schema by the given operation (apiSchemaSchemaidPatch)</text:p>
      <text:p text:style-name="Text_20_body">Alter schema by the given operation</text:p>
      <text:h text:style-name="Heading_20_3" text:outline-level="3"><text:bookmark-start text:name="path-parameters-38"/>Path parameters<text:bookmark-end text:name="path-parameters-38"/></text:h>
      <text:p text:style-name="First_20_paragraph">schemaid (required)</text:p>
      <text:p text:style-name="Text_20_body">Path Parameter — A unique string value identifying this schema.</text:p>
      <text:h text:style-name="Heading_20_3" text:outline-level="3"><text:bookmark-start text:name="consumes-26"/>Consumes<text:bookmark-end text:name="consumes-26"/></text:h>
      <text:p text:style-name="First_20_paragraph">This API call consumes the following media types via the Content-Type request header:</text:p>
      <text:list text:style-name="L119">
        <text:list-item>
          <text:p text:style-name="P199"><text:span text:style-name="Source_Text">application/json</text:span></text:p>
        </text:list-item>
      </text:list>
      <text:h text:style-name="Heading_20_3" text:outline-level="3"><text:bookmark-start text:name="request-body-26"/>Request body<text:bookmark-end text:name="request-body-26"/></text:h>
      <text:p text:style-name="First_20_paragraph">body <text:a xlink:type="simple" xlink:href="#object" office:name=""><text:span text:style-name="Definition">object</text:span></text:a> (optional)</text:p>
      <text:p text:style-name="Text_20_body">Body Parameter —</text:p>
      <text:h text:style-name="Heading_20_3" text:outline-level="3"><text:bookmark-start text:name="request-headers-46"/>Request headers<text:bookmark-end text:name="request-headers-46"/></text:h>
      <text:h text:style-name="Heading_20_3" text:outline-level="3"><text:bookmark-start text:name="responses-79"/>Responses<text:bookmark-end text:name="responses-79"/></text:h>
      <text:h text:style-name="Heading_20_4" text:outline-level="4"><text:bookmark-start text:name="section-258"/>204<text:bookmark-end text:name="section-258"/></text:h>
      <text:p text:style-name="First_20_paragraph">Successfully altered schema <text:a xlink:type="simple" xlink:href="#" office:name=""><text:span text:style-name="Definition"/></text:a></text:p>
      <text:h text:style-name="Heading_20_4" text:outline-level="4"><text:bookmark-start text:name="section-259"/>422<text:bookmark-end text:name="section-259"/></text:h>
      <text:p text:style-name="First_20_paragraph">Schema does not support revocations, or is already revoked <text:a xlink:type="simple" xlink:href="#" office:name=""><text:span text:style-name="Definition"/></text:a></text:p>
      <text:p text:style-name="Horizontal_20_Line"/>
      <text:p text:style-name="First_20_paragraph"/>
      <text:p text:style-name="P200">post /api/user</text:p>
      <text:p text:style-name="First_20_paragraph">Register a new user (apiUserPost)</text:p>
      <text:p text:style-name="Text_20_body">Register a new user</text:p>
      <text:h text:style-name="Heading_20_3" text:outline-level="3"><text:bookmark-start text:name="consumes-27"/>Consumes<text:bookmark-end text:name="consumes-27"/></text:h>
      <text:p text:style-name="First_20_paragraph">This API call consumes the following media types via the Content-Type request header:</text:p>
      <text:list text:style-name="L120">
        <text:list-item>
          <text:p text:style-name="P201"><text:span text:style-name="Source_Text">application/json</text:span></text:p>
        </text:list-item>
      </text:list>
      <text:h text:style-name="Heading_20_3" text:outline-level="3"><text:bookmark-start text:name="request-body-27"/>Request body<text:bookmark-end text:name="request-body-27"/></text:h>
      <text:p text:style-name="First_20_paragraph">body <text:a xlink:type="simple" xlink:href="#user_post" office:name=""><text:span text:style-name="Definition">user_post</text:span></text:a> (optional)</text:p>
      <text:p text:style-name="Text_20_body">Body Parameter —</text:p>
      <text:h text:style-name="Heading_20_3" text:outline-level="3"><text:bookmark-start text:name="return-type-64"/>Return type<text:bookmark-end text:name="return-type-64"/></text:h>
      <text:p text:style-name="First_20_paragraph">Object</text:p>
      <text:h text:style-name="Heading_20_3" text:outline-level="3"><text:bookmark-start text:name="produces-78"/>Produces<text:bookmark-end text:name="produces-78"/></text:h>
      <text:p text:style-name="First_20_paragraph">This API call produces the following media types according to the Accept request header; the media type will be conveyed by the Content-Type response header.</text:p>
      <text:list text:style-name="L121">
        <text:list-item>
          <text:p text:style-name="P202"><text:span text:style-name="Source_Text">application/json</text:span></text:p>
        </text:list-item>
      </text:list>
      <text:h text:style-name="Heading_20_3" text:outline-level="3"><text:bookmark-start text:name="responses-80"/>Responses<text:bookmark-end text:name="responses-80"/></text:h>
      <text:h text:style-name="Heading_20_4" text:outline-level="4"><text:bookmark-start text:name="section-260"/>201<text:bookmark-end text:name="section-260"/></text:h>
      <text:p text:style-name="First_20_paragraph">User successfully created <text:a xlink:type="simple" xlink:href="#Object" office:name=""><text:span text:style-name="Definition">Object</text:span></text:a></text:p>
      <text:h text:style-name="Heading_20_4" text:outline-level="4"><text:bookmark-start text:name="section-261"/>400<text:bookmark-end text:name="section-261"/></text:h>
      <text:p text:style-name="First_20_paragraph">Bad Request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03">delete /api/user/{user}</text:p>
      <text:p text:style-name="First_20_paragraph">Delete a User (apiUserUserDelete)</text:p>
      <text:p text:style-name="Text_20_body">Delete a User</text:p>
      <text:h text:style-name="Heading_20_3" text:outline-level="3"><text:bookmark-start text:name="path-parameters-39"/>Path parameters<text:bookmark-end text:name="path-parameters-39"/></text:h>
      <text:p text:style-name="First_20_paragraph">user (required)</text:p>
      <text:p text:style-name="Text_20_body">Path Parameter — A unique id value identifying a user. &amp;quot;me&amp;quot; may be used as shorthand for the current user.</text:p>
      <text:h text:style-name="Heading_20_3" text:outline-level="3"><text:bookmark-start text:name="produces-79"/>Produces<text:bookmark-end text:name="produces-79"/></text:h>
      <text:p text:style-name="First_20_paragraph">This API call produces the following media types according to the Accept request header; the media type will be conveyed by the Content-Type response header.</text:p>
      <text:list text:style-name="L122">
        <text:list-item>
          <text:p text:style-name="P204"><text:span text:style-name="Source_Text">application/json</text:span></text:p>
        </text:list-item>
      </text:list>
      <text:h text:style-name="Heading_20_3" text:outline-level="3"><text:bookmark-start text:name="responses-81"/>Responses<text:bookmark-end text:name="responses-81"/></text:h>
      <text:h text:style-name="Heading_20_4" text:outline-level="4"><text:bookmark-start text:name="section-262"/>204<text:bookmark-end text:name="section-262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263"/>400<text:bookmark-end text:name="section-263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264"/>401<text:bookmark-end text:name="section-264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65"/>404<text:bookmark-end text:name="section-265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05">get /api/user/{user}</text:p>
      <text:p text:style-name="First_20_paragraph">Retrieve a user (apiUserUserGet)</text:p>
      <text:p text:style-name="Text_20_body">Retrieve a user</text:p>
      <text:h text:style-name="Heading_20_3" text:outline-level="3"><text:bookmark-start text:name="path-parameters-40"/>Path parameters<text:bookmark-end text:name="path-parameters-40"/></text:h>
      <text:p text:style-name="First_20_paragraph">user (required)</text:p>
      <text:p text:style-name="Text_20_body">Path Parameter — A unique id value identifying a user. &amp;quot;me&amp;quot; may be used as shorthand for the current user.</text:p>
      <text:h text:style-name="Heading_20_3" text:outline-level="3"><text:bookmark-start text:name="return-type-65"/>Return type<text:bookmark-end text:name="return-type-65"/></text:h>
      <text:p text:style-name="First_20_paragraph"><text:a xlink:type="simple" xlink:href="#user" office:name=""><text:span text:style-name="Definition">user</text:span></text:a></text:p>
      <text:h text:style-name="Heading_20_3" text:outline-level="3"><text:bookmark-start text:name="produces-80"/>Produces<text:bookmark-end text:name="produces-80"/></text:h>
      <text:p text:style-name="First_20_paragraph">This API call produces the following media types according to the Accept request header; the media type will be conveyed by the Content-Type response header.</text:p>
      <text:list text:style-name="L123">
        <text:list-item>
          <text:p text:style-name="P206"><text:span text:style-name="Source_Text">application/json</text:span></text:p>
        </text:list-item>
      </text:list>
      <text:h text:style-name="Heading_20_3" text:outline-level="3"><text:bookmark-start text:name="responses-82"/>Responses<text:bookmark-end text:name="responses-82"/></text:h>
      <text:h text:style-name="Heading_20_4" text:outline-level="4"><text:bookmark-start text:name="section-266"/>200<text:bookmark-end text:name="section-266"/></text:h>
      <text:p text:style-name="First_20_paragraph">Success <text:a xlink:type="simple" xlink:href="#user" office:name=""><text:span text:style-name="Definition">user</text:span></text:a></text:p>
      <text:h text:style-name="Heading_20_4" text:outline-level="4"><text:bookmark-start text:name="section-267"/>400<text:bookmark-end text:name="section-267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268"/>401<text:bookmark-end text:name="section-268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69"/>404<text:bookmark-end text:name="section-269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07">put /api/user/{user}</text:p>
      <text:p text:style-name="First_20_paragraph">Update a User (at least one of the properties must be provided) (apiUserUserPut)</text:p>
      <text:p text:style-name="Text_20_body">Update a User (at least one of the properties must be provided)</text:p>
      <text:h text:style-name="Heading_20_3" text:outline-level="3"><text:bookmark-start text:name="path-parameters-41"/>Path parameters<text:bookmark-end text:name="path-parameters-41"/></text:h>
      <text:p text:style-name="First_20_paragraph">user (required)</text:p>
      <text:p text:style-name="Text_20_body">Path Parameter — A unique id value identifying a user. &amp;quot;me&amp;quot; may be used as shorthand for the current user.</text:p>
      <text:h text:style-name="Heading_20_3" text:outline-level="3"><text:bookmark-start text:name="consumes-28"/>Consumes<text:bookmark-end text:name="consumes-28"/></text:h>
      <text:p text:style-name="First_20_paragraph">This API call consumes the following media types via the Content-Type request header:</text:p>
      <text:list text:style-name="L124">
        <text:list-item>
          <text:p text:style-name="P208"><text:span text:style-name="Source_Text">application/json</text:span></text:p>
        </text:list-item>
      </text:list>
      <text:h text:style-name="Heading_20_3" text:outline-level="3"><text:bookmark-start text:name="request-body-28"/>Request body<text:bookmark-end text:name="request-body-28"/></text:h>
      <text:p text:style-name="First_20_paragraph">body <text:a xlink:type="simple" xlink:href="#user_put" office:name=""><text:span text:style-name="Definition">user_put</text:span></text:a> (optional)</text:p>
      <text:p text:style-name="Text_20_body">Body Parameter —</text:p>
      <text:h text:style-name="Heading_20_3" text:outline-level="3"><text:bookmark-start text:name="return-type-66"/>Return type<text:bookmark-end text:name="return-type-66"/></text:h>
      <text:p text:style-name="First_20_paragraph"><text:a xlink:type="simple" xlink:href="#user" office:name=""><text:span text:style-name="Definition">user</text:span></text:a></text:p>
      <text:h text:style-name="Heading_20_3" text:outline-level="3"><text:bookmark-start text:name="produces-81"/>Produces<text:bookmark-end text:name="produces-81"/></text:h>
      <text:p text:style-name="First_20_paragraph">This API call produces the following media types according to the Accept request header; the media type will be conveyed by the Content-Type response header.</text:p>
      <text:list text:style-name="L125">
        <text:list-item>
          <text:p text:style-name="P209"><text:span text:style-name="Source_Text">application/json</text:span></text:p>
        </text:list-item>
      </text:list>
      <text:h text:style-name="Heading_20_3" text:outline-level="3"><text:bookmark-start text:name="responses-83"/>Responses<text:bookmark-end text:name="responses-83"/></text:h>
      <text:h text:style-name="Heading_20_4" text:outline-level="4"><text:bookmark-start text:name="section-270"/>200<text:bookmark-end text:name="section-270"/></text:h>
      <text:p text:style-name="First_20_paragraph">Success <text:a xlink:type="simple" xlink:href="#user" office:name=""><text:span text:style-name="Definition">user</text:span></text:a></text:p>
      <text:h text:style-name="Heading_20_4" text:outline-level="4"><text:bookmark-start text:name="section-271"/>400<text:bookmark-end text:name="section-271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272"/>401<text:bookmark-end text:name="section-272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73"/>404<text:bookmark-end text:name="section-273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10">get /api/wallet</text:p>
      <text:p text:style-name="First_20_paragraph">List all wallets of user (apiWalletGet)</text:p>
      <text:p text:style-name="Text_20_body">List all wallets of user</text:p>
      <text:h text:style-name="Heading_20_3" text:outline-level="3"><text:bookmark-start text:name="return-type-67"/>Return type<text:bookmark-end text:name="return-type-67"/></text:h>
      <text:p text:style-name="First_20_paragraph">array[<text:a xlink:type="simple" xlink:href="#wallet" office:name=""><text:span text:style-name="Definition">wallet</text:span></text:a>]</text:p>
      <text:h text:style-name="Heading_20_3" text:outline-level="3"><text:bookmark-start text:name="produces-82"/>Produces<text:bookmark-end text:name="produces-82"/></text:h>
      <text:p text:style-name="First_20_paragraph">This API call produces the following media types according to the Accept request header; the media type will be conveyed by the Content-Type response header.</text:p>
      <text:list text:style-name="L126">
        <text:list-item>
          <text:p text:style-name="P211"><text:span text:style-name="Source_Text">application/json</text:span></text:p>
        </text:list-item>
      </text:list>
      <text:h text:style-name="Heading_20_3" text:outline-level="3"><text:bookmark-start text:name="responses-84"/>Responses<text:bookmark-end text:name="responses-84"/></text:h>
      <text:h text:style-name="Heading_20_4" text:outline-level="4"><text:bookmark-start text:name="section-274"/>200<text:bookmark-end text:name="section-274"/></text:h>
      <text:p text:style-name="First_20_paragraph">Success</text:p>
      <text:h text:style-name="Heading_20_4" text:outline-level="4"><text:bookmark-start text:name="section-275"/>401<text:bookmark-end text:name="section-275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76"/>404<text:bookmark-end text:name="section-276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12">post /api/wallet</text:p>
      <text:p text:style-name="First_20_paragraph">Create a new Wallet (optionally with given name and settings) (apiWalletPost)</text:p>
      <text:p text:style-name="Text_20_body">Create a new Wallet (optionally with given name and settings)</text:p>
      <text:h text:style-name="Heading_20_3" text:outline-level="3"><text:bookmark-start text:name="consumes-29"/>Consumes<text:bookmark-end text:name="consumes-29"/></text:h>
      <text:p text:style-name="First_20_paragraph">This API call consumes the following media types via the Content-Type request header:</text:p>
      <text:list text:style-name="L127">
        <text:list-item>
          <text:p text:style-name="P213"><text:span text:style-name="Source_Text">application/json</text:span></text:p>
        </text:list-item>
      </text:list>
      <text:h text:style-name="Heading_20_3" text:outline-level="3"><text:bookmark-start text:name="request-body-29"/>Request body<text:bookmark-end text:name="request-body-29"/></text:h>
      <text:p text:style-name="First_20_paragraph">body <text:a xlink:type="simple" xlink:href="#wallet_post" office:name=""><text:span text:style-name="Definition">wallet_post</text:span></text:a> (optional)</text:p>
      <text:p text:style-name="Text_20_body">Body Parameter —</text:p>
      <text:h text:style-name="Heading_20_3" text:outline-level="3"><text:bookmark-start text:name="return-type-68"/>Return type<text:bookmark-end text:name="return-type-68"/></text:h>
      <text:p text:style-name="First_20_paragraph"><text:a xlink:type="simple" xlink:href="#wallet" office:name=""><text:span text:style-name="Definition">wallet</text:span></text:a></text:p>
      <text:h text:style-name="Heading_20_3" text:outline-level="3"><text:bookmark-start text:name="produces-83"/>Produces<text:bookmark-end text:name="produces-83"/></text:h>
      <text:p text:style-name="First_20_paragraph">This API call produces the following media types according to the Accept request header; the media type will be conveyed by the Content-Type response header.</text:p>
      <text:list text:style-name="L128">
        <text:list-item>
          <text:p text:style-name="P214"><text:span text:style-name="Source_Text">application/json</text:span></text:p>
        </text:list-item>
      </text:list>
      <text:h text:style-name="Heading_20_3" text:outline-level="3"><text:bookmark-start text:name="responses-85"/>Responses<text:bookmark-end text:name="responses-85"/></text:h>
      <text:h text:style-name="Heading_20_4" text:outline-level="4"><text:bookmark-start text:name="section-277"/>201<text:bookmark-end text:name="section-277"/></text:h>
      <text:p text:style-name="First_20_paragraph">Created <text:a xlink:type="simple" xlink:href="#wallet" office:name=""><text:span text:style-name="Definition">wallet</text:span></text:a></text:p>
      <text:h text:style-name="Heading_20_4" text:outline-level="4"><text:bookmark-start text:name="section-278"/>400<text:bookmark-end text:name="section-278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279"/>401<text:bookmark-end text:name="section-279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80"/>404<text:bookmark-end text:name="section-280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15">get /api/wallet/{wallet}/connection/</text:p>
      <text:p text:style-name="First_20_paragraph">List connections/pairwises stored in wallet (apiWalletWalletConnectionGet)</text:p>
      <text:p text:style-name="Text_20_body">List connections/pairwises stored in wallet</text:p>
      <text:h text:style-name="Heading_20_3" text:outline-level="3"><text:bookmark-start text:name="path-parameters-42"/>Path parameters<text:bookmark-end text:name="path-parameters-42"/></text:h>
      <text:p text:style-name="First_20_paragraph">wallet (required)</text:p>
      <text:p text:style-name="Text_20_body">Path Parameter — A unique id value identifying a wallet. &amp;quot;default&amp;quot; may be used as shorthand for the current user's default wallet.</text:p>
      <text:h text:style-name="Heading_20_3" text:outline-level="3"><text:bookmark-start text:name="return-type-69"/>Return type<text:bookmark-end text:name="return-type-69"/></text:h>
      <text:p text:style-name="First_20_paragraph">array[<text:a xlink:type="simple" xlink:href="#pairwise" office:name=""><text:span text:style-name="Definition">pairwise</text:span></text:a>]</text:p>
      <text:h text:style-name="Heading_20_3" text:outline-level="3"><text:bookmark-start text:name="produces-84"/>Produces<text:bookmark-end text:name="produces-84"/></text:h>
      <text:p text:style-name="First_20_paragraph">This API call produces the following media types according to the Accept request header; the media type will be conveyed by the Content-Type response header.</text:p>
      <text:list text:style-name="L129">
        <text:list-item>
          <text:p text:style-name="P216"><text:span text:style-name="Source_Text">application/json</text:span></text:p>
        </text:list-item>
      </text:list>
      <text:h text:style-name="Heading_20_3" text:outline-level="3"><text:bookmark-start text:name="responses-86"/>Responses<text:bookmark-end text:name="responses-86"/></text:h>
      <text:h text:style-name="Heading_20_4" text:outline-level="4"><text:bookmark-start text:name="section-281"/>200<text:bookmark-end text:name="section-281"/></text:h>
      <text:p text:style-name="First_20_paragraph">Success</text:p>
      <text:h text:style-name="Heading_20_4" text:outline-level="4"><text:bookmark-start text:name="section-282"/>401<text:bookmark-end text:name="section-282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83"/>404<text:bookmark-end text:name="section-283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17">get /api/wallet/{wallet}/connection/{theirDid}</text:p>
      <text:p text:style-name="First_20_paragraph">Retrieve connection/pairwise stored in wallet (apiWalletWalletConnectionTheirDidGet)</text:p>
      <text:p text:style-name="Text_20_body">Retrieve connection/pairwise stored in wallet</text:p>
      <text:h text:style-name="Heading_20_3" text:outline-level="3"><text:bookmark-start text:name="path-parameters-43"/>Path parameters<text:bookmark-end text:name="path-parameters-43"/></text:h>
      <text:p text:style-name="First_20_paragraph">wallet (required)</text:p>
      <text:p text:style-name="Text_20_body">Path Parameter — A unique id value identifying a wallet. &amp;quot;default&amp;quot; may be used as shorthand for the current user's default wallet.</text:p>
      <text:p text:style-name="Text_20_body">theirDid (required)</text:p>
      <text:p text:style-name="Text_20_body">Path Parameter — Their pairwise connection did</text:p>
      <text:h text:style-name="Heading_20_3" text:outline-level="3"><text:bookmark-start text:name="return-type-70"/>Return type<text:bookmark-end text:name="return-type-70"/></text:h>
      <text:p text:style-name="First_20_paragraph"><text:a xlink:type="simple" xlink:href="#pairwise" office:name=""><text:span text:style-name="Definition">pairwise</text:span></text:a></text:p>
      <text:h text:style-name="Heading_20_3" text:outline-level="3"><text:bookmark-start text:name="produces-85"/>Produces<text:bookmark-end text:name="produces-85"/></text:h>
      <text:p text:style-name="First_20_paragraph">This API call produces the following media types according to the Accept request header; the media type will be conveyed by the Content-Type response header.</text:p>
      <text:list text:style-name="L130">
        <text:list-item>
          <text:p text:style-name="P218"><text:span text:style-name="Source_Text">application/json</text:span></text:p>
        </text:list-item>
      </text:list>
      <text:h text:style-name="Heading_20_3" text:outline-level="3"><text:bookmark-start text:name="responses-87"/>Responses<text:bookmark-end text:name="responses-87"/></text:h>
      <text:h text:style-name="Heading_20_4" text:outline-level="4"><text:bookmark-start text:name="section-284"/>200<text:bookmark-end text:name="section-284"/></text:h>
      <text:p text:style-name="First_20_paragraph">Success <text:a xlink:type="simple" xlink:href="#pairwise" office:name=""><text:span text:style-name="Definition">pairwise</text:span></text:a></text:p>
      <text:h text:style-name="Heading_20_4" text:outline-level="4"><text:bookmark-start text:name="section-285"/>401<text:bookmark-end text:name="section-285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86"/>404<text:bookmark-end text:name="section-286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19">delete /api/wallet/{wallet}</text:p>
      <text:p text:style-name="First_20_paragraph">Delete a Wallet (apiWalletWalletDelete)</text:p>
      <text:p text:style-name="Text_20_body">Delete a Wallet</text:p>
      <text:h text:style-name="Heading_20_3" text:outline-level="3"><text:bookmark-start text:name="path-parameters-44"/>Path parameters<text:bookmark-end text:name="path-parameters-44"/></text:h>
      <text:p text:style-name="First_20_paragraph">wallet (required)</text:p>
      <text:p text:style-name="Text_20_body">Path Parameter — A unique id value identifying a wallet. &amp;quot;default&amp;quot; may be used as shorthand for the current user's default wallet.</text:p>
      <text:h text:style-name="Heading_20_3" text:outline-level="3"><text:bookmark-start text:name="produces-86"/>Produces<text:bookmark-end text:name="produces-86"/></text:h>
      <text:p text:style-name="First_20_paragraph">This API call produces the following media types according to the Accept request header; the media type will be conveyed by the Content-Type response header.</text:p>
      <text:list text:style-name="L131">
        <text:list-item>
          <text:p text:style-name="P220"><text:span text:style-name="Source_Text">application/json</text:span></text:p>
        </text:list-item>
      </text:list>
      <text:h text:style-name="Heading_20_3" text:outline-level="3"><text:bookmark-start text:name="responses-88"/>Responses<text:bookmark-end text:name="responses-88"/></text:h>
      <text:h text:style-name="Heading_20_4" text:outline-level="4"><text:bookmark-start text:name="section-287"/>204<text:bookmark-end text:name="section-287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288"/>401<text:bookmark-end text:name="section-288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89"/>404<text:bookmark-end text:name="section-289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21">get /api/wallet/{wallet}</text:p>
      <text:p text:style-name="First_20_paragraph">Retrieve a Wallet (apiWalletWalletGet)</text:p>
      <text:p text:style-name="Text_20_body">Retrieve a Wallet</text:p>
      <text:h text:style-name="Heading_20_3" text:outline-level="3"><text:bookmark-start text:name="path-parameters-45"/>Path parameters<text:bookmark-end text:name="path-parameters-45"/></text:h>
      <text:p text:style-name="First_20_paragraph">wallet (required)</text:p>
      <text:p text:style-name="Text_20_body">Path Parameter — A unique id value identifying a wallet. &amp;quot;default&amp;quot; may be used as shorthand for the current user's default wallet.</text:p>
      <text:h text:style-name="Heading_20_3" text:outline-level="3"><text:bookmark-start text:name="return-type-71"/>Return type<text:bookmark-end text:name="return-type-71"/></text:h>
      <text:p text:style-name="First_20_paragraph"><text:a xlink:type="simple" xlink:href="#wallet" office:name=""><text:span text:style-name="Definition">wallet</text:span></text:a></text:p>
      <text:h text:style-name="Heading_20_3" text:outline-level="3"><text:bookmark-start text:name="produces-87"/>Produces<text:bookmark-end text:name="produces-87"/></text:h>
      <text:p text:style-name="First_20_paragraph">This API call produces the following media types according to the Accept request header; the media type will be conveyed by the Content-Type response header.</text:p>
      <text:list text:style-name="L132">
        <text:list-item>
          <text:p text:style-name="P222"><text:span text:style-name="Source_Text">application/json</text:span></text:p>
        </text:list-item>
      </text:list>
      <text:h text:style-name="Heading_20_3" text:outline-level="3"><text:bookmark-start text:name="responses-89"/>Responses<text:bookmark-end text:name="responses-89"/></text:h>
      <text:h text:style-name="Heading_20_4" text:outline-level="4"><text:bookmark-start text:name="section-290"/>200<text:bookmark-end text:name="section-290"/></text:h>
      <text:p text:style-name="First_20_paragraph">Success <text:a xlink:type="simple" xlink:href="#wallet" office:name=""><text:span text:style-name="Definition">wallet</text:span></text:a></text:p>
      <text:h text:style-name="Heading_20_4" text:outline-level="4"><text:bookmark-start text:name="section-291"/>400<text:bookmark-end text:name="section-291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292"/>401<text:bookmark-end text:name="section-292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293"/>404<text:bookmark-end text:name="section-293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23">get /tails/{revocRegDefId}</text:p>
      <text:p text:style-name="First_20_paragraph">Agent Revocation Tails Endpoint (tailsRevocRegDefIdGet)</text:p>
      <text:p text:style-name="Text_20_body">Public immutable shared blob linked to given revocation registry definition</text:p>
      <text:h text:style-name="Heading_20_3" text:outline-level="3"><text:bookmark-start text:name="path-parameters-46"/>Path parameters<text:bookmark-end text:name="path-parameters-46"/></text:h>
      <text:p text:style-name="First_20_paragraph">revocRegDefId (required)</text:p>
      <text:p text:style-name="Text_20_body">Path Parameter — unique id of revocation registry</text:p>
      <text:h text:style-name="Heading_20_3" text:outline-level="3"><text:bookmark-start text:name="produces-88"/>Produces<text:bookmark-end text:name="produces-88"/></text:h>
      <text:p text:style-name="First_20_paragraph">This API call produces the following media types according to the Accept request header; the media type will be conveyed by the Content-Type response header.</text:p>
      <text:list text:style-name="L133">
        <text:list-item>
          <text:p text:style-name="P224"><text:span text:style-name="Source_Text">application/json</text:span></text:p>
        </text:list-item>
      </text:list>
      <text:h text:style-name="Heading_20_3" text:outline-level="3"><text:bookmark-start text:name="responses-90"/>Responses<text:bookmark-end text:name="responses-90"/></text:h>
      <text:h text:style-name="Heading_20_4" text:outline-level="4"><text:bookmark-start text:name="section-294"/>200<text:bookmark-end text:name="section-294"/></text:h>
      <text:p text:style-name="First_20_paragraph">Success <text:a xlink:type="simple" xlink:href="#" office:name=""><text:span text:style-name="Definition"/></text:a></text:p>
      <text:h text:style-name="Heading_20_4" text:outline-level="4"><text:bookmark-start text:name="section-295"/>400<text:bookmark-end text:name="section-295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296"/>404<text:bookmark-end text:name="section-296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h text:style-name="Heading_20_1" text:outline-level="1"><text:bookmark-start text:name="message-1"/>Message<text:bookmark-end text:name="message-1"/></text:h>
      <text:p text:style-name="First_20_paragraph"/>
      <text:p text:style-name="P225">get /api/message/</text:p>
      <text:p text:style-name="First_20_paragraph">List messages (apiMessageGet)</text:p>
      <text:p text:style-name="Text_20_body">List messages</text:p>
      <text:h text:style-name="Heading_20_3" text:outline-level="3"><text:bookmark-start text:name="request-headers-47"/>Request headers<text:bookmark-end text:name="request-headers-47"/></text:h>
      <text:h text:style-name="Heading_20_3" text:outline-level="3"><text:bookmark-start text:name="query-parameters-3"/>Query parameters<text:bookmark-end text:name="query-parameters-3"/></text:h>
      <text:p text:style-name="First_20_paragraph">type (optional)</text:p>
      <text:p text:style-name="Text_20_body">Query Parameter — (Optional) A single message type to filter by</text:p>
      <text:h text:style-name="Heading_20_3" text:outline-level="3"><text:bookmark-start text:name="return-type-72"/>Return type<text:bookmark-end text:name="return-type-72"/></text:h>
      <text:p text:style-name="First_20_paragraph">array[<text:a xlink:type="simple" xlink:href="#message_db" office:name=""><text:span text:style-name="Definition">message_db</text:span></text:a>]</text:p>
      <text:h text:style-name="Heading_20_3" text:outline-level="3"><text:bookmark-start text:name="produces-89"/>Produces<text:bookmark-end text:name="produces-89"/></text:h>
      <text:p text:style-name="First_20_paragraph">This API call produces the following media types according to the Accept request header; the media type will be conveyed by the Content-Type response header.</text:p>
      <text:list text:style-name="L134">
        <text:list-item>
          <text:p text:style-name="P226"><text:span text:style-name="Source_Text">application/json</text:span></text:p>
        </text:list-item>
      </text:list>
      <text:h text:style-name="Heading_20_3" text:outline-level="3"><text:bookmark-start text:name="responses-91"/>Responses<text:bookmark-end text:name="responses-91"/></text:h>
      <text:h text:style-name="Heading_20_4" text:outline-level="4"><text:bookmark-start text:name="section-297"/>200<text:bookmark-end text:name="section-297"/></text:h>
      <text:p text:style-name="First_20_paragraph">Success</text:p>
      <text:h text:style-name="Heading_20_4" text:outline-level="4"><text:bookmark-start text:name="section-298"/>400<text:bookmark-end text:name="section-298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299"/>401<text:bookmark-end text:name="section-299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00"/>404<text:bookmark-end text:name="section-300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27">delete /api/message/{messageId}</text:p>
      <text:p text:style-name="First_20_paragraph">Delete a message (apiMessageMessageIdDelete)</text:p>
      <text:p text:style-name="Text_20_body">Delete a message</text:p>
      <text:h text:style-name="Heading_20_3" text:outline-level="3"><text:bookmark-start text:name="path-parameters-47"/>Path parameters<text:bookmark-end text:name="path-parameters-47"/></text:h>
      <text:p text:style-name="First_20_paragraph">messageId (required)</text:p>
      <text:p text:style-name="Text_20_body">Path Parameter — A unique string value identifying a message.</text:p>
      <text:h text:style-name="Heading_20_3" text:outline-level="3"><text:bookmark-start text:name="request-headers-48"/>Request headers<text:bookmark-end text:name="request-headers-48"/></text:h>
      <text:h text:style-name="Heading_20_3" text:outline-level="3"><text:bookmark-start text:name="produces-90"/>Produces<text:bookmark-end text:name="produces-90"/></text:h>
      <text:p text:style-name="First_20_paragraph">This API call produces the following media types according to the Accept request header; the media type will be conveyed by the Content-Type response header.</text:p>
      <text:list text:style-name="L135">
        <text:list-item>
          <text:p text:style-name="P228"><text:span text:style-name="Source_Text">application/json</text:span></text:p>
        </text:list-item>
      </text:list>
      <text:h text:style-name="Heading_20_3" text:outline-level="3"><text:bookmark-start text:name="responses-92"/>Responses<text:bookmark-end text:name="responses-92"/></text:h>
      <text:h text:style-name="Heading_20_4" text:outline-level="4"><text:bookmark-start text:name="section-301"/>204<text:bookmark-end text:name="section-301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302"/>401<text:bookmark-end text:name="section-302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03"/>404<text:bookmark-end text:name="section-303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29">get /api/message/{messageId}</text:p>
      <text:p text:style-name="First_20_paragraph">Retrieve a message (apiMessageMessageIdGet)</text:p>
      <text:p text:style-name="Text_20_body">Retrieve a message</text:p>
      <text:h text:style-name="Heading_20_3" text:outline-level="3"><text:bookmark-start text:name="path-parameters-48"/>Path parameters<text:bookmark-end text:name="path-parameters-48"/></text:h>
      <text:p text:style-name="First_20_paragraph">messageId (required)</text:p>
      <text:p text:style-name="Text_20_body">Path Parameter — A unique string value identifying a message.</text:p>
      <text:h text:style-name="Heading_20_3" text:outline-level="3"><text:bookmark-start text:name="request-headers-49"/>Request headers<text:bookmark-end text:name="request-headers-49"/></text:h>
      <text:h text:style-name="Heading_20_3" text:outline-level="3"><text:bookmark-start text:name="return-type-73"/>Return type<text:bookmark-end text:name="return-type-73"/></text:h>
      <text:p text:style-name="First_20_paragraph"><text:a xlink:type="simple" xlink:href="#message_db" office:name=""><text:span text:style-name="Definition">message_db</text:span></text:a></text:p>
      <text:h text:style-name="Heading_20_3" text:outline-level="3"><text:bookmark-start text:name="produces-91"/>Produces<text:bookmark-end text:name="produces-91"/></text:h>
      <text:p text:style-name="First_20_paragraph">This API call produces the following media types according to the Accept request header; the media type will be conveyed by the Content-Type response header.</text:p>
      <text:list text:style-name="L136">
        <text:list-item>
          <text:p text:style-name="P230"><text:span text:style-name="Source_Text">application/json</text:span></text:p>
        </text:list-item>
      </text:list>
      <text:h text:style-name="Heading_20_3" text:outline-level="3"><text:bookmark-start text:name="responses-93"/>Responses<text:bookmark-end text:name="responses-93"/></text:h>
      <text:h text:style-name="Heading_20_4" text:outline-level="4"><text:bookmark-start text:name="section-304"/>200<text:bookmark-end text:name="section-304"/></text:h>
      <text:p text:style-name="First_20_paragraph">Success <text:a xlink:type="simple" xlink:href="#message_db" office:name=""><text:span text:style-name="Definition">message_db</text:span></text:a></text:p>
      <text:h text:style-name="Heading_20_4" text:outline-level="4"><text:bookmark-start text:name="section-305"/>401<text:bookmark-end text:name="section-305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06"/>404<text:bookmark-end text:name="section-306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31">post /api/message/</text:p>
      <text:p text:style-name="First_20_paragraph">Send message (apiMessagePost)</text:p>
      <text:p text:style-name="Text_20_body">Send message</text:p>
      <text:h text:style-name="Heading_20_3" text:outline-level="3"><text:bookmark-start text:name="consumes-30"/>Consumes<text:bookmark-end text:name="consumes-30"/></text:h>
      <text:p text:style-name="First_20_paragraph">This API call consumes the following media types via the Content-Type request header:</text:p>
      <text:list text:style-name="L137">
        <text:list-item>
          <text:p text:style-name="P232"><text:span text:style-name="Source_Text">application/json</text:span></text:p>
        </text:list-item>
      </text:list>
      <text:h text:style-name="Heading_20_3" text:outline-level="3"><text:bookmark-start text:name="request-body-30"/>Request body<text:bookmark-end text:name="request-body-30"/></text:h>
      <text:p text:style-name="First_20_paragraph">body <text:a xlink:type="simple" xlink:href="#message_post" office:name=""><text:span text:style-name="Definition">message_post</text:span></text:a> (optional)</text:p>
      <text:p text:style-name="Text_20_body">Body Parameter —</text:p>
      <text:h text:style-name="Heading_20_3" text:outline-level="3"><text:bookmark-start text:name="return-type-74"/>Return type<text:bookmark-end text:name="return-type-74"/></text:h>
      <text:p text:style-name="First_20_paragraph">Object</text:p>
      <text:h text:style-name="Heading_20_3" text:outline-level="3"><text:bookmark-start text:name="produces-92"/>Produces<text:bookmark-end text:name="produces-92"/></text:h>
      <text:p text:style-name="First_20_paragraph">This API call produces the following media types according to the Accept request header; the media type will be conveyed by the Content-Type response header.</text:p>
      <text:list text:style-name="L138">
        <text:list-item>
          <text:p text:style-name="P233"><text:span text:style-name="Source_Text">application/json</text:span></text:p>
        </text:list-item>
      </text:list>
      <text:h text:style-name="Heading_20_3" text:outline-level="3"><text:bookmark-start text:name="responses-94"/>Responses<text:bookmark-end text:name="responses-94"/></text:h>
      <text:h text:style-name="Heading_20_4" text:outline-level="4"><text:bookmark-start text:name="section-307"/>200<text:bookmark-end text:name="section-307"/></text:h>
      <text:p text:style-name="First_20_paragraph">Success <text:a xlink:type="simple" xlink:href="#Object" office:name=""><text:span text:style-name="Definition">Object</text:span></text:a></text:p>
      <text:h text:style-name="Heading_20_4" text:outline-level="4"><text:bookmark-start text:name="section-308"/>202<text:bookmark-end text:name="section-308"/></text:h>
      <text:p text:style-name="First_20_paragraph">Accepted <text:a xlink:type="simple" xlink:href="#" office:name=""><text:span text:style-name="Definition"/></text:a></text:p>
      <text:h text:style-name="Heading_20_4" text:outline-level="4"><text:bookmark-start text:name="section-309"/>400<text:bookmark-end text:name="section-309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310"/>401<text:bookmark-end text:name="section-310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11"/>404<text:bookmark-end text:name="section-311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34">post /indy/</text:p>
      <text:p text:style-name="First_20_paragraph">Agent Message Endpoint (indyPost)</text:p>
      <text:p text:style-name="Text_20_body">Agent Message Endpoint</text:p>
      <text:h text:style-name="Heading_20_3" text:outline-level="3"><text:bookmark-start text:name="consumes-31"/>Consumes<text:bookmark-end text:name="consumes-31"/></text:h>
      <text:p text:style-name="First_20_paragraph">This API call consumes the following media types via the Content-Type request header:</text:p>
      <text:list text:style-name="L139">
        <text:list-item>
          <text:p text:style-name="P235"><text:span text:style-name="Source_Text">application/json</text:span></text:p>
        </text:list-item>
      </text:list>
      <text:h text:style-name="Heading_20_3" text:outline-level="3"><text:bookmark-start text:name="request-body-31"/>Request body<text:bookmark-end text:name="request-body-31"/></text:h>
      <text:p text:style-name="First_20_paragraph">body <text:a xlink:type="simple" xlink:href="#indy_post" office:name=""><text:span text:style-name="Definition">indy_post</text:span></text:a> (optional)</text:p>
      <text:p text:style-name="Text_20_body">Body Parameter —</text:p>
      <text:h text:style-name="Heading_20_3" text:outline-level="3"><text:bookmark-start text:name="produces-93"/>Produces<text:bookmark-end text:name="produces-93"/></text:h>
      <text:p text:style-name="First_20_paragraph">This API call produces the following media types according to the Accept request header; the media type will be conveyed by the Content-Type response header.</text:p>
      <text:list text:style-name="L140">
        <text:list-item>
          <text:p text:style-name="P236"><text:span text:style-name="Source_Text">application/json</text:span></text:p>
        </text:list-item>
      </text:list>
      <text:h text:style-name="Heading_20_3" text:outline-level="3"><text:bookmark-start text:name="responses-95"/>Responses<text:bookmark-end text:name="responses-95"/></text:h>
      <text:h text:style-name="Heading_20_4" text:outline-level="4"><text:bookmark-start text:name="section-312"/>202<text:bookmark-end text:name="section-312"/></text:h>
      <text:p text:style-name="First_20_paragraph">Accepted <text:a xlink:type="simple" xlink:href="#" office:name=""><text:span text:style-name="Definition"/></text:a></text:p>
      <text:h text:style-name="Heading_20_4" text:outline-level="4"><text:bookmark-start text:name="section-313"/>400<text:bookmark-end text:name="section-313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314"/>404<text:bookmark-end text:name="section-314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h text:style-name="Heading_20_1" text:outline-level="1"><text:bookmark-start text:name="proof-1"/>Proof<text:bookmark-end text:name="proof-1"/></text:h>
      <text:p text:style-name="First_20_paragraph"/>
      <text:p text:style-name="P237">get /api/proof</text:p>
      <text:p text:style-name="First_20_paragraph">List received proofs (apiProofGet)</text:p>
      <text:p text:style-name="Text_20_body">List received proofs</text:p>
      <text:h text:style-name="Heading_20_3" text:outline-level="3"><text:bookmark-start text:name="request-headers-50"/>Request headers<text:bookmark-end text:name="request-headers-50"/></text:h>
      <text:h text:style-name="Heading_20_3" text:outline-level="3"><text:bookmark-start text:name="return-type-75"/>Return type<text:bookmark-end text:name="return-type-75"/></text:h>
      <text:p text:style-name="First_20_paragraph">array[<text:a xlink:type="simple" xlink:href="#proof" office:name=""><text:span text:style-name="Definition">proof</text:span></text:a>]</text:p>
      <text:h text:style-name="Heading_20_3" text:outline-level="3"><text:bookmark-start text:name="produces-94"/>Produces<text:bookmark-end text:name="produces-94"/></text:h>
      <text:p text:style-name="First_20_paragraph">This API call produces the following media types according to the Accept request header; the media type will be conveyed by the Content-Type response header.</text:p>
      <text:list text:style-name="L141">
        <text:list-item>
          <text:p text:style-name="P238"><text:span text:style-name="Source_Text">application/json</text:span></text:p>
        </text:list-item>
      </text:list>
      <text:h text:style-name="Heading_20_3" text:outline-level="3"><text:bookmark-start text:name="responses-96"/>Responses<text:bookmark-end text:name="responses-96"/></text:h>
      <text:h text:style-name="Heading_20_4" text:outline-level="4"><text:bookmark-start text:name="section-315"/>200<text:bookmark-end text:name="section-315"/></text:h>
      <text:p text:style-name="First_20_paragraph">Success</text:p>
      <text:h text:style-name="Heading_20_4" text:outline-level="4"><text:bookmark-start text:name="section-316"/>401<text:bookmark-end text:name="section-316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17"/>404<text:bookmark-end text:name="section-317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39">delete /api/proof/{id}</text:p>
      <text:p text:style-name="First_20_paragraph">Delete a received proof (apiProofIdDelete)</text:p>
      <text:p text:style-name="Text_20_body">Delete a received proof</text:p>
      <text:h text:style-name="Heading_20_3" text:outline-level="3"><text:bookmark-start text:name="path-parameters-49"/>Path parameters<text:bookmark-end text:name="path-parameters-49"/></text:h>
      <text:p text:style-name="First_20_paragraph">id (required)</text:p>
      <text:p text:style-name="Text_20_body">Path Parameter — A unique string value identifying a proof.</text:p>
      <text:h text:style-name="Heading_20_3" text:outline-level="3"><text:bookmark-start text:name="request-headers-51"/>Request headers<text:bookmark-end text:name="request-headers-51"/></text:h>
      <text:h text:style-name="Heading_20_3" text:outline-level="3"><text:bookmark-start text:name="produces-95"/>Produces<text:bookmark-end text:name="produces-95"/></text:h>
      <text:p text:style-name="First_20_paragraph">This API call produces the following media types according to the Accept request header; the media type will be conveyed by the Content-Type response header.</text:p>
      <text:list text:style-name="L142">
        <text:list-item>
          <text:p text:style-name="P240"><text:span text:style-name="Source_Text">application/json</text:span></text:p>
        </text:list-item>
      </text:list>
      <text:h text:style-name="Heading_20_3" text:outline-level="3"><text:bookmark-start text:name="responses-97"/>Responses<text:bookmark-end text:name="responses-97"/></text:h>
      <text:h text:style-name="Heading_20_4" text:outline-level="4"><text:bookmark-start text:name="section-318"/>204<text:bookmark-end text:name="section-318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319"/>401<text:bookmark-end text:name="section-319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20"/>404<text:bookmark-end text:name="section-320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41">get /api/proof/{id}</text:p>
      <text:p text:style-name="First_20_paragraph">Retrieve a received proof (including whether it is valid) (apiProofIdGet)</text:p>
      <text:p text:style-name="Text_20_body">Retrieve a received proof (including whether it is valid)</text:p>
      <text:h text:style-name="Heading_20_3" text:outline-level="3"><text:bookmark-start text:name="path-parameters-50"/>Path parameters<text:bookmark-end text:name="path-parameters-50"/></text:h>
      <text:p text:style-name="First_20_paragraph">id (required)</text:p>
      <text:p text:style-name="Text_20_body">Path Parameter — A unique string value identifying a proof.</text:p>
      <text:h text:style-name="Heading_20_3" text:outline-level="3"><text:bookmark-start text:name="request-headers-52"/>Request headers<text:bookmark-end text:name="request-headers-52"/></text:h>
      <text:h text:style-name="Heading_20_3" text:outline-level="3"><text:bookmark-start text:name="return-type-76"/>Return type<text:bookmark-end text:name="return-type-76"/></text:h>
      <text:p text:style-name="First_20_paragraph"><text:a xlink:type="simple" xlink:href="#proof" office:name=""><text:span text:style-name="Definition">proof</text:span></text:a></text:p>
      <text:h text:style-name="Heading_20_3" text:outline-level="3"><text:bookmark-start text:name="produces-96"/>Produces<text:bookmark-end text:name="produces-96"/></text:h>
      <text:p text:style-name="First_20_paragraph">This API call produces the following media types according to the Accept request header; the media type will be conveyed by the Content-Type response header.</text:p>
      <text:list text:style-name="L143">
        <text:list-item>
          <text:p text:style-name="P242"><text:span text:style-name="Source_Text">application/json</text:span></text:p>
        </text:list-item>
      </text:list>
      <text:h text:style-name="Heading_20_3" text:outline-level="3"><text:bookmark-start text:name="responses-98"/>Responses<text:bookmark-end text:name="responses-98"/></text:h>
      <text:h text:style-name="Heading_20_4" text:outline-level="4"><text:bookmark-start text:name="section-321"/>200<text:bookmark-end text:name="section-321"/></text:h>
      <text:p text:style-name="First_20_paragraph">Success <text:a xlink:type="simple" xlink:href="#proof" office:name=""><text:span text:style-name="Definition">proof</text:span></text:a></text:p>
      <text:h text:style-name="Heading_20_4" text:outline-level="4"><text:bookmark-start text:name="section-322"/>400<text:bookmark-end text:name="section-322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323"/>401<text:bookmark-end text:name="section-323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24"/>404<text:bookmark-end text:name="section-324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43">post /api/proof</text:p>
      <text:p text:style-name="First_20_paragraph">Create and send a Proof (apiProofPost)</text:p>
      <text:p text:style-name="Text_20_body">Create and send a Proof</text:p>
      <text:h text:style-name="Heading_20_3" text:outline-level="3"><text:bookmark-start text:name="consumes-32"/>Consumes<text:bookmark-end text:name="consumes-32"/></text:h>
      <text:p text:style-name="First_20_paragraph">This API call consumes the following media types via the Content-Type request header:</text:p>
      <text:list text:style-name="L144">
        <text:list-item>
          <text:p text:style-name="P244"><text:span text:style-name="Source_Text">application/json</text:span></text:p>
        </text:list-item>
      </text:list>
      <text:h text:style-name="Heading_20_3" text:outline-level="3"><text:bookmark-start text:name="request-body-32"/>Request body<text:bookmark-end text:name="request-body-32"/></text:h>
      <text:p text:style-name="First_20_paragraph">body <text:a xlink:type="simple" xlink:href="#proof_post" office:name=""><text:span text:style-name="Definition">proof_post</text:span></text:a> (optional)</text:p>
      <text:p text:style-name="Text_20_body">Body Parameter —</text:p>
      <text:h text:style-name="Heading_20_3" text:outline-level="3"><text:bookmark-start text:name="return-type-77"/>Return type<text:bookmark-end text:name="return-type-77"/></text:h>
      <text:p text:style-name="First_20_paragraph"><text:a xlink:type="simple" xlink:href="#proof_message" office:name=""><text:span text:style-name="Definition">proof_message</text:span></text:a></text:p>
      <text:h text:style-name="Heading_20_3" text:outline-level="3"><text:bookmark-start text:name="produces-97"/>Produces<text:bookmark-end text:name="produces-97"/></text:h>
      <text:p text:style-name="First_20_paragraph">This API call produces the following media types according to the Accept request header; the media type will be conveyed by the Content-Type response header.</text:p>
      <text:list text:style-name="L145">
        <text:list-item>
          <text:p text:style-name="P245"><text:span text:style-name="Source_Text">application/json</text:span></text:p>
        </text:list-item>
      </text:list>
      <text:h text:style-name="Heading_20_3" text:outline-level="3"><text:bookmark-start text:name="responses-99"/>Responses<text:bookmark-end text:name="responses-99"/></text:h>
      <text:h text:style-name="Heading_20_4" text:outline-level="4"><text:bookmark-start text:name="section-325"/>201<text:bookmark-end text:name="section-325"/></text:h>
      <text:p text:style-name="First_20_paragraph">Created <text:a xlink:type="simple" xlink:href="#proof_message" office:name=""><text:span text:style-name="Definition">proof_message</text:span></text:a></text:p>
      <text:h text:style-name="Heading_20_4" text:outline-level="4"><text:bookmark-start text:name="section-326"/>400<text:bookmark-end text:name="section-326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327"/>401<text:bookmark-end text:name="section-327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28"/>404<text:bookmark-end text:name="section-32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46">get /api/proofrequest</text:p>
      <text:p text:style-name="First_20_paragraph">List proof requests (apiProofrequestGet)</text:p>
      <text:p text:style-name="Text_20_body">List proof requests</text:p>
      <text:h text:style-name="Heading_20_3" text:outline-level="3"><text:bookmark-start text:name="request-headers-53"/>Request headers<text:bookmark-end text:name="request-headers-53"/></text:h>
      <text:h text:style-name="Heading_20_3" text:outline-level="3"><text:bookmark-start text:name="return-type-78"/>Return type<text:bookmark-end text:name="return-type-78"/></text:h>
      <text:p text:style-name="First_20_paragraph">array[<text:a xlink:type="simple" xlink:href="#proofrequest_message" office:name=""><text:span text:style-name="Definition">proofrequest_message</text:span></text:a>]</text:p>
      <text:h text:style-name="Heading_20_3" text:outline-level="3"><text:bookmark-start text:name="produces-98"/>Produces<text:bookmark-end text:name="produces-98"/></text:h>
      <text:p text:style-name="First_20_paragraph">This API call produces the following media types according to the Accept request header; the media type will be conveyed by the Content-Type response header.</text:p>
      <text:list text:style-name="L146">
        <text:list-item>
          <text:p text:style-name="P247"><text:span text:style-name="Source_Text">application/json</text:span></text:p>
        </text:list-item>
      </text:list>
      <text:h text:style-name="Heading_20_3" text:outline-level="3"><text:bookmark-start text:name="responses-100"/>Responses<text:bookmark-end text:name="responses-100"/></text:h>
      <text:h text:style-name="Heading_20_4" text:outline-level="4"><text:bookmark-start text:name="section-329"/>200<text:bookmark-end text:name="section-329"/></text:h>
      <text:p text:style-name="First_20_paragraph">Success</text:p>
      <text:h text:style-name="Heading_20_4" text:outline-level="4"><text:bookmark-start text:name="section-330"/>401<text:bookmark-end text:name="section-330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31"/>404<text:bookmark-end text:name="section-331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48">delete /api/proofrequest/{id}</text:p>
      <text:p text:style-name="First_20_paragraph">Delete a proof request (apiProofrequestIdDelete)</text:p>
      <text:p text:style-name="Text_20_body">Delete a proof request</text:p>
      <text:h text:style-name="Heading_20_3" text:outline-level="3"><text:bookmark-start text:name="path-parameters-51"/>Path parameters<text:bookmark-end text:name="path-parameters-51"/></text:h>
      <text:p text:style-name="First_20_paragraph">id (required)</text:p>
      <text:p text:style-name="Text_20_body">Path Parameter — A unique string value identifying a proof request.</text:p>
      <text:h text:style-name="Heading_20_3" text:outline-level="3"><text:bookmark-start text:name="request-headers-54"/>Request headers<text:bookmark-end text:name="request-headers-54"/></text:h>
      <text:h text:style-name="Heading_20_3" text:outline-level="3"><text:bookmark-start text:name="produces-99"/>Produces<text:bookmark-end text:name="produces-99"/></text:h>
      <text:p text:style-name="First_20_paragraph">This API call produces the following media types according to the Accept request header; the media type will be conveyed by the Content-Type response header.</text:p>
      <text:list text:style-name="L147">
        <text:list-item>
          <text:p text:style-name="P249"><text:span text:style-name="Source_Text">application/json</text:span></text:p>
        </text:list-item>
      </text:list>
      <text:h text:style-name="Heading_20_3" text:outline-level="3"><text:bookmark-start text:name="responses-101"/>Responses<text:bookmark-end text:name="responses-101"/></text:h>
      <text:h text:style-name="Heading_20_4" text:outline-level="4"><text:bookmark-start text:name="section-332"/>204<text:bookmark-end text:name="section-332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333"/>401<text:bookmark-end text:name="section-333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34"/>404<text:bookmark-end text:name="section-334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50">get /api/proofrequest/{id}</text:p>
      <text:p text:style-name="First_20_paragraph">Retrieve a proof request (apiProofrequestIdGet)</text:p>
      <text:p text:style-name="Text_20_body">Retrieve a proof request</text:p>
      <text:h text:style-name="Heading_20_3" text:outline-level="3"><text:bookmark-start text:name="path-parameters-52"/>Path parameters<text:bookmark-end text:name="path-parameters-52"/></text:h>
      <text:p text:style-name="First_20_paragraph">id (required)</text:p>
      <text:p text:style-name="Text_20_body">Path Parameter — A unique string value identifying a proof request.</text:p>
      <text:h text:style-name="Heading_20_3" text:outline-level="3"><text:bookmark-start text:name="request-headers-55"/>Request headers<text:bookmark-end text:name="request-headers-55"/></text:h>
      <text:h text:style-name="Heading_20_3" text:outline-level="3"><text:bookmark-start text:name="return-type-79"/>Return type<text:bookmark-end text:name="return-type-79"/></text:h>
      <text:p text:style-name="First_20_paragraph"><text:a xlink:type="simple" xlink:href="#proofrequest_message" office:name=""><text:span text:style-name="Definition">proofrequest_message</text:span></text:a></text:p>
      <text:h text:style-name="Heading_20_3" text:outline-level="3"><text:bookmark-start text:name="produces-100"/>Produces<text:bookmark-end text:name="produces-100"/></text:h>
      <text:p text:style-name="First_20_paragraph">This API call produces the following media types according to the Accept request header; the media type will be conveyed by the Content-Type response header.</text:p>
      <text:list text:style-name="L148">
        <text:list-item>
          <text:p text:style-name="P251"><text:span text:style-name="Source_Text">application/json</text:span></text:p>
        </text:list-item>
      </text:list>
      <text:h text:style-name="Heading_20_3" text:outline-level="3"><text:bookmark-start text:name="responses-102"/>Responses<text:bookmark-end text:name="responses-102"/></text:h>
      <text:h text:style-name="Heading_20_4" text:outline-level="4"><text:bookmark-start text:name="section-335"/>200<text:bookmark-end text:name="section-335"/></text:h>
      <text:p text:style-name="First_20_paragraph">Success <text:a xlink:type="simple" xlink:href="#proofrequest_message" office:name=""><text:span text:style-name="Definition">proofrequest_message</text:span></text:a></text:p>
      <text:h text:style-name="Heading_20_4" text:outline-level="4"><text:bookmark-start text:name="section-336"/>401<text:bookmark-end text:name="section-336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37"/>404<text:bookmark-end text:name="section-337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52">post /api/proofrequest</text:p>
      <text:p text:style-name="First_20_paragraph">Create and send a proof request (apiProofrequestPost)</text:p>
      <text:p text:style-name="Text_20_body">Create and send a proof request</text:p>
      <text:h text:style-name="Heading_20_3" text:outline-level="3"><text:bookmark-start text:name="consumes-33"/>Consumes<text:bookmark-end text:name="consumes-33"/></text:h>
      <text:p text:style-name="First_20_paragraph">This API call consumes the following media types via the Content-Type request header:</text:p>
      <text:list text:style-name="L149">
        <text:list-item>
          <text:p text:style-name="P253"><text:span text:style-name="Source_Text">application/json</text:span></text:p>
        </text:list-item>
      </text:list>
      <text:h text:style-name="Heading_20_3" text:outline-level="3"><text:bookmark-start text:name="request-body-33"/>Request body<text:bookmark-end text:name="request-body-33"/></text:h>
      <text:p text:style-name="First_20_paragraph">body <text:a xlink:type="simple" xlink:href="#proofrequest_post" office:name=""><text:span text:style-name="Definition">proofrequest_post</text:span></text:a> (optional)</text:p>
      <text:p text:style-name="Text_20_body">Body Parameter —</text:p>
      <text:h text:style-name="Heading_20_3" text:outline-level="3"><text:bookmark-start text:name="return-type-80"/>Return type<text:bookmark-end text:name="return-type-80"/></text:h>
      <text:p text:style-name="First_20_paragraph"><text:a xlink:type="simple" xlink:href="#proofrequest_message" office:name=""><text:span text:style-name="Definition">proofrequest_message</text:span></text:a></text:p>
      <text:h text:style-name="Heading_20_3" text:outline-level="3"><text:bookmark-start text:name="produces-101"/>Produces<text:bookmark-end text:name="produces-101"/></text:h>
      <text:p text:style-name="First_20_paragraph">This API call produces the following media types according to the Accept request header; the media type will be conveyed by the Content-Type response header.</text:p>
      <text:list text:style-name="L150">
        <text:list-item>
          <text:p text:style-name="P254"><text:span text:style-name="Source_Text">application/json</text:span></text:p>
        </text:list-item>
      </text:list>
      <text:h text:style-name="Heading_20_3" text:outline-level="3"><text:bookmark-start text:name="responses-103"/>Responses<text:bookmark-end text:name="responses-103"/></text:h>
      <text:h text:style-name="Heading_20_4" text:outline-level="4"><text:bookmark-start text:name="section-338"/>201<text:bookmark-end text:name="section-338"/></text:h>
      <text:p text:style-name="First_20_paragraph">Created <text:a xlink:type="simple" xlink:href="#proofrequest_message" office:name=""><text:span text:style-name="Definition">proofrequest_message</text:span></text:a></text:p>
      <text:h text:style-name="Heading_20_4" text:outline-level="4"><text:bookmark-start text:name="section-339"/>400<text:bookmark-end text:name="section-339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340"/>401<text:bookmark-end text:name="section-340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41"/>404<text:bookmark-end text:name="section-341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55">get /api/proofrequesttemplate</text:p>
      <text:p text:style-name="First_20_paragraph">List proof request templates (apiProofrequesttemplateGet)</text:p>
      <text:p text:style-name="Text_20_body">List proof request templates</text:p>
      <text:h text:style-name="Heading_20_3" text:outline-level="3"><text:bookmark-start text:name="request-headers-56"/>Request headers<text:bookmark-end text:name="request-headers-56"/></text:h>
      <text:h text:style-name="Heading_20_3" text:outline-level="3"><text:bookmark-start text:name="return-type-81"/>Return type<text:bookmark-end text:name="return-type-81"/></text:h>
      <text:p text:style-name="First_20_paragraph">array[<text:a xlink:type="simple" xlink:href="#proofrequest_template" office:name=""><text:span text:style-name="Definition">proofrequest_template</text:span></text:a>]</text:p>
      <text:h text:style-name="Heading_20_3" text:outline-level="3"><text:bookmark-start text:name="produces-102"/>Produces<text:bookmark-end text:name="produces-102"/></text:h>
      <text:p text:style-name="First_20_paragraph">This API call produces the following media types according to the Accept request header; the media type will be conveyed by the Content-Type response header.</text:p>
      <text:list text:style-name="L151">
        <text:list-item>
          <text:p text:style-name="P256"><text:span text:style-name="Source_Text">application/json</text:span></text:p>
        </text:list-item>
      </text:list>
      <text:h text:style-name="Heading_20_3" text:outline-level="3"><text:bookmark-start text:name="responses-104"/>Responses<text:bookmark-end text:name="responses-104"/></text:h>
      <text:h text:style-name="Heading_20_4" text:outline-level="4"><text:bookmark-start text:name="section-342"/>200<text:bookmark-end text:name="section-342"/></text:h>
      <text:p text:style-name="First_20_paragraph">Success</text:p>
      <text:h text:style-name="Heading_20_4" text:outline-level="4"><text:bookmark-start text:name="section-343"/>401<text:bookmark-end text:name="section-343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44"/>404<text:bookmark-end text:name="section-344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57">delete /api/proofrequesttemplate/{id}</text:p>
      <text:p text:style-name="First_20_paragraph">Delete a proof request template (apiProofrequesttemplateIdDelete)</text:p>
      <text:p text:style-name="Text_20_body">Delete a proof request template</text:p>
      <text:h text:style-name="Heading_20_3" text:outline-level="3"><text:bookmark-start text:name="path-parameters-53"/>Path parameters<text:bookmark-end text:name="path-parameters-53"/></text:h>
      <text:p text:style-name="First_20_paragraph">id (required)</text:p>
      <text:p text:style-name="Text_20_body">Path Parameter — A unique string value identifying a proof request template.</text:p>
      <text:h text:style-name="Heading_20_3" text:outline-level="3"><text:bookmark-start text:name="request-headers-57"/>Request headers<text:bookmark-end text:name="request-headers-57"/></text:h>
      <text:h text:style-name="Heading_20_3" text:outline-level="3"><text:bookmark-start text:name="produces-103"/>Produces<text:bookmark-end text:name="produces-103"/></text:h>
      <text:p text:style-name="First_20_paragraph">This API call produces the following media types according to the Accept request header; the media type will be conveyed by the Content-Type response header.</text:p>
      <text:list text:style-name="L152">
        <text:list-item>
          <text:p text:style-name="P258"><text:span text:style-name="Source_Text">application/json</text:span></text:p>
        </text:list-item>
      </text:list>
      <text:h text:style-name="Heading_20_3" text:outline-level="3"><text:bookmark-start text:name="responses-105"/>Responses<text:bookmark-end text:name="responses-105"/></text:h>
      <text:h text:style-name="Heading_20_4" text:outline-level="4"><text:bookmark-start text:name="section-345"/>204<text:bookmark-end text:name="section-345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346"/>401<text:bookmark-end text:name="section-346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47"/>404<text:bookmark-end text:name="section-347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59">get /api/proofrequesttemplate/{id}</text:p>
      <text:p text:style-name="First_20_paragraph">Retrieve a proof request template (apiProofrequesttemplateIdGet)</text:p>
      <text:p text:style-name="Text_20_body">Retrieve a proof request template</text:p>
      <text:h text:style-name="Heading_20_3" text:outline-level="3"><text:bookmark-start text:name="path-parameters-54"/>Path parameters<text:bookmark-end text:name="path-parameters-54"/></text:h>
      <text:p text:style-name="First_20_paragraph">id (required)</text:p>
      <text:p text:style-name="Text_20_body">Path Parameter — A unique string value identifying a proof request template.</text:p>
      <text:h text:style-name="Heading_20_3" text:outline-level="3"><text:bookmark-start text:name="request-headers-58"/>Request headers<text:bookmark-end text:name="request-headers-58"/></text:h>
      <text:h text:style-name="Heading_20_3" text:outline-level="3"><text:bookmark-start text:name="return-type-82"/>Return type<text:bookmark-end text:name="return-type-82"/></text:h>
      <text:p text:style-name="First_20_paragraph"><text:a xlink:type="simple" xlink:href="#proofrequest_template" office:name=""><text:span text:style-name="Definition">proofrequest_template</text:span></text:a></text:p>
      <text:h text:style-name="Heading_20_3" text:outline-level="3"><text:bookmark-start text:name="produces-104"/>Produces<text:bookmark-end text:name="produces-104"/></text:h>
      <text:p text:style-name="First_20_paragraph">This API call produces the following media types according to the Accept request header; the media type will be conveyed by the Content-Type response header.</text:p>
      <text:list text:style-name="L153">
        <text:list-item>
          <text:p text:style-name="P260"><text:span text:style-name="Source_Text">application/json</text:span></text:p>
        </text:list-item>
      </text:list>
      <text:h text:style-name="Heading_20_3" text:outline-level="3"><text:bookmark-start text:name="responses-106"/>Responses<text:bookmark-end text:name="responses-106"/></text:h>
      <text:h text:style-name="Heading_20_4" text:outline-level="4"><text:bookmark-start text:name="section-348"/>200<text:bookmark-end text:name="section-348"/></text:h>
      <text:p text:style-name="First_20_paragraph">Success <text:a xlink:type="simple" xlink:href="#proofrequest_template" office:name=""><text:span text:style-name="Definition">proofrequest_template</text:span></text:a></text:p>
      <text:h text:style-name="Heading_20_4" text:outline-level="4"><text:bookmark-start text:name="section-349"/>401<text:bookmark-end text:name="section-349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50"/>404<text:bookmark-end text:name="section-350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61">put /api/proofrequesttemplate/{id}</text:p>
      <text:p text:style-name="First_20_paragraph">Update a proof request template (apiProofrequesttemplateIdPut)</text:p>
      <text:p text:style-name="Text_20_body">Update a proof request template</text:p>
      <text:h text:style-name="Heading_20_3" text:outline-level="3"><text:bookmark-start text:name="path-parameters-55"/>Path parameters<text:bookmark-end text:name="path-parameters-55"/></text:h>
      <text:p text:style-name="First_20_paragraph">id (required)</text:p>
      <text:p text:style-name="Text_20_body">Path Parameter — A unique string value identifying a proof request template.</text:p>
      <text:h text:style-name="Heading_20_3" text:outline-level="3"><text:bookmark-start text:name="consumes-34"/>Consumes<text:bookmark-end text:name="consumes-34"/></text:h>
      <text:p text:style-name="First_20_paragraph">This API call consumes the following media types via the Content-Type request header:</text:p>
      <text:list text:style-name="L154">
        <text:list-item>
          <text:p text:style-name="P262"><text:span text:style-name="Source_Text">application/json</text:span></text:p>
        </text:list-item>
      </text:list>
      <text:h text:style-name="Heading_20_3" text:outline-level="3"><text:bookmark-start text:name="request-body-34"/>Request body<text:bookmark-end text:name="request-body-34"/></text:h>
      <text:p text:style-name="First_20_paragraph">body <text:a xlink:type="simple" xlink:href="#proofrequest_template_put" office:name=""><text:span text:style-name="Definition">proofrequest_template_put</text:span></text:a> (optional)</text:p>
      <text:p text:style-name="Text_20_body">Body Parameter —</text:p>
      <text:h text:style-name="Heading_20_3" text:outline-level="3"><text:bookmark-start text:name="request-headers-59"/>Request headers<text:bookmark-end text:name="request-headers-59"/></text:h>
      <text:h text:style-name="Heading_20_3" text:outline-level="3"><text:bookmark-start text:name="responses-107"/>Responses<text:bookmark-end text:name="responses-107"/></text:h>
      <text:h text:style-name="Heading_20_4" text:outline-level="4"><text:bookmark-start text:name="section-351"/>200<text:bookmark-end text:name="section-351"/></text:h>
      <text:p text:style-name="First_20_paragraph"><text:a xlink:type="simple" xlink:href="#" office:name=""><text:span text:style-name="Definition"/></text:a></text:p>
      <text:h text:style-name="Heading_20_4" text:outline-level="4"><text:bookmark-start text:name="section-352"/>404<text:bookmark-end text:name="section-352"/></text:h>
      <text:p text:style-name="First_20_paragraph">Proof request template Id not found <text:a xlink:type="simple" xlink:href="#" office:name=""><text:span text:style-name="Definition"/></text:a></text:p>
      <text:p text:style-name="Horizontal_20_Line"/>
      <text:p text:style-name="First_20_paragraph"/>
      <text:p text:style-name="P263">post /api/proofrequesttemplate</text:p>
      <text:p text:style-name="First_20_paragraph">Create a proof request templates (apiProofrequesttemplatePost)</text:p>
      <text:p text:style-name="Text_20_body">Create a proof request templates</text:p>
      <text:h text:style-name="Heading_20_3" text:outline-level="3"><text:bookmark-start text:name="consumes-35"/>Consumes<text:bookmark-end text:name="consumes-35"/></text:h>
      <text:p text:style-name="First_20_paragraph">This API call consumes the following media types via the Content-Type request header:</text:p>
      <text:list text:style-name="L155">
        <text:list-item>
          <text:p text:style-name="P264"><text:span text:style-name="Source_Text">application/json</text:span></text:p>
        </text:list-item>
      </text:list>
      <text:h text:style-name="Heading_20_3" text:outline-level="3"><text:bookmark-start text:name="request-body-35"/>Request body<text:bookmark-end text:name="request-body-35"/></text:h>
      <text:p text:style-name="First_20_paragraph">body <text:a xlink:type="simple" xlink:href="#proofrequest_template_post" office:name=""><text:span text:style-name="Definition">proofrequest_template_post</text:span></text:a> (optional)</text:p>
      <text:p text:style-name="Text_20_body">Body Parameter —</text:p>
      <text:h text:style-name="Heading_20_3" text:outline-level="3"><text:bookmark-start text:name="return-type-83"/>Return type<text:bookmark-end text:name="return-type-83"/></text:h>
      <text:p text:style-name="First_20_paragraph"><text:a xlink:type="simple" xlink:href="#proofrequest_template" office:name=""><text:span text:style-name="Definition">proofrequest_template</text:span></text:a></text:p>
      <text:h text:style-name="Heading_20_3" text:outline-level="3"><text:bookmark-start text:name="produces-105"/>Produces<text:bookmark-end text:name="produces-105"/></text:h>
      <text:p text:style-name="First_20_paragraph">This API call produces the following media types according to the Accept request header; the media type will be conveyed by the Content-Type response header.</text:p>
      <text:list text:style-name="L156">
        <text:list-item>
          <text:p text:style-name="P265"><text:span text:style-name="Source_Text">application/json</text:span></text:p>
        </text:list-item>
      </text:list>
      <text:h text:style-name="Heading_20_3" text:outline-level="3"><text:bookmark-start text:name="responses-108"/>Responses<text:bookmark-end text:name="responses-108"/></text:h>
      <text:h text:style-name="Heading_20_4" text:outline-level="4"><text:bookmark-start text:name="section-353"/>201<text:bookmark-end text:name="section-353"/></text:h>
      <text:p text:style-name="First_20_paragraph">Created <text:a xlink:type="simple" xlink:href="#proofrequest_template" office:name=""><text:span text:style-name="Definition">proofrequest_template</text:span></text:a></text:p>
      <text:h text:style-name="Heading_20_4" text:outline-level="4"><text:bookmark-start text:name="section-354"/>400<text:bookmark-end text:name="section-354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355"/>401<text:bookmark-end text:name="section-355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56"/>404<text:bookmark-end text:name="section-356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66">get /tails/{revocRegDefId}</text:p>
      <text:p text:style-name="First_20_paragraph">Agent Revocation Tails Endpoint (tailsRevocRegDefIdGet)</text:p>
      <text:p text:style-name="Text_20_body">Public immutable shared blob linked to given revocation registry definition</text:p>
      <text:h text:style-name="Heading_20_3" text:outline-level="3"><text:bookmark-start text:name="path-parameters-56"/>Path parameters<text:bookmark-end text:name="path-parameters-56"/></text:h>
      <text:p text:style-name="First_20_paragraph">revocRegDefId (required)</text:p>
      <text:p text:style-name="Text_20_body">Path Parameter — unique id of revocation registry</text:p>
      <text:h text:style-name="Heading_20_3" text:outline-level="3"><text:bookmark-start text:name="produces-106"/>Produces<text:bookmark-end text:name="produces-106"/></text:h>
      <text:p text:style-name="First_20_paragraph">This API call produces the following media types according to the Accept request header; the media type will be conveyed by the Content-Type response header.</text:p>
      <text:list text:style-name="L157">
        <text:list-item>
          <text:p text:style-name="P267"><text:span text:style-name="Source_Text">application/json</text:span></text:p>
        </text:list-item>
      </text:list>
      <text:h text:style-name="Heading_20_3" text:outline-level="3"><text:bookmark-start text:name="responses-109"/>Responses<text:bookmark-end text:name="responses-109"/></text:h>
      <text:h text:style-name="Heading_20_4" text:outline-level="4"><text:bookmark-start text:name="section-357"/>200<text:bookmark-end text:name="section-357"/></text:h>
      <text:p text:style-name="First_20_paragraph">Success <text:a xlink:type="simple" xlink:href="#" office:name=""><text:span text:style-name="Definition"/></text:a></text:p>
      <text:h text:style-name="Heading_20_4" text:outline-level="4"><text:bookmark-start text:name="section-358"/>400<text:bookmark-end text:name="section-358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359"/>404<text:bookmark-end text:name="section-359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h text:style-name="Heading_20_1" text:outline-level="1"><text:bookmark-start text:name="prover-1"/>Prover<text:bookmark-end text:name="prover-1"/></text:h>
      <text:p text:style-name="First_20_paragraph"/>
      <text:p text:style-name="P268">delete /api/connectionoffer/{connectionOfferId}</text:p>
      <text:p text:style-name="First_20_paragraph">Delete a connection offer by _id (apiConnectionofferConnectionOfferIdDelete)</text:p>
      <text:p text:style-name="Text_20_body">Delete a connection offer by _id</text:p>
      <text:h text:style-name="Heading_20_3" text:outline-level="3"><text:bookmark-start text:name="path-parameters-57"/>Path parameters<text:bookmark-end text:name="path-parameters-57"/></text:h>
      <text:p text:style-name="First_20_paragraph">connectionOfferId (required)</text:p>
      <text:p text:style-name="Text_20_body">Path Parameter — connection offer _id</text:p>
      <text:h text:style-name="Heading_20_3" text:outline-level="3"><text:bookmark-start text:name="request-headers-60"/>Request headers<text:bookmark-end text:name="request-headers-60"/></text:h>
      <text:h text:style-name="Heading_20_3" text:outline-level="3"><text:bookmark-start text:name="produces-107"/>Produces<text:bookmark-end text:name="produces-107"/></text:h>
      <text:p text:style-name="First_20_paragraph">This API call produces the following media types according to the Accept request header; the media type will be conveyed by the Content-Type response header.</text:p>
      <text:list text:style-name="L158">
        <text:list-item>
          <text:p text:style-name="P269"><text:span text:style-name="Source_Text">application/json</text:span></text:p>
        </text:list-item>
      </text:list>
      <text:h text:style-name="Heading_20_3" text:outline-level="3"><text:bookmark-start text:name="responses-110"/>Responses<text:bookmark-end text:name="responses-110"/></text:h>
      <text:h text:style-name="Heading_20_4" text:outline-level="4"><text:bookmark-start text:name="section-360"/>204<text:bookmark-end text:name="section-360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361"/>401<text:bookmark-end text:name="section-361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62"/>404<text:bookmark-end text:name="section-362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70">get /api/connectionoffer/{connectionOfferId}</text:p>
      <text:p text:style-name="First_20_paragraph">Retrieve a connection offer by _id (apiConnectionofferConnectionOfferIdGet)</text:p>
      <text:p text:style-name="Text_20_body">Retrieve a connection offer by _id</text:p>
      <text:h text:style-name="Heading_20_3" text:outline-level="3"><text:bookmark-start text:name="path-parameters-58"/>Path parameters<text:bookmark-end text:name="path-parameters-58"/></text:h>
      <text:p text:style-name="First_20_paragraph">connectionOfferId (required)</text:p>
      <text:p text:style-name="Text_20_body">Path Parameter — connection offer _id</text:p>
      <text:h text:style-name="Heading_20_3" text:outline-level="3"><text:bookmark-start text:name="request-headers-61"/>Request headers<text:bookmark-end text:name="request-headers-61"/></text:h>
      <text:h text:style-name="Heading_20_3" text:outline-level="3"><text:bookmark-start text:name="return-type-84"/>Return type<text:bookmark-end text:name="return-type-84"/></text:h>
      <text:p text:style-name="First_20_paragraph"><text:a xlink:type="simple" xlink:href="#connection_offer" office:name=""><text:span text:style-name="Definition">connection_offer</text:span></text:a></text:p>
      <text:h text:style-name="Heading_20_3" text:outline-level="3"><text:bookmark-start text:name="produces-108"/>Produces<text:bookmark-end text:name="produces-108"/></text:h>
      <text:p text:style-name="First_20_paragraph">This API call produces the following media types according to the Accept request header; the media type will be conveyed by the Content-Type response header.</text:p>
      <text:list text:style-name="L159">
        <text:list-item>
          <text:p text:style-name="P271"><text:span text:style-name="Source_Text">application/json</text:span></text:p>
        </text:list-item>
      </text:list>
      <text:h text:style-name="Heading_20_3" text:outline-level="3"><text:bookmark-start text:name="responses-111"/>Responses<text:bookmark-end text:name="responses-111"/></text:h>
      <text:h text:style-name="Heading_20_4" text:outline-level="4"><text:bookmark-start text:name="section-363"/>200<text:bookmark-end text:name="section-363"/></text:h>
      <text:p text:style-name="First_20_paragraph">Success <text:a xlink:type="simple" xlink:href="#connection_offer" office:name=""><text:span text:style-name="Definition">connection_offer</text:span></text:a></text:p>
      <text:h text:style-name="Heading_20_4" text:outline-level="4"><text:bookmark-start text:name="section-364"/>401<text:bookmark-end text:name="section-364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65"/>404<text:bookmark-end text:name="section-365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72">delete /api/connectionrequest/{connectionRequestId}</text:p>
      <text:p text:style-name="First_20_paragraph">Delete a connection request by _id (apiConnectionrequestConnectionRequestIdDelete)</text:p>
      <text:p text:style-name="Text_20_body">Delete a connection request by _id</text:p>
      <text:h text:style-name="Heading_20_3" text:outline-level="3"><text:bookmark-start text:name="path-parameters-59"/>Path parameters<text:bookmark-end text:name="path-parameters-59"/></text:h>
      <text:p text:style-name="First_20_paragraph">connectionRequestId (required)</text:p>
      <text:p text:style-name="Text_20_body">Path Parameter — connection request _id</text:p>
      <text:h text:style-name="Heading_20_3" text:outline-level="3"><text:bookmark-start text:name="request-headers-62"/>Request headers<text:bookmark-end text:name="request-headers-62"/></text:h>
      <text:h text:style-name="Heading_20_3" text:outline-level="3"><text:bookmark-start text:name="produces-109"/>Produces<text:bookmark-end text:name="produces-109"/></text:h>
      <text:p text:style-name="First_20_paragraph">This API call produces the following media types according to the Accept request header; the media type will be conveyed by the Content-Type response header.</text:p>
      <text:list text:style-name="L160">
        <text:list-item>
          <text:p text:style-name="P273"><text:span text:style-name="Source_Text">application/json</text:span></text:p>
        </text:list-item>
      </text:list>
      <text:h text:style-name="Heading_20_3" text:outline-level="3"><text:bookmark-start text:name="responses-112"/>Responses<text:bookmark-end text:name="responses-112"/></text:h>
      <text:h text:style-name="Heading_20_4" text:outline-level="4"><text:bookmark-start text:name="section-366"/>204<text:bookmark-end text:name="section-366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367"/>401<text:bookmark-end text:name="section-367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68"/>404<text:bookmark-end text:name="section-36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74">get /api/connectionrequest/{connectionRequestId}</text:p>
      <text:p text:style-name="First_20_paragraph">Retrieve a connection request by _id (apiConnectionrequestConnectionRequestIdGet)</text:p>
      <text:p text:style-name="Text_20_body">Retrieve a connection request by _id</text:p>
      <text:h text:style-name="Heading_20_3" text:outline-level="3"><text:bookmark-start text:name="path-parameters-60"/>Path parameters<text:bookmark-end text:name="path-parameters-60"/></text:h>
      <text:p text:style-name="First_20_paragraph">connectionRequestId (required)</text:p>
      <text:p text:style-name="Text_20_body">Path Parameter — connection request _id</text:p>
      <text:h text:style-name="Heading_20_3" text:outline-level="3"><text:bookmark-start text:name="request-headers-63"/>Request headers<text:bookmark-end text:name="request-headers-63"/></text:h>
      <text:h text:style-name="Heading_20_3" text:outline-level="3"><text:bookmark-start text:name="return-type-85"/>Return type<text:bookmark-end text:name="return-type-85"/></text:h>
      <text:p text:style-name="First_20_paragraph"><text:a xlink:type="simple" xlink:href="#connection_request" office:name=""><text:span text:style-name="Definition">connection_request</text:span></text:a></text:p>
      <text:h text:style-name="Heading_20_3" text:outline-level="3"><text:bookmark-start text:name="produces-110"/>Produces<text:bookmark-end text:name="produces-110"/></text:h>
      <text:p text:style-name="First_20_paragraph">This API call produces the following media types according to the Accept request header; the media type will be conveyed by the Content-Type response header.</text:p>
      <text:list text:style-name="L161">
        <text:list-item>
          <text:p text:style-name="P275"><text:span text:style-name="Source_Text">application/json</text:span></text:p>
        </text:list-item>
      </text:list>
      <text:h text:style-name="Heading_20_3" text:outline-level="3"><text:bookmark-start text:name="responses-113"/>Responses<text:bookmark-end text:name="responses-113"/></text:h>
      <text:h text:style-name="Heading_20_4" text:outline-level="4"><text:bookmark-start text:name="section-369"/>200<text:bookmark-end text:name="section-369"/></text:h>
      <text:p text:style-name="First_20_paragraph">Success <text:a xlink:type="simple" xlink:href="#connection_request" office:name=""><text:span text:style-name="Definition">connection_request</text:span></text:a></text:p>
      <text:h text:style-name="Heading_20_4" text:outline-level="4"><text:bookmark-start text:name="section-370"/>401<text:bookmark-end text:name="section-370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71"/>404<text:bookmark-end text:name="section-371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76">get /api/connectionrequest</text:p>
      <text:p text:style-name="First_20_paragraph">List all my connection requests (apiConnectionrequestGet)</text:p>
      <text:p text:style-name="Text_20_body">List all my connection requests</text:p>
      <text:h text:style-name="Heading_20_3" text:outline-level="3"><text:bookmark-start text:name="request-headers-64"/>Request headers<text:bookmark-end text:name="request-headers-64"/></text:h>
      <text:h text:style-name="Heading_20_3" text:outline-level="3"><text:bookmark-start text:name="return-type-86"/>Return type<text:bookmark-end text:name="return-type-86"/></text:h>
      <text:p text:style-name="First_20_paragraph">array[<text:a xlink:type="simple" xlink:href="#connection_request" office:name=""><text:span text:style-name="Definition">connection_request</text:span></text:a>]</text:p>
      <text:h text:style-name="Heading_20_3" text:outline-level="3"><text:bookmark-start text:name="produces-111"/>Produces<text:bookmark-end text:name="produces-111"/></text:h>
      <text:p text:style-name="First_20_paragraph">This API call produces the following media types according to the Accept request header; the media type will be conveyed by the Content-Type response header.</text:p>
      <text:list text:style-name="L162">
        <text:list-item>
          <text:p text:style-name="P277"><text:span text:style-name="Source_Text">application/json</text:span></text:p>
        </text:list-item>
      </text:list>
      <text:h text:style-name="Heading_20_3" text:outline-level="3"><text:bookmark-start text:name="responses-114"/>Responses<text:bookmark-end text:name="responses-114"/></text:h>
      <text:h text:style-name="Heading_20_4" text:outline-level="4"><text:bookmark-start text:name="section-372"/>200<text:bookmark-end text:name="section-372"/></text:h>
      <text:p text:style-name="First_20_paragraph">Success</text:p>
      <text:h text:style-name="Heading_20_4" text:outline-level="4"><text:bookmark-start text:name="section-373"/>401<text:bookmark-end text:name="section-373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74"/>404<text:bookmark-end text:name="section-374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78">post /api/connectionrequest</text:p>
      <text:p text:style-name="First_20_paragraph">Accept a connection offer and/or send a connection request (apiConnectionrequestPost)</text:p>
      <text:p text:style-name="Text_20_body">Accept a connection offer and/or send a connection request</text:p>
      <text:h text:style-name="Heading_20_3" text:outline-level="3"><text:bookmark-start text:name="consumes-36"/>Consumes<text:bookmark-end text:name="consumes-36"/></text:h>
      <text:p text:style-name="First_20_paragraph">This API call consumes the following media types via the Content-Type request header:</text:p>
      <text:list text:style-name="L163">
        <text:list-item>
          <text:p text:style-name="P279"><text:span text:style-name="Source_Text">application/json</text:span></text:p>
        </text:list-item>
      </text:list>
      <text:h text:style-name="Heading_20_3" text:outline-level="3"><text:bookmark-start text:name="request-body-36"/>Request body<text:bookmark-end text:name="request-body-36"/></text:h>
      <text:p text:style-name="First_20_paragraph">body <text:a xlink:type="simple" xlink:href="#connectionrequest_post" office:name=""><text:span text:style-name="Definition">connectionrequest_post</text:span></text:a> (optional)</text:p>
      <text:p text:style-name="Text_20_body">Body Parameter —</text:p>
      <text:h text:style-name="Heading_20_3" text:outline-level="3"><text:bookmark-start text:name="return-type-87"/>Return type<text:bookmark-end text:name="return-type-87"/></text:h>
      <text:p text:style-name="First_20_paragraph"><text:a xlink:type="simple" xlink:href="#connection_request" office:name=""><text:span text:style-name="Definition">connection_request</text:span></text:a></text:p>
      <text:h text:style-name="Heading_20_3" text:outline-level="3"><text:bookmark-start text:name="produces-112"/>Produces<text:bookmark-end text:name="produces-112"/></text:h>
      <text:p text:style-name="First_20_paragraph">This API call produces the following media types according to the Accept request header; the media type will be conveyed by the Content-Type response header.</text:p>
      <text:list text:style-name="L164">
        <text:list-item>
          <text:p text:style-name="P280"><text:span text:style-name="Source_Text">application/json</text:span></text:p>
        </text:list-item>
      </text:list>
      <text:h text:style-name="Heading_20_3" text:outline-level="3"><text:bookmark-start text:name="responses-115"/>Responses<text:bookmark-end text:name="responses-115"/></text:h>
      <text:h text:style-name="Heading_20_4" text:outline-level="4"><text:bookmark-start text:name="section-375"/>200<text:bookmark-end text:name="section-375"/></text:h>
      <text:p text:style-name="First_20_paragraph">Success <text:a xlink:type="simple" xlink:href="#connection_request" office:name=""><text:span text:style-name="Definition">connection_request</text:span></text:a></text:p>
      <text:h text:style-name="Heading_20_4" text:outline-level="4"><text:bookmark-start text:name="section-376"/>400<text:bookmark-end text:name="section-376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377"/>401<text:bookmark-end text:name="section-377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78"/>404<text:bookmark-end text:name="section-37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81">post /api/connectionresponse</text:p>
      <text:p text:style-name="First_20_paragraph">Accept a connection request and send a connection response (apiConnectionresponsePost)</text:p>
      <text:p text:style-name="Text_20_body">Accept a connection request and send a connection response</text:p>
      <text:h text:style-name="Heading_20_3" text:outline-level="3"><text:bookmark-start text:name="consumes-37"/>Consumes<text:bookmark-end text:name="consumes-37"/></text:h>
      <text:p text:style-name="First_20_paragraph">This API call consumes the following media types via the Content-Type request header:</text:p>
      <text:list text:style-name="L165">
        <text:list-item>
          <text:p text:style-name="P282"><text:span text:style-name="Source_Text">application/json</text:span></text:p>
        </text:list-item>
      </text:list>
      <text:h text:style-name="Heading_20_3" text:outline-level="3"><text:bookmark-start text:name="request-body-37"/>Request body<text:bookmark-end text:name="request-body-37"/></text:h>
      <text:p text:style-name="First_20_paragraph">body <text:a xlink:type="simple" xlink:href="#connectionresponse_post" office:name=""><text:span text:style-name="Definition">connectionresponse_post</text:span></text:a> (optional)</text:p>
      <text:p text:style-name="Text_20_body">Body Parameter —</text:p>
      <text:h text:style-name="Heading_20_3" text:outline-level="3"><text:bookmark-start text:name="return-type-88"/>Return type<text:bookmark-end text:name="return-type-88"/></text:h>
      <text:p text:style-name="First_20_paragraph"><text:a xlink:type="simple" xlink:href="#connection_response" office:name=""><text:span text:style-name="Definition">connection_response</text:span></text:a></text:p>
      <text:h text:style-name="Heading_20_3" text:outline-level="3"><text:bookmark-start text:name="produces-113"/>Produces<text:bookmark-end text:name="produces-113"/></text:h>
      <text:p text:style-name="First_20_paragraph">This API call produces the following media types according to the Accept request header; the media type will be conveyed by the Content-Type response header.</text:p>
      <text:list text:style-name="L166">
        <text:list-item>
          <text:p text:style-name="P283"><text:span text:style-name="Source_Text">application/json</text:span></text:p>
        </text:list-item>
      </text:list>
      <text:h text:style-name="Heading_20_3" text:outline-level="3"><text:bookmark-start text:name="responses-116"/>Responses<text:bookmark-end text:name="responses-116"/></text:h>
      <text:h text:style-name="Heading_20_4" text:outline-level="4"><text:bookmark-start text:name="section-379"/>200<text:bookmark-end text:name="section-379"/></text:h>
      <text:p text:style-name="First_20_paragraph">Success <text:a xlink:type="simple" xlink:href="#connection_response" office:name=""><text:span text:style-name="Definition">connection_response</text:span></text:a></text:p>
      <text:h text:style-name="Heading_20_4" text:outline-level="4"><text:bookmark-start text:name="section-380"/>400<text:bookmark-end text:name="section-380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381"/>401<text:bookmark-end text:name="section-381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82"/>404<text:bookmark-end text:name="section-382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84">get /api/credentialoffer</text:p>
      <text:p text:style-name="First_20_paragraph">List credential offers (apiCredentialofferGet)</text:p>
      <text:p text:style-name="Text_20_body">List credential offers</text:p>
      <text:h text:style-name="Heading_20_3" text:outline-level="3"><text:bookmark-start text:name="request-headers-65"/>Request headers<text:bookmark-end text:name="request-headers-65"/></text:h>
      <text:h text:style-name="Heading_20_3" text:outline-level="3"><text:bookmark-start text:name="return-type-89"/>Return type<text:bookmark-end text:name="return-type-89"/></text:h>
      <text:p text:style-name="First_20_paragraph">array[<text:a xlink:type="simple" xlink:href="#credential_offer" office:name=""><text:span text:style-name="Definition">credential_offer</text:span></text:a>]</text:p>
      <text:h text:style-name="Heading_20_3" text:outline-level="3"><text:bookmark-start text:name="produces-114"/>Produces<text:bookmark-end text:name="produces-114"/></text:h>
      <text:p text:style-name="First_20_paragraph">This API call produces the following media types according to the Accept request header; the media type will be conveyed by the Content-Type response header.</text:p>
      <text:list text:style-name="L167">
        <text:list-item>
          <text:p text:style-name="P285"><text:span text:style-name="Source_Text">application/json</text:span></text:p>
        </text:list-item>
      </text:list>
      <text:h text:style-name="Heading_20_3" text:outline-level="3"><text:bookmark-start text:name="responses-117"/>Responses<text:bookmark-end text:name="responses-117"/></text:h>
      <text:h text:style-name="Heading_20_4" text:outline-level="4"><text:bookmark-start text:name="section-383"/>200<text:bookmark-end text:name="section-383"/></text:h>
      <text:p text:style-name="First_20_paragraph">Success</text:p>
      <text:h text:style-name="Heading_20_4" text:outline-level="4"><text:bookmark-start text:name="section-384"/>401<text:bookmark-end text:name="section-384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85"/>404<text:bookmark-end text:name="section-385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86">delete /api/credentialoffer/{id}</text:p>
      <text:p text:style-name="First_20_paragraph">Delete a credential offer (apiCredentialofferIdDelete)</text:p>
      <text:p text:style-name="Text_20_body">Delete a credential offer</text:p>
      <text:h text:style-name="Heading_20_3" text:outline-level="3"><text:bookmark-start text:name="path-parameters-61"/>Path parameters<text:bookmark-end text:name="path-parameters-61"/></text:h>
      <text:p text:style-name="First_20_paragraph">id (required)</text:p>
      <text:p text:style-name="Text_20_body">Path Parameter — A unique string value identifying a credential offer.</text:p>
      <text:h text:style-name="Heading_20_3" text:outline-level="3"><text:bookmark-start text:name="request-headers-66"/>Request headers<text:bookmark-end text:name="request-headers-66"/></text:h>
      <text:h text:style-name="Heading_20_3" text:outline-level="3"><text:bookmark-start text:name="produces-115"/>Produces<text:bookmark-end text:name="produces-115"/></text:h>
      <text:p text:style-name="First_20_paragraph">This API call produces the following media types according to the Accept request header; the media type will be conveyed by the Content-Type response header.</text:p>
      <text:list text:style-name="L168">
        <text:list-item>
          <text:p text:style-name="P287"><text:span text:style-name="Source_Text">application/json</text:span></text:p>
        </text:list-item>
      </text:list>
      <text:h text:style-name="Heading_20_3" text:outline-level="3"><text:bookmark-start text:name="responses-118"/>Responses<text:bookmark-end text:name="responses-118"/></text:h>
      <text:h text:style-name="Heading_20_4" text:outline-level="4"><text:bookmark-start text:name="section-386"/>204<text:bookmark-end text:name="section-386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387"/>401<text:bookmark-end text:name="section-387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88"/>404<text:bookmark-end text:name="section-38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88">get /api/credentialoffer/{id}</text:p>
      <text:p text:style-name="First_20_paragraph">Retrieve a credential offer (apiCredentialofferIdGet)</text:p>
      <text:p text:style-name="Text_20_body">Retrieve a credential offer</text:p>
      <text:h text:style-name="Heading_20_3" text:outline-level="3"><text:bookmark-start text:name="path-parameters-62"/>Path parameters<text:bookmark-end text:name="path-parameters-62"/></text:h>
      <text:p text:style-name="First_20_paragraph">id (required)</text:p>
      <text:p text:style-name="Text_20_body">Path Parameter — A unique string value identifying a credential offer.</text:p>
      <text:h text:style-name="Heading_20_3" text:outline-level="3"><text:bookmark-start text:name="request-headers-67"/>Request headers<text:bookmark-end text:name="request-headers-67"/></text:h>
      <text:h text:style-name="Heading_20_3" text:outline-level="3"><text:bookmark-start text:name="return-type-90"/>Return type<text:bookmark-end text:name="return-type-90"/></text:h>
      <text:p text:style-name="First_20_paragraph">array[<text:a xlink:type="simple" xlink:href="#credential_offer" office:name=""><text:span text:style-name="Definition">credential_offer</text:span></text:a>]</text:p>
      <text:h text:style-name="Heading_20_3" text:outline-level="3"><text:bookmark-start text:name="produces-116"/>Produces<text:bookmark-end text:name="produces-116"/></text:h>
      <text:p text:style-name="First_20_paragraph">This API call produces the following media types according to the Accept request header; the media type will be conveyed by the Content-Type response header.</text:p>
      <text:list text:style-name="L169">
        <text:list-item>
          <text:p text:style-name="P289"><text:span text:style-name="Source_Text">application/json</text:span></text:p>
        </text:list-item>
      </text:list>
      <text:h text:style-name="Heading_20_3" text:outline-level="3"><text:bookmark-start text:name="responses-119"/>Responses<text:bookmark-end text:name="responses-119"/></text:h>
      <text:h text:style-name="Heading_20_4" text:outline-level="4"><text:bookmark-start text:name="section-389"/>200<text:bookmark-end text:name="section-389"/></text:h>
      <text:p text:style-name="First_20_paragraph">Success</text:p>
      <text:h text:style-name="Heading_20_4" text:outline-level="4"><text:bookmark-start text:name="section-390"/>401<text:bookmark-end text:name="section-390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91"/>404<text:bookmark-end text:name="section-391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90">get /api/credentialrequest</text:p>
      <text:p text:style-name="First_20_paragraph">List credential requests (apiCredentialrequestGet)</text:p>
      <text:p text:style-name="Text_20_body">List credential requests</text:p>
      <text:h text:style-name="Heading_20_3" text:outline-level="3"><text:bookmark-start text:name="request-headers-68"/>Request headers<text:bookmark-end text:name="request-headers-68"/></text:h>
      <text:h text:style-name="Heading_20_3" text:outline-level="3"><text:bookmark-start text:name="return-type-91"/>Return type<text:bookmark-end text:name="return-type-91"/></text:h>
      <text:p text:style-name="First_20_paragraph"><text:a xlink:type="simple" xlink:href="#credential_request" office:name=""><text:span text:style-name="Definition">credential_request</text:span></text:a></text:p>
      <text:h text:style-name="Heading_20_3" text:outline-level="3"><text:bookmark-start text:name="produces-117"/>Produces<text:bookmark-end text:name="produces-117"/></text:h>
      <text:p text:style-name="First_20_paragraph">This API call produces the following media types according to the Accept request header; the media type will be conveyed by the Content-Type response header.</text:p>
      <text:list text:style-name="L170">
        <text:list-item>
          <text:p text:style-name="P291"><text:span text:style-name="Source_Text">application/json</text:span></text:p>
        </text:list-item>
      </text:list>
      <text:h text:style-name="Heading_20_3" text:outline-level="3"><text:bookmark-start text:name="responses-120"/>Responses<text:bookmark-end text:name="responses-120"/></text:h>
      <text:h text:style-name="Heading_20_4" text:outline-level="4"><text:bookmark-start text:name="section-392"/>200<text:bookmark-end text:name="section-392"/></text:h>
      <text:p text:style-name="First_20_paragraph">Success <text:a xlink:type="simple" xlink:href="#credential_request" office:name=""><text:span text:style-name="Definition">credential_request</text:span></text:a></text:p>
      <text:h text:style-name="Heading_20_4" text:outline-level="4"><text:bookmark-start text:name="section-393"/>401<text:bookmark-end text:name="section-393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94"/>404<text:bookmark-end text:name="section-394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92">delete /api/credentialrequest/{id}</text:p>
      <text:p text:style-name="First_20_paragraph">Delete a credential request (apiCredentialrequestIdDelete)</text:p>
      <text:p text:style-name="Text_20_body">Delete a credential request</text:p>
      <text:h text:style-name="Heading_20_3" text:outline-level="3"><text:bookmark-start text:name="path-parameters-63"/>Path parameters<text:bookmark-end text:name="path-parameters-63"/></text:h>
      <text:p text:style-name="First_20_paragraph">id (required)</text:p>
      <text:p text:style-name="Text_20_body">Path Parameter — A unique string value identifying a credential request.</text:p>
      <text:h text:style-name="Heading_20_3" text:outline-level="3"><text:bookmark-start text:name="request-headers-69"/>Request headers<text:bookmark-end text:name="request-headers-69"/></text:h>
      <text:h text:style-name="Heading_20_3" text:outline-level="3"><text:bookmark-start text:name="produces-118"/>Produces<text:bookmark-end text:name="produces-118"/></text:h>
      <text:p text:style-name="First_20_paragraph">This API call produces the following media types according to the Accept request header; the media type will be conveyed by the Content-Type response header.</text:p>
      <text:list text:style-name="L171">
        <text:list-item>
          <text:p text:style-name="P293"><text:span text:style-name="Source_Text">application/json</text:span></text:p>
        </text:list-item>
      </text:list>
      <text:h text:style-name="Heading_20_3" text:outline-level="3"><text:bookmark-start text:name="responses-121"/>Responses<text:bookmark-end text:name="responses-121"/></text:h>
      <text:h text:style-name="Heading_20_4" text:outline-level="4"><text:bookmark-start text:name="section-395"/>204<text:bookmark-end text:name="section-395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396"/>401<text:bookmark-end text:name="section-396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397"/>404<text:bookmark-end text:name="section-397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94">get /api/credentialrequest/{id}</text:p>
      <text:p text:style-name="First_20_paragraph">Retrieve a credential request (apiCredentialrequestIdGet)</text:p>
      <text:p text:style-name="Text_20_body">Retrieve a credential request</text:p>
      <text:h text:style-name="Heading_20_3" text:outline-level="3"><text:bookmark-start text:name="path-parameters-64"/>Path parameters<text:bookmark-end text:name="path-parameters-64"/></text:h>
      <text:p text:style-name="First_20_paragraph">id (required)</text:p>
      <text:p text:style-name="Text_20_body">Path Parameter — A unique string value identifying a credential request.</text:p>
      <text:h text:style-name="Heading_20_3" text:outline-level="3"><text:bookmark-start text:name="request-headers-70"/>Request headers<text:bookmark-end text:name="request-headers-70"/></text:h>
      <text:h text:style-name="Heading_20_3" text:outline-level="3"><text:bookmark-start text:name="return-type-92"/>Return type<text:bookmark-end text:name="return-type-92"/></text:h>
      <text:p text:style-name="First_20_paragraph"><text:a xlink:type="simple" xlink:href="#credential_request" office:name=""><text:span text:style-name="Definition">credential_request</text:span></text:a></text:p>
      <text:h text:style-name="Heading_20_3" text:outline-level="3"><text:bookmark-start text:name="produces-119"/>Produces<text:bookmark-end text:name="produces-119"/></text:h>
      <text:p text:style-name="First_20_paragraph">This API call produces the following media types according to the Accept request header; the media type will be conveyed by the Content-Type response header.</text:p>
      <text:list text:style-name="L172">
        <text:list-item>
          <text:p text:style-name="P295"><text:span text:style-name="Source_Text">application/json</text:span></text:p>
        </text:list-item>
      </text:list>
      <text:h text:style-name="Heading_20_3" text:outline-level="3"><text:bookmark-start text:name="responses-122"/>Responses<text:bookmark-end text:name="responses-122"/></text:h>
      <text:h text:style-name="Heading_20_4" text:outline-level="4"><text:bookmark-start text:name="section-398"/>200<text:bookmark-end text:name="section-398"/></text:h>
      <text:p text:style-name="First_20_paragraph">Success <text:a xlink:type="simple" xlink:href="#credential_request" office:name=""><text:span text:style-name="Definition">credential_request</text:span></text:a></text:p>
      <text:h text:style-name="Heading_20_4" text:outline-level="4"><text:bookmark-start text:name="section-399"/>401<text:bookmark-end text:name="section-399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00"/>404<text:bookmark-end text:name="section-400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296">post /api/login</text:p>
      <text:p text:style-name="First_20_paragraph">Allow users to login, will return them a JWT valid for a specific amount of time (apiLoginPost)</text:p>
      <text:p text:style-name="Text_20_body">Allow users to login, will return them a JWT valid for a specific amount of time</text:p>
      <text:h text:style-name="Heading_20_3" text:outline-level="3"><text:bookmark-start text:name="consumes-38"/>Consumes<text:bookmark-end text:name="consumes-38"/></text:h>
      <text:p text:style-name="First_20_paragraph">This API call consumes the following media types via the Content-Type request header:</text:p>
      <text:list text:style-name="L173">
        <text:list-item>
          <text:p text:style-name="P297"><text:span text:style-name="Source_Text">application/json</text:span></text:p>
        </text:list-item>
      </text:list>
      <text:h text:style-name="Heading_20_3" text:outline-level="3"><text:bookmark-start text:name="request-body-38"/>Request body<text:bookmark-end text:name="request-body-38"/></text:h>
      <text:p text:style-name="First_20_paragraph">body <text:a xlink:type="simple" xlink:href="#login_post" office:name=""><text:span text:style-name="Definition">login_post</text:span></text:a> (optional)</text:p>
      <text:p text:style-name="Text_20_body">Body Parameter —</text:p>
      <text:h text:style-name="Heading_20_3" text:outline-level="3"><text:bookmark-start text:name="return-type-93"/>Return type<text:bookmark-end text:name="return-type-93"/></text:h>
      <text:p text:style-name="First_20_paragraph">Object</text:p>
      <text:h text:style-name="Heading_20_3" text:outline-level="3"><text:bookmark-start text:name="produces-120"/>Produces<text:bookmark-end text:name="produces-120"/></text:h>
      <text:p text:style-name="First_20_paragraph">This API call produces the following media types according to the Accept request header; the media type will be conveyed by the Content-Type response header.</text:p>
      <text:list text:style-name="L174">
        <text:list-item>
          <text:p text:style-name="P298"><text:span text:style-name="Source_Text">application/json</text:span></text:p>
        </text:list-item>
      </text:list>
      <text:h text:style-name="Heading_20_3" text:outline-level="3"><text:bookmark-start text:name="responses-123"/>Responses<text:bookmark-end text:name="responses-123"/></text:h>
      <text:h text:style-name="Heading_20_4" text:outline-level="4"><text:bookmark-start text:name="section-401"/>200<text:bookmark-end text:name="section-401"/></text:h>
      <text:p text:style-name="First_20_paragraph">Login successful <text:a xlink:type="simple" xlink:href="#Object" office:name=""><text:span text:style-name="Definition">Object</text:span></text:a></text:p>
      <text:h text:style-name="Heading_20_4" text:outline-level="4"><text:bookmark-start text:name="section-402"/>400<text:bookmark-end text:name="section-402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403"/>401<text:bookmark-end text:name="section-403"/></text:h>
      <text:p text:style-name="First_20_paragraph">Login failed <text:a xlink:type="simple" xlink:href="#Object" office:name=""><text:span text:style-name="Definition">Object</text:span></text:a></text:p>
      <text:p text:style-name="Horizontal_20_Line"/>
      <text:p text:style-name="First_20_paragraph"/>
      <text:p text:style-name="P299">post /api/proof</text:p>
      <text:p text:style-name="First_20_paragraph">Create and send a Proof (apiProofPost)</text:p>
      <text:p text:style-name="Text_20_body">Create and send a Proof</text:p>
      <text:h text:style-name="Heading_20_3" text:outline-level="3"><text:bookmark-start text:name="consumes-39"/>Consumes<text:bookmark-end text:name="consumes-39"/></text:h>
      <text:p text:style-name="First_20_paragraph">This API call consumes the following media types via the Content-Type request header:</text:p>
      <text:list text:style-name="L175">
        <text:list-item>
          <text:p text:style-name="P300"><text:span text:style-name="Source_Text">application/json</text:span></text:p>
        </text:list-item>
      </text:list>
      <text:h text:style-name="Heading_20_3" text:outline-level="3"><text:bookmark-start text:name="request-body-39"/>Request body<text:bookmark-end text:name="request-body-39"/></text:h>
      <text:p text:style-name="First_20_paragraph">body <text:a xlink:type="simple" xlink:href="#proof_post" office:name=""><text:span text:style-name="Definition">proof_post</text:span></text:a> (optional)</text:p>
      <text:p text:style-name="Text_20_body">Body Parameter —</text:p>
      <text:h text:style-name="Heading_20_3" text:outline-level="3"><text:bookmark-start text:name="return-type-94"/>Return type<text:bookmark-end text:name="return-type-94"/></text:h>
      <text:p text:style-name="First_20_paragraph"><text:a xlink:type="simple" xlink:href="#proof_message" office:name=""><text:span text:style-name="Definition">proof_message</text:span></text:a></text:p>
      <text:h text:style-name="Heading_20_3" text:outline-level="3"><text:bookmark-start text:name="produces-121"/>Produces<text:bookmark-end text:name="produces-121"/></text:h>
      <text:p text:style-name="First_20_paragraph">This API call produces the following media types according to the Accept request header; the media type will be conveyed by the Content-Type response header.</text:p>
      <text:list text:style-name="L176">
        <text:list-item>
          <text:p text:style-name="P301"><text:span text:style-name="Source_Text">application/json</text:span></text:p>
        </text:list-item>
      </text:list>
      <text:h text:style-name="Heading_20_3" text:outline-level="3"><text:bookmark-start text:name="responses-124"/>Responses<text:bookmark-end text:name="responses-124"/></text:h>
      <text:h text:style-name="Heading_20_4" text:outline-level="4"><text:bookmark-start text:name="section-404"/>201<text:bookmark-end text:name="section-404"/></text:h>
      <text:p text:style-name="First_20_paragraph">Created <text:a xlink:type="simple" xlink:href="#proof_message" office:name=""><text:span text:style-name="Definition">proof_message</text:span></text:a></text:p>
      <text:h text:style-name="Heading_20_4" text:outline-level="4"><text:bookmark-start text:name="section-405"/>400<text:bookmark-end text:name="section-405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406"/>401<text:bookmark-end text:name="section-406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07"/>404<text:bookmark-end text:name="section-407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02">get /api/proofrequest</text:p>
      <text:p text:style-name="First_20_paragraph">List proof requests (apiProofrequestGet)</text:p>
      <text:p text:style-name="Text_20_body">List proof requests</text:p>
      <text:h text:style-name="Heading_20_3" text:outline-level="3"><text:bookmark-start text:name="request-headers-71"/>Request headers<text:bookmark-end text:name="request-headers-71"/></text:h>
      <text:h text:style-name="Heading_20_3" text:outline-level="3"><text:bookmark-start text:name="return-type-95"/>Return type<text:bookmark-end text:name="return-type-95"/></text:h>
      <text:p text:style-name="First_20_paragraph">array[<text:a xlink:type="simple" xlink:href="#proofrequest_message" office:name=""><text:span text:style-name="Definition">proofrequest_message</text:span></text:a>]</text:p>
      <text:h text:style-name="Heading_20_3" text:outline-level="3"><text:bookmark-start text:name="produces-122"/>Produces<text:bookmark-end text:name="produces-122"/></text:h>
      <text:p text:style-name="First_20_paragraph">This API call produces the following media types according to the Accept request header; the media type will be conveyed by the Content-Type response header.</text:p>
      <text:list text:style-name="L177">
        <text:list-item>
          <text:p text:style-name="P303"><text:span text:style-name="Source_Text">application/json</text:span></text:p>
        </text:list-item>
      </text:list>
      <text:h text:style-name="Heading_20_3" text:outline-level="3"><text:bookmark-start text:name="responses-125"/>Responses<text:bookmark-end text:name="responses-125"/></text:h>
      <text:h text:style-name="Heading_20_4" text:outline-level="4"><text:bookmark-start text:name="section-408"/>200<text:bookmark-end text:name="section-408"/></text:h>
      <text:p text:style-name="First_20_paragraph">Success</text:p>
      <text:h text:style-name="Heading_20_4" text:outline-level="4"><text:bookmark-start text:name="section-409"/>401<text:bookmark-end text:name="section-409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10"/>404<text:bookmark-end text:name="section-410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04">delete /api/proofrequest/{id}</text:p>
      <text:p text:style-name="First_20_paragraph">Delete a proof request (apiProofrequestIdDelete)</text:p>
      <text:p text:style-name="Text_20_body">Delete a proof request</text:p>
      <text:h text:style-name="Heading_20_3" text:outline-level="3"><text:bookmark-start text:name="path-parameters-65"/>Path parameters<text:bookmark-end text:name="path-parameters-65"/></text:h>
      <text:p text:style-name="First_20_paragraph">id (required)</text:p>
      <text:p text:style-name="Text_20_body">Path Parameter — A unique string value identifying a proof request.</text:p>
      <text:h text:style-name="Heading_20_3" text:outline-level="3"><text:bookmark-start text:name="request-headers-72"/>Request headers<text:bookmark-end text:name="request-headers-72"/></text:h>
      <text:h text:style-name="Heading_20_3" text:outline-level="3"><text:bookmark-start text:name="produces-123"/>Produces<text:bookmark-end text:name="produces-123"/></text:h>
      <text:p text:style-name="First_20_paragraph">This API call produces the following media types according to the Accept request header; the media type will be conveyed by the Content-Type response header.</text:p>
      <text:list text:style-name="L178">
        <text:list-item>
          <text:p text:style-name="P305"><text:span text:style-name="Source_Text">application/json</text:span></text:p>
        </text:list-item>
      </text:list>
      <text:h text:style-name="Heading_20_3" text:outline-level="3"><text:bookmark-start text:name="responses-126"/>Responses<text:bookmark-end text:name="responses-126"/></text:h>
      <text:h text:style-name="Heading_20_4" text:outline-level="4"><text:bookmark-start text:name="section-411"/>204<text:bookmark-end text:name="section-411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412"/>401<text:bookmark-end text:name="section-412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13"/>404<text:bookmark-end text:name="section-413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06">get /api/proofrequest/{id}</text:p>
      <text:p text:style-name="First_20_paragraph">Retrieve a proof request (apiProofrequestIdGet)</text:p>
      <text:p text:style-name="Text_20_body">Retrieve a proof request</text:p>
      <text:h text:style-name="Heading_20_3" text:outline-level="3"><text:bookmark-start text:name="path-parameters-66"/>Path parameters<text:bookmark-end text:name="path-parameters-66"/></text:h>
      <text:p text:style-name="First_20_paragraph">id (required)</text:p>
      <text:p text:style-name="Text_20_body">Path Parameter — A unique string value identifying a proof request.</text:p>
      <text:h text:style-name="Heading_20_3" text:outline-level="3"><text:bookmark-start text:name="request-headers-73"/>Request headers<text:bookmark-end text:name="request-headers-73"/></text:h>
      <text:h text:style-name="Heading_20_3" text:outline-level="3"><text:bookmark-start text:name="return-type-96"/>Return type<text:bookmark-end text:name="return-type-96"/></text:h>
      <text:p text:style-name="First_20_paragraph"><text:a xlink:type="simple" xlink:href="#proofrequest_message" office:name=""><text:span text:style-name="Definition">proofrequest_message</text:span></text:a></text:p>
      <text:h text:style-name="Heading_20_3" text:outline-level="3"><text:bookmark-start text:name="produces-124"/>Produces<text:bookmark-end text:name="produces-124"/></text:h>
      <text:p text:style-name="First_20_paragraph">This API call produces the following media types according to the Accept request header; the media type will be conveyed by the Content-Type response header.</text:p>
      <text:list text:style-name="L179">
        <text:list-item>
          <text:p text:style-name="P307"><text:span text:style-name="Source_Text">application/json</text:span></text:p>
        </text:list-item>
      </text:list>
      <text:h text:style-name="Heading_20_3" text:outline-level="3"><text:bookmark-start text:name="responses-127"/>Responses<text:bookmark-end text:name="responses-127"/></text:h>
      <text:h text:style-name="Heading_20_4" text:outline-level="4"><text:bookmark-start text:name="section-414"/>200<text:bookmark-end text:name="section-414"/></text:h>
      <text:p text:style-name="First_20_paragraph">Success <text:a xlink:type="simple" xlink:href="#proofrequest_message" office:name=""><text:span text:style-name="Definition">proofrequest_message</text:span></text:a></text:p>
      <text:h text:style-name="Heading_20_4" text:outline-level="4"><text:bookmark-start text:name="section-415"/>401<text:bookmark-end text:name="section-415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16"/>404<text:bookmark-end text:name="section-416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08">post /api/user</text:p>
      <text:p text:style-name="First_20_paragraph">Register a new user (apiUserPost)</text:p>
      <text:p text:style-name="Text_20_body">Register a new user</text:p>
      <text:h text:style-name="Heading_20_3" text:outline-level="3"><text:bookmark-start text:name="consumes-40"/>Consumes<text:bookmark-end text:name="consumes-40"/></text:h>
      <text:p text:style-name="First_20_paragraph">This API call consumes the following media types via the Content-Type request header:</text:p>
      <text:list text:style-name="L180">
        <text:list-item>
          <text:p text:style-name="P309"><text:span text:style-name="Source_Text">application/json</text:span></text:p>
        </text:list-item>
      </text:list>
      <text:h text:style-name="Heading_20_3" text:outline-level="3"><text:bookmark-start text:name="request-body-40"/>Request body<text:bookmark-end text:name="request-body-40"/></text:h>
      <text:p text:style-name="First_20_paragraph">body <text:a xlink:type="simple" xlink:href="#user_post" office:name=""><text:span text:style-name="Definition">user_post</text:span></text:a> (optional)</text:p>
      <text:p text:style-name="Text_20_body">Body Parameter —</text:p>
      <text:h text:style-name="Heading_20_3" text:outline-level="3"><text:bookmark-start text:name="return-type-97"/>Return type<text:bookmark-end text:name="return-type-97"/></text:h>
      <text:p text:style-name="First_20_paragraph">Object</text:p>
      <text:h text:style-name="Heading_20_3" text:outline-level="3"><text:bookmark-start text:name="produces-125"/>Produces<text:bookmark-end text:name="produces-125"/></text:h>
      <text:p text:style-name="First_20_paragraph">This API call produces the following media types according to the Accept request header; the media type will be conveyed by the Content-Type response header.</text:p>
      <text:list text:style-name="L181">
        <text:list-item>
          <text:p text:style-name="P310"><text:span text:style-name="Source_Text">application/json</text:span></text:p>
        </text:list-item>
      </text:list>
      <text:h text:style-name="Heading_20_3" text:outline-level="3"><text:bookmark-start text:name="responses-128"/>Responses<text:bookmark-end text:name="responses-128"/></text:h>
      <text:h text:style-name="Heading_20_4" text:outline-level="4"><text:bookmark-start text:name="section-417"/>201<text:bookmark-end text:name="section-417"/></text:h>
      <text:p text:style-name="First_20_paragraph">User successfully created <text:a xlink:type="simple" xlink:href="#Object" office:name=""><text:span text:style-name="Definition">Object</text:span></text:a></text:p>
      <text:h text:style-name="Heading_20_4" text:outline-level="4"><text:bookmark-start text:name="section-418"/>400<text:bookmark-end text:name="section-418"/></text:h>
      <text:p text:style-name="First_20_paragraph">Bad Request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11">delete /api/user/{user}</text:p>
      <text:p text:style-name="First_20_paragraph">Delete a User (apiUserUserDelete)</text:p>
      <text:p text:style-name="Text_20_body">Delete a User</text:p>
      <text:h text:style-name="Heading_20_3" text:outline-level="3"><text:bookmark-start text:name="path-parameters-67"/>Path parameters<text:bookmark-end text:name="path-parameters-67"/></text:h>
      <text:p text:style-name="First_20_paragraph">user (required)</text:p>
      <text:p text:style-name="Text_20_body">Path Parameter — A unique id value identifying a user. &amp;quot;me&amp;quot; may be used as shorthand for the current user.</text:p>
      <text:h text:style-name="Heading_20_3" text:outline-level="3"><text:bookmark-start text:name="produces-126"/>Produces<text:bookmark-end text:name="produces-126"/></text:h>
      <text:p text:style-name="First_20_paragraph">This API call produces the following media types according to the Accept request header; the media type will be conveyed by the Content-Type response header.</text:p>
      <text:list text:style-name="L182">
        <text:list-item>
          <text:p text:style-name="P312"><text:span text:style-name="Source_Text">application/json</text:span></text:p>
        </text:list-item>
      </text:list>
      <text:h text:style-name="Heading_20_3" text:outline-level="3"><text:bookmark-start text:name="responses-129"/>Responses<text:bookmark-end text:name="responses-129"/></text:h>
      <text:h text:style-name="Heading_20_4" text:outline-level="4"><text:bookmark-start text:name="section-419"/>204<text:bookmark-end text:name="section-419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420"/>400<text:bookmark-end text:name="section-420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421"/>401<text:bookmark-end text:name="section-421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22"/>404<text:bookmark-end text:name="section-422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13">get /api/user/{user}</text:p>
      <text:p text:style-name="First_20_paragraph">Retrieve a user (apiUserUserGet)</text:p>
      <text:p text:style-name="Text_20_body">Retrieve a user</text:p>
      <text:h text:style-name="Heading_20_3" text:outline-level="3"><text:bookmark-start text:name="path-parameters-68"/>Path parameters<text:bookmark-end text:name="path-parameters-68"/></text:h>
      <text:p text:style-name="First_20_paragraph">user (required)</text:p>
      <text:p text:style-name="Text_20_body">Path Parameter — A unique id value identifying a user. &amp;quot;me&amp;quot; may be used as shorthand for the current user.</text:p>
      <text:h text:style-name="Heading_20_3" text:outline-level="3"><text:bookmark-start text:name="return-type-98"/>Return type<text:bookmark-end text:name="return-type-98"/></text:h>
      <text:p text:style-name="First_20_paragraph"><text:a xlink:type="simple" xlink:href="#user" office:name=""><text:span text:style-name="Definition">user</text:span></text:a></text:p>
      <text:h text:style-name="Heading_20_3" text:outline-level="3"><text:bookmark-start text:name="produces-127"/>Produces<text:bookmark-end text:name="produces-127"/></text:h>
      <text:p text:style-name="First_20_paragraph">This API call produces the following media types according to the Accept request header; the media type will be conveyed by the Content-Type response header.</text:p>
      <text:list text:style-name="L183">
        <text:list-item>
          <text:p text:style-name="P314"><text:span text:style-name="Source_Text">application/json</text:span></text:p>
        </text:list-item>
      </text:list>
      <text:h text:style-name="Heading_20_3" text:outline-level="3"><text:bookmark-start text:name="responses-130"/>Responses<text:bookmark-end text:name="responses-130"/></text:h>
      <text:h text:style-name="Heading_20_4" text:outline-level="4"><text:bookmark-start text:name="section-423"/>200<text:bookmark-end text:name="section-423"/></text:h>
      <text:p text:style-name="First_20_paragraph">Success <text:a xlink:type="simple" xlink:href="#user" office:name=""><text:span text:style-name="Definition">user</text:span></text:a></text:p>
      <text:h text:style-name="Heading_20_4" text:outline-level="4"><text:bookmark-start text:name="section-424"/>400<text:bookmark-end text:name="section-424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425"/>401<text:bookmark-end text:name="section-425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26"/>404<text:bookmark-end text:name="section-426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15">put /api/user/{user}</text:p>
      <text:p text:style-name="First_20_paragraph">Update a User (at least one of the properties must be provided) (apiUserUserPut)</text:p>
      <text:p text:style-name="Text_20_body">Update a User (at least one of the properties must be provided)</text:p>
      <text:h text:style-name="Heading_20_3" text:outline-level="3"><text:bookmark-start text:name="path-parameters-69"/>Path parameters<text:bookmark-end text:name="path-parameters-69"/></text:h>
      <text:p text:style-name="First_20_paragraph">user (required)</text:p>
      <text:p text:style-name="Text_20_body">Path Parameter — A unique id value identifying a user. &amp;quot;me&amp;quot; may be used as shorthand for the current user.</text:p>
      <text:h text:style-name="Heading_20_3" text:outline-level="3"><text:bookmark-start text:name="consumes-41"/>Consumes<text:bookmark-end text:name="consumes-41"/></text:h>
      <text:p text:style-name="First_20_paragraph">This API call consumes the following media types via the Content-Type request header:</text:p>
      <text:list text:style-name="L184">
        <text:list-item>
          <text:p text:style-name="P316"><text:span text:style-name="Source_Text">application/json</text:span></text:p>
        </text:list-item>
      </text:list>
      <text:h text:style-name="Heading_20_3" text:outline-level="3"><text:bookmark-start text:name="request-body-41"/>Request body<text:bookmark-end text:name="request-body-41"/></text:h>
      <text:p text:style-name="First_20_paragraph">body <text:a xlink:type="simple" xlink:href="#user_put" office:name=""><text:span text:style-name="Definition">user_put</text:span></text:a> (optional)</text:p>
      <text:p text:style-name="Text_20_body">Body Parameter —</text:p>
      <text:h text:style-name="Heading_20_3" text:outline-level="3"><text:bookmark-start text:name="return-type-99"/>Return type<text:bookmark-end text:name="return-type-99"/></text:h>
      <text:p text:style-name="First_20_paragraph"><text:a xlink:type="simple" xlink:href="#user" office:name=""><text:span text:style-name="Definition">user</text:span></text:a></text:p>
      <text:h text:style-name="Heading_20_3" text:outline-level="3"><text:bookmark-start text:name="produces-128"/>Produces<text:bookmark-end text:name="produces-128"/></text:h>
      <text:p text:style-name="First_20_paragraph">This API call produces the following media types according to the Accept request header; the media type will be conveyed by the Content-Type response header.</text:p>
      <text:list text:style-name="L185">
        <text:list-item>
          <text:p text:style-name="P317"><text:span text:style-name="Source_Text">application/json</text:span></text:p>
        </text:list-item>
      </text:list>
      <text:h text:style-name="Heading_20_3" text:outline-level="3"><text:bookmark-start text:name="responses-131"/>Responses<text:bookmark-end text:name="responses-131"/></text:h>
      <text:h text:style-name="Heading_20_4" text:outline-level="4"><text:bookmark-start text:name="section-427"/>200<text:bookmark-end text:name="section-427"/></text:h>
      <text:p text:style-name="First_20_paragraph">Success <text:a xlink:type="simple" xlink:href="#user" office:name=""><text:span text:style-name="Definition">user</text:span></text:a></text:p>
      <text:h text:style-name="Heading_20_4" text:outline-level="4"><text:bookmark-start text:name="section-428"/>400<text:bookmark-end text:name="section-428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429"/>401<text:bookmark-end text:name="section-429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30"/>404<text:bookmark-end text:name="section-430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18">get /api/wallet</text:p>
      <text:p text:style-name="First_20_paragraph">List all wallets of user (apiWalletGet)</text:p>
      <text:p text:style-name="Text_20_body">List all wallets of user</text:p>
      <text:h text:style-name="Heading_20_3" text:outline-level="3"><text:bookmark-start text:name="return-type-100"/>Return type<text:bookmark-end text:name="return-type-100"/></text:h>
      <text:p text:style-name="First_20_paragraph">array[<text:a xlink:type="simple" xlink:href="#wallet" office:name=""><text:span text:style-name="Definition">wallet</text:span></text:a>]</text:p>
      <text:h text:style-name="Heading_20_3" text:outline-level="3"><text:bookmark-start text:name="produces-129"/>Produces<text:bookmark-end text:name="produces-129"/></text:h>
      <text:p text:style-name="First_20_paragraph">This API call produces the following media types according to the Accept request header; the media type will be conveyed by the Content-Type response header.</text:p>
      <text:list text:style-name="L186">
        <text:list-item>
          <text:p text:style-name="P319"><text:span text:style-name="Source_Text">application/json</text:span></text:p>
        </text:list-item>
      </text:list>
      <text:h text:style-name="Heading_20_3" text:outline-level="3"><text:bookmark-start text:name="responses-132"/>Responses<text:bookmark-end text:name="responses-132"/></text:h>
      <text:h text:style-name="Heading_20_4" text:outline-level="4"><text:bookmark-start text:name="section-431"/>200<text:bookmark-end text:name="section-431"/></text:h>
      <text:p text:style-name="First_20_paragraph">Success</text:p>
      <text:h text:style-name="Heading_20_4" text:outline-level="4"><text:bookmark-start text:name="section-432"/>401<text:bookmark-end text:name="section-432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33"/>404<text:bookmark-end text:name="section-433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20">post /api/wallet</text:p>
      <text:p text:style-name="First_20_paragraph">Create a new Wallet (optionally with given name and settings) (apiWalletPost)</text:p>
      <text:p text:style-name="Text_20_body">Create a new Wallet (optionally with given name and settings)</text:p>
      <text:h text:style-name="Heading_20_3" text:outline-level="3"><text:bookmark-start text:name="consumes-42"/>Consumes<text:bookmark-end text:name="consumes-42"/></text:h>
      <text:p text:style-name="First_20_paragraph">This API call consumes the following media types via the Content-Type request header:</text:p>
      <text:list text:style-name="L187">
        <text:list-item>
          <text:p text:style-name="P321"><text:span text:style-name="Source_Text">application/json</text:span></text:p>
        </text:list-item>
      </text:list>
      <text:h text:style-name="Heading_20_3" text:outline-level="3"><text:bookmark-start text:name="request-body-42"/>Request body<text:bookmark-end text:name="request-body-42"/></text:h>
      <text:p text:style-name="First_20_paragraph">body <text:a xlink:type="simple" xlink:href="#wallet_post" office:name=""><text:span text:style-name="Definition">wallet_post</text:span></text:a> (optional)</text:p>
      <text:p text:style-name="Text_20_body">Body Parameter —</text:p>
      <text:h text:style-name="Heading_20_3" text:outline-level="3"><text:bookmark-start text:name="return-type-101"/>Return type<text:bookmark-end text:name="return-type-101"/></text:h>
      <text:p text:style-name="First_20_paragraph"><text:a xlink:type="simple" xlink:href="#wallet" office:name=""><text:span text:style-name="Definition">wallet</text:span></text:a></text:p>
      <text:h text:style-name="Heading_20_3" text:outline-level="3"><text:bookmark-start text:name="produces-130"/>Produces<text:bookmark-end text:name="produces-130"/></text:h>
      <text:p text:style-name="First_20_paragraph">This API call produces the following media types according to the Accept request header; the media type will be conveyed by the Content-Type response header.</text:p>
      <text:list text:style-name="L188">
        <text:list-item>
          <text:p text:style-name="P322"><text:span text:style-name="Source_Text">application/json</text:span></text:p>
        </text:list-item>
      </text:list>
      <text:h text:style-name="Heading_20_3" text:outline-level="3"><text:bookmark-start text:name="responses-133"/>Responses<text:bookmark-end text:name="responses-133"/></text:h>
      <text:h text:style-name="Heading_20_4" text:outline-level="4"><text:bookmark-start text:name="section-434"/>201<text:bookmark-end text:name="section-434"/></text:h>
      <text:p text:style-name="First_20_paragraph">Created <text:a xlink:type="simple" xlink:href="#wallet" office:name=""><text:span text:style-name="Definition">wallet</text:span></text:a></text:p>
      <text:h text:style-name="Heading_20_4" text:outline-level="4"><text:bookmark-start text:name="section-435"/>400<text:bookmark-end text:name="section-435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436"/>401<text:bookmark-end text:name="section-436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37"/>404<text:bookmark-end text:name="section-437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23">get /api/wallet/{wallet}/connection/</text:p>
      <text:p text:style-name="First_20_paragraph">List connections/pairwises stored in wallet (apiWalletWalletConnectionGet)</text:p>
      <text:p text:style-name="Text_20_body">List connections/pairwises stored in wallet</text:p>
      <text:h text:style-name="Heading_20_3" text:outline-level="3"><text:bookmark-start text:name="path-parameters-70"/>Path parameters<text:bookmark-end text:name="path-parameters-70"/></text:h>
      <text:p text:style-name="First_20_paragraph">wallet (required)</text:p>
      <text:p text:style-name="Text_20_body">Path Parameter — A unique id value identifying a wallet. &amp;quot;default&amp;quot; may be used as shorthand for the current user's default wallet.</text:p>
      <text:h text:style-name="Heading_20_3" text:outline-level="3"><text:bookmark-start text:name="return-type-102"/>Return type<text:bookmark-end text:name="return-type-102"/></text:h>
      <text:p text:style-name="First_20_paragraph">array[<text:a xlink:type="simple" xlink:href="#pairwise" office:name=""><text:span text:style-name="Definition">pairwise</text:span></text:a>]</text:p>
      <text:h text:style-name="Heading_20_3" text:outline-level="3"><text:bookmark-start text:name="produces-131"/>Produces<text:bookmark-end text:name="produces-131"/></text:h>
      <text:p text:style-name="First_20_paragraph">This API call produces the following media types according to the Accept request header; the media type will be conveyed by the Content-Type response header.</text:p>
      <text:list text:style-name="L189">
        <text:list-item>
          <text:p text:style-name="P324"><text:span text:style-name="Source_Text">application/json</text:span></text:p>
        </text:list-item>
      </text:list>
      <text:h text:style-name="Heading_20_3" text:outline-level="3"><text:bookmark-start text:name="responses-134"/>Responses<text:bookmark-end text:name="responses-134"/></text:h>
      <text:h text:style-name="Heading_20_4" text:outline-level="4"><text:bookmark-start text:name="section-438"/>200<text:bookmark-end text:name="section-438"/></text:h>
      <text:p text:style-name="First_20_paragraph">Success</text:p>
      <text:h text:style-name="Heading_20_4" text:outline-level="4"><text:bookmark-start text:name="section-439"/>401<text:bookmark-end text:name="section-439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40"/>404<text:bookmark-end text:name="section-440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25">get /api/wallet/{wallet}/connection/{theirDid}</text:p>
      <text:p text:style-name="First_20_paragraph">Retrieve connection/pairwise stored in wallet (apiWalletWalletConnectionTheirDidGet)</text:p>
      <text:p text:style-name="Text_20_body">Retrieve connection/pairwise stored in wallet</text:p>
      <text:h text:style-name="Heading_20_3" text:outline-level="3"><text:bookmark-start text:name="path-parameters-71"/>Path parameters<text:bookmark-end text:name="path-parameters-71"/></text:h>
      <text:p text:style-name="First_20_paragraph">wallet (required)</text:p>
      <text:p text:style-name="Text_20_body">Path Parameter — A unique id value identifying a wallet. &amp;quot;default&amp;quot; may be used as shorthand for the current user's default wallet.</text:p>
      <text:p text:style-name="Text_20_body">theirDid (required)</text:p>
      <text:p text:style-name="Text_20_body">Path Parameter — Their pairwise connection did</text:p>
      <text:h text:style-name="Heading_20_3" text:outline-level="3"><text:bookmark-start text:name="return-type-103"/>Return type<text:bookmark-end text:name="return-type-103"/></text:h>
      <text:p text:style-name="First_20_paragraph"><text:a xlink:type="simple" xlink:href="#pairwise" office:name=""><text:span text:style-name="Definition">pairwise</text:span></text:a></text:p>
      <text:h text:style-name="Heading_20_3" text:outline-level="3"><text:bookmark-start text:name="produces-132"/>Produces<text:bookmark-end text:name="produces-132"/></text:h>
      <text:p text:style-name="First_20_paragraph">This API call produces the following media types according to the Accept request header; the media type will be conveyed by the Content-Type response header.</text:p>
      <text:list text:style-name="L190">
        <text:list-item>
          <text:p text:style-name="P326"><text:span text:style-name="Source_Text">application/json</text:span></text:p>
        </text:list-item>
      </text:list>
      <text:h text:style-name="Heading_20_3" text:outline-level="3"><text:bookmark-start text:name="responses-135"/>Responses<text:bookmark-end text:name="responses-135"/></text:h>
      <text:h text:style-name="Heading_20_4" text:outline-level="4"><text:bookmark-start text:name="section-441"/>200<text:bookmark-end text:name="section-441"/></text:h>
      <text:p text:style-name="First_20_paragraph">Success <text:a xlink:type="simple" xlink:href="#pairwise" office:name=""><text:span text:style-name="Definition">pairwise</text:span></text:a></text:p>
      <text:h text:style-name="Heading_20_4" text:outline-level="4"><text:bookmark-start text:name="section-442"/>401<text:bookmark-end text:name="section-442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43"/>404<text:bookmark-end text:name="section-443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27">get /api/wallet/{wallet}/credential/{credential}</text:p>
      <text:p text:style-name="First_20_paragraph">Retrieve credential stored in wallet (apiWalletWalletCredentialCredentialGet)</text:p>
      <text:p text:style-name="Text_20_body">Retrieve credential stored in wallet</text:p>
      <text:h text:style-name="Heading_20_3" text:outline-level="3"><text:bookmark-start text:name="path-parameters-72"/>Path parameters<text:bookmark-end text:name="path-parameters-72"/></text:h>
      <text:p text:style-name="First_20_paragraph">wallet (required)</text:p>
      <text:p text:style-name="Text_20_body">Path Parameter — A unique id value identifying a wallet. &amp;quot;default&amp;quot; may be used as shorthand for the current user's default wallet.</text:p>
      <text:p text:style-name="Text_20_body">credential (required)</text:p>
      <text:p text:style-name="Text_20_body">Path Parameter — A unique id value identifying a credential</text:p>
      <text:h text:style-name="Heading_20_3" text:outline-level="3"><text:bookmark-start text:name="return-type-104"/>Return type<text:bookmark-end text:name="return-type-104"/></text:h>
      <text:p text:style-name="First_20_paragraph"><text:a xlink:type="simple" xlink:href="#indy_credential" office:name=""><text:span text:style-name="Definition">indy_credential</text:span></text:a></text:p>
      <text:h text:style-name="Heading_20_3" text:outline-level="3"><text:bookmark-start text:name="produces-133"/>Produces<text:bookmark-end text:name="produces-133"/></text:h>
      <text:p text:style-name="First_20_paragraph">This API call produces the following media types according to the Accept request header; the media type will be conveyed by the Content-Type response header.</text:p>
      <text:list text:style-name="L191">
        <text:list-item>
          <text:p text:style-name="P328"><text:span text:style-name="Source_Text">application/json</text:span></text:p>
        </text:list-item>
      </text:list>
      <text:h text:style-name="Heading_20_3" text:outline-level="3"><text:bookmark-start text:name="responses-136"/>Responses<text:bookmark-end text:name="responses-136"/></text:h>
      <text:h text:style-name="Heading_20_4" text:outline-level="4"><text:bookmark-start text:name="section-444"/>200<text:bookmark-end text:name="section-444"/></text:h>
      <text:p text:style-name="First_20_paragraph">Success <text:a xlink:type="simple" xlink:href="#indy_credential" office:name=""><text:span text:style-name="Definition">indy_credential</text:span></text:a></text:p>
      <text:p text:style-name="Horizontal_20_Line"/>
      <text:p text:style-name="First_20_paragraph"/>
      <text:p text:style-name="P329">get /api/wallet/{wallet}/credential/</text:p>
      <text:p text:style-name="First_20_paragraph">List credentials stored in wallet (apiWalletWalletCredentialGet)</text:p>
      <text:p text:style-name="Text_20_body">List credentials stored in wallet</text:p>
      <text:h text:style-name="Heading_20_3" text:outline-level="3"><text:bookmark-start text:name="path-parameters-73"/>Path parameters<text:bookmark-end text:name="path-parameters-73"/></text:h>
      <text:p text:style-name="First_20_paragraph">wallet (required)</text:p>
      <text:p text:style-name="Text_20_body">Path Parameter — A unique id value identifying a wallet. &amp;quot;default&amp;quot; may be used as shorthand for the current user's default wallet.</text:p>
      <text:h text:style-name="Heading_20_3" text:outline-level="3"><text:bookmark-start text:name="query-parameters-4"/>Query parameters<text:bookmark-end text:name="query-parameters-4"/></text:h>
      <text:p text:style-name="First_20_paragraph">schema_id (optional)</text:p>
      <text:p text:style-name="Text_20_body">Query Parameter — (Optional) schema_id to filter credentials</text:p>
      <text:p text:style-name="Text_20_body">schema_issuer_did (optional)</text:p>
      <text:p text:style-name="Text_20_body">Query Parameter — (Optional) schema_issuer_did to filter credentials</text:p>
      <text:p text:style-name="Text_20_body">schema_name (optional)</text:p>
      <text:p text:style-name="Text_20_body">Query Parameter — (Optional) schema_name to filter credentials</text:p>
      <text:p text:style-name="Text_20_body">schema_version (optional)</text:p>
      <text:p text:style-name="Text_20_body">Query Parameter — (Optional) schema_version to filter credentials</text:p>
      <text:p text:style-name="Text_20_body">issuer_did (optional)</text:p>
      <text:p text:style-name="Text_20_body">Query Parameter — (Optional) issuer_did to filter credentials</text:p>
      <text:p text:style-name="Text_20_body">cred_def_id (optional)</text:p>
      <text:p text:style-name="Text_20_body">Query Parameter — (Optional) cred_def_id to filter credentials</text:p>
      <text:h text:style-name="Heading_20_3" text:outline-level="3"><text:bookmark-start text:name="return-type-105"/>Return type<text:bookmark-end text:name="return-type-105"/></text:h>
      <text:p text:style-name="First_20_paragraph">array[<text:a xlink:type="simple" xlink:href="#indy_credential" office:name=""><text:span text:style-name="Definition">indy_credential</text:span></text:a>]</text:p>
      <text:h text:style-name="Heading_20_3" text:outline-level="3"><text:bookmark-start text:name="produces-134"/>Produces<text:bookmark-end text:name="produces-134"/></text:h>
      <text:p text:style-name="First_20_paragraph">This API call produces the following media types according to the Accept request header; the media type will be conveyed by the Content-Type response header.</text:p>
      <text:list text:style-name="L192">
        <text:list-item>
          <text:p text:style-name="P330"><text:span text:style-name="Source_Text">application/json</text:span></text:p>
        </text:list-item>
      </text:list>
      <text:h text:style-name="Heading_20_3" text:outline-level="3"><text:bookmark-start text:name="responses-137"/>Responses<text:bookmark-end text:name="responses-137"/></text:h>
      <text:h text:style-name="Heading_20_4" text:outline-level="4"><text:bookmark-start text:name="section-445"/>200<text:bookmark-end text:name="section-445"/></text:h>
      <text:p text:style-name="First_20_paragraph">Success</text:p>
      <text:h text:style-name="Heading_20_4" text:outline-level="4"><text:bookmark-start text:name="section-446"/>400<text:bookmark-end text:name="section-446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447"/>401<text:bookmark-end text:name="section-447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48"/>404<text:bookmark-end text:name="section-44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31">delete /api/wallet/{wallet}</text:p>
      <text:p text:style-name="First_20_paragraph">Delete a Wallet (apiWalletWalletDelete)</text:p>
      <text:p text:style-name="Text_20_body">Delete a Wallet</text:p>
      <text:h text:style-name="Heading_20_3" text:outline-level="3"><text:bookmark-start text:name="path-parameters-74"/>Path parameters<text:bookmark-end text:name="path-parameters-74"/></text:h>
      <text:p text:style-name="First_20_paragraph">wallet (required)</text:p>
      <text:p text:style-name="Text_20_body">Path Parameter — A unique id value identifying a wallet. &amp;quot;default&amp;quot; may be used as shorthand for the current user's default wallet.</text:p>
      <text:h text:style-name="Heading_20_3" text:outline-level="3"><text:bookmark-start text:name="produces-135"/>Produces<text:bookmark-end text:name="produces-135"/></text:h>
      <text:p text:style-name="First_20_paragraph">This API call produces the following media types according to the Accept request header; the media type will be conveyed by the Content-Type response header.</text:p>
      <text:list text:style-name="L193">
        <text:list-item>
          <text:p text:style-name="P332"><text:span text:style-name="Source_Text">application/json</text:span></text:p>
        </text:list-item>
      </text:list>
      <text:h text:style-name="Heading_20_3" text:outline-level="3"><text:bookmark-start text:name="responses-138"/>Responses<text:bookmark-end text:name="responses-138"/></text:h>
      <text:h text:style-name="Heading_20_4" text:outline-level="4"><text:bookmark-start text:name="section-449"/>204<text:bookmark-end text:name="section-449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450"/>401<text:bookmark-end text:name="section-450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51"/>404<text:bookmark-end text:name="section-451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33">get /api/wallet/{wallet}</text:p>
      <text:p text:style-name="First_20_paragraph">Retrieve a Wallet (apiWalletWalletGet)</text:p>
      <text:p text:style-name="Text_20_body">Retrieve a Wallet</text:p>
      <text:h text:style-name="Heading_20_3" text:outline-level="3"><text:bookmark-start text:name="path-parameters-75"/>Path parameters<text:bookmark-end text:name="path-parameters-75"/></text:h>
      <text:p text:style-name="First_20_paragraph">wallet (required)</text:p>
      <text:p text:style-name="Text_20_body">Path Parameter — A unique id value identifying a wallet. &amp;quot;default&amp;quot; may be used as shorthand for the current user's default wallet.</text:p>
      <text:h text:style-name="Heading_20_3" text:outline-level="3"><text:bookmark-start text:name="return-type-106"/>Return type<text:bookmark-end text:name="return-type-106"/></text:h>
      <text:p text:style-name="First_20_paragraph"><text:a xlink:type="simple" xlink:href="#wallet" office:name=""><text:span text:style-name="Definition">wallet</text:span></text:a></text:p>
      <text:h text:style-name="Heading_20_3" text:outline-level="3"><text:bookmark-start text:name="produces-136"/>Produces<text:bookmark-end text:name="produces-136"/></text:h>
      <text:p text:style-name="First_20_paragraph">This API call produces the following media types according to the Accept request header; the media type will be conveyed by the Content-Type response header.</text:p>
      <text:list text:style-name="L194">
        <text:list-item>
          <text:p text:style-name="P334"><text:span text:style-name="Source_Text">application/json</text:span></text:p>
        </text:list-item>
      </text:list>
      <text:h text:style-name="Heading_20_3" text:outline-level="3"><text:bookmark-start text:name="responses-139"/>Responses<text:bookmark-end text:name="responses-139"/></text:h>
      <text:h text:style-name="Heading_20_4" text:outline-level="4"><text:bookmark-start text:name="section-452"/>200<text:bookmark-end text:name="section-452"/></text:h>
      <text:p text:style-name="First_20_paragraph">Success <text:a xlink:type="simple" xlink:href="#wallet" office:name=""><text:span text:style-name="Definition">wallet</text:span></text:a></text:p>
      <text:h text:style-name="Heading_20_4" text:outline-level="4"><text:bookmark-start text:name="section-453"/>400<text:bookmark-end text:name="section-453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454"/>401<text:bookmark-end text:name="section-454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55"/>404<text:bookmark-end text:name="section-455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35">get /tails/{revocRegDefId}</text:p>
      <text:p text:style-name="First_20_paragraph">Agent Revocation Tails Endpoint (tailsRevocRegDefIdGet)</text:p>
      <text:p text:style-name="Text_20_body">Public immutable shared blob linked to given revocation registry definition</text:p>
      <text:h text:style-name="Heading_20_3" text:outline-level="3"><text:bookmark-start text:name="path-parameters-76"/>Path parameters<text:bookmark-end text:name="path-parameters-76"/></text:h>
      <text:p text:style-name="First_20_paragraph">revocRegDefId (required)</text:p>
      <text:p text:style-name="Text_20_body">Path Parameter — unique id of revocation registry</text:p>
      <text:h text:style-name="Heading_20_3" text:outline-level="3"><text:bookmark-start text:name="produces-137"/>Produces<text:bookmark-end text:name="produces-137"/></text:h>
      <text:p text:style-name="First_20_paragraph">This API call produces the following media types according to the Accept request header; the media type will be conveyed by the Content-Type response header.</text:p>
      <text:list text:style-name="L195">
        <text:list-item>
          <text:p text:style-name="P336"><text:span text:style-name="Source_Text">application/json</text:span></text:p>
        </text:list-item>
      </text:list>
      <text:h text:style-name="Heading_20_3" text:outline-level="3"><text:bookmark-start text:name="responses-140"/>Responses<text:bookmark-end text:name="responses-140"/></text:h>
      <text:h text:style-name="Heading_20_4" text:outline-level="4"><text:bookmark-start text:name="section-456"/>200<text:bookmark-end text:name="section-456"/></text:h>
      <text:p text:style-name="First_20_paragraph">Success <text:a xlink:type="simple" xlink:href="#" office:name=""><text:span text:style-name="Definition"/></text:a></text:p>
      <text:h text:style-name="Heading_20_4" text:outline-level="4"><text:bookmark-start text:name="section-457"/>400<text:bookmark-end text:name="section-457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458"/>404<text:bookmark-end text:name="section-45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h text:style-name="Heading_20_1" text:outline-level="1"><text:bookmark-start text:name="schema-1"/>Schema<text:bookmark-end text:name="schema-1"/></text:h>
      <text:p text:style-name="First_20_paragraph"/>
      <text:p text:style-name="P337">get /api/attribute/type</text:p>
      <text:p text:style-name="First_20_paragraph">The types supported by the high-level schema language (apiAttributeTypeGet)</text:p>
      <text:p text:style-name="Text_20_body">The types supported by the high-level schema language</text:p>
      <text:h text:style-name="Heading_20_3" text:outline-level="3"><text:bookmark-start text:name="return-type-107"/>Return type<text:bookmark-end text:name="return-type-107"/></text:h>
      <text:p text:style-name="First_20_paragraph">array[String]</text:p>
      <text:h text:style-name="Heading_20_3" text:outline-level="3"><text:bookmark-start text:name="produces-138"/>Produces<text:bookmark-end text:name="produces-138"/></text:h>
      <text:p text:style-name="First_20_paragraph">This API call produces the following media types according to the Accept request header; the media type will be conveyed by the Content-Type response header.</text:p>
      <text:list text:style-name="L196">
        <text:list-item>
          <text:p text:style-name="P338"><text:span text:style-name="Source_Text">application/json</text:span></text:p>
        </text:list-item>
      </text:list>
      <text:h text:style-name="Heading_20_3" text:outline-level="3"><text:bookmark-start text:name="responses-141"/>Responses<text:bookmark-end text:name="responses-141"/></text:h>
      <text:h text:style-name="Heading_20_4" text:outline-level="4"><text:bookmark-start text:name="section-459"/>200<text:bookmark-end text:name="section-459"/></text:h>
      <text:p text:style-name="First_20_paragraph">All the names of the supported types by the schema-compiler</text:p>
      <text:p text:style-name="Horizontal_20_Line"/>
      <text:p text:style-name="First_20_paragraph"/>
      <text:p text:style-name="P339">get /api/schema</text:p>
      <text:p text:style-name="First_20_paragraph">List schemas (apiSchemaGet)</text:p>
      <text:p text:style-name="Text_20_body">List schemas from the logged in user</text:p>
      <text:h text:style-name="Heading_20_3" text:outline-level="3"><text:bookmark-start text:name="request-headers-74"/>Request headers<text:bookmark-end text:name="request-headers-74"/></text:h>
      <text:h text:style-name="Heading_20_3" text:outline-level="3"><text:bookmark-start text:name="query-parameters-5"/>Query parameters<text:bookmark-end text:name="query-parameters-5"/></text:h>
      <text:p text:style-name="First_20_paragraph">onlyActive (optional)</text:p>
      <text:p text:style-name="Text_20_body">Query Parameter — (Optional) Flag to filter all non-active schemas</text:p>
      <text:h text:style-name="Heading_20_3" text:outline-level="3"><text:bookmark-start text:name="return-type-108"/>Return type<text:bookmark-end text:name="return-type-108"/></text:h>
      <text:p text:style-name="First_20_paragraph">array[Object]</text:p>
      <text:h text:style-name="Heading_20_3" text:outline-level="3"><text:bookmark-start text:name="produces-139"/>Produces<text:bookmark-end text:name="produces-139"/></text:h>
      <text:p text:style-name="First_20_paragraph">This API call produces the following media types according to the Accept request header; the media type will be conveyed by the Content-Type response header.</text:p>
      <text:list text:style-name="L197">
        <text:list-item>
          <text:p text:style-name="P340"><text:span text:style-name="Source_Text">application/json</text:span></text:p>
        </text:list-item>
      </text:list>
      <text:h text:style-name="Heading_20_3" text:outline-level="3"><text:bookmark-start text:name="responses-142"/>Responses<text:bookmark-end text:name="responses-142"/></text:h>
      <text:h text:style-name="Heading_20_4" text:outline-level="4"><text:bookmark-start text:name="section-460"/>200<text:bookmark-end text:name="section-460"/></text:h>
      <text:p text:style-name="Horizontal_20_Line"/>
      <text:p text:style-name="First_20_paragraph"/>
      <text:p text:style-name="P341">post /api/schema</text:p>
      <text:p text:style-name="First_20_paragraph">Create a Schema (apiSchemaPost)</text:p>
      <text:p text:style-name="Text_20_body">Create a Schema, Credential Definition &amp;amp; Revocation Registry (if revocable) for the logged in user</text:p>
      <text:h text:style-name="Heading_20_3" text:outline-level="3"><text:bookmark-start text:name="consumes-43"/>Consumes<text:bookmark-end text:name="consumes-43"/></text:h>
      <text:p text:style-name="First_20_paragraph">This API call consumes the following media types via the Content-Type request header:</text:p>
      <text:list text:style-name="L198">
        <text:list-item>
          <text:p text:style-name="P342"><text:span text:style-name="Source_Text">application/json</text:span></text:p>
        </text:list-item>
      </text:list>
      <text:h text:style-name="Heading_20_3" text:outline-level="3"><text:bookmark-start text:name="request-body-43"/>Request body<text:bookmark-end text:name="request-body-43"/></text:h>
      <text:p text:style-name="First_20_paragraph">body <text:a xlink:type="simple" xlink:href="#schema_post" office:name=""><text:span text:style-name="Definition">schema_post</text:span></text:a> (optional)</text:p>
      <text:p text:style-name="Text_20_body">Body Parameter —</text:p>
      <text:h text:style-name="Heading_20_3" text:outline-level="3"><text:bookmark-start text:name="request-headers-75"/>Request headers<text:bookmark-end text:name="request-headers-75"/></text:h>
      <text:h text:style-name="Heading_20_3" text:outline-level="3"><text:bookmark-start text:name="responses-143"/>Responses<text:bookmark-end text:name="responses-143"/></text:h>
      <text:h text:style-name="Heading_20_4" text:outline-level="4"><text:bookmark-start text:name="section-461"/>201<text:bookmark-end text:name="section-461"/></text:h>
      <text:p text:style-name="First_20_paragraph"><text:a xlink:type="simple" xlink:href="#" office:name=""><text:span text:style-name="Definition"/></text:a></text:p>
      <text:h text:style-name="Heading_20_4" text:outline-level="4"><text:bookmark-start text:name="section-462"/>400<text:bookmark-end text:name="section-462"/></text:h>
      <text:p text:style-name="First_20_paragraph">Schema does not pass the schema compiler/typechecker <text:a xlink:type="simple" xlink:href="#" office:name=""><text:span text:style-name="Definition"/></text:a></text:p>
      <text:h text:style-name="Heading_20_4" text:outline-level="4"><text:bookmark-start text:name="section-463"/>409<text:bookmark-end text:name="section-463"/></text:h>
      <text:p text:style-name="First_20_paragraph">Schema with the same name and version already exists <text:a xlink:type="simple" xlink:href="#" office:name=""><text:span text:style-name="Definition"/></text:a></text:p>
      <text:p text:style-name="Horizontal_20_Line"/>
      <text:p text:style-name="First_20_paragraph"/>
      <text:p text:style-name="P343">get /api/schema/{schemaid}</text:p>
      <text:p text:style-name="First_20_paragraph">Retrieve a schema (apiSchemaSchemaidGet)</text:p>
      <text:p text:style-name="Text_20_body">Retrieve a schema</text:p>
      <text:h text:style-name="Heading_20_3" text:outline-level="3"><text:bookmark-start text:name="path-parameters-77"/>Path parameters<text:bookmark-end text:name="path-parameters-77"/></text:h>
      <text:p text:style-name="First_20_paragraph">schemaid (required)</text:p>
      <text:p text:style-name="Text_20_body">Path Parameter — A unique string value identifying this schema.</text:p>
      <text:h text:style-name="Heading_20_3" text:outline-level="3"><text:bookmark-start text:name="request-headers-76"/>Request headers<text:bookmark-end text:name="request-headers-76"/></text:h>
      <text:h text:style-name="Heading_20_3" text:outline-level="3"><text:bookmark-start text:name="return-type-109"/>Return type<text:bookmark-end text:name="return-type-109"/></text:h>
      <text:p text:style-name="First_20_paragraph"><text:a xlink:type="simple" xlink:href="#schema_details" office:name=""><text:span text:style-name="Definition">schema_details</text:span></text:a></text:p>
      <text:h text:style-name="Heading_20_3" text:outline-level="3"><text:bookmark-start text:name="produces-140"/>Produces<text:bookmark-end text:name="produces-140"/></text:h>
      <text:p text:style-name="First_20_paragraph">This API call produces the following media types according to the Accept request header; the media type will be conveyed by the Content-Type response header.</text:p>
      <text:list text:style-name="L199">
        <text:list-item>
          <text:p text:style-name="P344"><text:span text:style-name="Source_Text">application/json</text:span></text:p>
        </text:list-item>
      </text:list>
      <text:h text:style-name="Heading_20_3" text:outline-level="3"><text:bookmark-start text:name="responses-144"/>Responses<text:bookmark-end text:name="responses-144"/></text:h>
      <text:h text:style-name="Heading_20_4" text:outline-level="4"><text:bookmark-start text:name="section-464"/>200<text:bookmark-end text:name="section-464"/></text:h>
      <text:p text:style-name="First_20_paragraph">Schema Details <text:a xlink:type="simple" xlink:href="#schema_details" office:name=""><text:span text:style-name="Definition">schema_details</text:span></text:a></text:p>
      <text:h text:style-name="Heading_20_4" text:outline-level="4"><text:bookmark-start text:name="section-465"/>404<text:bookmark-end text:name="section-465"/></text:h>
      <text:p text:style-name="First_20_paragraph">Schema with that ID not found in database <text:a xlink:type="simple" xlink:href="#" office:name=""><text:span text:style-name="Definition"/></text:a></text:p>
      <text:p text:style-name="Horizontal_20_Line"/>
      <text:p text:style-name="First_20_paragraph"/>
      <text:p text:style-name="P345">patch /api/schema/{schemaid}</text:p>
      <text:p text:style-name="First_20_paragraph">Alter schema by the given operation (apiSchemaSchemaidPatch)</text:p>
      <text:p text:style-name="Text_20_body">Alter schema by the given operation</text:p>
      <text:h text:style-name="Heading_20_3" text:outline-level="3"><text:bookmark-start text:name="path-parameters-78"/>Path parameters<text:bookmark-end text:name="path-parameters-78"/></text:h>
      <text:p text:style-name="First_20_paragraph">schemaid (required)</text:p>
      <text:p text:style-name="Text_20_body">Path Parameter — A unique string value identifying this schema.</text:p>
      <text:h text:style-name="Heading_20_3" text:outline-level="3"><text:bookmark-start text:name="consumes-44"/>Consumes<text:bookmark-end text:name="consumes-44"/></text:h>
      <text:p text:style-name="First_20_paragraph">This API call consumes the following media types via the Content-Type request header:</text:p>
      <text:list text:style-name="L200">
        <text:list-item>
          <text:p text:style-name="P346"><text:span text:style-name="Source_Text">application/json</text:span></text:p>
        </text:list-item>
      </text:list>
      <text:h text:style-name="Heading_20_3" text:outline-level="3"><text:bookmark-start text:name="request-body-44"/>Request body<text:bookmark-end text:name="request-body-44"/></text:h>
      <text:p text:style-name="First_20_paragraph">body <text:a xlink:type="simple" xlink:href="#object" office:name=""><text:span text:style-name="Definition">object</text:span></text:a> (optional)</text:p>
      <text:p text:style-name="Text_20_body">Body Parameter —</text:p>
      <text:h text:style-name="Heading_20_3" text:outline-level="3"><text:bookmark-start text:name="request-headers-77"/>Request headers<text:bookmark-end text:name="request-headers-77"/></text:h>
      <text:h text:style-name="Heading_20_3" text:outline-level="3"><text:bookmark-start text:name="responses-145"/>Responses<text:bookmark-end text:name="responses-145"/></text:h>
      <text:h text:style-name="Heading_20_4" text:outline-level="4"><text:bookmark-start text:name="section-466"/>204<text:bookmark-end text:name="section-466"/></text:h>
      <text:p text:style-name="First_20_paragraph">Successfully altered schema <text:a xlink:type="simple" xlink:href="#" office:name=""><text:span text:style-name="Definition"/></text:a></text:p>
      <text:h text:style-name="Heading_20_4" text:outline-level="4"><text:bookmark-start text:name="section-467"/>422<text:bookmark-end text:name="section-467"/></text:h>
      <text:p text:style-name="First_20_paragraph">Schema does not support revocations, or is already revoked <text:a xlink:type="simple" xlink:href="#" office:name=""><text:span text:style-name="Definition"/></text:a></text:p>
      <text:p text:style-name="Horizontal_20_Line"/>
      <text:h text:style-name="Heading_20_1" text:outline-level="1"><text:bookmark-start text:name="transaction-1"/>Transaction<text:bookmark-end text:name="transaction-1"/></text:h>
      <text:p text:style-name="First_20_paragraph"/>
      <text:p text:style-name="P347">get /api/nym/{did}</text:p>
      <text:p text:style-name="First_20_paragraph">Retrieve Nym from ledger (apiNymDidGet)</text:p>
      <text:p text:style-name="Text_20_body">Retrieve Nym from ledger</text:p>
      <text:h text:style-name="Heading_20_3" text:outline-level="3"><text:bookmark-start text:name="path-parameters-79"/>Path parameters<text:bookmark-end text:name="path-parameters-79"/></text:h>
      <text:p text:style-name="First_20_paragraph">did (required)</text:p>
      <text:p text:style-name="Text_20_body">Path Parameter — Did of NYM record to retrieve</text:p>
      <text:h text:style-name="Heading_20_3" text:outline-level="3"><text:bookmark-start text:name="request-headers-78"/>Request headers<text:bookmark-end text:name="request-headers-78"/></text:h>
      <text:h text:style-name="Heading_20_3" text:outline-level="3"><text:bookmark-start text:name="return-type-110"/>Return type<text:bookmark-end text:name="return-type-110"/></text:h>
      <text:p text:style-name="First_20_paragraph"><text:a xlink:type="simple" xlink:href="#indy_nym" office:name=""><text:span text:style-name="Definition">indy_nym</text:span></text:a></text:p>
      <text:h text:style-name="Heading_20_3" text:outline-level="3"><text:bookmark-start text:name="produces-141"/>Produces<text:bookmark-end text:name="produces-141"/></text:h>
      <text:p text:style-name="First_20_paragraph">This API call produces the following media types according to the Accept request header; the media type will be conveyed by the Content-Type response header.</text:p>
      <text:list text:style-name="L201">
        <text:list-item>
          <text:p text:style-name="P348"><text:span text:style-name="Source_Text">application/json</text:span></text:p>
        </text:list-item>
      </text:list>
      <text:h text:style-name="Heading_20_3" text:outline-level="3"><text:bookmark-start text:name="responses-146"/>Responses<text:bookmark-end text:name="responses-146"/></text:h>
      <text:h text:style-name="Heading_20_4" text:outline-level="4"><text:bookmark-start text:name="section-468"/>200<text:bookmark-end text:name="section-468"/></text:h>
      <text:p text:style-name="First_20_paragraph">Success <text:a xlink:type="simple" xlink:href="#indy_nym" office:name=""><text:span text:style-name="Definition">indy_nym</text:span></text:a></text:p>
      <text:h text:style-name="Heading_20_4" text:outline-level="4"><text:bookmark-start text:name="section-469"/>401<text:bookmark-end text:name="section-469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70"/>404<text:bookmark-end text:name="section-470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49">post /api/nym</text:p>
      <text:p text:style-name="First_20_paragraph">Send Nym request to the ledger (apiNymPost)</text:p>
      <text:p text:style-name="Text_20_body">Send Nym request to the ledger</text:p>
      <text:h text:style-name="Heading_20_3" text:outline-level="3"><text:bookmark-start text:name="consumes-45"/>Consumes<text:bookmark-end text:name="consumes-45"/></text:h>
      <text:p text:style-name="First_20_paragraph">This API call consumes the following media types via the Content-Type request header:</text:p>
      <text:list text:style-name="L202">
        <text:list-item>
          <text:p text:style-name="P350"><text:span text:style-name="Source_Text">application/json</text:span></text:p>
        </text:list-item>
      </text:list>
      <text:h text:style-name="Heading_20_3" text:outline-level="3"><text:bookmark-start text:name="request-body-45"/>Request body<text:bookmark-end text:name="request-body-45"/></text:h>
      <text:p text:style-name="First_20_paragraph">body <text:a xlink:type="simple" xlink:href="#nym_post" office:name=""><text:span text:style-name="Definition">nym_post</text:span></text:a> (optional)</text:p>
      <text:p text:style-name="Text_20_body">Body Parameter —</text:p>
      <text:h text:style-name="Heading_20_3" text:outline-level="3"><text:bookmark-start text:name="return-type-111"/>Return type<text:bookmark-end text:name="return-type-111"/></text:h>
      <text:p text:style-name="First_20_paragraph"><text:a xlink:type="simple" xlink:href="#indy_nym_result" office:name=""><text:span text:style-name="Definition">indy_nym_result</text:span></text:a></text:p>
      <text:h text:style-name="Heading_20_3" text:outline-level="3"><text:bookmark-start text:name="produces-142"/>Produces<text:bookmark-end text:name="produces-142"/></text:h>
      <text:p text:style-name="First_20_paragraph">This API call produces the following media types according to the Accept request header; the media type will be conveyed by the Content-Type response header.</text:p>
      <text:list text:style-name="L203">
        <text:list-item>
          <text:p text:style-name="P351"><text:span text:style-name="Source_Text">application/json</text:span></text:p>
        </text:list-item>
      </text:list>
      <text:h text:style-name="Heading_20_3" text:outline-level="3"><text:bookmark-start text:name="responses-147"/>Responses<text:bookmark-end text:name="responses-147"/></text:h>
      <text:h text:style-name="Heading_20_4" text:outline-level="4"><text:bookmark-start text:name="section-471"/>200<text:bookmark-end text:name="section-471"/></text:h>
      <text:p text:style-name="First_20_paragraph">Success <text:a xlink:type="simple" xlink:href="#indy_nym_result" office:name=""><text:span text:style-name="Definition">indy_nym_result</text:span></text:a></text:p>
      <text:h text:style-name="Heading_20_4" text:outline-level="4"><text:bookmark-start text:name="section-472"/>400<text:bookmark-end text:name="section-472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473"/>401<text:bookmark-end text:name="section-473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74"/>404<text:bookmark-end text:name="section-474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52">get /api/transactions</text:p>
      <text:p text:style-name="First_20_paragraph">(apiTransactionsGet)</text:p>
      <text:p text:style-name="Text_20_body">Get ledger transactions from-to indexes</text:p>
      <text:h text:style-name="Heading_20_3" text:outline-level="3"><text:bookmark-start text:name="request-headers-79"/>Request headers<text:bookmark-end text:name="request-headers-79"/></text:h>
      <text:h text:style-name="Heading_20_3" text:outline-level="3"><text:bookmark-start text:name="query-parameters-6"/>Query parameters<text:bookmark-end text:name="query-parameters-6"/></text:h>
      <text:p text:style-name="First_20_paragraph">from (required)</text:p>
      <text:p text:style-name="Text_20_body">Query Parameter — Sequence Number of first transaction to query (greater than 0)</text:p>
      <text:p text:style-name="Text_20_body">to (required)</text:p>
      <text:p text:style-name="Text_20_body">Query Parameter — Sequence Number of last transaction to query (greater than from index)</text:p>
      <text:p text:style-name="Text_20_body">type (optional)</text:p>
      <text:p text:style-name="Text_20_body">Query Parameter — Ledger Type: pool, domain, config. By default is DOMAIN</text:p>
      <text:h text:style-name="Heading_20_3" text:outline-level="3"><text:bookmark-start text:name="return-type-112"/>Return type<text:bookmark-end text:name="return-type-112"/></text:h>
      <text:p text:style-name="First_20_paragraph">array[<text:a xlink:type="simple" xlink:href="#indy_transaction" office:name=""><text:span text:style-name="Definition">indy_transaction</text:span></text:a>]</text:p>
      <text:h text:style-name="Heading_20_3" text:outline-level="3"><text:bookmark-start text:name="produces-143"/>Produces<text:bookmark-end text:name="produces-143"/></text:h>
      <text:p text:style-name="First_20_paragraph">This API call produces the following media types according to the Accept request header; the media type will be conveyed by the Content-Type response header.</text:p>
      <text:list text:style-name="L204">
        <text:list-item>
          <text:p text:style-name="P353"><text:span text:style-name="Source_Text">application/json</text:span></text:p>
        </text:list-item>
      </text:list>
      <text:h text:style-name="Heading_20_3" text:outline-level="3"><text:bookmark-start text:name="responses-148"/>Responses<text:bookmark-end text:name="responses-148"/></text:h>
      <text:h text:style-name="Heading_20_4" text:outline-level="4"><text:bookmark-start text:name="section-475"/>200<text:bookmark-end text:name="section-475"/></text:h>
      <text:p text:style-name="First_20_paragraph">Returns list of transactions</text:p>
      <text:h text:style-name="Heading_20_4" text:outline-level="4"><text:bookmark-start text:name="section-476"/>400<text:bookmark-end text:name="section-476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477"/>401<text:bookmark-end text:name="section-477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78"/>404<text:bookmark-end text:name="section-47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h text:style-name="Heading_20_1" text:outline-level="1"><text:bookmark-start text:name="user-1"/>User<text:bookmark-end text:name="user-1"/></text:h>
      <text:p text:style-name="First_20_paragraph"/>
      <text:p text:style-name="P354">post /api/login</text:p>
      <text:p text:style-name="First_20_paragraph">Allow users to login, will return them a JWT valid for a specific amount of time (apiLoginPost)</text:p>
      <text:p text:style-name="Text_20_body">Allow users to login, will return them a JWT valid for a specific amount of time</text:p>
      <text:h text:style-name="Heading_20_3" text:outline-level="3"><text:bookmark-start text:name="consumes-46"/>Consumes<text:bookmark-end text:name="consumes-46"/></text:h>
      <text:p text:style-name="First_20_paragraph">This API call consumes the following media types via the Content-Type request header:</text:p>
      <text:list text:style-name="L205">
        <text:list-item>
          <text:p text:style-name="P355"><text:span text:style-name="Source_Text">application/json</text:span></text:p>
        </text:list-item>
      </text:list>
      <text:h text:style-name="Heading_20_3" text:outline-level="3"><text:bookmark-start text:name="request-body-46"/>Request body<text:bookmark-end text:name="request-body-46"/></text:h>
      <text:p text:style-name="First_20_paragraph">body <text:a xlink:type="simple" xlink:href="#login_post" office:name=""><text:span text:style-name="Definition">login_post</text:span></text:a> (optional)</text:p>
      <text:p text:style-name="Text_20_body">Body Parameter —</text:p>
      <text:h text:style-name="Heading_20_3" text:outline-level="3"><text:bookmark-start text:name="return-type-113"/>Return type<text:bookmark-end text:name="return-type-113"/></text:h>
      <text:p text:style-name="First_20_paragraph">Object</text:p>
      <text:h text:style-name="Heading_20_3" text:outline-level="3"><text:bookmark-start text:name="produces-144"/>Produces<text:bookmark-end text:name="produces-144"/></text:h>
      <text:p text:style-name="First_20_paragraph">This API call produces the following media types according to the Accept request header; the media type will be conveyed by the Content-Type response header.</text:p>
      <text:list text:style-name="L206">
        <text:list-item>
          <text:p text:style-name="P356"><text:span text:style-name="Source_Text">application/json</text:span></text:p>
        </text:list-item>
      </text:list>
      <text:h text:style-name="Heading_20_3" text:outline-level="3"><text:bookmark-start text:name="responses-149"/>Responses<text:bookmark-end text:name="responses-149"/></text:h>
      <text:h text:style-name="Heading_20_4" text:outline-level="4"><text:bookmark-start text:name="section-479"/>200<text:bookmark-end text:name="section-479"/></text:h>
      <text:p text:style-name="First_20_paragraph">Login successful <text:a xlink:type="simple" xlink:href="#Object" office:name=""><text:span text:style-name="Definition">Object</text:span></text:a></text:p>
      <text:h text:style-name="Heading_20_4" text:outline-level="4"><text:bookmark-start text:name="section-480"/>400<text:bookmark-end text:name="section-480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481"/>401<text:bookmark-end text:name="section-481"/></text:h>
      <text:p text:style-name="First_20_paragraph">Login failed <text:a xlink:type="simple" xlink:href="#Object" office:name=""><text:span text:style-name="Definition">Object</text:span></text:a></text:p>
      <text:p text:style-name="Horizontal_20_Line"/>
      <text:p text:style-name="First_20_paragraph"/>
      <text:p text:style-name="P357">post /api/user</text:p>
      <text:p text:style-name="First_20_paragraph">Register a new user (apiUserPost)</text:p>
      <text:p text:style-name="Text_20_body">Register a new user</text:p>
      <text:h text:style-name="Heading_20_3" text:outline-level="3"><text:bookmark-start text:name="consumes-47"/>Consumes<text:bookmark-end text:name="consumes-47"/></text:h>
      <text:p text:style-name="First_20_paragraph">This API call consumes the following media types via the Content-Type request header:</text:p>
      <text:list text:style-name="L207">
        <text:list-item>
          <text:p text:style-name="P358"><text:span text:style-name="Source_Text">application/json</text:span></text:p>
        </text:list-item>
      </text:list>
      <text:h text:style-name="Heading_20_3" text:outline-level="3"><text:bookmark-start text:name="request-body-47"/>Request body<text:bookmark-end text:name="request-body-47"/></text:h>
      <text:p text:style-name="First_20_paragraph">body <text:a xlink:type="simple" xlink:href="#user_post" office:name=""><text:span text:style-name="Definition">user_post</text:span></text:a> (optional)</text:p>
      <text:p text:style-name="Text_20_body">Body Parameter —</text:p>
      <text:h text:style-name="Heading_20_3" text:outline-level="3"><text:bookmark-start text:name="return-type-114"/>Return type<text:bookmark-end text:name="return-type-114"/></text:h>
      <text:p text:style-name="First_20_paragraph">Object</text:p>
      <text:h text:style-name="Heading_20_3" text:outline-level="3"><text:bookmark-start text:name="produces-145"/>Produces<text:bookmark-end text:name="produces-145"/></text:h>
      <text:p text:style-name="First_20_paragraph">This API call produces the following media types according to the Accept request header; the media type will be conveyed by the Content-Type response header.</text:p>
      <text:list text:style-name="L208">
        <text:list-item>
          <text:p text:style-name="P359"><text:span text:style-name="Source_Text">application/json</text:span></text:p>
        </text:list-item>
      </text:list>
      <text:h text:style-name="Heading_20_3" text:outline-level="3"><text:bookmark-start text:name="responses-150"/>Responses<text:bookmark-end text:name="responses-150"/></text:h>
      <text:h text:style-name="Heading_20_4" text:outline-level="4"><text:bookmark-start text:name="section-482"/>201<text:bookmark-end text:name="section-482"/></text:h>
      <text:p text:style-name="First_20_paragraph">User successfully created <text:a xlink:type="simple" xlink:href="#Object" office:name=""><text:span text:style-name="Definition">Object</text:span></text:a></text:p>
      <text:h text:style-name="Heading_20_4" text:outline-level="4"><text:bookmark-start text:name="section-483"/>400<text:bookmark-end text:name="section-483"/></text:h>
      <text:p text:style-name="First_20_paragraph">Bad Request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60">delete /api/user/{user}</text:p>
      <text:p text:style-name="First_20_paragraph">Delete a User (apiUserUserDelete)</text:p>
      <text:p text:style-name="Text_20_body">Delete a User</text:p>
      <text:h text:style-name="Heading_20_3" text:outline-level="3"><text:bookmark-start text:name="path-parameters-80"/>Path parameters<text:bookmark-end text:name="path-parameters-80"/></text:h>
      <text:p text:style-name="First_20_paragraph">user (required)</text:p>
      <text:p text:style-name="Text_20_body">Path Parameter — A unique id value identifying a user. &amp;quot;me&amp;quot; may be used as shorthand for the current user.</text:p>
      <text:h text:style-name="Heading_20_3" text:outline-level="3"><text:bookmark-start text:name="produces-146"/>Produces<text:bookmark-end text:name="produces-146"/></text:h>
      <text:p text:style-name="First_20_paragraph">This API call produces the following media types according to the Accept request header; the media type will be conveyed by the Content-Type response header.</text:p>
      <text:list text:style-name="L209">
        <text:list-item>
          <text:p text:style-name="P361"><text:span text:style-name="Source_Text">application/json</text:span></text:p>
        </text:list-item>
      </text:list>
      <text:h text:style-name="Heading_20_3" text:outline-level="3"><text:bookmark-start text:name="responses-151"/>Responses<text:bookmark-end text:name="responses-151"/></text:h>
      <text:h text:style-name="Heading_20_4" text:outline-level="4"><text:bookmark-start text:name="section-484"/>204<text:bookmark-end text:name="section-484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485"/>400<text:bookmark-end text:name="section-485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486"/>401<text:bookmark-end text:name="section-486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87"/>404<text:bookmark-end text:name="section-487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62">get /api/user/{user}</text:p>
      <text:p text:style-name="First_20_paragraph">Retrieve a user (apiUserUserGet)</text:p>
      <text:p text:style-name="Text_20_body">Retrieve a user</text:p>
      <text:h text:style-name="Heading_20_3" text:outline-level="3"><text:bookmark-start text:name="path-parameters-81"/>Path parameters<text:bookmark-end text:name="path-parameters-81"/></text:h>
      <text:p text:style-name="First_20_paragraph">user (required)</text:p>
      <text:p text:style-name="Text_20_body">Path Parameter — A unique id value identifying a user. &amp;quot;me&amp;quot; may be used as shorthand for the current user.</text:p>
      <text:h text:style-name="Heading_20_3" text:outline-level="3"><text:bookmark-start text:name="return-type-115"/>Return type<text:bookmark-end text:name="return-type-115"/></text:h>
      <text:p text:style-name="First_20_paragraph"><text:a xlink:type="simple" xlink:href="#user" office:name=""><text:span text:style-name="Definition">user</text:span></text:a></text:p>
      <text:h text:style-name="Heading_20_3" text:outline-level="3"><text:bookmark-start text:name="produces-147"/>Produces<text:bookmark-end text:name="produces-147"/></text:h>
      <text:p text:style-name="First_20_paragraph">This API call produces the following media types according to the Accept request header; the media type will be conveyed by the Content-Type response header.</text:p>
      <text:list text:style-name="L210">
        <text:list-item>
          <text:p text:style-name="P363"><text:span text:style-name="Source_Text">application/json</text:span></text:p>
        </text:list-item>
      </text:list>
      <text:h text:style-name="Heading_20_3" text:outline-level="3"><text:bookmark-start text:name="responses-152"/>Responses<text:bookmark-end text:name="responses-152"/></text:h>
      <text:h text:style-name="Heading_20_4" text:outline-level="4"><text:bookmark-start text:name="section-488"/>200<text:bookmark-end text:name="section-488"/></text:h>
      <text:p text:style-name="First_20_paragraph">Success <text:a xlink:type="simple" xlink:href="#user" office:name=""><text:span text:style-name="Definition">user</text:span></text:a></text:p>
      <text:h text:style-name="Heading_20_4" text:outline-level="4"><text:bookmark-start text:name="section-489"/>400<text:bookmark-end text:name="section-489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490"/>401<text:bookmark-end text:name="section-490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91"/>404<text:bookmark-end text:name="section-491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64">put /api/user/{user}</text:p>
      <text:p text:style-name="First_20_paragraph">Update a User (at least one of the properties must be provided) (apiUserUserPut)</text:p>
      <text:p text:style-name="Text_20_body">Update a User (at least one of the properties must be provided)</text:p>
      <text:h text:style-name="Heading_20_3" text:outline-level="3"><text:bookmark-start text:name="path-parameters-82"/>Path parameters<text:bookmark-end text:name="path-parameters-82"/></text:h>
      <text:p text:style-name="First_20_paragraph">user (required)</text:p>
      <text:p text:style-name="Text_20_body">Path Parameter — A unique id value identifying a user. &amp;quot;me&amp;quot; may be used as shorthand for the current user.</text:p>
      <text:h text:style-name="Heading_20_3" text:outline-level="3"><text:bookmark-start text:name="consumes-48"/>Consumes<text:bookmark-end text:name="consumes-48"/></text:h>
      <text:p text:style-name="First_20_paragraph">This API call consumes the following media types via the Content-Type request header:</text:p>
      <text:list text:style-name="L211">
        <text:list-item>
          <text:p text:style-name="P365"><text:span text:style-name="Source_Text">application/json</text:span></text:p>
        </text:list-item>
      </text:list>
      <text:h text:style-name="Heading_20_3" text:outline-level="3"><text:bookmark-start text:name="request-body-48"/>Request body<text:bookmark-end text:name="request-body-48"/></text:h>
      <text:p text:style-name="First_20_paragraph">body <text:a xlink:type="simple" xlink:href="#user_put" office:name=""><text:span text:style-name="Definition">user_put</text:span></text:a> (optional)</text:p>
      <text:p text:style-name="Text_20_body">Body Parameter —</text:p>
      <text:h text:style-name="Heading_20_3" text:outline-level="3"><text:bookmark-start text:name="return-type-116"/>Return type<text:bookmark-end text:name="return-type-116"/></text:h>
      <text:p text:style-name="First_20_paragraph"><text:a xlink:type="simple" xlink:href="#user" office:name=""><text:span text:style-name="Definition">user</text:span></text:a></text:p>
      <text:h text:style-name="Heading_20_3" text:outline-level="3"><text:bookmark-start text:name="produces-148"/>Produces<text:bookmark-end text:name="produces-148"/></text:h>
      <text:p text:style-name="First_20_paragraph">This API call produces the following media types according to the Accept request header; the media type will be conveyed by the Content-Type response header.</text:p>
      <text:list text:style-name="L212">
        <text:list-item>
          <text:p text:style-name="P366"><text:span text:style-name="Source_Text">application/json</text:span></text:p>
        </text:list-item>
      </text:list>
      <text:h text:style-name="Heading_20_3" text:outline-level="3"><text:bookmark-start text:name="responses-153"/>Responses<text:bookmark-end text:name="responses-153"/></text:h>
      <text:h text:style-name="Heading_20_4" text:outline-level="4"><text:bookmark-start text:name="section-492"/>200<text:bookmark-end text:name="section-492"/></text:h>
      <text:p text:style-name="First_20_paragraph">Success <text:a xlink:type="simple" xlink:href="#user" office:name=""><text:span text:style-name="Definition">user</text:span></text:a></text:p>
      <text:h text:style-name="Heading_20_4" text:outline-level="4"><text:bookmark-start text:name="section-493"/>400<text:bookmark-end text:name="section-493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494"/>401<text:bookmark-end text:name="section-494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95"/>404<text:bookmark-end text:name="section-495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h text:style-name="Heading_20_1" text:outline-level="1"><text:bookmark-start text:name="verifier-1"/>Verifier<text:bookmark-end text:name="verifier-1"/></text:h>
      <text:p text:style-name="First_20_paragraph"/>
      <text:p text:style-name="P367">get /api/connection/{myDid}</text:p>
      <text:p text:style-name="First_20_paragraph">Retrieve a (pending) connection (apiConnectionMyDidGet)</text:p>
      <text:p text:style-name="Text_20_body">Retrieve a (pending) connection</text:p>
      <text:h text:style-name="Heading_20_3" text:outline-level="3"><text:bookmark-start text:name="path-parameters-83"/>Path parameters<text:bookmark-end text:name="path-parameters-83"/></text:h>
      <text:p text:style-name="First_20_paragraph">myDid (required)</text:p>
      <text:p text:style-name="Text_20_body">Path Parameter — A unique did used in a pairwise</text:p>
      <text:h text:style-name="Heading_20_3" text:outline-level="3"><text:bookmark-start text:name="request-headers-80"/>Request headers<text:bookmark-end text:name="request-headers-80"/></text:h>
      <text:h text:style-name="Heading_20_3" text:outline-level="3"><text:bookmark-start text:name="return-type-117"/>Return type<text:bookmark-end text:name="return-type-117"/></text:h>
      <text:p text:style-name="First_20_paragraph">Object</text:p>
      <text:h text:style-name="Heading_20_3" text:outline-level="3"><text:bookmark-start text:name="produces-149"/>Produces<text:bookmark-end text:name="produces-149"/></text:h>
      <text:p text:style-name="First_20_paragraph">This API call produces the following media types according to the Accept request header; the media type will be conveyed by the Content-Type response header.</text:p>
      <text:list text:style-name="L213">
        <text:list-item>
          <text:p text:style-name="P368"><text:span text:style-name="Source_Text">application/json</text:span></text:p>
        </text:list-item>
      </text:list>
      <text:h text:style-name="Heading_20_3" text:outline-level="3"><text:bookmark-start text:name="responses-154"/>Responses<text:bookmark-end text:name="responses-154"/></text:h>
      <text:h text:style-name="Heading_20_4" text:outline-level="4"><text:bookmark-start text:name="section-496"/>200<text:bookmark-end text:name="section-496"/></text:h>
      <text:p text:style-name="First_20_paragraph"><text:a xlink:type="simple" xlink:href="#Object" office:name=""><text:span text:style-name="Definition">Object</text:span></text:a></text:p>
      <text:h text:style-name="Heading_20_4" text:outline-level="4"><text:bookmark-start text:name="section-497"/>401<text:bookmark-end text:name="section-497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498"/>404<text:bookmark-end text:name="section-49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69">delete /api/connectionoffer/{connectionOfferId}</text:p>
      <text:p text:style-name="First_20_paragraph">Delete a connection offer by _id (apiConnectionofferConnectionOfferIdDelete)</text:p>
      <text:p text:style-name="Text_20_body">Delete a connection offer by _id</text:p>
      <text:h text:style-name="Heading_20_3" text:outline-level="3"><text:bookmark-start text:name="path-parameters-84"/>Path parameters<text:bookmark-end text:name="path-parameters-84"/></text:h>
      <text:p text:style-name="First_20_paragraph">connectionOfferId (required)</text:p>
      <text:p text:style-name="Text_20_body">Path Parameter — connection offer _id</text:p>
      <text:h text:style-name="Heading_20_3" text:outline-level="3"><text:bookmark-start text:name="request-headers-81"/>Request headers<text:bookmark-end text:name="request-headers-81"/></text:h>
      <text:h text:style-name="Heading_20_3" text:outline-level="3"><text:bookmark-start text:name="produces-150"/>Produces<text:bookmark-end text:name="produces-150"/></text:h>
      <text:p text:style-name="First_20_paragraph">This API call produces the following media types according to the Accept request header; the media type will be conveyed by the Content-Type response header.</text:p>
      <text:list text:style-name="L214">
        <text:list-item>
          <text:p text:style-name="P370"><text:span text:style-name="Source_Text">application/json</text:span></text:p>
        </text:list-item>
      </text:list>
      <text:h text:style-name="Heading_20_3" text:outline-level="3"><text:bookmark-start text:name="responses-155"/>Responses<text:bookmark-end text:name="responses-155"/></text:h>
      <text:h text:style-name="Heading_20_4" text:outline-level="4"><text:bookmark-start text:name="section-499"/>204<text:bookmark-end text:name="section-499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500"/>401<text:bookmark-end text:name="section-500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01"/>404<text:bookmark-end text:name="section-501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71">get /api/connectionoffer/{connectionOfferId}</text:p>
      <text:p text:style-name="First_20_paragraph">Retrieve a connection offer by _id (apiConnectionofferConnectionOfferIdGet)</text:p>
      <text:p text:style-name="Text_20_body">Retrieve a connection offer by _id</text:p>
      <text:h text:style-name="Heading_20_3" text:outline-level="3"><text:bookmark-start text:name="path-parameters-85"/>Path parameters<text:bookmark-end text:name="path-parameters-85"/></text:h>
      <text:p text:style-name="First_20_paragraph">connectionOfferId (required)</text:p>
      <text:p text:style-name="Text_20_body">Path Parameter — connection offer _id</text:p>
      <text:h text:style-name="Heading_20_3" text:outline-level="3"><text:bookmark-start text:name="request-headers-82"/>Request headers<text:bookmark-end text:name="request-headers-82"/></text:h>
      <text:h text:style-name="Heading_20_3" text:outline-level="3"><text:bookmark-start text:name="return-type-118"/>Return type<text:bookmark-end text:name="return-type-118"/></text:h>
      <text:p text:style-name="First_20_paragraph"><text:a xlink:type="simple" xlink:href="#connection_offer" office:name=""><text:span text:style-name="Definition">connection_offer</text:span></text:a></text:p>
      <text:h text:style-name="Heading_20_3" text:outline-level="3"><text:bookmark-start text:name="produces-151"/>Produces<text:bookmark-end text:name="produces-151"/></text:h>
      <text:p text:style-name="First_20_paragraph">This API call produces the following media types according to the Accept request header; the media type will be conveyed by the Content-Type response header.</text:p>
      <text:list text:style-name="L215">
        <text:list-item>
          <text:p text:style-name="P372"><text:span text:style-name="Source_Text">application/json</text:span></text:p>
        </text:list-item>
      </text:list>
      <text:h text:style-name="Heading_20_3" text:outline-level="3"><text:bookmark-start text:name="responses-156"/>Responses<text:bookmark-end text:name="responses-156"/></text:h>
      <text:h text:style-name="Heading_20_4" text:outline-level="4"><text:bookmark-start text:name="section-502"/>200<text:bookmark-end text:name="section-502"/></text:h>
      <text:p text:style-name="First_20_paragraph">Success <text:a xlink:type="simple" xlink:href="#connection_offer" office:name=""><text:span text:style-name="Definition">connection_offer</text:span></text:a></text:p>
      <text:h text:style-name="Heading_20_4" text:outline-level="4"><text:bookmark-start text:name="section-503"/>401<text:bookmark-end text:name="section-503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04"/>404<text:bookmark-end text:name="section-504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73">get /api/connectionoffer</text:p>
      <text:p text:style-name="First_20_paragraph">List all my connection offers (apiConnectionofferGet)</text:p>
      <text:p text:style-name="Text_20_body">List all my connection offers</text:p>
      <text:h text:style-name="Heading_20_3" text:outline-level="3"><text:bookmark-start text:name="request-headers-83"/>Request headers<text:bookmark-end text:name="request-headers-83"/></text:h>
      <text:h text:style-name="Heading_20_3" text:outline-level="3"><text:bookmark-start text:name="return-type-119"/>Return type<text:bookmark-end text:name="return-type-119"/></text:h>
      <text:p text:style-name="First_20_paragraph">array[<text:a xlink:type="simple" xlink:href="#connection_offer" office:name=""><text:span text:style-name="Definition">connection_offer</text:span></text:a>]</text:p>
      <text:h text:style-name="Heading_20_3" text:outline-level="3"><text:bookmark-start text:name="produces-152"/>Produces<text:bookmark-end text:name="produces-152"/></text:h>
      <text:p text:style-name="First_20_paragraph">This API call produces the following media types according to the Accept request header; the media type will be conveyed by the Content-Type response header.</text:p>
      <text:list text:style-name="L216">
        <text:list-item>
          <text:p text:style-name="P374"><text:span text:style-name="Source_Text">application/json</text:span></text:p>
        </text:list-item>
      </text:list>
      <text:h text:style-name="Heading_20_3" text:outline-level="3"><text:bookmark-start text:name="responses-157"/>Responses<text:bookmark-end text:name="responses-157"/></text:h>
      <text:h text:style-name="Heading_20_4" text:outline-level="4"><text:bookmark-start text:name="section-505"/>200<text:bookmark-end text:name="section-505"/></text:h>
      <text:p text:style-name="First_20_paragraph">Success</text:p>
      <text:h text:style-name="Heading_20_4" text:outline-level="4"><text:bookmark-start text:name="section-506"/>401<text:bookmark-end text:name="section-506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07"/>404<text:bookmark-end text:name="section-507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75">post /api/connectionoffer</text:p>
      <text:p text:style-name="First_20_paragraph">Create a new connection offer (apiConnectionofferPost)</text:p>
      <text:p text:style-name="Text_20_body">Create a new connection offer</text:p>
      <text:h text:style-name="Heading_20_3" text:outline-level="3"><text:bookmark-start text:name="consumes-49"/>Consumes<text:bookmark-end text:name="consumes-49"/></text:h>
      <text:p text:style-name="First_20_paragraph">This API call consumes the following media types via the Content-Type request header:</text:p>
      <text:list text:style-name="L217">
        <text:list-item>
          <text:p text:style-name="P376"><text:span text:style-name="Source_Text">application/json</text:span></text:p>
        </text:list-item>
      </text:list>
      <text:h text:style-name="Heading_20_3" text:outline-level="3"><text:bookmark-start text:name="request-body-49"/>Request body<text:bookmark-end text:name="request-body-49"/></text:h>
      <text:p text:style-name="First_20_paragraph">body <text:a xlink:type="simple" xlink:href="#connectionoffer_post" office:name=""><text:span text:style-name="Definition">connectionoffer_post</text:span></text:a> (optional)</text:p>
      <text:p text:style-name="Text_20_body">Body Parameter —</text:p>
      <text:h text:style-name="Heading_20_3" text:outline-level="3"><text:bookmark-start text:name="return-type-120"/>Return type<text:bookmark-end text:name="return-type-120"/></text:h>
      <text:p text:style-name="First_20_paragraph"><text:a xlink:type="simple" xlink:href="#connection_offer" office:name=""><text:span text:style-name="Definition">connection_offer</text:span></text:a></text:p>
      <text:h text:style-name="Heading_20_3" text:outline-level="3"><text:bookmark-start text:name="produces-153"/>Produces<text:bookmark-end text:name="produces-153"/></text:h>
      <text:p text:style-name="First_20_paragraph">This API call produces the following media types according to the Accept request header; the media type will be conveyed by the Content-Type response header.</text:p>
      <text:list text:style-name="L218">
        <text:list-item>
          <text:p text:style-name="P377"><text:span text:style-name="Source_Text">application/json</text:span></text:p>
        </text:list-item>
      </text:list>
      <text:h text:style-name="Heading_20_3" text:outline-level="3"><text:bookmark-start text:name="responses-158"/>Responses<text:bookmark-end text:name="responses-158"/></text:h>
      <text:h text:style-name="Heading_20_4" text:outline-level="4"><text:bookmark-start text:name="section-508"/>201<text:bookmark-end text:name="section-508"/></text:h>
      <text:p text:style-name="First_20_paragraph">Created <text:a xlink:type="simple" xlink:href="#connection_offer" office:name=""><text:span text:style-name="Definition">connection_offer</text:span></text:a></text:p>
      <text:h text:style-name="Heading_20_4" text:outline-level="4"><text:bookmark-start text:name="section-509"/>400<text:bookmark-end text:name="section-509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510"/>401<text:bookmark-end text:name="section-510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11"/>404<text:bookmark-end text:name="section-511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78">delete /api/connectionrequest/{connectionRequestId}</text:p>
      <text:p text:style-name="First_20_paragraph">Delete a connection request by _id (apiConnectionrequestConnectionRequestIdDelete)</text:p>
      <text:p text:style-name="Text_20_body">Delete a connection request by _id</text:p>
      <text:h text:style-name="Heading_20_3" text:outline-level="3"><text:bookmark-start text:name="path-parameters-86"/>Path parameters<text:bookmark-end text:name="path-parameters-86"/></text:h>
      <text:p text:style-name="First_20_paragraph">connectionRequestId (required)</text:p>
      <text:p text:style-name="Text_20_body">Path Parameter — connection request _id</text:p>
      <text:h text:style-name="Heading_20_3" text:outline-level="3"><text:bookmark-start text:name="request-headers-84"/>Request headers<text:bookmark-end text:name="request-headers-84"/></text:h>
      <text:h text:style-name="Heading_20_3" text:outline-level="3"><text:bookmark-start text:name="produces-154"/>Produces<text:bookmark-end text:name="produces-154"/></text:h>
      <text:p text:style-name="First_20_paragraph">This API call produces the following media types according to the Accept request header; the media type will be conveyed by the Content-Type response header.</text:p>
      <text:list text:style-name="L219">
        <text:list-item>
          <text:p text:style-name="P379"><text:span text:style-name="Source_Text">application/json</text:span></text:p>
        </text:list-item>
      </text:list>
      <text:h text:style-name="Heading_20_3" text:outline-level="3"><text:bookmark-start text:name="responses-159"/>Responses<text:bookmark-end text:name="responses-159"/></text:h>
      <text:h text:style-name="Heading_20_4" text:outline-level="4"><text:bookmark-start text:name="section-512"/>204<text:bookmark-end text:name="section-512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513"/>401<text:bookmark-end text:name="section-513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14"/>404<text:bookmark-end text:name="section-514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80">get /api/connectionrequest/{connectionRequestId}</text:p>
      <text:p text:style-name="First_20_paragraph">Retrieve a connection request by _id (apiConnectionrequestConnectionRequestIdGet)</text:p>
      <text:p text:style-name="Text_20_body">Retrieve a connection request by _id</text:p>
      <text:h text:style-name="Heading_20_3" text:outline-level="3"><text:bookmark-start text:name="path-parameters-87"/>Path parameters<text:bookmark-end text:name="path-parameters-87"/></text:h>
      <text:p text:style-name="First_20_paragraph">connectionRequestId (required)</text:p>
      <text:p text:style-name="Text_20_body">Path Parameter — connection request _id</text:p>
      <text:h text:style-name="Heading_20_3" text:outline-level="3"><text:bookmark-start text:name="request-headers-85"/>Request headers<text:bookmark-end text:name="request-headers-85"/></text:h>
      <text:h text:style-name="Heading_20_3" text:outline-level="3"><text:bookmark-start text:name="return-type-121"/>Return type<text:bookmark-end text:name="return-type-121"/></text:h>
      <text:p text:style-name="First_20_paragraph"><text:a xlink:type="simple" xlink:href="#connection_request" office:name=""><text:span text:style-name="Definition">connection_request</text:span></text:a></text:p>
      <text:h text:style-name="Heading_20_3" text:outline-level="3"><text:bookmark-start text:name="produces-155"/>Produces<text:bookmark-end text:name="produces-155"/></text:h>
      <text:p text:style-name="First_20_paragraph">This API call produces the following media types according to the Accept request header; the media type will be conveyed by the Content-Type response header.</text:p>
      <text:list text:style-name="L220">
        <text:list-item>
          <text:p text:style-name="P381"><text:span text:style-name="Source_Text">application/json</text:span></text:p>
        </text:list-item>
      </text:list>
      <text:h text:style-name="Heading_20_3" text:outline-level="3"><text:bookmark-start text:name="responses-160"/>Responses<text:bookmark-end text:name="responses-160"/></text:h>
      <text:h text:style-name="Heading_20_4" text:outline-level="4"><text:bookmark-start text:name="section-515"/>200<text:bookmark-end text:name="section-515"/></text:h>
      <text:p text:style-name="First_20_paragraph">Success <text:a xlink:type="simple" xlink:href="#connection_request" office:name=""><text:span text:style-name="Definition">connection_request</text:span></text:a></text:p>
      <text:h text:style-name="Heading_20_4" text:outline-level="4"><text:bookmark-start text:name="section-516"/>401<text:bookmark-end text:name="section-516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17"/>404<text:bookmark-end text:name="section-517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82">get /api/connectionrequest</text:p>
      <text:p text:style-name="First_20_paragraph">List all my connection requests (apiConnectionrequestGet)</text:p>
      <text:p text:style-name="Text_20_body">List all my connection requests</text:p>
      <text:h text:style-name="Heading_20_3" text:outline-level="3"><text:bookmark-start text:name="request-headers-86"/>Request headers<text:bookmark-end text:name="request-headers-86"/></text:h>
      <text:h text:style-name="Heading_20_3" text:outline-level="3"><text:bookmark-start text:name="return-type-122"/>Return type<text:bookmark-end text:name="return-type-122"/></text:h>
      <text:p text:style-name="First_20_paragraph">array[<text:a xlink:type="simple" xlink:href="#connection_request" office:name=""><text:span text:style-name="Definition">connection_request</text:span></text:a>]</text:p>
      <text:h text:style-name="Heading_20_3" text:outline-level="3"><text:bookmark-start text:name="produces-156"/>Produces<text:bookmark-end text:name="produces-156"/></text:h>
      <text:p text:style-name="First_20_paragraph">This API call produces the following media types according to the Accept request header; the media type will be conveyed by the Content-Type response header.</text:p>
      <text:list text:style-name="L221">
        <text:list-item>
          <text:p text:style-name="P383"><text:span text:style-name="Source_Text">application/json</text:span></text:p>
        </text:list-item>
      </text:list>
      <text:h text:style-name="Heading_20_3" text:outline-level="3"><text:bookmark-start text:name="responses-161"/>Responses<text:bookmark-end text:name="responses-161"/></text:h>
      <text:h text:style-name="Heading_20_4" text:outline-level="4"><text:bookmark-start text:name="section-518"/>200<text:bookmark-end text:name="section-518"/></text:h>
      <text:p text:style-name="First_20_paragraph">Success</text:p>
      <text:h text:style-name="Heading_20_4" text:outline-level="4"><text:bookmark-start text:name="section-519"/>401<text:bookmark-end text:name="section-519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20"/>404<text:bookmark-end text:name="section-520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84">post /api/connectionrequest</text:p>
      <text:p text:style-name="First_20_paragraph">Accept a connection offer and/or send a connection request (apiConnectionrequestPost)</text:p>
      <text:p text:style-name="Text_20_body">Accept a connection offer and/or send a connection request</text:p>
      <text:h text:style-name="Heading_20_3" text:outline-level="3"><text:bookmark-start text:name="consumes-50"/>Consumes<text:bookmark-end text:name="consumes-50"/></text:h>
      <text:p text:style-name="First_20_paragraph">This API call consumes the following media types via the Content-Type request header:</text:p>
      <text:list text:style-name="L222">
        <text:list-item>
          <text:p text:style-name="P385"><text:span text:style-name="Source_Text">application/json</text:span></text:p>
        </text:list-item>
      </text:list>
      <text:h text:style-name="Heading_20_3" text:outline-level="3"><text:bookmark-start text:name="request-body-50"/>Request body<text:bookmark-end text:name="request-body-50"/></text:h>
      <text:p text:style-name="First_20_paragraph">body <text:a xlink:type="simple" xlink:href="#connectionrequest_post" office:name=""><text:span text:style-name="Definition">connectionrequest_post</text:span></text:a> (optional)</text:p>
      <text:p text:style-name="Text_20_body">Body Parameter —</text:p>
      <text:h text:style-name="Heading_20_3" text:outline-level="3"><text:bookmark-start text:name="return-type-123"/>Return type<text:bookmark-end text:name="return-type-123"/></text:h>
      <text:p text:style-name="First_20_paragraph"><text:a xlink:type="simple" xlink:href="#connection_request" office:name=""><text:span text:style-name="Definition">connection_request</text:span></text:a></text:p>
      <text:h text:style-name="Heading_20_3" text:outline-level="3"><text:bookmark-start text:name="produces-157"/>Produces<text:bookmark-end text:name="produces-157"/></text:h>
      <text:p text:style-name="First_20_paragraph">This API call produces the following media types according to the Accept request header; the media type will be conveyed by the Content-Type response header.</text:p>
      <text:list text:style-name="L223">
        <text:list-item>
          <text:p text:style-name="P386"><text:span text:style-name="Source_Text">application/json</text:span></text:p>
        </text:list-item>
      </text:list>
      <text:h text:style-name="Heading_20_3" text:outline-level="3"><text:bookmark-start text:name="responses-162"/>Responses<text:bookmark-end text:name="responses-162"/></text:h>
      <text:h text:style-name="Heading_20_4" text:outline-level="4"><text:bookmark-start text:name="section-521"/>200<text:bookmark-end text:name="section-521"/></text:h>
      <text:p text:style-name="First_20_paragraph">Success <text:a xlink:type="simple" xlink:href="#connection_request" office:name=""><text:span text:style-name="Definition">connection_request</text:span></text:a></text:p>
      <text:h text:style-name="Heading_20_4" text:outline-level="4"><text:bookmark-start text:name="section-522"/>400<text:bookmark-end text:name="section-522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523"/>401<text:bookmark-end text:name="section-523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24"/>404<text:bookmark-end text:name="section-524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87">post /api/connectionresponse</text:p>
      <text:p text:style-name="First_20_paragraph">Accept a connection request and send a connection response (apiConnectionresponsePost)</text:p>
      <text:p text:style-name="Text_20_body">Accept a connection request and send a connection response</text:p>
      <text:h text:style-name="Heading_20_3" text:outline-level="3"><text:bookmark-start text:name="consumes-51"/>Consumes<text:bookmark-end text:name="consumes-51"/></text:h>
      <text:p text:style-name="First_20_paragraph">This API call consumes the following media types via the Content-Type request header:</text:p>
      <text:list text:style-name="L224">
        <text:list-item>
          <text:p text:style-name="P388"><text:span text:style-name="Source_Text">application/json</text:span></text:p>
        </text:list-item>
      </text:list>
      <text:h text:style-name="Heading_20_3" text:outline-level="3"><text:bookmark-start text:name="request-body-51"/>Request body<text:bookmark-end text:name="request-body-51"/></text:h>
      <text:p text:style-name="First_20_paragraph">body <text:a xlink:type="simple" xlink:href="#connectionresponse_post" office:name=""><text:span text:style-name="Definition">connectionresponse_post</text:span></text:a> (optional)</text:p>
      <text:p text:style-name="Text_20_body">Body Parameter —</text:p>
      <text:h text:style-name="Heading_20_3" text:outline-level="3"><text:bookmark-start text:name="return-type-124"/>Return type<text:bookmark-end text:name="return-type-124"/></text:h>
      <text:p text:style-name="First_20_paragraph"><text:a xlink:type="simple" xlink:href="#connection_response" office:name=""><text:span text:style-name="Definition">connection_response</text:span></text:a></text:p>
      <text:h text:style-name="Heading_20_3" text:outline-level="3"><text:bookmark-start text:name="produces-158"/>Produces<text:bookmark-end text:name="produces-158"/></text:h>
      <text:p text:style-name="First_20_paragraph">This API call produces the following media types according to the Accept request header; the media type will be conveyed by the Content-Type response header.</text:p>
      <text:list text:style-name="L225">
        <text:list-item>
          <text:p text:style-name="P389"><text:span text:style-name="Source_Text">application/json</text:span></text:p>
        </text:list-item>
      </text:list>
      <text:h text:style-name="Heading_20_3" text:outline-level="3"><text:bookmark-start text:name="responses-163"/>Responses<text:bookmark-end text:name="responses-163"/></text:h>
      <text:h text:style-name="Heading_20_4" text:outline-level="4"><text:bookmark-start text:name="section-525"/>200<text:bookmark-end text:name="section-525"/></text:h>
      <text:p text:style-name="First_20_paragraph">Success <text:a xlink:type="simple" xlink:href="#connection_response" office:name=""><text:span text:style-name="Definition">connection_response</text:span></text:a></text:p>
      <text:h text:style-name="Heading_20_4" text:outline-level="4"><text:bookmark-start text:name="section-526"/>400<text:bookmark-end text:name="section-526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527"/>401<text:bookmark-end text:name="section-527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28"/>404<text:bookmark-end text:name="section-52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90">get /api/indyschema/{schemaid}</text:p>
      <text:p text:style-name="First_20_paragraph">Retrieve a low-level indy schema (apiIndyschemaSchemaidGet)</text:p>
      <text:p text:style-name="Text_20_body">Retrieve a low-level indy schema</text:p>
      <text:h text:style-name="Heading_20_3" text:outline-level="3"><text:bookmark-start text:name="path-parameters-88"/>Path parameters<text:bookmark-end text:name="path-parameters-88"/></text:h>
      <text:p text:style-name="First_20_paragraph">schemaid (required)</text:p>
      <text:p text:style-name="Text_20_body">Path Parameter — A unique string value identifying this schema.</text:p>
      <text:h text:style-name="Heading_20_3" text:outline-level="3"><text:bookmark-start text:name="request-headers-87"/>Request headers<text:bookmark-end text:name="request-headers-87"/></text:h>
      <text:h text:style-name="Heading_20_3" text:outline-level="3"><text:bookmark-start text:name="return-type-125"/>Return type<text:bookmark-end text:name="return-type-125"/></text:h>
      <text:p text:style-name="First_20_paragraph"><text:a xlink:type="simple" xlink:href="#indy_schema" office:name=""><text:span text:style-name="Definition">indy_schema</text:span></text:a></text:p>
      <text:h text:style-name="Heading_20_3" text:outline-level="3"><text:bookmark-start text:name="produces-159"/>Produces<text:bookmark-end text:name="produces-159"/></text:h>
      <text:p text:style-name="First_20_paragraph">This API call produces the following media types according to the Accept request header; the media type will be conveyed by the Content-Type response header.</text:p>
      <text:list text:style-name="L226">
        <text:list-item>
          <text:p text:style-name="P391"><text:span text:style-name="Source_Text">application/json</text:span></text:p>
        </text:list-item>
      </text:list>
      <text:h text:style-name="Heading_20_3" text:outline-level="3"><text:bookmark-start text:name="responses-164"/>Responses<text:bookmark-end text:name="responses-164"/></text:h>
      <text:h text:style-name="Heading_20_4" text:outline-level="4"><text:bookmark-start text:name="section-529"/>200<text:bookmark-end text:name="section-529"/></text:h>
      <text:p text:style-name="First_20_paragraph">Success <text:a xlink:type="simple" xlink:href="#indy_schema" office:name=""><text:span text:style-name="Definition">indy_schema</text:span></text:a></text:p>
      <text:h text:style-name="Heading_20_4" text:outline-level="4"><text:bookmark-start text:name="section-530"/>401<text:bookmark-end text:name="section-530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31"/>404<text:bookmark-end text:name="section-531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92">post /api/login</text:p>
      <text:p text:style-name="First_20_paragraph">Allow users to login, will return them a JWT valid for a specific amount of time (apiLoginPost)</text:p>
      <text:p text:style-name="Text_20_body">Allow users to login, will return them a JWT valid for a specific amount of time</text:p>
      <text:h text:style-name="Heading_20_3" text:outline-level="3"><text:bookmark-start text:name="consumes-52"/>Consumes<text:bookmark-end text:name="consumes-52"/></text:h>
      <text:p text:style-name="First_20_paragraph">This API call consumes the following media types via the Content-Type request header:</text:p>
      <text:list text:style-name="L227">
        <text:list-item>
          <text:p text:style-name="P393"><text:span text:style-name="Source_Text">application/json</text:span></text:p>
        </text:list-item>
      </text:list>
      <text:h text:style-name="Heading_20_3" text:outline-level="3"><text:bookmark-start text:name="request-body-52"/>Request body<text:bookmark-end text:name="request-body-52"/></text:h>
      <text:p text:style-name="First_20_paragraph">body <text:a xlink:type="simple" xlink:href="#login_post" office:name=""><text:span text:style-name="Definition">login_post</text:span></text:a> (optional)</text:p>
      <text:p text:style-name="Text_20_body">Body Parameter —</text:p>
      <text:h text:style-name="Heading_20_3" text:outline-level="3"><text:bookmark-start text:name="return-type-126"/>Return type<text:bookmark-end text:name="return-type-126"/></text:h>
      <text:p text:style-name="First_20_paragraph">Object</text:p>
      <text:h text:style-name="Heading_20_3" text:outline-level="3"><text:bookmark-start text:name="produces-160"/>Produces<text:bookmark-end text:name="produces-160"/></text:h>
      <text:p text:style-name="First_20_paragraph">This API call produces the following media types according to the Accept request header; the media type will be conveyed by the Content-Type response header.</text:p>
      <text:list text:style-name="L228">
        <text:list-item>
          <text:p text:style-name="P394"><text:span text:style-name="Source_Text">application/json</text:span></text:p>
        </text:list-item>
      </text:list>
      <text:h text:style-name="Heading_20_3" text:outline-level="3"><text:bookmark-start text:name="responses-165"/>Responses<text:bookmark-end text:name="responses-165"/></text:h>
      <text:h text:style-name="Heading_20_4" text:outline-level="4"><text:bookmark-start text:name="section-532"/>200<text:bookmark-end text:name="section-532"/></text:h>
      <text:p text:style-name="First_20_paragraph">Login successful <text:a xlink:type="simple" xlink:href="#Object" office:name=""><text:span text:style-name="Definition">Object</text:span></text:a></text:p>
      <text:h text:style-name="Heading_20_4" text:outline-level="4"><text:bookmark-start text:name="section-533"/>400<text:bookmark-end text:name="section-533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534"/>401<text:bookmark-end text:name="section-534"/></text:h>
      <text:p text:style-name="First_20_paragraph">Login failed <text:a xlink:type="simple" xlink:href="#Object" office:name=""><text:span text:style-name="Definition">Object</text:span></text:a></text:p>
      <text:p text:style-name="Horizontal_20_Line"/>
      <text:p text:style-name="First_20_paragraph"/>
      <text:p text:style-name="P395">get /api/proof</text:p>
      <text:p text:style-name="First_20_paragraph">List received proofs (apiProofGet)</text:p>
      <text:p text:style-name="Text_20_body">List received proofs</text:p>
      <text:h text:style-name="Heading_20_3" text:outline-level="3"><text:bookmark-start text:name="request-headers-88"/>Request headers<text:bookmark-end text:name="request-headers-88"/></text:h>
      <text:h text:style-name="Heading_20_3" text:outline-level="3"><text:bookmark-start text:name="return-type-127"/>Return type<text:bookmark-end text:name="return-type-127"/></text:h>
      <text:p text:style-name="First_20_paragraph">array[<text:a xlink:type="simple" xlink:href="#proof" office:name=""><text:span text:style-name="Definition">proof</text:span></text:a>]</text:p>
      <text:h text:style-name="Heading_20_3" text:outline-level="3"><text:bookmark-start text:name="produces-161"/>Produces<text:bookmark-end text:name="produces-161"/></text:h>
      <text:p text:style-name="First_20_paragraph">This API call produces the following media types according to the Accept request header; the media type will be conveyed by the Content-Type response header.</text:p>
      <text:list text:style-name="L229">
        <text:list-item>
          <text:p text:style-name="P396"><text:span text:style-name="Source_Text">application/json</text:span></text:p>
        </text:list-item>
      </text:list>
      <text:h text:style-name="Heading_20_3" text:outline-level="3"><text:bookmark-start text:name="responses-166"/>Responses<text:bookmark-end text:name="responses-166"/></text:h>
      <text:h text:style-name="Heading_20_4" text:outline-level="4"><text:bookmark-start text:name="section-535"/>200<text:bookmark-end text:name="section-535"/></text:h>
      <text:p text:style-name="First_20_paragraph">Success</text:p>
      <text:h text:style-name="Heading_20_4" text:outline-level="4"><text:bookmark-start text:name="section-536"/>401<text:bookmark-end text:name="section-536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37"/>404<text:bookmark-end text:name="section-537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97">delete /api/proof/{id}</text:p>
      <text:p text:style-name="First_20_paragraph">Delete a received proof (apiProofIdDelete)</text:p>
      <text:p text:style-name="Text_20_body">Delete a received proof</text:p>
      <text:h text:style-name="Heading_20_3" text:outline-level="3"><text:bookmark-start text:name="path-parameters-89"/>Path parameters<text:bookmark-end text:name="path-parameters-89"/></text:h>
      <text:p text:style-name="First_20_paragraph">id (required)</text:p>
      <text:p text:style-name="Text_20_body">Path Parameter — A unique string value identifying a proof.</text:p>
      <text:h text:style-name="Heading_20_3" text:outline-level="3"><text:bookmark-start text:name="request-headers-89"/>Request headers<text:bookmark-end text:name="request-headers-89"/></text:h>
      <text:h text:style-name="Heading_20_3" text:outline-level="3"><text:bookmark-start text:name="produces-162"/>Produces<text:bookmark-end text:name="produces-162"/></text:h>
      <text:p text:style-name="First_20_paragraph">This API call produces the following media types according to the Accept request header; the media type will be conveyed by the Content-Type response header.</text:p>
      <text:list text:style-name="L230">
        <text:list-item>
          <text:p text:style-name="P398"><text:span text:style-name="Source_Text">application/json</text:span></text:p>
        </text:list-item>
      </text:list>
      <text:h text:style-name="Heading_20_3" text:outline-level="3"><text:bookmark-start text:name="responses-167"/>Responses<text:bookmark-end text:name="responses-167"/></text:h>
      <text:h text:style-name="Heading_20_4" text:outline-level="4"><text:bookmark-start text:name="section-538"/>204<text:bookmark-end text:name="section-538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539"/>401<text:bookmark-end text:name="section-539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40"/>404<text:bookmark-end text:name="section-540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399">get /api/proof/{id}</text:p>
      <text:p text:style-name="First_20_paragraph">Retrieve a received proof (including whether it is valid) (apiProofIdGet)</text:p>
      <text:p text:style-name="Text_20_body">Retrieve a received proof (including whether it is valid)</text:p>
      <text:h text:style-name="Heading_20_3" text:outline-level="3"><text:bookmark-start text:name="path-parameters-90"/>Path parameters<text:bookmark-end text:name="path-parameters-90"/></text:h>
      <text:p text:style-name="First_20_paragraph">id (required)</text:p>
      <text:p text:style-name="Text_20_body">Path Parameter — A unique string value identifying a proof.</text:p>
      <text:h text:style-name="Heading_20_3" text:outline-level="3"><text:bookmark-start text:name="request-headers-90"/>Request headers<text:bookmark-end text:name="request-headers-90"/></text:h>
      <text:h text:style-name="Heading_20_3" text:outline-level="3"><text:bookmark-start text:name="return-type-128"/>Return type<text:bookmark-end text:name="return-type-128"/></text:h>
      <text:p text:style-name="First_20_paragraph"><text:a xlink:type="simple" xlink:href="#proof" office:name=""><text:span text:style-name="Definition">proof</text:span></text:a></text:p>
      <text:h text:style-name="Heading_20_3" text:outline-level="3"><text:bookmark-start text:name="produces-163"/>Produces<text:bookmark-end text:name="produces-163"/></text:h>
      <text:p text:style-name="First_20_paragraph">This API call produces the following media types according to the Accept request header; the media type will be conveyed by the Content-Type response header.</text:p>
      <text:list text:style-name="L231">
        <text:list-item>
          <text:p text:style-name="P400"><text:span text:style-name="Source_Text">application/json</text:span></text:p>
        </text:list-item>
      </text:list>
      <text:h text:style-name="Heading_20_3" text:outline-level="3"><text:bookmark-start text:name="responses-168"/>Responses<text:bookmark-end text:name="responses-168"/></text:h>
      <text:h text:style-name="Heading_20_4" text:outline-level="4"><text:bookmark-start text:name="section-541"/>200<text:bookmark-end text:name="section-541"/></text:h>
      <text:p text:style-name="First_20_paragraph">Success <text:a xlink:type="simple" xlink:href="#proof" office:name=""><text:span text:style-name="Definition">proof</text:span></text:a></text:p>
      <text:h text:style-name="Heading_20_4" text:outline-level="4"><text:bookmark-start text:name="section-542"/>400<text:bookmark-end text:name="section-542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543"/>401<text:bookmark-end text:name="section-543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44"/>404<text:bookmark-end text:name="section-544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01">get /api/proofrequest</text:p>
      <text:p text:style-name="First_20_paragraph">List proof requests (apiProofrequestGet)</text:p>
      <text:p text:style-name="Text_20_body">List proof requests</text:p>
      <text:h text:style-name="Heading_20_3" text:outline-level="3"><text:bookmark-start text:name="request-headers-91"/>Request headers<text:bookmark-end text:name="request-headers-91"/></text:h>
      <text:h text:style-name="Heading_20_3" text:outline-level="3"><text:bookmark-start text:name="return-type-129"/>Return type<text:bookmark-end text:name="return-type-129"/></text:h>
      <text:p text:style-name="First_20_paragraph">array[<text:a xlink:type="simple" xlink:href="#proofrequest_message" office:name=""><text:span text:style-name="Definition">proofrequest_message</text:span></text:a>]</text:p>
      <text:h text:style-name="Heading_20_3" text:outline-level="3"><text:bookmark-start text:name="produces-164"/>Produces<text:bookmark-end text:name="produces-164"/></text:h>
      <text:p text:style-name="First_20_paragraph">This API call produces the following media types according to the Accept request header; the media type will be conveyed by the Content-Type response header.</text:p>
      <text:list text:style-name="L232">
        <text:list-item>
          <text:p text:style-name="P402"><text:span text:style-name="Source_Text">application/json</text:span></text:p>
        </text:list-item>
      </text:list>
      <text:h text:style-name="Heading_20_3" text:outline-level="3"><text:bookmark-start text:name="responses-169"/>Responses<text:bookmark-end text:name="responses-169"/></text:h>
      <text:h text:style-name="Heading_20_4" text:outline-level="4"><text:bookmark-start text:name="section-545"/>200<text:bookmark-end text:name="section-545"/></text:h>
      <text:p text:style-name="First_20_paragraph">Success</text:p>
      <text:h text:style-name="Heading_20_4" text:outline-level="4"><text:bookmark-start text:name="section-546"/>401<text:bookmark-end text:name="section-546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47"/>404<text:bookmark-end text:name="section-547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03">delete /api/proofrequest/{id}</text:p>
      <text:p text:style-name="First_20_paragraph">Delete a proof request (apiProofrequestIdDelete)</text:p>
      <text:p text:style-name="Text_20_body">Delete a proof request</text:p>
      <text:h text:style-name="Heading_20_3" text:outline-level="3"><text:bookmark-start text:name="path-parameters-91"/>Path parameters<text:bookmark-end text:name="path-parameters-91"/></text:h>
      <text:p text:style-name="First_20_paragraph">id (required)</text:p>
      <text:p text:style-name="Text_20_body">Path Parameter — A unique string value identifying a proof request.</text:p>
      <text:h text:style-name="Heading_20_3" text:outline-level="3"><text:bookmark-start text:name="request-headers-92"/>Request headers<text:bookmark-end text:name="request-headers-92"/></text:h>
      <text:h text:style-name="Heading_20_3" text:outline-level="3"><text:bookmark-start text:name="produces-165"/>Produces<text:bookmark-end text:name="produces-165"/></text:h>
      <text:p text:style-name="First_20_paragraph">This API call produces the following media types according to the Accept request header; the media type will be conveyed by the Content-Type response header.</text:p>
      <text:list text:style-name="L233">
        <text:list-item>
          <text:p text:style-name="P404"><text:span text:style-name="Source_Text">application/json</text:span></text:p>
        </text:list-item>
      </text:list>
      <text:h text:style-name="Heading_20_3" text:outline-level="3"><text:bookmark-start text:name="responses-170"/>Responses<text:bookmark-end text:name="responses-170"/></text:h>
      <text:h text:style-name="Heading_20_4" text:outline-level="4"><text:bookmark-start text:name="section-548"/>204<text:bookmark-end text:name="section-548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549"/>401<text:bookmark-end text:name="section-549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50"/>404<text:bookmark-end text:name="section-550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05">get /api/proofrequest/{id}</text:p>
      <text:p text:style-name="First_20_paragraph">Retrieve a proof request (apiProofrequestIdGet)</text:p>
      <text:p text:style-name="Text_20_body">Retrieve a proof request</text:p>
      <text:h text:style-name="Heading_20_3" text:outline-level="3"><text:bookmark-start text:name="path-parameters-92"/>Path parameters<text:bookmark-end text:name="path-parameters-92"/></text:h>
      <text:p text:style-name="First_20_paragraph">id (required)</text:p>
      <text:p text:style-name="Text_20_body">Path Parameter — A unique string value identifying a proof request.</text:p>
      <text:h text:style-name="Heading_20_3" text:outline-level="3"><text:bookmark-start text:name="request-headers-93"/>Request headers<text:bookmark-end text:name="request-headers-93"/></text:h>
      <text:h text:style-name="Heading_20_3" text:outline-level="3"><text:bookmark-start text:name="return-type-130"/>Return type<text:bookmark-end text:name="return-type-130"/></text:h>
      <text:p text:style-name="First_20_paragraph"><text:a xlink:type="simple" xlink:href="#proofrequest_message" office:name=""><text:span text:style-name="Definition">proofrequest_message</text:span></text:a></text:p>
      <text:h text:style-name="Heading_20_3" text:outline-level="3"><text:bookmark-start text:name="produces-166"/>Produces<text:bookmark-end text:name="produces-166"/></text:h>
      <text:p text:style-name="First_20_paragraph">This API call produces the following media types according to the Accept request header; the media type will be conveyed by the Content-Type response header.</text:p>
      <text:list text:style-name="L234">
        <text:list-item>
          <text:p text:style-name="P406"><text:span text:style-name="Source_Text">application/json</text:span></text:p>
        </text:list-item>
      </text:list>
      <text:h text:style-name="Heading_20_3" text:outline-level="3"><text:bookmark-start text:name="responses-171"/>Responses<text:bookmark-end text:name="responses-171"/></text:h>
      <text:h text:style-name="Heading_20_4" text:outline-level="4"><text:bookmark-start text:name="section-551"/>200<text:bookmark-end text:name="section-551"/></text:h>
      <text:p text:style-name="First_20_paragraph">Success <text:a xlink:type="simple" xlink:href="#proofrequest_message" office:name=""><text:span text:style-name="Definition">proofrequest_message</text:span></text:a></text:p>
      <text:h text:style-name="Heading_20_4" text:outline-level="4"><text:bookmark-start text:name="section-552"/>401<text:bookmark-end text:name="section-552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53"/>404<text:bookmark-end text:name="section-553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07">post /api/proofrequest</text:p>
      <text:p text:style-name="First_20_paragraph">Create and send a proof request (apiProofrequestPost)</text:p>
      <text:p text:style-name="Text_20_body">Create and send a proof request</text:p>
      <text:h text:style-name="Heading_20_3" text:outline-level="3"><text:bookmark-start text:name="consumes-53"/>Consumes<text:bookmark-end text:name="consumes-53"/></text:h>
      <text:p text:style-name="First_20_paragraph">This API call consumes the following media types via the Content-Type request header:</text:p>
      <text:list text:style-name="L235">
        <text:list-item>
          <text:p text:style-name="P408"><text:span text:style-name="Source_Text">application/json</text:span></text:p>
        </text:list-item>
      </text:list>
      <text:h text:style-name="Heading_20_3" text:outline-level="3"><text:bookmark-start text:name="request-body-53"/>Request body<text:bookmark-end text:name="request-body-53"/></text:h>
      <text:p text:style-name="First_20_paragraph">body <text:a xlink:type="simple" xlink:href="#proofrequest_post" office:name=""><text:span text:style-name="Definition">proofrequest_post</text:span></text:a> (optional)</text:p>
      <text:p text:style-name="Text_20_body">Body Parameter —</text:p>
      <text:h text:style-name="Heading_20_3" text:outline-level="3"><text:bookmark-start text:name="return-type-131"/>Return type<text:bookmark-end text:name="return-type-131"/></text:h>
      <text:p text:style-name="First_20_paragraph"><text:a xlink:type="simple" xlink:href="#proofrequest_message" office:name=""><text:span text:style-name="Definition">proofrequest_message</text:span></text:a></text:p>
      <text:h text:style-name="Heading_20_3" text:outline-level="3"><text:bookmark-start text:name="produces-167"/>Produces<text:bookmark-end text:name="produces-167"/></text:h>
      <text:p text:style-name="First_20_paragraph">This API call produces the following media types according to the Accept request header; the media type will be conveyed by the Content-Type response header.</text:p>
      <text:list text:style-name="L236">
        <text:list-item>
          <text:p text:style-name="P409"><text:span text:style-name="Source_Text">application/json</text:span></text:p>
        </text:list-item>
      </text:list>
      <text:h text:style-name="Heading_20_3" text:outline-level="3"><text:bookmark-start text:name="responses-172"/>Responses<text:bookmark-end text:name="responses-172"/></text:h>
      <text:h text:style-name="Heading_20_4" text:outline-level="4"><text:bookmark-start text:name="section-554"/>201<text:bookmark-end text:name="section-554"/></text:h>
      <text:p text:style-name="First_20_paragraph">Created <text:a xlink:type="simple" xlink:href="#proofrequest_message" office:name=""><text:span text:style-name="Definition">proofrequest_message</text:span></text:a></text:p>
      <text:h text:style-name="Heading_20_4" text:outline-level="4"><text:bookmark-start text:name="section-555"/>400<text:bookmark-end text:name="section-555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556"/>401<text:bookmark-end text:name="section-556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57"/>404<text:bookmark-end text:name="section-557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10">get /api/proofrequesttemplate</text:p>
      <text:p text:style-name="First_20_paragraph">List proof request templates (apiProofrequesttemplateGet)</text:p>
      <text:p text:style-name="Text_20_body">List proof request templates</text:p>
      <text:h text:style-name="Heading_20_3" text:outline-level="3"><text:bookmark-start text:name="request-headers-94"/>Request headers<text:bookmark-end text:name="request-headers-94"/></text:h>
      <text:h text:style-name="Heading_20_3" text:outline-level="3"><text:bookmark-start text:name="return-type-132"/>Return type<text:bookmark-end text:name="return-type-132"/></text:h>
      <text:p text:style-name="First_20_paragraph">array[<text:a xlink:type="simple" xlink:href="#proofrequest_template" office:name=""><text:span text:style-name="Definition">proofrequest_template</text:span></text:a>]</text:p>
      <text:h text:style-name="Heading_20_3" text:outline-level="3"><text:bookmark-start text:name="produces-168"/>Produces<text:bookmark-end text:name="produces-168"/></text:h>
      <text:p text:style-name="First_20_paragraph">This API call produces the following media types according to the Accept request header; the media type will be conveyed by the Content-Type response header.</text:p>
      <text:list text:style-name="L237">
        <text:list-item>
          <text:p text:style-name="P411"><text:span text:style-name="Source_Text">application/json</text:span></text:p>
        </text:list-item>
      </text:list>
      <text:h text:style-name="Heading_20_3" text:outline-level="3"><text:bookmark-start text:name="responses-173"/>Responses<text:bookmark-end text:name="responses-173"/></text:h>
      <text:h text:style-name="Heading_20_4" text:outline-level="4"><text:bookmark-start text:name="section-558"/>200<text:bookmark-end text:name="section-558"/></text:h>
      <text:p text:style-name="First_20_paragraph">Success</text:p>
      <text:h text:style-name="Heading_20_4" text:outline-level="4"><text:bookmark-start text:name="section-559"/>401<text:bookmark-end text:name="section-559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60"/>404<text:bookmark-end text:name="section-560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12">delete /api/proofrequesttemplate/{id}</text:p>
      <text:p text:style-name="First_20_paragraph">Delete a proof request template (apiProofrequesttemplateIdDelete)</text:p>
      <text:p text:style-name="Text_20_body">Delete a proof request template</text:p>
      <text:h text:style-name="Heading_20_3" text:outline-level="3"><text:bookmark-start text:name="path-parameters-93"/>Path parameters<text:bookmark-end text:name="path-parameters-93"/></text:h>
      <text:p text:style-name="First_20_paragraph">id (required)</text:p>
      <text:p text:style-name="Text_20_body">Path Parameter — A unique string value identifying a proof request template.</text:p>
      <text:h text:style-name="Heading_20_3" text:outline-level="3"><text:bookmark-start text:name="request-headers-95"/>Request headers<text:bookmark-end text:name="request-headers-95"/></text:h>
      <text:h text:style-name="Heading_20_3" text:outline-level="3"><text:bookmark-start text:name="produces-169"/>Produces<text:bookmark-end text:name="produces-169"/></text:h>
      <text:p text:style-name="First_20_paragraph">This API call produces the following media types according to the Accept request header; the media type will be conveyed by the Content-Type response header.</text:p>
      <text:list text:style-name="L238">
        <text:list-item>
          <text:p text:style-name="P413"><text:span text:style-name="Source_Text">application/json</text:span></text:p>
        </text:list-item>
      </text:list>
      <text:h text:style-name="Heading_20_3" text:outline-level="3"><text:bookmark-start text:name="responses-174"/>Responses<text:bookmark-end text:name="responses-174"/></text:h>
      <text:h text:style-name="Heading_20_4" text:outline-level="4"><text:bookmark-start text:name="section-561"/>204<text:bookmark-end text:name="section-561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562"/>401<text:bookmark-end text:name="section-562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63"/>404<text:bookmark-end text:name="section-563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14">get /api/proofrequesttemplate/{id}</text:p>
      <text:p text:style-name="First_20_paragraph">Retrieve a proof request template (apiProofrequesttemplateIdGet)</text:p>
      <text:p text:style-name="Text_20_body">Retrieve a proof request template</text:p>
      <text:h text:style-name="Heading_20_3" text:outline-level="3"><text:bookmark-start text:name="path-parameters-94"/>Path parameters<text:bookmark-end text:name="path-parameters-94"/></text:h>
      <text:p text:style-name="First_20_paragraph">id (required)</text:p>
      <text:p text:style-name="Text_20_body">Path Parameter — A unique string value identifying a proof request template.</text:p>
      <text:h text:style-name="Heading_20_3" text:outline-level="3"><text:bookmark-start text:name="request-headers-96"/>Request headers<text:bookmark-end text:name="request-headers-96"/></text:h>
      <text:h text:style-name="Heading_20_3" text:outline-level="3"><text:bookmark-start text:name="return-type-133"/>Return type<text:bookmark-end text:name="return-type-133"/></text:h>
      <text:p text:style-name="First_20_paragraph"><text:a xlink:type="simple" xlink:href="#proofrequest_template" office:name=""><text:span text:style-name="Definition">proofrequest_template</text:span></text:a></text:p>
      <text:h text:style-name="Heading_20_3" text:outline-level="3"><text:bookmark-start text:name="produces-170"/>Produces<text:bookmark-end text:name="produces-170"/></text:h>
      <text:p text:style-name="First_20_paragraph">This API call produces the following media types according to the Accept request header; the media type will be conveyed by the Content-Type response header.</text:p>
      <text:list text:style-name="L239">
        <text:list-item>
          <text:p text:style-name="P415"><text:span text:style-name="Source_Text">application/json</text:span></text:p>
        </text:list-item>
      </text:list>
      <text:h text:style-name="Heading_20_3" text:outline-level="3"><text:bookmark-start text:name="responses-175"/>Responses<text:bookmark-end text:name="responses-175"/></text:h>
      <text:h text:style-name="Heading_20_4" text:outline-level="4"><text:bookmark-start text:name="section-564"/>200<text:bookmark-end text:name="section-564"/></text:h>
      <text:p text:style-name="First_20_paragraph">Success <text:a xlink:type="simple" xlink:href="#proofrequest_template" office:name=""><text:span text:style-name="Definition">proofrequest_template</text:span></text:a></text:p>
      <text:h text:style-name="Heading_20_4" text:outline-level="4"><text:bookmark-start text:name="section-565"/>401<text:bookmark-end text:name="section-565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66"/>404<text:bookmark-end text:name="section-566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16">put /api/proofrequesttemplate/{id}</text:p>
      <text:p text:style-name="First_20_paragraph">Update a proof request template (apiProofrequesttemplateIdPut)</text:p>
      <text:p text:style-name="Text_20_body">Update a proof request template</text:p>
      <text:h text:style-name="Heading_20_3" text:outline-level="3"><text:bookmark-start text:name="path-parameters-95"/>Path parameters<text:bookmark-end text:name="path-parameters-95"/></text:h>
      <text:p text:style-name="First_20_paragraph">id (required)</text:p>
      <text:p text:style-name="Text_20_body">Path Parameter — A unique string value identifying a proof request template.</text:p>
      <text:h text:style-name="Heading_20_3" text:outline-level="3"><text:bookmark-start text:name="consumes-54"/>Consumes<text:bookmark-end text:name="consumes-54"/></text:h>
      <text:p text:style-name="First_20_paragraph">This API call consumes the following media types via the Content-Type request header:</text:p>
      <text:list text:style-name="L240">
        <text:list-item>
          <text:p text:style-name="P417"><text:span text:style-name="Source_Text">application/json</text:span></text:p>
        </text:list-item>
      </text:list>
      <text:h text:style-name="Heading_20_3" text:outline-level="3"><text:bookmark-start text:name="request-body-54"/>Request body<text:bookmark-end text:name="request-body-54"/></text:h>
      <text:p text:style-name="First_20_paragraph">body <text:a xlink:type="simple" xlink:href="#proofrequest_template_put" office:name=""><text:span text:style-name="Definition">proofrequest_template_put</text:span></text:a> (optional)</text:p>
      <text:p text:style-name="Text_20_body">Body Parameter —</text:p>
      <text:h text:style-name="Heading_20_3" text:outline-level="3"><text:bookmark-start text:name="request-headers-97"/>Request headers<text:bookmark-end text:name="request-headers-97"/></text:h>
      <text:h text:style-name="Heading_20_3" text:outline-level="3"><text:bookmark-start text:name="responses-176"/>Responses<text:bookmark-end text:name="responses-176"/></text:h>
      <text:h text:style-name="Heading_20_4" text:outline-level="4"><text:bookmark-start text:name="section-567"/>200<text:bookmark-end text:name="section-567"/></text:h>
      <text:p text:style-name="First_20_paragraph"><text:a xlink:type="simple" xlink:href="#" office:name=""><text:span text:style-name="Definition"/></text:a></text:p>
      <text:h text:style-name="Heading_20_4" text:outline-level="4"><text:bookmark-start text:name="section-568"/>404<text:bookmark-end text:name="section-568"/></text:h>
      <text:p text:style-name="First_20_paragraph">Proof request template Id not found <text:a xlink:type="simple" xlink:href="#" office:name=""><text:span text:style-name="Definition"/></text:a></text:p>
      <text:p text:style-name="Horizontal_20_Line"/>
      <text:p text:style-name="First_20_paragraph"/>
      <text:p text:style-name="P418">post /api/proofrequesttemplate</text:p>
      <text:p text:style-name="First_20_paragraph">Create a proof request templates (apiProofrequesttemplatePost)</text:p>
      <text:p text:style-name="Text_20_body">Create a proof request templates</text:p>
      <text:h text:style-name="Heading_20_3" text:outline-level="3"><text:bookmark-start text:name="consumes-55"/>Consumes<text:bookmark-end text:name="consumes-55"/></text:h>
      <text:p text:style-name="First_20_paragraph">This API call consumes the following media types via the Content-Type request header:</text:p>
      <text:list text:style-name="L241">
        <text:list-item>
          <text:p text:style-name="P419"><text:span text:style-name="Source_Text">application/json</text:span></text:p>
        </text:list-item>
      </text:list>
      <text:h text:style-name="Heading_20_3" text:outline-level="3"><text:bookmark-start text:name="request-body-55"/>Request body<text:bookmark-end text:name="request-body-55"/></text:h>
      <text:p text:style-name="First_20_paragraph">body <text:a xlink:type="simple" xlink:href="#proofrequest_template_post" office:name=""><text:span text:style-name="Definition">proofrequest_template_post</text:span></text:a> (optional)</text:p>
      <text:p text:style-name="Text_20_body">Body Parameter —</text:p>
      <text:h text:style-name="Heading_20_3" text:outline-level="3"><text:bookmark-start text:name="return-type-134"/>Return type<text:bookmark-end text:name="return-type-134"/></text:h>
      <text:p text:style-name="First_20_paragraph"><text:a xlink:type="simple" xlink:href="#proofrequest_template" office:name=""><text:span text:style-name="Definition">proofrequest_template</text:span></text:a></text:p>
      <text:h text:style-name="Heading_20_3" text:outline-level="3"><text:bookmark-start text:name="produces-171"/>Produces<text:bookmark-end text:name="produces-171"/></text:h>
      <text:p text:style-name="First_20_paragraph">This API call produces the following media types according to the Accept request header; the media type will be conveyed by the Content-Type response header.</text:p>
      <text:list text:style-name="L242">
        <text:list-item>
          <text:p text:style-name="P420"><text:span text:style-name="Source_Text">application/json</text:span></text:p>
        </text:list-item>
      </text:list>
      <text:h text:style-name="Heading_20_3" text:outline-level="3"><text:bookmark-start text:name="responses-177"/>Responses<text:bookmark-end text:name="responses-177"/></text:h>
      <text:h text:style-name="Heading_20_4" text:outline-level="4"><text:bookmark-start text:name="section-569"/>201<text:bookmark-end text:name="section-569"/></text:h>
      <text:p text:style-name="First_20_paragraph">Created <text:a xlink:type="simple" xlink:href="#proofrequest_template" office:name=""><text:span text:style-name="Definition">proofrequest_template</text:span></text:a></text:p>
      <text:h text:style-name="Heading_20_4" text:outline-level="4"><text:bookmark-start text:name="section-570"/>400<text:bookmark-end text:name="section-570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571"/>401<text:bookmark-end text:name="section-571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72"/>404<text:bookmark-end text:name="section-572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21">get /api/schema/{schemaid}</text:p>
      <text:p text:style-name="First_20_paragraph">Retrieve a schema (apiSchemaSchemaidGet)</text:p>
      <text:p text:style-name="Text_20_body">Retrieve a schema</text:p>
      <text:h text:style-name="Heading_20_3" text:outline-level="3"><text:bookmark-start text:name="path-parameters-96"/>Path parameters<text:bookmark-end text:name="path-parameters-96"/></text:h>
      <text:p text:style-name="First_20_paragraph">schemaid (required)</text:p>
      <text:p text:style-name="Text_20_body">Path Parameter — A unique string value identifying this schema.</text:p>
      <text:h text:style-name="Heading_20_3" text:outline-level="3"><text:bookmark-start text:name="request-headers-98"/>Request headers<text:bookmark-end text:name="request-headers-98"/></text:h>
      <text:h text:style-name="Heading_20_3" text:outline-level="3"><text:bookmark-start text:name="return-type-135"/>Return type<text:bookmark-end text:name="return-type-135"/></text:h>
      <text:p text:style-name="First_20_paragraph"><text:a xlink:type="simple" xlink:href="#schema_details" office:name=""><text:span text:style-name="Definition">schema_details</text:span></text:a></text:p>
      <text:h text:style-name="Heading_20_3" text:outline-level="3"><text:bookmark-start text:name="produces-172"/>Produces<text:bookmark-end text:name="produces-172"/></text:h>
      <text:p text:style-name="First_20_paragraph">This API call produces the following media types according to the Accept request header; the media type will be conveyed by the Content-Type response header.</text:p>
      <text:list text:style-name="L243">
        <text:list-item>
          <text:p text:style-name="P422"><text:span text:style-name="Source_Text">application/json</text:span></text:p>
        </text:list-item>
      </text:list>
      <text:h text:style-name="Heading_20_3" text:outline-level="3"><text:bookmark-start text:name="responses-178"/>Responses<text:bookmark-end text:name="responses-178"/></text:h>
      <text:h text:style-name="Heading_20_4" text:outline-level="4"><text:bookmark-start text:name="section-573"/>200<text:bookmark-end text:name="section-573"/></text:h>
      <text:p text:style-name="First_20_paragraph">Schema Details <text:a xlink:type="simple" xlink:href="#schema_details" office:name=""><text:span text:style-name="Definition">schema_details</text:span></text:a></text:p>
      <text:h text:style-name="Heading_20_4" text:outline-level="4"><text:bookmark-start text:name="section-574"/>404<text:bookmark-end text:name="section-574"/></text:h>
      <text:p text:style-name="First_20_paragraph">Schema with that ID not found in database <text:a xlink:type="simple" xlink:href="#" office:name=""><text:span text:style-name="Definition"/></text:a></text:p>
      <text:p text:style-name="Horizontal_20_Line"/>
      <text:p text:style-name="First_20_paragraph"/>
      <text:p text:style-name="P423">post /api/user</text:p>
      <text:p text:style-name="First_20_paragraph">Register a new user (apiUserPost)</text:p>
      <text:p text:style-name="Text_20_body">Register a new user</text:p>
      <text:h text:style-name="Heading_20_3" text:outline-level="3"><text:bookmark-start text:name="consumes-56"/>Consumes<text:bookmark-end text:name="consumes-56"/></text:h>
      <text:p text:style-name="First_20_paragraph">This API call consumes the following media types via the Content-Type request header:</text:p>
      <text:list text:style-name="L244">
        <text:list-item>
          <text:p text:style-name="P424"><text:span text:style-name="Source_Text">application/json</text:span></text:p>
        </text:list-item>
      </text:list>
      <text:h text:style-name="Heading_20_3" text:outline-level="3"><text:bookmark-start text:name="request-body-56"/>Request body<text:bookmark-end text:name="request-body-56"/></text:h>
      <text:p text:style-name="First_20_paragraph">body <text:a xlink:type="simple" xlink:href="#user_post" office:name=""><text:span text:style-name="Definition">user_post</text:span></text:a> (optional)</text:p>
      <text:p text:style-name="Text_20_body">Body Parameter —</text:p>
      <text:h text:style-name="Heading_20_3" text:outline-level="3"><text:bookmark-start text:name="return-type-136"/>Return type<text:bookmark-end text:name="return-type-136"/></text:h>
      <text:p text:style-name="First_20_paragraph">Object</text:p>
      <text:h text:style-name="Heading_20_3" text:outline-level="3"><text:bookmark-start text:name="produces-173"/>Produces<text:bookmark-end text:name="produces-173"/></text:h>
      <text:p text:style-name="First_20_paragraph">This API call produces the following media types according to the Accept request header; the media type will be conveyed by the Content-Type response header.</text:p>
      <text:list text:style-name="L245">
        <text:list-item>
          <text:p text:style-name="P425"><text:span text:style-name="Source_Text">application/json</text:span></text:p>
        </text:list-item>
      </text:list>
      <text:h text:style-name="Heading_20_3" text:outline-level="3"><text:bookmark-start text:name="responses-179"/>Responses<text:bookmark-end text:name="responses-179"/></text:h>
      <text:h text:style-name="Heading_20_4" text:outline-level="4"><text:bookmark-start text:name="section-575"/>201<text:bookmark-end text:name="section-575"/></text:h>
      <text:p text:style-name="First_20_paragraph">User successfully created <text:a xlink:type="simple" xlink:href="#Object" office:name=""><text:span text:style-name="Definition">Object</text:span></text:a></text:p>
      <text:h text:style-name="Heading_20_4" text:outline-level="4"><text:bookmark-start text:name="section-576"/>400<text:bookmark-end text:name="section-576"/></text:h>
      <text:p text:style-name="First_20_paragraph">Bad Request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26">delete /api/user/{user}</text:p>
      <text:p text:style-name="First_20_paragraph">Delete a User (apiUserUserDelete)</text:p>
      <text:p text:style-name="Text_20_body">Delete a User</text:p>
      <text:h text:style-name="Heading_20_3" text:outline-level="3"><text:bookmark-start text:name="path-parameters-97"/>Path parameters<text:bookmark-end text:name="path-parameters-97"/></text:h>
      <text:p text:style-name="First_20_paragraph">user (required)</text:p>
      <text:p text:style-name="Text_20_body">Path Parameter — A unique id value identifying a user. &amp;quot;me&amp;quot; may be used as shorthand for the current user.</text:p>
      <text:h text:style-name="Heading_20_3" text:outline-level="3"><text:bookmark-start text:name="produces-174"/>Produces<text:bookmark-end text:name="produces-174"/></text:h>
      <text:p text:style-name="First_20_paragraph">This API call produces the following media types according to the Accept request header; the media type will be conveyed by the Content-Type response header.</text:p>
      <text:list text:style-name="L246">
        <text:list-item>
          <text:p text:style-name="P427"><text:span text:style-name="Source_Text">application/json</text:span></text:p>
        </text:list-item>
      </text:list>
      <text:h text:style-name="Heading_20_3" text:outline-level="3"><text:bookmark-start text:name="responses-180"/>Responses<text:bookmark-end text:name="responses-180"/></text:h>
      <text:h text:style-name="Heading_20_4" text:outline-level="4"><text:bookmark-start text:name="section-577"/>204<text:bookmark-end text:name="section-577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578"/>400<text:bookmark-end text:name="section-578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579"/>401<text:bookmark-end text:name="section-579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80"/>404<text:bookmark-end text:name="section-580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28">get /api/user/{user}</text:p>
      <text:p text:style-name="First_20_paragraph">Retrieve a user (apiUserUserGet)</text:p>
      <text:p text:style-name="Text_20_body">Retrieve a user</text:p>
      <text:h text:style-name="Heading_20_3" text:outline-level="3"><text:bookmark-start text:name="path-parameters-98"/>Path parameters<text:bookmark-end text:name="path-parameters-98"/></text:h>
      <text:p text:style-name="First_20_paragraph">user (required)</text:p>
      <text:p text:style-name="Text_20_body">Path Parameter — A unique id value identifying a user. &amp;quot;me&amp;quot; may be used as shorthand for the current user.</text:p>
      <text:h text:style-name="Heading_20_3" text:outline-level="3"><text:bookmark-start text:name="return-type-137"/>Return type<text:bookmark-end text:name="return-type-137"/></text:h>
      <text:p text:style-name="First_20_paragraph"><text:a xlink:type="simple" xlink:href="#user" office:name=""><text:span text:style-name="Definition">user</text:span></text:a></text:p>
      <text:h text:style-name="Heading_20_3" text:outline-level="3"><text:bookmark-start text:name="produces-175"/>Produces<text:bookmark-end text:name="produces-175"/></text:h>
      <text:p text:style-name="First_20_paragraph">This API call produces the following media types according to the Accept request header; the media type will be conveyed by the Content-Type response header.</text:p>
      <text:list text:style-name="L247">
        <text:list-item>
          <text:p text:style-name="P429"><text:span text:style-name="Source_Text">application/json</text:span></text:p>
        </text:list-item>
      </text:list>
      <text:h text:style-name="Heading_20_3" text:outline-level="3"><text:bookmark-start text:name="responses-181"/>Responses<text:bookmark-end text:name="responses-181"/></text:h>
      <text:h text:style-name="Heading_20_4" text:outline-level="4"><text:bookmark-start text:name="section-581"/>200<text:bookmark-end text:name="section-581"/></text:h>
      <text:p text:style-name="First_20_paragraph">Success <text:a xlink:type="simple" xlink:href="#user" office:name=""><text:span text:style-name="Definition">user</text:span></text:a></text:p>
      <text:h text:style-name="Heading_20_4" text:outline-level="4"><text:bookmark-start text:name="section-582"/>400<text:bookmark-end text:name="section-582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583"/>401<text:bookmark-end text:name="section-583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84"/>404<text:bookmark-end text:name="section-584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30">put /api/user/{user}</text:p>
      <text:p text:style-name="First_20_paragraph">Update a User (at least one of the properties must be provided) (apiUserUserPut)</text:p>
      <text:p text:style-name="Text_20_body">Update a User (at least one of the properties must be provided)</text:p>
      <text:h text:style-name="Heading_20_3" text:outline-level="3"><text:bookmark-start text:name="path-parameters-99"/>Path parameters<text:bookmark-end text:name="path-parameters-99"/></text:h>
      <text:p text:style-name="First_20_paragraph">user (required)</text:p>
      <text:p text:style-name="Text_20_body">Path Parameter — A unique id value identifying a user. &amp;quot;me&amp;quot; may be used as shorthand for the current user.</text:p>
      <text:h text:style-name="Heading_20_3" text:outline-level="3"><text:bookmark-start text:name="consumes-57"/>Consumes<text:bookmark-end text:name="consumes-57"/></text:h>
      <text:p text:style-name="First_20_paragraph">This API call consumes the following media types via the Content-Type request header:</text:p>
      <text:list text:style-name="L248">
        <text:list-item>
          <text:p text:style-name="P431"><text:span text:style-name="Source_Text">application/json</text:span></text:p>
        </text:list-item>
      </text:list>
      <text:h text:style-name="Heading_20_3" text:outline-level="3"><text:bookmark-start text:name="request-body-57"/>Request body<text:bookmark-end text:name="request-body-57"/></text:h>
      <text:p text:style-name="First_20_paragraph">body <text:a xlink:type="simple" xlink:href="#user_put" office:name=""><text:span text:style-name="Definition">user_put</text:span></text:a> (optional)</text:p>
      <text:p text:style-name="Text_20_body">Body Parameter —</text:p>
      <text:h text:style-name="Heading_20_3" text:outline-level="3"><text:bookmark-start text:name="return-type-138"/>Return type<text:bookmark-end text:name="return-type-138"/></text:h>
      <text:p text:style-name="First_20_paragraph"><text:a xlink:type="simple" xlink:href="#user" office:name=""><text:span text:style-name="Definition">user</text:span></text:a></text:p>
      <text:h text:style-name="Heading_20_3" text:outline-level="3"><text:bookmark-start text:name="produces-176"/>Produces<text:bookmark-end text:name="produces-176"/></text:h>
      <text:p text:style-name="First_20_paragraph">This API call produces the following media types according to the Accept request header; the media type will be conveyed by the Content-Type response header.</text:p>
      <text:list text:style-name="L249">
        <text:list-item>
          <text:p text:style-name="P432"><text:span text:style-name="Source_Text">application/json</text:span></text:p>
        </text:list-item>
      </text:list>
      <text:h text:style-name="Heading_20_3" text:outline-level="3"><text:bookmark-start text:name="responses-182"/>Responses<text:bookmark-end text:name="responses-182"/></text:h>
      <text:h text:style-name="Heading_20_4" text:outline-level="4"><text:bookmark-start text:name="section-585"/>200<text:bookmark-end text:name="section-585"/></text:h>
      <text:p text:style-name="First_20_paragraph">Success <text:a xlink:type="simple" xlink:href="#user" office:name=""><text:span text:style-name="Definition">user</text:span></text:a></text:p>
      <text:h text:style-name="Heading_20_4" text:outline-level="4"><text:bookmark-start text:name="section-586"/>400<text:bookmark-end text:name="section-586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587"/>401<text:bookmark-end text:name="section-587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88"/>404<text:bookmark-end text:name="section-58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33">get /api/wallet</text:p>
      <text:p text:style-name="First_20_paragraph">List all wallets of user (apiWalletGet)</text:p>
      <text:p text:style-name="Text_20_body">List all wallets of user</text:p>
      <text:h text:style-name="Heading_20_3" text:outline-level="3"><text:bookmark-start text:name="return-type-139"/>Return type<text:bookmark-end text:name="return-type-139"/></text:h>
      <text:p text:style-name="First_20_paragraph">array[<text:a xlink:type="simple" xlink:href="#wallet" office:name=""><text:span text:style-name="Definition">wallet</text:span></text:a>]</text:p>
      <text:h text:style-name="Heading_20_3" text:outline-level="3"><text:bookmark-start text:name="produces-177"/>Produces<text:bookmark-end text:name="produces-177"/></text:h>
      <text:p text:style-name="First_20_paragraph">This API call produces the following media types according to the Accept request header; the media type will be conveyed by the Content-Type response header.</text:p>
      <text:list text:style-name="L250">
        <text:list-item>
          <text:p text:style-name="P434"><text:span text:style-name="Source_Text">application/json</text:span></text:p>
        </text:list-item>
      </text:list>
      <text:h text:style-name="Heading_20_3" text:outline-level="3"><text:bookmark-start text:name="responses-183"/>Responses<text:bookmark-end text:name="responses-183"/></text:h>
      <text:h text:style-name="Heading_20_4" text:outline-level="4"><text:bookmark-start text:name="section-589"/>200<text:bookmark-end text:name="section-589"/></text:h>
      <text:p text:style-name="First_20_paragraph">Success</text:p>
      <text:h text:style-name="Heading_20_4" text:outline-level="4"><text:bookmark-start text:name="section-590"/>401<text:bookmark-end text:name="section-590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91"/>404<text:bookmark-end text:name="section-591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35">post /api/wallet</text:p>
      <text:p text:style-name="First_20_paragraph">Create a new Wallet (optionally with given name and settings) (apiWalletPost)</text:p>
      <text:p text:style-name="Text_20_body">Create a new Wallet (optionally with given name and settings)</text:p>
      <text:h text:style-name="Heading_20_3" text:outline-level="3"><text:bookmark-start text:name="consumes-58"/>Consumes<text:bookmark-end text:name="consumes-58"/></text:h>
      <text:p text:style-name="First_20_paragraph">This API call consumes the following media types via the Content-Type request header:</text:p>
      <text:list text:style-name="L251">
        <text:list-item>
          <text:p text:style-name="P436"><text:span text:style-name="Source_Text">application/json</text:span></text:p>
        </text:list-item>
      </text:list>
      <text:h text:style-name="Heading_20_3" text:outline-level="3"><text:bookmark-start text:name="request-body-58"/>Request body<text:bookmark-end text:name="request-body-58"/></text:h>
      <text:p text:style-name="First_20_paragraph">body <text:a xlink:type="simple" xlink:href="#wallet_post" office:name=""><text:span text:style-name="Definition">wallet_post</text:span></text:a> (optional)</text:p>
      <text:p text:style-name="Text_20_body">Body Parameter —</text:p>
      <text:h text:style-name="Heading_20_3" text:outline-level="3"><text:bookmark-start text:name="return-type-140"/>Return type<text:bookmark-end text:name="return-type-140"/></text:h>
      <text:p text:style-name="First_20_paragraph"><text:a xlink:type="simple" xlink:href="#wallet" office:name=""><text:span text:style-name="Definition">wallet</text:span></text:a></text:p>
      <text:h text:style-name="Heading_20_3" text:outline-level="3"><text:bookmark-start text:name="produces-178"/>Produces<text:bookmark-end text:name="produces-178"/></text:h>
      <text:p text:style-name="First_20_paragraph">This API call produces the following media types according to the Accept request header; the media type will be conveyed by the Content-Type response header.</text:p>
      <text:list text:style-name="L252">
        <text:list-item>
          <text:p text:style-name="P437"><text:span text:style-name="Source_Text">application/json</text:span></text:p>
        </text:list-item>
      </text:list>
      <text:h text:style-name="Heading_20_3" text:outline-level="3"><text:bookmark-start text:name="responses-184"/>Responses<text:bookmark-end text:name="responses-184"/></text:h>
      <text:h text:style-name="Heading_20_4" text:outline-level="4"><text:bookmark-start text:name="section-592"/>201<text:bookmark-end text:name="section-592"/></text:h>
      <text:p text:style-name="First_20_paragraph">Created <text:a xlink:type="simple" xlink:href="#wallet" office:name=""><text:span text:style-name="Definition">wallet</text:span></text:a></text:p>
      <text:h text:style-name="Heading_20_4" text:outline-level="4"><text:bookmark-start text:name="section-593"/>400<text:bookmark-end text:name="section-593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594"/>401<text:bookmark-end text:name="section-594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95"/>404<text:bookmark-end text:name="section-595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38">get /api/wallet/{wallet}/connection/</text:p>
      <text:p text:style-name="First_20_paragraph">List connections/pairwises stored in wallet (apiWalletWalletConnectionGet)</text:p>
      <text:p text:style-name="Text_20_body">List connections/pairwises stored in wallet</text:p>
      <text:h text:style-name="Heading_20_3" text:outline-level="3"><text:bookmark-start text:name="path-parameters-100"/>Path parameters<text:bookmark-end text:name="path-parameters-100"/></text:h>
      <text:p text:style-name="First_20_paragraph">wallet (required)</text:p>
      <text:p text:style-name="Text_20_body">Path Parameter — A unique id value identifying a wallet. &amp;quot;default&amp;quot; may be used as shorthand for the current user's default wallet.</text:p>
      <text:h text:style-name="Heading_20_3" text:outline-level="3"><text:bookmark-start text:name="return-type-141"/>Return type<text:bookmark-end text:name="return-type-141"/></text:h>
      <text:p text:style-name="First_20_paragraph">array[<text:a xlink:type="simple" xlink:href="#pairwise" office:name=""><text:span text:style-name="Definition">pairwise</text:span></text:a>]</text:p>
      <text:h text:style-name="Heading_20_3" text:outline-level="3"><text:bookmark-start text:name="produces-179"/>Produces<text:bookmark-end text:name="produces-179"/></text:h>
      <text:p text:style-name="First_20_paragraph">This API call produces the following media types according to the Accept request header; the media type will be conveyed by the Content-Type response header.</text:p>
      <text:list text:style-name="L253">
        <text:list-item>
          <text:p text:style-name="P439"><text:span text:style-name="Source_Text">application/json</text:span></text:p>
        </text:list-item>
      </text:list>
      <text:h text:style-name="Heading_20_3" text:outline-level="3"><text:bookmark-start text:name="responses-185"/>Responses<text:bookmark-end text:name="responses-185"/></text:h>
      <text:h text:style-name="Heading_20_4" text:outline-level="4"><text:bookmark-start text:name="section-596"/>200<text:bookmark-end text:name="section-596"/></text:h>
      <text:p text:style-name="First_20_paragraph">Success</text:p>
      <text:h text:style-name="Heading_20_4" text:outline-level="4"><text:bookmark-start text:name="section-597"/>401<text:bookmark-end text:name="section-597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598"/>404<text:bookmark-end text:name="section-59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40">get /api/wallet/{wallet}/connection/{theirDid}</text:p>
      <text:p text:style-name="First_20_paragraph">Retrieve connection/pairwise stored in wallet (apiWalletWalletConnectionTheirDidGet)</text:p>
      <text:p text:style-name="Text_20_body">Retrieve connection/pairwise stored in wallet</text:p>
      <text:h text:style-name="Heading_20_3" text:outline-level="3"><text:bookmark-start text:name="path-parameters-101"/>Path parameters<text:bookmark-end text:name="path-parameters-101"/></text:h>
      <text:p text:style-name="First_20_paragraph">wallet (required)</text:p>
      <text:p text:style-name="Text_20_body">Path Parameter — A unique id value identifying a wallet. &amp;quot;default&amp;quot; may be used as shorthand for the current user's default wallet.</text:p>
      <text:p text:style-name="Text_20_body">theirDid (required)</text:p>
      <text:p text:style-name="Text_20_body">Path Parameter — Their pairwise connection did</text:p>
      <text:h text:style-name="Heading_20_3" text:outline-level="3"><text:bookmark-start text:name="return-type-142"/>Return type<text:bookmark-end text:name="return-type-142"/></text:h>
      <text:p text:style-name="First_20_paragraph"><text:a xlink:type="simple" xlink:href="#pairwise" office:name=""><text:span text:style-name="Definition">pairwise</text:span></text:a></text:p>
      <text:h text:style-name="Heading_20_3" text:outline-level="3"><text:bookmark-start text:name="produces-180"/>Produces<text:bookmark-end text:name="produces-180"/></text:h>
      <text:p text:style-name="First_20_paragraph">This API call produces the following media types according to the Accept request header; the media type will be conveyed by the Content-Type response header.</text:p>
      <text:list text:style-name="L254">
        <text:list-item>
          <text:p text:style-name="P441"><text:span text:style-name="Source_Text">application/json</text:span></text:p>
        </text:list-item>
      </text:list>
      <text:h text:style-name="Heading_20_3" text:outline-level="3"><text:bookmark-start text:name="responses-186"/>Responses<text:bookmark-end text:name="responses-186"/></text:h>
      <text:h text:style-name="Heading_20_4" text:outline-level="4"><text:bookmark-start text:name="section-599"/>200<text:bookmark-end text:name="section-599"/></text:h>
      <text:p text:style-name="First_20_paragraph">Success <text:a xlink:type="simple" xlink:href="#pairwise" office:name=""><text:span text:style-name="Definition">pairwise</text:span></text:a></text:p>
      <text:h text:style-name="Heading_20_4" text:outline-level="4"><text:bookmark-start text:name="section-600"/>401<text:bookmark-end text:name="section-600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601"/>404<text:bookmark-end text:name="section-601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42">delete /api/wallet/{wallet}</text:p>
      <text:p text:style-name="First_20_paragraph">Delete a Wallet (apiWalletWalletDelete)</text:p>
      <text:p text:style-name="Text_20_body">Delete a Wallet</text:p>
      <text:h text:style-name="Heading_20_3" text:outline-level="3"><text:bookmark-start text:name="path-parameters-102"/>Path parameters<text:bookmark-end text:name="path-parameters-102"/></text:h>
      <text:p text:style-name="First_20_paragraph">wallet (required)</text:p>
      <text:p text:style-name="Text_20_body">Path Parameter — A unique id value identifying a wallet. &amp;quot;default&amp;quot; may be used as shorthand for the current user's default wallet.</text:p>
      <text:h text:style-name="Heading_20_3" text:outline-level="3"><text:bookmark-start text:name="produces-181"/>Produces<text:bookmark-end text:name="produces-181"/></text:h>
      <text:p text:style-name="First_20_paragraph">This API call produces the following media types according to the Accept request header; the media type will be conveyed by the Content-Type response header.</text:p>
      <text:list text:style-name="L255">
        <text:list-item>
          <text:p text:style-name="P443"><text:span text:style-name="Source_Text">application/json</text:span></text:p>
        </text:list-item>
      </text:list>
      <text:h text:style-name="Heading_20_3" text:outline-level="3"><text:bookmark-start text:name="responses-187"/>Responses<text:bookmark-end text:name="responses-187"/></text:h>
      <text:h text:style-name="Heading_20_4" text:outline-level="4"><text:bookmark-start text:name="section-602"/>204<text:bookmark-end text:name="section-602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603"/>401<text:bookmark-end text:name="section-603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604"/>404<text:bookmark-end text:name="section-604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44">get /api/wallet/{wallet}</text:p>
      <text:p text:style-name="First_20_paragraph">Retrieve a Wallet (apiWalletWalletGet)</text:p>
      <text:p text:style-name="Text_20_body">Retrieve a Wallet</text:p>
      <text:h text:style-name="Heading_20_3" text:outline-level="3"><text:bookmark-start text:name="path-parameters-103"/>Path parameters<text:bookmark-end text:name="path-parameters-103"/></text:h>
      <text:p text:style-name="First_20_paragraph">wallet (required)</text:p>
      <text:p text:style-name="Text_20_body">Path Parameter — A unique id value identifying a wallet. &amp;quot;default&amp;quot; may be used as shorthand for the current user's default wallet.</text:p>
      <text:h text:style-name="Heading_20_3" text:outline-level="3"><text:bookmark-start text:name="return-type-143"/>Return type<text:bookmark-end text:name="return-type-143"/></text:h>
      <text:p text:style-name="First_20_paragraph"><text:a xlink:type="simple" xlink:href="#wallet" office:name=""><text:span text:style-name="Definition">wallet</text:span></text:a></text:p>
      <text:h text:style-name="Heading_20_3" text:outline-level="3"><text:bookmark-start text:name="produces-182"/>Produces<text:bookmark-end text:name="produces-182"/></text:h>
      <text:p text:style-name="First_20_paragraph">This API call produces the following media types according to the Accept request header; the media type will be conveyed by the Content-Type response header.</text:p>
      <text:list text:style-name="L256">
        <text:list-item>
          <text:p text:style-name="P445"><text:span text:style-name="Source_Text">application/json</text:span></text:p>
        </text:list-item>
      </text:list>
      <text:h text:style-name="Heading_20_3" text:outline-level="3"><text:bookmark-start text:name="responses-188"/>Responses<text:bookmark-end text:name="responses-188"/></text:h>
      <text:h text:style-name="Heading_20_4" text:outline-level="4"><text:bookmark-start text:name="section-605"/>200<text:bookmark-end text:name="section-605"/></text:h>
      <text:p text:style-name="First_20_paragraph">Success <text:a xlink:type="simple" xlink:href="#wallet" office:name=""><text:span text:style-name="Definition">wallet</text:span></text:a></text:p>
      <text:h text:style-name="Heading_20_4" text:outline-level="4"><text:bookmark-start text:name="section-606"/>400<text:bookmark-end text:name="section-606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607"/>401<text:bookmark-end text:name="section-607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608"/>404<text:bookmark-end text:name="section-60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h text:style-name="Heading_20_1" text:outline-level="1"><text:bookmark-start text:name="wallet-1"/>Wallet<text:bookmark-end text:name="wallet-1"/></text:h>
      <text:p text:style-name="First_20_paragraph"/>
      <text:p text:style-name="P446">get /api/wallet</text:p>
      <text:p text:style-name="First_20_paragraph">List all wallets of user (apiWalletGet)</text:p>
      <text:p text:style-name="Text_20_body">List all wallets of user</text:p>
      <text:h text:style-name="Heading_20_3" text:outline-level="3"><text:bookmark-start text:name="return-type-144"/>Return type<text:bookmark-end text:name="return-type-144"/></text:h>
      <text:p text:style-name="First_20_paragraph">array[<text:a xlink:type="simple" xlink:href="#wallet" office:name=""><text:span text:style-name="Definition">wallet</text:span></text:a>]</text:p>
      <text:h text:style-name="Heading_20_3" text:outline-level="3"><text:bookmark-start text:name="produces-183"/>Produces<text:bookmark-end text:name="produces-183"/></text:h>
      <text:p text:style-name="First_20_paragraph">This API call produces the following media types according to the Accept request header; the media type will be conveyed by the Content-Type response header.</text:p>
      <text:list text:style-name="L257">
        <text:list-item>
          <text:p text:style-name="P447"><text:span text:style-name="Source_Text">application/json</text:span></text:p>
        </text:list-item>
      </text:list>
      <text:h text:style-name="Heading_20_3" text:outline-level="3"><text:bookmark-start text:name="responses-189"/>Responses<text:bookmark-end text:name="responses-189"/></text:h>
      <text:h text:style-name="Heading_20_4" text:outline-level="4"><text:bookmark-start text:name="section-609"/>200<text:bookmark-end text:name="section-609"/></text:h>
      <text:p text:style-name="First_20_paragraph">Success</text:p>
      <text:h text:style-name="Heading_20_4" text:outline-level="4"><text:bookmark-start text:name="section-610"/>401<text:bookmark-end text:name="section-610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611"/>404<text:bookmark-end text:name="section-611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48">post /api/wallet</text:p>
      <text:p text:style-name="First_20_paragraph">Create a new Wallet (optionally with given name and settings) (apiWalletPost)</text:p>
      <text:p text:style-name="Text_20_body">Create a new Wallet (optionally with given name and settings)</text:p>
      <text:h text:style-name="Heading_20_3" text:outline-level="3"><text:bookmark-start text:name="consumes-59"/>Consumes<text:bookmark-end text:name="consumes-59"/></text:h>
      <text:p text:style-name="First_20_paragraph">This API call consumes the following media types via the Content-Type request header:</text:p>
      <text:list text:style-name="L258">
        <text:list-item>
          <text:p text:style-name="P449"><text:span text:style-name="Source_Text">application/json</text:span></text:p>
        </text:list-item>
      </text:list>
      <text:h text:style-name="Heading_20_3" text:outline-level="3"><text:bookmark-start text:name="request-body-59"/>Request body<text:bookmark-end text:name="request-body-59"/></text:h>
      <text:p text:style-name="First_20_paragraph">body <text:a xlink:type="simple" xlink:href="#wallet_post" office:name=""><text:span text:style-name="Definition">wallet_post</text:span></text:a> (optional)</text:p>
      <text:p text:style-name="Text_20_body">Body Parameter —</text:p>
      <text:h text:style-name="Heading_20_3" text:outline-level="3"><text:bookmark-start text:name="return-type-145"/>Return type<text:bookmark-end text:name="return-type-145"/></text:h>
      <text:p text:style-name="First_20_paragraph"><text:a xlink:type="simple" xlink:href="#wallet" office:name=""><text:span text:style-name="Definition">wallet</text:span></text:a></text:p>
      <text:h text:style-name="Heading_20_3" text:outline-level="3"><text:bookmark-start text:name="produces-184"/>Produces<text:bookmark-end text:name="produces-184"/></text:h>
      <text:p text:style-name="First_20_paragraph">This API call produces the following media types according to the Accept request header; the media type will be conveyed by the Content-Type response header.</text:p>
      <text:list text:style-name="L259">
        <text:list-item>
          <text:p text:style-name="P450"><text:span text:style-name="Source_Text">application/json</text:span></text:p>
        </text:list-item>
      </text:list>
      <text:h text:style-name="Heading_20_3" text:outline-level="3"><text:bookmark-start text:name="responses-190"/>Responses<text:bookmark-end text:name="responses-190"/></text:h>
      <text:h text:style-name="Heading_20_4" text:outline-level="4"><text:bookmark-start text:name="section-612"/>201<text:bookmark-end text:name="section-612"/></text:h>
      <text:p text:style-name="First_20_paragraph">Created <text:a xlink:type="simple" xlink:href="#wallet" office:name=""><text:span text:style-name="Definition">wallet</text:span></text:a></text:p>
      <text:h text:style-name="Heading_20_4" text:outline-level="4"><text:bookmark-start text:name="section-613"/>400<text:bookmark-end text:name="section-613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614"/>401<text:bookmark-end text:name="section-614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615"/>404<text:bookmark-end text:name="section-615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51">get /api/wallet/{wallet}/connection/</text:p>
      <text:p text:style-name="First_20_paragraph">List connections/pairwises stored in wallet (apiWalletWalletConnectionGet)</text:p>
      <text:p text:style-name="Text_20_body">List connections/pairwises stored in wallet</text:p>
      <text:h text:style-name="Heading_20_3" text:outline-level="3"><text:bookmark-start text:name="path-parameters-104"/>Path parameters<text:bookmark-end text:name="path-parameters-104"/></text:h>
      <text:p text:style-name="First_20_paragraph">wallet (required)</text:p>
      <text:p text:style-name="Text_20_body">Path Parameter — A unique id value identifying a wallet. &amp;quot;default&amp;quot; may be used as shorthand for the current user's default wallet.</text:p>
      <text:h text:style-name="Heading_20_3" text:outline-level="3"><text:bookmark-start text:name="return-type-146"/>Return type<text:bookmark-end text:name="return-type-146"/></text:h>
      <text:p text:style-name="First_20_paragraph">array[<text:a xlink:type="simple" xlink:href="#pairwise" office:name=""><text:span text:style-name="Definition">pairwise</text:span></text:a>]</text:p>
      <text:h text:style-name="Heading_20_3" text:outline-level="3"><text:bookmark-start text:name="produces-185"/>Produces<text:bookmark-end text:name="produces-185"/></text:h>
      <text:p text:style-name="First_20_paragraph">This API call produces the following media types according to the Accept request header; the media type will be conveyed by the Content-Type response header.</text:p>
      <text:list text:style-name="L260">
        <text:list-item>
          <text:p text:style-name="P452"><text:span text:style-name="Source_Text">application/json</text:span></text:p>
        </text:list-item>
      </text:list>
      <text:h text:style-name="Heading_20_3" text:outline-level="3"><text:bookmark-start text:name="responses-191"/>Responses<text:bookmark-end text:name="responses-191"/></text:h>
      <text:h text:style-name="Heading_20_4" text:outline-level="4"><text:bookmark-start text:name="section-616"/>200<text:bookmark-end text:name="section-616"/></text:h>
      <text:p text:style-name="First_20_paragraph">Success</text:p>
      <text:h text:style-name="Heading_20_4" text:outline-level="4"><text:bookmark-start text:name="section-617"/>401<text:bookmark-end text:name="section-617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618"/>404<text:bookmark-end text:name="section-618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53">get /api/wallet/{wallet}/connection/{theirDid}</text:p>
      <text:p text:style-name="First_20_paragraph">Retrieve connection/pairwise stored in wallet (apiWalletWalletConnectionTheirDidGet)</text:p>
      <text:p text:style-name="Text_20_body">Retrieve connection/pairwise stored in wallet</text:p>
      <text:h text:style-name="Heading_20_3" text:outline-level="3"><text:bookmark-start text:name="path-parameters-105"/>Path parameters<text:bookmark-end text:name="path-parameters-105"/></text:h>
      <text:p text:style-name="First_20_paragraph">wallet (required)</text:p>
      <text:p text:style-name="Text_20_body">Path Parameter — A unique id value identifying a wallet. &amp;quot;default&amp;quot; may be used as shorthand for the current user's default wallet.</text:p>
      <text:p text:style-name="Text_20_body">theirDid (required)</text:p>
      <text:p text:style-name="Text_20_body">Path Parameter — Their pairwise connection did</text:p>
      <text:h text:style-name="Heading_20_3" text:outline-level="3"><text:bookmark-start text:name="return-type-147"/>Return type<text:bookmark-end text:name="return-type-147"/></text:h>
      <text:p text:style-name="First_20_paragraph"><text:a xlink:type="simple" xlink:href="#pairwise" office:name=""><text:span text:style-name="Definition">pairwise</text:span></text:a></text:p>
      <text:h text:style-name="Heading_20_3" text:outline-level="3"><text:bookmark-start text:name="produces-186"/>Produces<text:bookmark-end text:name="produces-186"/></text:h>
      <text:p text:style-name="First_20_paragraph">This API call produces the following media types according to the Accept request header; the media type will be conveyed by the Content-Type response header.</text:p>
      <text:list text:style-name="L261">
        <text:list-item>
          <text:p text:style-name="P454"><text:span text:style-name="Source_Text">application/json</text:span></text:p>
        </text:list-item>
      </text:list>
      <text:h text:style-name="Heading_20_3" text:outline-level="3"><text:bookmark-start text:name="responses-192"/>Responses<text:bookmark-end text:name="responses-192"/></text:h>
      <text:h text:style-name="Heading_20_4" text:outline-level="4"><text:bookmark-start text:name="section-619"/>200<text:bookmark-end text:name="section-619"/></text:h>
      <text:p text:style-name="First_20_paragraph">Success <text:a xlink:type="simple" xlink:href="#pairwise" office:name=""><text:span text:style-name="Definition">pairwise</text:span></text:a></text:p>
      <text:h text:style-name="Heading_20_4" text:outline-level="4"><text:bookmark-start text:name="section-620"/>401<text:bookmark-end text:name="section-620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621"/>404<text:bookmark-end text:name="section-621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55">get /api/wallet/{wallet}/credential/{credential}</text:p>
      <text:p text:style-name="First_20_paragraph">Retrieve credential stored in wallet (apiWalletWalletCredentialCredentialGet)</text:p>
      <text:p text:style-name="Text_20_body">Retrieve credential stored in wallet</text:p>
      <text:h text:style-name="Heading_20_3" text:outline-level="3"><text:bookmark-start text:name="path-parameters-106"/>Path parameters<text:bookmark-end text:name="path-parameters-106"/></text:h>
      <text:p text:style-name="First_20_paragraph">wallet (required)</text:p>
      <text:p text:style-name="Text_20_body">Path Parameter — A unique id value identifying a wallet. &amp;quot;default&amp;quot; may be used as shorthand for the current user's default wallet.</text:p>
      <text:p text:style-name="Text_20_body">credential (required)</text:p>
      <text:p text:style-name="Text_20_body">Path Parameter — A unique id value identifying a credential</text:p>
      <text:h text:style-name="Heading_20_3" text:outline-level="3"><text:bookmark-start text:name="return-type-148"/>Return type<text:bookmark-end text:name="return-type-148"/></text:h>
      <text:p text:style-name="First_20_paragraph"><text:a xlink:type="simple" xlink:href="#indy_credential" office:name=""><text:span text:style-name="Definition">indy_credential</text:span></text:a></text:p>
      <text:h text:style-name="Heading_20_3" text:outline-level="3"><text:bookmark-start text:name="produces-187"/>Produces<text:bookmark-end text:name="produces-187"/></text:h>
      <text:p text:style-name="First_20_paragraph">This API call produces the following media types according to the Accept request header; the media type will be conveyed by the Content-Type response header.</text:p>
      <text:list text:style-name="L262">
        <text:list-item>
          <text:p text:style-name="P456"><text:span text:style-name="Source_Text">application/json</text:span></text:p>
        </text:list-item>
      </text:list>
      <text:h text:style-name="Heading_20_3" text:outline-level="3"><text:bookmark-start text:name="responses-193"/>Responses<text:bookmark-end text:name="responses-193"/></text:h>
      <text:h text:style-name="Heading_20_4" text:outline-level="4"><text:bookmark-start text:name="section-622"/>200<text:bookmark-end text:name="section-622"/></text:h>
      <text:p text:style-name="First_20_paragraph">Success <text:a xlink:type="simple" xlink:href="#indy_credential" office:name=""><text:span text:style-name="Definition">indy_credential</text:span></text:a></text:p>
      <text:p text:style-name="Horizontal_20_Line"/>
      <text:p text:style-name="First_20_paragraph"/>
      <text:p text:style-name="P457">get /api/wallet/{wallet}/credential/</text:p>
      <text:p text:style-name="First_20_paragraph">List credentials stored in wallet (apiWalletWalletCredentialGet)</text:p>
      <text:p text:style-name="Text_20_body">List credentials stored in wallet</text:p>
      <text:h text:style-name="Heading_20_3" text:outline-level="3"><text:bookmark-start text:name="path-parameters-107"/>Path parameters<text:bookmark-end text:name="path-parameters-107"/></text:h>
      <text:p text:style-name="First_20_paragraph">wallet (required)</text:p>
      <text:p text:style-name="Text_20_body">Path Parameter — A unique id value identifying a wallet. &amp;quot;default&amp;quot; may be used as shorthand for the current user's default wallet.</text:p>
      <text:h text:style-name="Heading_20_3" text:outline-level="3"><text:bookmark-start text:name="query-parameters-7"/>Query parameters<text:bookmark-end text:name="query-parameters-7"/></text:h>
      <text:p text:style-name="First_20_paragraph">schema_id (optional)</text:p>
      <text:p text:style-name="Text_20_body">Query Parameter — (Optional) schema_id to filter credentials</text:p>
      <text:p text:style-name="Text_20_body">schema_issuer_did (optional)</text:p>
      <text:p text:style-name="Text_20_body">Query Parameter — (Optional) schema_issuer_did to filter credentials</text:p>
      <text:p text:style-name="Text_20_body">schema_name (optional)</text:p>
      <text:p text:style-name="Text_20_body">Query Parameter — (Optional) schema_name to filter credentials</text:p>
      <text:p text:style-name="Text_20_body">schema_version (optional)</text:p>
      <text:p text:style-name="Text_20_body">Query Parameter — (Optional) schema_version to filter credentials</text:p>
      <text:p text:style-name="Text_20_body">issuer_did (optional)</text:p>
      <text:p text:style-name="Text_20_body">Query Parameter — (Optional) issuer_did to filter credentials</text:p>
      <text:p text:style-name="Text_20_body">cred_def_id (optional)</text:p>
      <text:p text:style-name="Text_20_body">Query Parameter — (Optional) cred_def_id to filter credentials</text:p>
      <text:h text:style-name="Heading_20_3" text:outline-level="3"><text:bookmark-start text:name="return-type-149"/>Return type<text:bookmark-end text:name="return-type-149"/></text:h>
      <text:p text:style-name="First_20_paragraph">array[<text:a xlink:type="simple" xlink:href="#indy_credential" office:name=""><text:span text:style-name="Definition">indy_credential</text:span></text:a>]</text:p>
      <text:h text:style-name="Heading_20_3" text:outline-level="3"><text:bookmark-start text:name="produces-188"/>Produces<text:bookmark-end text:name="produces-188"/></text:h>
      <text:p text:style-name="First_20_paragraph">This API call produces the following media types according to the Accept request header; the media type will be conveyed by the Content-Type response header.</text:p>
      <text:list text:style-name="L263">
        <text:list-item>
          <text:p text:style-name="P458"><text:span text:style-name="Source_Text">application/json</text:span></text:p>
        </text:list-item>
      </text:list>
      <text:h text:style-name="Heading_20_3" text:outline-level="3"><text:bookmark-start text:name="responses-194"/>Responses<text:bookmark-end text:name="responses-194"/></text:h>
      <text:h text:style-name="Heading_20_4" text:outline-level="4"><text:bookmark-start text:name="section-623"/>200<text:bookmark-end text:name="section-623"/></text:h>
      <text:p text:style-name="First_20_paragraph">Success</text:p>
      <text:h text:style-name="Heading_20_4" text:outline-level="4"><text:bookmark-start text:name="section-624"/>400<text:bookmark-end text:name="section-624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625"/>401<text:bookmark-end text:name="section-625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626"/>404<text:bookmark-end text:name="section-626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59">delete /api/wallet/{wallet}</text:p>
      <text:p text:style-name="First_20_paragraph">Delete a Wallet (apiWalletWalletDelete)</text:p>
      <text:p text:style-name="Text_20_body">Delete a Wallet</text:p>
      <text:h text:style-name="Heading_20_3" text:outline-level="3"><text:bookmark-start text:name="path-parameters-108"/>Path parameters<text:bookmark-end text:name="path-parameters-108"/></text:h>
      <text:p text:style-name="First_20_paragraph">wallet (required)</text:p>
      <text:p text:style-name="Text_20_body">Path Parameter — A unique id value identifying a wallet. &amp;quot;default&amp;quot; may be used as shorthand for the current user's default wallet.</text:p>
      <text:h text:style-name="Heading_20_3" text:outline-level="3"><text:bookmark-start text:name="produces-189"/>Produces<text:bookmark-end text:name="produces-189"/></text:h>
      <text:p text:style-name="First_20_paragraph">This API call produces the following media types according to the Accept request header; the media type will be conveyed by the Content-Type response header.</text:p>
      <text:list text:style-name="L264">
        <text:list-item>
          <text:p text:style-name="P460"><text:span text:style-name="Source_Text">application/json</text:span></text:p>
        </text:list-item>
      </text:list>
      <text:h text:style-name="Heading_20_3" text:outline-level="3"><text:bookmark-start text:name="responses-195"/>Responses<text:bookmark-end text:name="responses-195"/></text:h>
      <text:h text:style-name="Heading_20_4" text:outline-level="4"><text:bookmark-start text:name="section-627"/>204<text:bookmark-end text:name="section-627"/></text:h>
      <text:p text:style-name="First_20_paragraph">Success - but no content <text:a xlink:type="simple" xlink:href="#" office:name=""><text:span text:style-name="Definition"/></text:a></text:p>
      <text:h text:style-name="Heading_20_4" text:outline-level="4"><text:bookmark-start text:name="section-628"/>401<text:bookmark-end text:name="section-628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629"/>404<text:bookmark-end text:name="section-629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p text:style-name="First_20_paragraph"/>
      <text:p text:style-name="P461">get /api/wallet/{wallet}</text:p>
      <text:p text:style-name="First_20_paragraph">Retrieve a Wallet (apiWalletWalletGet)</text:p>
      <text:p text:style-name="Text_20_body">Retrieve a Wallet</text:p>
      <text:h text:style-name="Heading_20_3" text:outline-level="3"><text:bookmark-start text:name="path-parameters-109"/>Path parameters<text:bookmark-end text:name="path-parameters-109"/></text:h>
      <text:p text:style-name="First_20_paragraph">wallet (required)</text:p>
      <text:p text:style-name="Text_20_body">Path Parameter — A unique id value identifying a wallet. &amp;quot;default&amp;quot; may be used as shorthand for the current user's default wallet.</text:p>
      <text:h text:style-name="Heading_20_3" text:outline-level="3"><text:bookmark-start text:name="return-type-150"/>Return type<text:bookmark-end text:name="return-type-150"/></text:h>
      <text:p text:style-name="First_20_paragraph"><text:a xlink:type="simple" xlink:href="#wallet" office:name=""><text:span text:style-name="Definition">wallet</text:span></text:a></text:p>
      <text:h text:style-name="Heading_20_3" text:outline-level="3"><text:bookmark-start text:name="produces-190"/>Produces<text:bookmark-end text:name="produces-190"/></text:h>
      <text:p text:style-name="First_20_paragraph">This API call produces the following media types according to the Accept request header; the media type will be conveyed by the Content-Type response header.</text:p>
      <text:list text:style-name="L265">
        <text:list-item>
          <text:p text:style-name="P462"><text:span text:style-name="Source_Text">application/json</text:span></text:p>
        </text:list-item>
      </text:list>
      <text:h text:style-name="Heading_20_3" text:outline-level="3"><text:bookmark-start text:name="responses-196"/>Responses<text:bookmark-end text:name="responses-196"/></text:h>
      <text:h text:style-name="Heading_20_4" text:outline-level="4"><text:bookmark-start text:name="section-630"/>200<text:bookmark-end text:name="section-630"/></text:h>
      <text:p text:style-name="First_20_paragraph">Success <text:a xlink:type="simple" xlink:href="#wallet" office:name=""><text:span text:style-name="Definition">wallet</text:span></text:a></text:p>
      <text:h text:style-name="Heading_20_4" text:outline-level="4"><text:bookmark-start text:name="section-631"/>400<text:bookmark-end text:name="section-631"/></text:h>
      <text:p text:style-name="First_20_paragraph">Bad Request <text:a xlink:type="simple" xlink:href="#error_message" office:name=""><text:span text:style-name="Definition">error_message</text:span></text:a></text:p>
      <text:h text:style-name="Heading_20_4" text:outline-level="4"><text:bookmark-start text:name="section-632"/>401<text:bookmark-end text:name="section-632"/></text:h>
      <text:p text:style-name="First_20_paragraph">Unauthorized <text:a xlink:type="simple" xlink:href="#" office:name=""><text:span text:style-name="Definition"/></text:a></text:p>
      <text:h text:style-name="Heading_20_4" text:outline-level="4"><text:bookmark-start text:name="section-633"/>404<text:bookmark-end text:name="section-633"/></text:h>
      <text:p text:style-name="First_20_paragraph">Not Found <text:a xlink:type="simple" xlink:href="#error_message" office:name=""><text:span text:style-name="Definition">error_message</text:span></text:a></text:p>
      <text:p text:style-name="Horizontal_20_Line"/>
      <text:h text:style-name="Heading_20_2" text:outline-level="2"><text:bookmark-start text:name="models"/>Models<text:bookmark-end text:name="models"/></text:h>
      <text:p text:style-name="First_20_paragraph">[ Jump to <text:a xlink:type="simple" xlink:href="#__Methods" office:name=""><text:span text:style-name="Definition">Methods</text:span></text:a> ]</text:p>
      <text:h text:style-name="Heading_20_3" text:outline-level="3"><text:bookmark-start text:name="table-of-contents-1"/>Table of Contents<text:bookmark-end text:name="table-of-contents-1"/></text:h>
      <text:list text:style-name="L266">
        <text:list-item>
          <text:p text:style-name="P463"><text:a xlink:type="simple" xlink:href="#connection_offer" office:name=""><text:span text:style-name="Definition"><text:span text:style-name="Source_Text">connection_offer</text:span></text:span></text:a></text:p>
        </text:list-item>
        <text:list-item>
          <text:p text:style-name="P463"><text:a xlink:type="simple" xlink:href="#connection_request" office:name=""><text:span text:style-name="Definition"><text:span text:style-name="Source_Text">connection_request</text:span></text:span></text:a></text:p>
        </text:list-item>
        <text:list-item>
          <text:p text:style-name="P463"><text:a xlink:type="simple" xlink:href="#connection_response" office:name=""><text:span text:style-name="Definition"><text:span text:style-name="Source_Text">connection_response</text:span></text:span></text:a></text:p>
        </text:list-item>
        <text:list-item>
          <text:p text:style-name="P463"><text:a xlink:type="simple" xlink:href="#connectionoffer_post" office:name=""><text:span text:style-name="Definition"><text:span text:style-name="Source_Text">connectionoffer_post</text:span></text:span></text:a></text:p>
        </text:list-item>
        <text:list-item>
          <text:p text:style-name="P463"><text:a xlink:type="simple" xlink:href="#connectionrequest_post" office:name=""><text:span text:style-name="Definition"><text:span text:style-name="Source_Text">connectionrequest_post</text:span></text:span></text:a></text:p>
        </text:list-item>
        <text:list-item>
          <text:p text:style-name="P463"><text:a xlink:type="simple" xlink:href="#connectionresponse_post" office:name=""><text:span text:style-name="Definition"><text:span text:style-name="Source_Text">connectionresponse_post</text:span></text:span></text:a></text:p>
        </text:list-item>
        <text:list-item>
          <text:p text:style-name="P463"><text:a xlink:type="simple" xlink:href="#createdAt" office:name=""><text:span text:style-name="Definition"><text:span text:style-name="Source_Text">createdAt</text:span></text:span></text:a></text:p>
        </text:list-item>
        <text:list-item>
          <text:p text:style-name="P463"><text:a xlink:type="simple" xlink:href="#credential_definition" office:name=""><text:span text:style-name="Definition"><text:span text:style-name="Source_Text">credential_definition</text:span></text:span></text:a></text:p>
        </text:list-item>
        <text:list-item>
          <text:p text:style-name="P463"><text:a xlink:type="simple" xlink:href="#credential_message" office:name=""><text:span text:style-name="Definition"><text:span text:style-name="Source_Text">credential_message</text:span></text:span></text:a></text:p>
        </text:list-item>
        <text:list-item>
          <text:p text:style-name="P463"><text:a xlink:type="simple" xlink:href="#credential_offer" office:name=""><text:span text:style-name="Definition"><text:span text:style-name="Source_Text">credential_offer</text:span></text:span></text:a></text:p>
        </text:list-item>
        <text:list-item>
          <text:p text:style-name="P463"><text:a xlink:type="simple" xlink:href="#credential_post" office:name=""><text:span text:style-name="Definition"><text:span text:style-name="Source_Text">credential_post</text:span></text:span></text:a></text:p>
        </text:list-item>
        <text:list-item>
          <text:p text:style-name="P463"><text:a xlink:type="simple" xlink:href="#credential_request" office:name=""><text:span text:style-name="Definition"><text:span text:style-name="Source_Text">credential_request</text:span></text:span></text:a></text:p>
        </text:list-item>
        <text:list-item>
          <text:p text:style-name="P463"><text:a xlink:type="simple" xlink:href="#credentialdef_post" office:name=""><text:span text:style-name="Definition"><text:span text:style-name="Source_Text">credentialdef_post</text:span></text:span></text:a></text:p>
        </text:list-item>
        <text:list-item>
          <text:p text:style-name="P463"><text:a xlink:type="simple" xlink:href="#credentialoffer_post" office:name=""><text:span text:style-name="Definition"><text:span text:style-name="Source_Text">credentialoffer_post</text:span></text:span></text:a></text:p>
        </text:list-item>
        <text:list-item>
          <text:p text:style-name="P463"><text:a xlink:type="simple" xlink:href="#credentialrequest_post" office:name=""><text:span text:style-name="Definition"><text:span text:style-name="Source_Text">credentialrequest_post</text:span></text:span></text:a></text:p>
        </text:list-item>
        <text:list-item>
          <text:p text:style-name="P463"><text:a xlink:type="simple" xlink:href="#error_message" office:name=""><text:span text:style-name="Definition"><text:span text:style-name="Source_Text">error_message</text:span></text:span></text:a></text:p>
        </text:list-item>
        <text:list-item>
          <text:p text:style-name="P463"><text:a xlink:type="simple" xlink:href="#expireAt" office:name=""><text:span text:style-name="Definition"><text:span text:style-name="Source_Text">expireAt</text:span></text:span></text:a></text:p>
        </text:list-item>
        <text:list-item>
          <text:p text:style-name="P463"><text:a xlink:type="simple" xlink:href="#id" office:name=""><text:span text:style-name="Definition"><text:span text:style-name="Source_Text">id</text:span></text:span></text:a></text:p>
        </text:list-item>
        <text:list-item>
          <text:p text:style-name="P463"><text:a xlink:type="simple" xlink:href="#indy_credential" office:name=""><text:span text:style-name="Definition"><text:span text:style-name="Source_Text">indy_credential</text:span></text:span></text:a></text:p>
        </text:list-item>
        <text:list-item>
          <text:p text:style-name="P463"><text:a xlink:type="simple" xlink:href="#indy_credential_definition" office:name=""><text:span text:style-name="Definition"><text:span text:style-name="Source_Text">indy_credential_definition</text:span></text:span></text:a></text:p>
        </text:list-item>
        <text:list-item>
          <text:p text:style-name="P463"><text:a xlink:type="simple" xlink:href="#indy_nym" office:name=""><text:span text:style-name="Definition"><text:span text:style-name="Source_Text">indy_nym</text:span></text:span></text:a></text:p>
        </text:list-item>
        <text:list-item>
          <text:p text:style-name="P463"><text:a xlink:type="simple" xlink:href="#indy_nym_result" office:name=""><text:span text:style-name="Definition"><text:span text:style-name="Source_Text">indy_nym_result</text:span></text:span></text:a></text:p>
        </text:list-item>
        <text:list-item>
          <text:p text:style-name="P463"><text:a xlink:type="simple" xlink:href="#indy_post" office:name=""><text:span text:style-name="Definition"><text:span text:style-name="Source_Text">indy_post</text:span></text:span></text:a></text:p>
        </text:list-item>
        <text:list-item>
          <text:p text:style-name="P463"><text:a xlink:type="simple" xlink:href="#indy_schema" office:name=""><text:span text:style-name="Definition"><text:span text:style-name="Source_Text">indy_schema</text:span></text:span></text:a></text:p>
        </text:list-item>
        <text:list-item>
          <text:p text:style-name="P463"><text:a xlink:type="simple" xlink:href="#indy_schema_db" office:name=""><text:span text:style-name="Definition"><text:span text:style-name="Source_Text">indy_schema_db</text:span></text:span></text:a></text:p>
        </text:list-item>
        <text:list-item>
          <text:p text:style-name="P463"><text:a xlink:type="simple" xlink:href="#indy_transaction" office:name=""><text:span text:style-name="Definition"><text:span text:style-name="Source_Text">indy_transaction</text:span></text:span></text:a></text:p>
        </text:list-item>
        <text:list-item>
          <text:p text:style-name="P463"><text:a xlink:type="simple" xlink:href="#indyschema_post" office:name=""><text:span text:style-name="Definition"><text:span text:style-name="Source_Text">indyschema_post</text:span></text:span></text:a></text:p>
        </text:list-item>
        <text:list-item>
          <text:p text:style-name="P463"><text:a xlink:type="simple" xlink:href="#login_post" office:name=""><text:span text:style-name="Definition"><text:span text:style-name="Source_Text">login_post</text:span></text:span></text:a></text:p>
        </text:list-item>
        <text:list-item>
          <text:p text:style-name="P463"><text:a xlink:type="simple" xlink:href="#messageId" office:name=""><text:span text:style-name="Definition"><text:span text:style-name="Source_Text">messageId</text:span></text:span></text:a></text:p>
        </text:list-item>
        <text:list-item>
          <text:p text:style-name="P463"><text:a xlink:type="simple" xlink:href="#messageType" office:name=""><text:span text:style-name="Definition"><text:span text:style-name="Source_Text">messageType</text:span></text:span></text:a></text:p>
        </text:list-item>
        <text:list-item>
          <text:p text:style-name="P463"><text:a xlink:type="simple" xlink:href="#message_db" office:name=""><text:span text:style-name="Definition"><text:span text:style-name="Source_Text">message_db</text:span></text:span></text:a></text:p>
        </text:list-item>
        <text:list-item>
          <text:p text:style-name="P463"><text:a xlink:type="simple" xlink:href="#message_post" office:name=""><text:span text:style-name="Definition"><text:span text:style-name="Source_Text">message_post</text:span></text:span></text:a></text:p>
        </text:list-item>
        <text:list-item>
          <text:p text:style-name="P463"><text:a xlink:type="simple" xlink:href="#nym_post" office:name=""><text:span text:style-name="Definition"><text:span text:style-name="Source_Text">nym_post</text:span></text:span></text:a></text:p>
        </text:list-item>
        <text:list-item>
          <text:p text:style-name="P463"><text:a xlink:type="simple" xlink:href="#pairwise" office:name=""><text:span text:style-name="Definition"><text:span text:style-name="Source_Text">pairwise</text:span></text:span></text:a></text:p>
        </text:list-item>
        <text:list-item>
          <text:p text:style-name="P463"><text:a xlink:type="simple" xlink:href="#proof" office:name=""><text:span text:style-name="Definition"><text:span text:style-name="Source_Text">proof</text:span></text:span></text:a></text:p>
        </text:list-item>
        <text:list-item>
          <text:p text:style-name="P463"><text:a xlink:type="simple" xlink:href="#proof_message" office:name=""><text:span text:style-name="Definition"><text:span text:style-name="Source_Text">proof_message</text:span></text:span></text:a></text:p>
        </text:list-item>
        <text:list-item>
          <text:p text:style-name="P463"><text:a xlink:type="simple" xlink:href="#proof_post" office:name=""><text:span text:style-name="Definition"><text:span text:style-name="Source_Text">proof_post</text:span></text:span></text:a></text:p>
        </text:list-item>
        <text:list-item>
          <text:p text:style-name="P463"><text:a xlink:type="simple" xlink:href="#proofrequest_message" office:name=""><text:span text:style-name="Definition"><text:span text:style-name="Source_Text">proofrequest_message</text:span></text:span></text:a></text:p>
        </text:list-item>
        <text:list-item>
          <text:p text:style-name="P463"><text:a xlink:type="simple" xlink:href="#proofrequest_post" office:name=""><text:span text:style-name="Definition"><text:span text:style-name="Source_Text">proofrequest_post</text:span></text:span></text:a></text:p>
        </text:list-item>
        <text:list-item>
          <text:p text:style-name="P463"><text:a xlink:type="simple" xlink:href="#proofrequest_template" office:name=""><text:span text:style-name="Definition"><text:span text:style-name="Source_Text">proofrequest_template</text:span></text:span></text:a></text:p>
        </text:list-item>
        <text:list-item>
          <text:p text:style-name="P463"><text:a xlink:type="simple" xlink:href="#proofrequest_template_post" office:name=""><text:span text:style-name="Definition"><text:span text:style-name="Source_Text">proofrequest_template_post</text:span></text:span></text:a></text:p>
        </text:list-item>
        <text:list-item>
          <text:p text:style-name="P463"><text:a xlink:type="simple" xlink:href="#proofrequest_template_put" office:name=""><text:span text:style-name="Definition"><text:span text:style-name="Source_Text">proofrequest_template_put</text:span></text:span></text:a></text:p>
        </text:list-item>
        <text:list-item>
          <text:p text:style-name="P463"><text:a xlink:type="simple" xlink:href="#recipientDid" office:name=""><text:span text:style-name="Definition"><text:span text:style-name="Source_Text">recipientDid</text:span></text:span></text:a></text:p>
        </text:list-item>
        <text:list-item>
          <text:p text:style-name="P463"><text:a xlink:type="simple" xlink:href="#schema_details" office:name=""><text:span text:style-name="Definition"><text:span text:style-name="Source_Text">schema_details</text:span></text:span></text:a></text:p>
        </text:list-item>
        <text:list-item>
          <text:p text:style-name="P463"><text:a xlink:type="simple" xlink:href="#schema_post" office:name=""><text:span text:style-name="Definition"><text:span text:style-name="Source_Text">schema_post</text:span></text:span></text:a></text:p>
        </text:list-item>
        <text:list-item>
          <text:p text:style-name="P463"><text:a xlink:type="simple" xlink:href="#senderDid" office:name=""><text:span text:style-name="Definition"><text:span text:style-name="Source_Text">senderDid</text:span></text:span></text:a></text:p>
        </text:list-item>
        <text:list-item>
          <text:p text:style-name="P463"><text:a xlink:type="simple" xlink:href="#updatedAt" office:name=""><text:span text:style-name="Definition"><text:span text:style-name="Source_Text">updatedAt</text:span></text:span></text:a></text:p>
        </text:list-item>
        <text:list-item>
          <text:p text:style-name="P463"><text:a xlink:type="simple" xlink:href="#user" office:name=""><text:span text:style-name="Definition"><text:span text:style-name="Source_Text">user</text:span></text:span></text:a></text:p>
        </text:list-item>
        <text:list-item>
          <text:p text:style-name="P463"><text:a xlink:type="simple" xlink:href="#user_post" office:name=""><text:span text:style-name="Definition"><text:span text:style-name="Source_Text">user_post</text:span></text:span></text:a></text:p>
        </text:list-item>
        <text:list-item>
          <text:p text:style-name="P463"><text:a xlink:type="simple" xlink:href="#user_put" office:name=""><text:span text:style-name="Definition"><text:span text:style-name="Source_Text">user_put</text:span></text:span></text:a></text:p>
        </text:list-item>
        <text:list-item>
          <text:p text:style-name="P463"><text:a xlink:type="simple" xlink:href="#wallet" office:name=""><text:span text:style-name="Definition"><text:span text:style-name="Source_Text">wallet</text:span></text:span></text:a></text:p>
        </text:list-item>
        <text:list-item>
          <text:p text:style-name="P463"><text:a xlink:type="simple" xlink:href="#walletId" office:name=""><text:span text:style-name="Definition"><text:span text:style-name="Source_Text">walletId</text:span></text:span></text:a></text:p>
        </text:list-item>
        <text:list-item>
          <text:p text:style-name="P463"><text:a xlink:type="simple" xlink:href="#wallet_post" office:name=""><text:span text:style-name="Definition"><text:span text:style-name="Source_Text">wallet_post</text:span></text:span></text:a></text:p>
        </text:list-item>
      </text:list>
      <text:h text:style-name="Heading_20_3" text:outline-level="3"><text:bookmark-start text:name="connection_offer"/><text:span text:style-name="Source_Text">connection_offer</text:span><text:bookmark-end text:name="connection_offer"/></text:h>
      <text:p text:style-name="First_20_paragraph">id (optional)</text:p>
      <text:p text:style-name="Text_20_body"><text:a xlink:type="simple" xlink:href="#id" office:name=""><text:span text:style-name="Definition">id</text:span></text:a></text:p>
      <text:p text:style-name="Text_20_body">createdAt (optional)</text:p>
      <text:p text:style-name="Text_20_body"><text:a xlink:type="simple" xlink:href="#createdAt" office:name=""><text:span text:style-name="Definition">createdAt</text:span></text:a></text:p>
      <text:p text:style-name="Text_20_body">updatedAt (optional)</text:p>
      <text:p text:style-name="Text_20_body"><text:a xlink:type="simple" xlink:href="#updatedAt" office:name=""><text:span text:style-name="Definition">updatedAt</text:span></text:a></text:p>
      <text:p text:style-name="Text_20_body">expireAt (optional)</text:p>
      <text:p text:style-name="Text_20_body"><text:a xlink:type="simple" xlink:href="#expireAt" office:name=""><text:span text:style-name="Definition">expireAt</text:span></text:a></text:p>
      <text:p text:style-name="Text_20_body">messageId (optional)</text:p>
      <text:p text:style-name="Text_20_body"><text:a xlink:type="simple" xlink:href="#messageId" office:name=""><text:span text:style-name="Definition">messageId</text:span></text:a></text:p>
      <text:p text:style-name="Text_20_body">type (optional)</text:p>
      <text:p text:style-name="Text_20_body"><text:a xlink:type="simple" xlink:href="#string" office:name=""><text:span text:style-name="Definition">String</text:span></text:a> urn:sovrin:agent:message_type:sovrin.org/connection_offer</text:p>
      <text:p text:style-name="Text_20_body">senderDid (optional)</text:p>
      <text:p text:style-name="Text_20_body"><text:a xlink:type="simple" xlink:href="#senderDid" office:name=""><text:span text:style-name="Definition">senderDid</text:span></text:a></text:p>
      <text:p text:style-name="Text_20_body">recipientDid (optional)</text:p>
      <text:p text:style-name="Text_20_body"><text:a xlink:type="simple" xlink:href="#recipientDid" office:name=""><text:span text:style-name="Definition">recipientDid</text:span></text:a></text:p>
      <text:p text:style-name="Text_20_body">message (optional)</text:p>
      <text:p text:style-name="Text_20_body"><text:a xlink:type="simple" xlink:href="##/message_formats/connection_offer" office:name=""><text:span text:style-name="Definition">#/message_formats/connection_offer</text:span></text:a></text:p>
      <text:p text:style-name="Text_20_body">meta (optional)</text:p>
      <text:p text:style-name="Text_20_body"><text:a xlink:type="simple" xlink:href="#object" office:name=""><text:span text:style-name="Definition">Object</text:span></text:a> Additional Metadata</text:p>
      <text:h text:style-name="Heading_20_3" text:outline-level="3"><text:bookmark-start text:name="connection_request"/><text:span text:style-name="Source_Text">connection_request</text:span><text:bookmark-end text:name="connection_request"/></text:h>
      <text:p text:style-name="First_20_paragraph">id (optional)</text:p>
      <text:p text:style-name="Text_20_body"><text:a xlink:type="simple" xlink:href="#id" office:name=""><text:span text:style-name="Definition">id</text:span></text:a></text:p>
      <text:p text:style-name="Text_20_body">createdAt (optional)</text:p>
      <text:p text:style-name="Text_20_body"><text:a xlink:type="simple" xlink:href="#createdAt" office:name=""><text:span text:style-name="Definition">createdAt</text:span></text:a></text:p>
      <text:p text:style-name="Text_20_body">updatedAt (optional)</text:p>
      <text:p text:style-name="Text_20_body"><text:a xlink:type="simple" xlink:href="#updatedAt" office:name=""><text:span text:style-name="Definition">updatedAt</text:span></text:a></text:p>
      <text:p text:style-name="Text_20_body">expireAt (optional)</text:p>
      <text:p text:style-name="Text_20_body"><text:a xlink:type="simple" xlink:href="#expireAt" office:name=""><text:span text:style-name="Definition">expireAt</text:span></text:a></text:p>
      <text:p text:style-name="Text_20_body">messageId (optional)</text:p>
      <text:p text:style-name="Text_20_body"><text:a xlink:type="simple" xlink:href="#messageId" office:name=""><text:span text:style-name="Definition">messageId</text:span></text:a></text:p>
      <text:p text:style-name="Text_20_body">type (optional)</text:p>
      <text:p text:style-name="Text_20_body"><text:a xlink:type="simple" xlink:href="#string" office:name=""><text:span text:style-name="Definition">String</text:span></text:a> urn:sovrin:agent:message_type:sovrin.org/connection_request</text:p>
      <text:p text:style-name="Text_20_body">senderDid (optional)</text:p>
      <text:p text:style-name="Text_20_body"><text:a xlink:type="simple" xlink:href="#senderDid" office:name=""><text:span text:style-name="Definition">senderDid</text:span></text:a></text:p>
      <text:p text:style-name="Text_20_body">recipientDid (optional)</text:p>
      <text:p text:style-name="Text_20_body"><text:a xlink:type="simple" xlink:href="#recipientDid" office:name=""><text:span text:style-name="Definition">recipientDid</text:span></text:a></text:p>
      <text:p text:style-name="Text_20_body">message (optional)</text:p>
      <text:p text:style-name="Text_20_body"><text:a xlink:type="simple" xlink:href="##/message_formats/connection_request" office:name=""><text:span text:style-name="Definition">#/message_formats/connection_request</text:span></text:a></text:p>
      <text:p text:style-name="Text_20_body">meta (optional)</text:p>
      <text:p text:style-name="Text_20_body"><text:a xlink:type="simple" xlink:href="#object" office:name=""><text:span text:style-name="Definition">Object</text:span></text:a> Additional Metadata</text:p>
      <text:h text:style-name="Heading_20_3" text:outline-level="3"><text:bookmark-start text:name="connection_response"/><text:span text:style-name="Source_Text">connection_response</text:span><text:bookmark-end text:name="connection_response"/></text:h>
      <text:h text:style-name="Heading_20_3" text:outline-level="3"><text:bookmark-start text:name="connectionoffer_post"/><text:span text:style-name="Source_Text">connectionoffer_post</text:span><text:bookmark-end text:name="connectionoffer_post"/></text:h>
      <text:p text:style-name="First_20_paragraph">wallet (optional)</text:p>
      <text:p text:style-name="Text_20_body"><text:a xlink:type="simple" xlink:href="#walletId" office:name=""><text:span text:style-name="Definition">walletId</text:span></text:a></text:p>
      <text:p text:style-name="Text_20_body">endpoint (optional)</text:p>
      <text:p text:style-name="Text_20_body"><text:a xlink:type="simple" xlink:href="#string" office:name=""><text:span text:style-name="Definition">String</text:span></text:a> (Optional) Response endpoint for connection response - my endpoint</text:p>
      <text:p text:style-name="Text_20_body">role (optional)</text:p>
      <text:p text:style-name="Text_20_body"><text:a xlink:type="simple" xlink:href="#string" office:name=""><text:span text:style-name="Definition">String</text:span></text:a> (Optional) Role offered to the connection invitee</text:p>
      <text:p text:style-name="Text_20_body">Enum:</text:p>
      <text:p text:style-name="Text_20_body">NONE</text:p>
      <text:p text:style-name="Text_20_body">TRUSTEE</text:p>
      <text:p text:style-name="Text_20_body">STEWARD</text:p>
      <text:p text:style-name="Text_20_body">TRUST_ANCHOR</text:p>
      <text:p text:style-name="Text_20_body">meta (optional)</text:p>
      <text:p text:style-name="Text_20_body"><text:a xlink:type="simple" xlink:href="#object" office:name=""><text:span text:style-name="Definition">Object</text:span></text:a> (Optional) Additional data to store in the offer (and later in the pairwise), e.g. citizen id but not send with the offer</text:p>
      <text:p text:style-name="Text_20_body">data (optional)</text:p>
      <text:p text:style-name="Text_20_body"><text:a xlink:type="simple" xlink:href="#object" office:name=""><text:span text:style-name="Definition">Object</text:span></text:a> (Optional) Additional data like name, logo, description, to send with the connection offer</text:p>
      <text:h text:style-name="Heading_20_3" text:outline-level="3"><text:bookmark-start text:name="connectionrequest_post"/><text:span text:style-name="Source_Text">connectionrequest_post</text:span><text:bookmark-end text:name="connectionrequest_post"/></text:h>
      <text:p text:style-name="First_20_paragraph">wallet (optional)</text:p>
      <text:p text:style-name="Text_20_body"><text:a xlink:type="simple" xlink:href="#walletId" office:name=""><text:span text:style-name="Definition">walletId</text:span></text:a></text:p>
      <text:p text:style-name="Text_20_body">endpoint (optional)</text:p>
      <text:p text:style-name="Text_20_body"><text:a xlink:type="simple" xlink:href="#string" office:name=""><text:span text:style-name="Definition">String</text:span></text:a> (Optional) Response endpoint for connection response - my endpoint</text:p>
      <text:p text:style-name="Text_20_body">theirDid (optional)</text:p>
      <text:p text:style-name="Text_20_body"><text:a xlink:type="simple" xlink:href="#string" office:name=""><text:span text:style-name="Definition">String</text:span></text:a> (Optional) Their (endpoint) did, required if there is no connection offer</text:p>
      <text:p text:style-name="Text_20_body">theirVk (optional)</text:p>
      <text:p text:style-name="Text_20_body"><text:a xlink:type="simple" xlink:href="#string" office:name=""><text:span text:style-name="Definition">String</text:span></text:a> (Optional) Their (endpoint) did verification key, required if there is no connection offer or verkey not on ledger.</text:p>
      <text:p text:style-name="Text_20_body">theirEndpoint (optional)</text:p>
      <text:p text:style-name="Text_20_body"><text:a xlink:type="simple" xlink:href="#string" office:name=""><text:span text:style-name="Definition">String</text:span></text:a> (Optional) Their endpoint address, required if no there is no connection offer or address not on ledger.</text:p>
      <text:p text:style-name="Text_20_body">connectionOffer (optional)</text:p>
      <text:p text:style-name="Text_20_body"><text:a xlink:type="simple" xlink:href="#object" office:name=""><text:span text:style-name="Definition">Object</text:span></text:a> (Optional) A connection offer object</text:p>
      <text:h text:style-name="Heading_20_3" text:outline-level="3"><text:bookmark-start text:name="connectionresponse_post"/><text:span text:style-name="Source_Text">connectionresponse_post</text:span><text:bookmark-end text:name="connectionresponse_post"/></text:h>
      <text:p text:style-name="First_20_paragraph">wallet (optional)</text:p>
      <text:p text:style-name="Text_20_body"><text:a xlink:type="simple" xlink:href="#walletId" office:name=""><text:span text:style-name="Definition">walletId</text:span></text:a></text:p>
      <text:p text:style-name="Text_20_body">connectionRequestId</text:p>
      <text:p text:style-name="Text_20_body"><text:a xlink:type="simple" xlink:href="#string" office:name=""><text:span text:style-name="Definition">String</text:span></text:a> A unique string value identifying the connection request to respond to</text:p>
      <text:h text:style-name="Heading_20_3" text:outline-level="3"><text:bookmark-start text:name="createdat"/><text:span text:style-name="Source_Text">createdAt</text:span><text:bookmark-end text:name="createdat"/></text:h>
      <text:p text:style-name="First_20_paragraph">Creation Time</text:p>
      <text:h text:style-name="Heading_20_3" text:outline-level="3"><text:bookmark-start text:name="credential_definition"/><text:span text:style-name="Source_Text">credential_definition</text:span><text:bookmark-end text:name="credential_definition"/></text:h>
      <text:p text:style-name="First_20_paragraph">created (optional)</text:p>
      <text:p text:style-name="Text_20_body"><text:a xlink:type="simple" xlink:href="#createdAt" office:name=""><text:span text:style-name="Definition">createdAt</text:span></text:a></text:p>
      <text:p text:style-name="Text_20_body">credDefId (optional)</text:p>
      <text:p text:style-name="Text_20_body"><text:a xlink:type="simple" xlink:href="#string" office:name=""><text:span text:style-name="Definition">String</text:span></text:a> Credential Definition Id</text:p>
      <text:p text:style-name="Text_20_body">revocRegId (optional)</text:p>
      <text:p text:style-name="Text_20_body"><text:a xlink:type="simple" xlink:href="#string" office:name=""><text:span text:style-name="Definition">String</text:span></text:a> (Optional) Revocation Registry Id</text:p>
      <text:p text:style-name="Text_20_body">revocRegType (optional)</text:p>
      <text:p text:style-name="Text_20_body"><text:a xlink:type="simple" xlink:href="#string" office:name=""><text:span text:style-name="Definition">String</text:span></text:a> (Optional) Revocation Registry Type</text:p>
      <text:p text:style-name="Text_20_body">wallet (optional)</text:p>
      <text:p text:style-name="Text_20_body"><text:a xlink:type="simple" xlink:href="#string" office:name=""><text:span text:style-name="Definition">String</text:span></text:a> Owner Wallet id</text:p>
      <text:p text:style-name="Text_20_body">data (optional)</text:p>
      <text:p text:style-name="Text_20_body"><text:a xlink:type="simple" xlink:href="#indy_credential_definition" office:name=""><text:span text:style-name="Definition">indy_credential_definition</text:span></text:a></text:p>
      <text:h text:style-name="Heading_20_3" text:outline-level="3"><text:bookmark-start text:name="credential_message"/><text:span text:style-name="Source_Text">credential_message</text:span><text:bookmark-end text:name="credential_message"/></text:h>
      <text:p text:style-name="First_20_paragraph">id (optional)</text:p>
      <text:p text:style-name="Text_20_body"><text:a xlink:type="simple" xlink:href="#id" office:name=""><text:span text:style-name="Definition">id</text:span></text:a></text:p>
      <text:p text:style-name="Text_20_body">createdAt (optional)</text:p>
      <text:p text:style-name="Text_20_body"><text:a xlink:type="simple" xlink:href="#createdAt" office:name=""><text:span text:style-name="Definition">createdAt</text:span></text:a></text:p>
      <text:p text:style-name="Text_20_body">updatedAt (optional)</text:p>
      <text:p text:style-name="Text_20_body"><text:a xlink:type="simple" xlink:href="#updatedAt" office:name=""><text:span text:style-name="Definition">updatedAt</text:span></text:a></text:p>
      <text:p text:style-name="Text_20_body">expireAt (optional)</text:p>
      <text:p text:style-name="Text_20_body"><text:a xlink:type="simple" xlink:href="#expireAt" office:name=""><text:span text:style-name="Definition">expireAt</text:span></text:a></text:p>
      <text:p text:style-name="Text_20_body">messageId (optional)</text:p>
      <text:p text:style-name="Text_20_body"><text:a xlink:type="simple" xlink:href="#messageId" office:name=""><text:span text:style-name="Definition">messageId</text:span></text:a></text:p>
      <text:p text:style-name="Text_20_body">type (optional)</text:p>
      <text:p text:style-name="Text_20_body"><text:a xlink:type="simple" xlink:href="#string" office:name=""><text:span text:style-name="Definition">String</text:span></text:a> urn:sovrin:agent:message_type:sovrin.org/credential</text:p>
      <text:p text:style-name="Text_20_body">senderDid (optional)</text:p>
      <text:p text:style-name="Text_20_body"><text:a xlink:type="simple" xlink:href="#senderDid" office:name=""><text:span text:style-name="Definition">senderDid</text:span></text:a></text:p>
      <text:p text:style-name="Text_20_body">recipientDid (optional)</text:p>
      <text:p text:style-name="Text_20_body"><text:a xlink:type="simple" xlink:href="#recipientDid" office:name=""><text:span text:style-name="Definition">recipientDid</text:span></text:a></text:p>
      <text:p text:style-name="Text_20_body">message (optional)</text:p>
      <text:p text:style-name="Text_20_body"><text:a xlink:type="simple" xlink:href="##/message_formats/credential" office:name=""><text:span text:style-name="Definition">#/message_formats/credential</text:span></text:a></text:p>
      <text:p text:style-name="Text_20_body">meta (optional)</text:p>
      <text:p text:style-name="Text_20_body"><text:a xlink:type="simple" xlink:href="#object" office:name=""><text:span text:style-name="Definition">Object</text:span></text:a> Additional Metadata</text:p>
      <text:h text:style-name="Heading_20_3" text:outline-level="3"><text:bookmark-start text:name="credential_offer"/><text:span text:style-name="Source_Text">credential_offer</text:span><text:bookmark-end text:name="credential_offer"/></text:h>
      <text:p text:style-name="First_20_paragraph">id (optional)</text:p>
      <text:p text:style-name="Text_20_body"><text:a xlink:type="simple" xlink:href="#id" office:name=""><text:span text:style-name="Definition">id</text:span></text:a></text:p>
      <text:p text:style-name="Text_20_body">createdAt (optional)</text:p>
      <text:p text:style-name="Text_20_body"><text:a xlink:type="simple" xlink:href="#createdAt" office:name=""><text:span text:style-name="Definition">createdAt</text:span></text:a></text:p>
      <text:p text:style-name="Text_20_body">updatedAt (optional)</text:p>
      <text:p text:style-name="Text_20_body"><text:a xlink:type="simple" xlink:href="#updatedAt" office:name=""><text:span text:style-name="Definition">updatedAt</text:span></text:a></text:p>
      <text:p text:style-name="Text_20_body">expireAt (optional)</text:p>
      <text:p text:style-name="Text_20_body"><text:a xlink:type="simple" xlink:href="#expireAt" office:name=""><text:span text:style-name="Definition">expireAt</text:span></text:a></text:p>
      <text:p text:style-name="Text_20_body">messageId (optional)</text:p>
      <text:p text:style-name="Text_20_body"><text:a xlink:type="simple" xlink:href="#messageId" office:name=""><text:span text:style-name="Definition">messageId</text:span></text:a></text:p>
      <text:p text:style-name="Text_20_body">type (optional)</text:p>
      <text:p text:style-name="Text_20_body"><text:a xlink:type="simple" xlink:href="#string" office:name=""><text:span text:style-name="Definition">String</text:span></text:a> urn:sovrin:agent:message_type:sovrin.org/credential_offer</text:p>
      <text:p text:style-name="Text_20_body">senderDid (optional)</text:p>
      <text:p text:style-name="Text_20_body"><text:a xlink:type="simple" xlink:href="#senderDid" office:name=""><text:span text:style-name="Definition">senderDid</text:span></text:a></text:p>
      <text:p text:style-name="Text_20_body">recipientDid (optional)</text:p>
      <text:p text:style-name="Text_20_body"><text:a xlink:type="simple" xlink:href="#recipientDid" office:name=""><text:span text:style-name="Definition">recipientDid</text:span></text:a></text:p>
      <text:p text:style-name="Text_20_body">message (optional)</text:p>
      <text:p text:style-name="Text_20_body"><text:a xlink:type="simple" xlink:href="##/message_formats/credential_offer" office:name=""><text:span text:style-name="Definition">#/message_formats/credential_offer</text:span></text:a></text:p>
      <text:p text:style-name="Text_20_body">meta (optional)</text:p>
      <text:p text:style-name="Text_20_body"><text:a xlink:type="simple" xlink:href="#object" office:name=""><text:span text:style-name="Definition">Object</text:span></text:a> Additional Metadata</text:p>
      <text:h text:style-name="Heading_20_3" text:outline-level="3"><text:bookmark-start text:name="credential_post"/><text:span text:style-name="Source_Text">credential_post</text:span><text:bookmark-end text:name="credential_post"/></text:h>
      <text:p text:style-name="First_20_paragraph">wallet (optional)</text:p>
      <text:p text:style-name="Text_20_body"><text:a xlink:type="simple" xlink:href="#walletId" office:name=""><text:span text:style-name="Definition">walletId</text:span></text:a></text:p>
      <text:p text:style-name="Text_20_body">credentialRequestId</text:p>
      <text:p text:style-name="Text_20_body"><text:a xlink:type="simple" xlink:href="#string" office:name=""><text:span text:style-name="Definition">String</text:span></text:a> Credential Request _id as stored in API</text:p>
      <text:p text:style-name="Text_20_body">values</text:p>
      <text:p text:style-name="Text_20_body"><text:a xlink:type="simple" xlink:href="#object" office:name=""><text:span text:style-name="Definition">Object</text:span></text:a> Object containing attributes defined in schema as key-value pairs (e.g. {&amp;quot;attrName&amp;quot;:&amp;quot;attrValue&amp;quot;, &amp;quot;attrName1&amp;quot;:&amp;quot;attrValue1&amp;quot;})</text:p>
      <text:h text:style-name="Heading_20_3" text:outline-level="3"><text:bookmark-start text:name="credential_request"/><text:span text:style-name="Source_Text">credential_request</text:span><text:bookmark-end text:name="credential_request"/></text:h>
      <text:p text:style-name="First_20_paragraph">id (optional)</text:p>
      <text:p text:style-name="Text_20_body"><text:a xlink:type="simple" xlink:href="#id" office:name=""><text:span text:style-name="Definition">id</text:span></text:a></text:p>
      <text:p text:style-name="Text_20_body">createdAt (optional)</text:p>
      <text:p text:style-name="Text_20_body"><text:a xlink:type="simple" xlink:href="#createdAt" office:name=""><text:span text:style-name="Definition">createdAt</text:span></text:a></text:p>
      <text:p text:style-name="Text_20_body">updatedAt (optional)</text:p>
      <text:p text:style-name="Text_20_body"><text:a xlink:type="simple" xlink:href="#updatedAt" office:name=""><text:span text:style-name="Definition">updatedAt</text:span></text:a></text:p>
      <text:p text:style-name="Text_20_body">expireAt (optional)</text:p>
      <text:p text:style-name="Text_20_body"><text:a xlink:type="simple" xlink:href="#expireAt" office:name=""><text:span text:style-name="Definition">expireAt</text:span></text:a></text:p>
      <text:p text:style-name="Text_20_body">messageId (optional)</text:p>
      <text:p text:style-name="Text_20_body"><text:a xlink:type="simple" xlink:href="#messageId" office:name=""><text:span text:style-name="Definition">messageId</text:span></text:a></text:p>
      <text:p text:style-name="Text_20_body">type (optional)</text:p>
      <text:p text:style-name="Text_20_body"><text:a xlink:type="simple" xlink:href="#string" office:name=""><text:span text:style-name="Definition">String</text:span></text:a> urn:sovrin:agent:message_type:sovrin.org/credential_request</text:p>
      <text:p text:style-name="Text_20_body">senderDid (optional)</text:p>
      <text:p text:style-name="Text_20_body"><text:a xlink:type="simple" xlink:href="#senderDid" office:name=""><text:span text:style-name="Definition">senderDid</text:span></text:a></text:p>
      <text:p text:style-name="Text_20_body">recipientDid (optional)</text:p>
      <text:p text:style-name="Text_20_body"><text:a xlink:type="simple" xlink:href="#recipientDid" office:name=""><text:span text:style-name="Definition">recipientDid</text:span></text:a></text:p>
      <text:p text:style-name="Text_20_body">message (optional)</text:p>
      <text:p text:style-name="Text_20_body"><text:a xlink:type="simple" xlink:href="##/message_formats/credential_request" office:name=""><text:span text:style-name="Definition">#/message_formats/credential_request</text:span></text:a></text:p>
      <text:p text:style-name="Text_20_body">meta (optional)</text:p>
      <text:p text:style-name="Text_20_body"><text:a xlink:type="simple" xlink:href="#object" office:name=""><text:span text:style-name="Definition">Object</text:span></text:a> Credential request metadata JSON as created by indy-sdk</text:p>
      <text:h text:style-name="Heading_20_3" text:outline-level="3"><text:bookmark-start text:name="credentialdef_post"/><text:span text:style-name="Source_Text">credentialdef_post</text:span><text:bookmark-end text:name="credentialdef_post"/></text:h>
      <text:p text:style-name="First_20_paragraph">wallet (optional)</text:p>
      <text:p text:style-name="Text_20_body"><text:a xlink:type="simple" xlink:href="#walletId" office:name=""><text:span text:style-name="Definition">walletId</text:span></text:a></text:p>
      <text:p text:style-name="Text_20_body">schemaId</text:p>
      <text:p text:style-name="Text_20_body"><text:a xlink:type="simple" xlink:href="#string" office:name=""><text:span text:style-name="Definition">String</text:span></text:a> A unique string value identifying a schema</text:p>
      <text:p text:style-name="Text_20_body">tag (optional)</text:p>
      <text:p text:style-name="Text_20_body"><text:a xlink:type="simple" xlink:href="#string" office:name=""><text:span text:style-name="Definition">String</text:span></text:a> A string value identifying credential definition uniquely within given schema</text:p>
      <text:p text:style-name="Text_20_body">supportRevocation (optional)</text:p>
      <text:p text:style-name="Text_20_body"><text:a xlink:type="simple" xlink:href="#boolean" office:name=""><text:span text:style-name="Definition">Boolean</text:span></text:a> (Optional) States if revocation should be supported for this credential definiton</text:p>
      <text:h text:style-name="Heading_20_3" text:outline-level="3"><text:bookmark-start text:name="credentialoffer_post"/><text:span text:style-name="Source_Text">credentialoffer_post</text:span><text:bookmark-end text:name="credentialoffer_post"/></text:h>
      <text:p text:style-name="First_20_paragraph">wallet (optional)</text:p>
      <text:p text:style-name="Text_20_body"><text:a xlink:type="simple" xlink:href="#walletId" office:name=""><text:span text:style-name="Definition">walletId</text:span></text:a></text:p>
      <text:p text:style-name="Text_20_body">recipientDid</text:p>
      <text:p text:style-name="Text_20_body"><text:a xlink:type="simple" xlink:href="#string" office:name=""><text:span text:style-name="Definition">String</text:span></text:a> DID for whom to create a credential offer</text:p>
      <text:p text:style-name="Text_20_body">credDefId</text:p>
      <text:p text:style-name="Text_20_body"><text:a xlink:type="simple" xlink:href="#string" office:name=""><text:span text:style-name="Definition">String</text:span></text:a> Credential definition id</text:p>
      <text:p text:style-name="Text_20_body">credentialLocation (optional)</text:p>
      <text:p text:style-name="Text_20_body"><text:a xlink:type="simple" xlink:href="#string" office:name=""><text:span text:style-name="Definition">String</text:span></text:a> (Optional) URL at which key-value object containing credential values can be fetched using HTTP GET</text:p>
      <text:h text:style-name="Heading_20_3" text:outline-level="3"><text:bookmark-start text:name="credentialrequest_post"/><text:span text:style-name="Source_Text">credentialrequest_post</text:span><text:bookmark-end text:name="credentialrequest_post"/></text:h>
      <text:p text:style-name="First_20_paragraph">wallet (optional)</text:p>
      <text:p text:style-name="Text_20_body"><text:a xlink:type="simple" xlink:href="#walletId" office:name=""><text:span text:style-name="Definition">walletId</text:span></text:a></text:p>
      <text:p text:style-name="Text_20_body">credentialOfferId</text:p>
      <text:p text:style-name="Text_20_body"><text:a xlink:type="simple" xlink:href="#string" office:name=""><text:span text:style-name="Definition">String</text:span></text:a> credentialoffer _id as stored in API</text:p>
      <text:h text:style-name="Heading_20_3" text:outline-level="3"><text:bookmark-start text:name="error_message"/><text:span text:style-name="Source_Text">error_message</text:span><text:bookmark-end text:name="error_message"/></text:h>
      <text:p text:style-name="First_20_paragraph">message (optional)</text:p>
      <text:p text:style-name="Text_20_body"><text:a xlink:type="simple" xlink:href="#string" office:name=""><text:span text:style-name="Definition">String</text:span></text:a> Informational Message</text:p>
      <text:h text:style-name="Heading_20_3" text:outline-level="3"><text:bookmark-start text:name="expireat"/><text:span text:style-name="Source_Text">expireAt</text:span><text:bookmark-end text:name="expireat"/></text:h>
      <text:p text:style-name="First_20_paragraph">Optional expire time</text:p>
      <text:h text:style-name="Heading_20_3" text:outline-level="3"><text:bookmark-start text:name="id"/><text:span text:style-name="Source_Text">id</text:span><text:bookmark-end text:name="id"/></text:h>
      <text:p text:style-name="First_20_paragraph">A uniquely identifying string value</text:p>
      <text:h text:style-name="Heading_20_3" text:outline-level="3"><text:bookmark-start text:name="indy_credential"/><text:span text:style-name="Source_Text">indy_credential</text:span><text:bookmark-end text:name="indy_credential"/></text:h>
      <text:p text:style-name="First_20_paragraph">Credential as created by indy-sdk, fields may vary</text:p>
      <text:p text:style-name="Text_20_body">referent (optional)</text:p>
      <text:p text:style-name="Text_20_body"><text:a xlink:type="simple" xlink:href="#string" office:name=""><text:span text:style-name="Definition">String</text:span></text:a> Credential Id as stored in wallet</text:p>
      <text:p text:style-name="Text_20_body">schema_id (optional)</text:p>
      <text:p text:style-name="Text_20_body"><text:a xlink:type="simple" xlink:href="#string" office:name=""><text:span text:style-name="Definition">String</text:span></text:a> Schema Id</text:p>
      <text:p text:style-name="Text_20_body">cred_def_id (optional)</text:p>
      <text:p text:style-name="Text_20_body"><text:a xlink:type="simple" xlink:href="#string" office:name=""><text:span text:style-name="Definition">String</text:span></text:a> Credential Definition Id</text:p>
      <text:p text:style-name="Text_20_body">rev_reg_def_id (optional)</text:p>
      <text:p text:style-name="Text_20_body"><text:a xlink:type="simple" xlink:href="#string" office:name=""><text:span text:style-name="Definition">String</text:span></text:a> (Optional) Revocation Registry Definition Id, if revocable</text:p>
      <text:p text:style-name="Text_20_body">values (optional)</text:p>
      <text:p text:style-name="Text_20_body"><text:a xlink:type="simple" xlink:href="#object" office:name=""><text:span text:style-name="Definition">Object</text:span></text:a> Credential Values</text:p>
      <text:p text:style-name="Text_20_body">signature (optional)</text:p>
      <text:p text:style-name="Text_20_body"><text:a xlink:type="simple" xlink:href="#string" office:name=""><text:span text:style-name="Definition">String</text:span></text:a> Signature</text:p>
      <text:p text:style-name="Text_20_body">signature_correctness_proof (optional)</text:p>
      <text:p text:style-name="Text_20_body"><text:a xlink:type="simple" xlink:href="#string" office:name=""><text:span text:style-name="Definition">String</text:span></text:a> Signature Correctness Proof</text:p>
      <text:h text:style-name="Heading_20_3" text:outline-level="3"><text:bookmark-start text:name="indy_credential_definition"/><text:span text:style-name="Source_Text">indy_credential_definition</text:span><text:bookmark-end text:name="indy_credential_definition"/></text:h>
      <text:p text:style-name="First_20_paragraph">id (optional)</text:p>
      <text:p text:style-name="Text_20_body"><text:a xlink:type="simple" xlink:href="#id" office:name=""><text:span text:style-name="Definition">id</text:span></text:a></text:p>
      <text:p text:style-name="Text_20_body">schemaId (optional)</text:p>
      <text:p text:style-name="Text_20_body"><text:a xlink:type="simple" xlink:href="#string" office:name=""><text:span text:style-name="Definition">String</text:span></text:a> Schema Id</text:p>
      <text:p text:style-name="Text_20_body">type (optional)</text:p>
      <text:p text:style-name="Text_20_body"><text:a xlink:type="simple" xlink:href="#string" office:name=""><text:span text:style-name="Definition">String</text:span></text:a> Credential Definition Type</text:p>
      <text:p text:style-name="Text_20_body">tag (optional)</text:p>
      <text:p text:style-name="Text_20_body"><text:a xlink:type="simple" xlink:href="#string" office:name=""><text:span text:style-name="Definition">String</text:span></text:a> Credential Definition Tag</text:p>
      <text:p text:style-name="Text_20_body">value (optional)</text:p>
      <text:p text:style-name="Text_20_body"><text:a xlink:type="simple" xlink:href="#object" office:name=""><text:span text:style-name="Definition">Object</text:span></text:a></text:p>
      <text:p text:style-name="Text_20_body">ver (optional)</text:p>
      <text:p text:style-name="Text_20_body"><text:a xlink:type="simple" xlink:href="#string" office:name=""><text:span text:style-name="Definition">String</text:span></text:a> Credential Definition Version</text:p>
      <text:h text:style-name="Heading_20_3" text:outline-level="3"><text:bookmark-start text:name="indy_nym"/><text:span text:style-name="Source_Text">indy_nym</text:span><text:bookmark-end text:name="indy_nym"/></text:h>
      <text:p text:style-name="First_20_paragraph">Indy NYM transaction</text:p>
      <text:h text:style-name="Heading_20_3" text:outline-level="3"><text:bookmark-start text:name="indy_nym_result"/><text:span text:style-name="Source_Text">indy_nym_result</text:span><text:bookmark-end text:name="indy_nym_result"/></text:h>
      <text:p text:style-name="First_20_paragraph">Indy NYM Result</text:p>
      <text:h text:style-name="Heading_20_3" text:outline-level="3"><text:bookmark-start text:name="indy_post"/><text:span text:style-name="Source_Text">indy_post</text:span><text:bookmark-end text:name="indy_post"/></text:h>
      <text:p text:style-name="First_20_paragraph">message</text:p>
      <text:p text:style-name="Text_20_body"><text:a xlink:type="simple" xlink:href="#string" office:name=""><text:span text:style-name="Definition">String</text:span></text:a> Anoncrypted-message</text:p>
      <text:h text:style-name="Heading_20_3" text:outline-level="3"><text:bookmark-start text:name="indy_schema"/><text:span text:style-name="Source_Text">indy_schema</text:span><text:bookmark-end text:name="indy_schema"/></text:h>
      <text:p text:style-name="First_20_paragraph">Schema as created by indy-sdk and stored on the ledger</text:p>
      <text:p text:style-name="Text_20_body">id (optional)</text:p>
      <text:p text:style-name="Text_20_body"><text:a xlink:type="simple" xlink:href="#string" office:name=""><text:span text:style-name="Definition">String</text:span></text:a> Schema Id</text:p>
      <text:p text:style-name="Text_20_body">attrNames (optional)</text:p>
      <text:p text:style-name="Text_20_body"><text:a xlink:type="simple" xlink:href="#string" office:name=""><text:span text:style-name="Definition">array[String]</text:span></text:a></text:p>
      <text:p text:style-name="Text_20_body">name (optional)</text:p>
      <text:p text:style-name="Text_20_body"><text:a xlink:type="simple" xlink:href="#string" office:name=""><text:span text:style-name="Definition">String</text:span></text:a> Schema Name</text:p>
      <text:p text:style-name="Text_20_body">version (optional)</text:p>
      <text:p text:style-name="Text_20_body"><text:a xlink:type="simple" xlink:href="#string" office:name=""><text:span text:style-name="Definition">String</text:span></text:a> Schema Version</text:p>
      <text:p text:style-name="Text_20_body">ver (optional)</text:p>
      <text:p text:style-name="Text_20_body"><text:a xlink:type="simple" xlink:href="#string" office:name=""><text:span text:style-name="Definition">String</text:span></text:a> Schema JSON Version</text:p>
      <text:h text:style-name="Heading_20_3" text:outline-level="3"><text:bookmark-start text:name="indy_schema_db"/><text:span text:style-name="Source_Text">indy_schema_db</text:span><text:bookmark-end text:name="indy_schema_db"/></text:h>
      <text:p text:style-name="First_20_paragraph">Indy low-level schema as stored in DB</text:p>
      <text:p text:style-name="Text_20_body">name (optional)</text:p>
      <text:p text:style-name="Text_20_body"><text:a xlink:type="simple" xlink:href="#string" office:name=""><text:span text:style-name="Definition">String</text:span></text:a> Schema Name</text:p>
      <text:p text:style-name="Text_20_body">createdAt (optional)</text:p>
      <text:p text:style-name="Text_20_body"><text:a xlink:type="simple" xlink:href="#createdAt" office:name=""><text:span text:style-name="Definition">createdAt</text:span></text:a></text:p>
      <text:p text:style-name="Text_20_body">updatedAt (optional)</text:p>
      <text:p text:style-name="Text_20_body"><text:a xlink:type="simple" xlink:href="#updatedAt" office:name=""><text:span text:style-name="Definition">updatedAt</text:span></text:a></text:p>
      <text:p text:style-name="Text_20_body">attrNames (optional)</text:p>
      <text:p text:style-name="Text_20_body"><text:a xlink:type="simple" xlink:href="#string" office:name=""><text:span text:style-name="Definition">array[String]</text:span></text:a></text:p>
      <text:p text:style-name="Text_20_body">version (optional)</text:p>
      <text:p text:style-name="Text_20_body"><text:a xlink:type="simple" xlink:href="#string" office:name=""><text:span text:style-name="Definition">String</text:span></text:a> Schema Version</text:p>
      <text:p text:style-name="Text_20_body">wallet (optional)</text:p>
      <text:p text:style-name="Text_20_body"><text:a xlink:type="simple" xlink:href="#string" office:name=""><text:span text:style-name="Definition">String</text:span></text:a> Owner Wallet Id</text:p>
      <text:p text:style-name="Text_20_body">schemaId (optional)</text:p>
      <text:p text:style-name="Text_20_body"><text:a xlink:type="simple" xlink:href="#string" office:name=""><text:span text:style-name="Definition">String</text:span></text:a> Schema Id</text:p>
      <text:p text:style-name="Text_20_body">data (optional)</text:p>
      <text:p text:style-name="Text_20_body"><text:a xlink:type="simple" xlink:href="#indy_schema" office:name=""><text:span text:style-name="Definition">indy_schema</text:span></text:a></text:p>
      <text:h text:style-name="Heading_20_3" text:outline-level="3"><text:bookmark-start text:name="indy_transaction"/><text:span text:style-name="Source_Text">indy_transaction</text:span><text:bookmark-end text:name="indy_transaction"/></text:h>
      <text:p text:style-name="First_20_paragraph">Indy Transaction as retrieved from ledger</text:p>
      <text:h text:style-name="Heading_20_3" text:outline-level="3"><text:bookmark-start text:name="indyschema_post"/><text:span text:style-name="Source_Text">indyschema_post</text:span><text:bookmark-end text:name="indyschema_post"/></text:h>
      <text:p text:style-name="First_20_paragraph">wallet (optional)</text:p>
      <text:p text:style-name="Text_20_body"><text:a xlink:type="simple" xlink:href="#walletId" office:name=""><text:span text:style-name="Definition">walletId</text:span></text:a></text:p>
      <text:p text:style-name="Text_20_body">name</text:p>
      <text:p text:style-name="Text_20_body"><text:a xlink:type="simple" xlink:href="#string" office:name=""><text:span text:style-name="Definition">String</text:span></text:a> A unique name of the schema</text:p>
      <text:p text:style-name="Text_20_body">version</text:p>
      <text:p text:style-name="Text_20_body"><text:a xlink:type="simple" xlink:href="#string" office:name=""><text:span text:style-name="Definition">String</text:span></text:a> version for schema</text:p>
      <text:p text:style-name="Text_20_body">attrNames</text:p>
      <text:p text:style-name="Text_20_body"><text:a xlink:type="simple" xlink:href="#string" office:name=""><text:span text:style-name="Definition">array[String]</text:span></text:a> list of attribute names put into the schema</text:p>
      <text:h text:style-name="Heading_20_3" text:outline-level="3"><text:bookmark-start text:name="login_post"/><text:span text:style-name="Source_Text">login_post</text:span><text:bookmark-end text:name="login_post"/></text:h>
      <text:p text:style-name="First_20_paragraph">username</text:p>
      <text:p text:style-name="Text_20_body"><text:a xlink:type="simple" xlink:href="#string" office:name=""><text:span text:style-name="Definition">String</text:span></text:a></text:p>
      <text:p text:style-name="Text_20_body">password</text:p>
      <text:p text:style-name="Text_20_body"><text:a xlink:type="simple" xlink:href="#string" office:name=""><text:span text:style-name="Definition">String</text:span></text:a></text:p>
      <text:h text:style-name="Heading_20_3" text:outline-level="3"><text:bookmark-start text:name="messageid"/><text:span text:style-name="Source_Text">messageId</text:span><text:bookmark-end text:name="messageid"/></text:h>
      <text:p text:style-name="First_20_paragraph">Sent message id, could be a nonce depending on message format</text:p>
      <text:h text:style-name="Heading_20_3" text:outline-level="3"><text:bookmark-start text:name="messagetype"/><text:span text:style-name="Source_Text">messageType</text:span><text:bookmark-end text:name="messagetype"/></text:h>
      <text:p text:style-name="First_20_paragraph">Message Type</text:p>
      <text:h text:style-name="Heading_20_3" text:outline-level="3"><text:bookmark-start text:name="message_db"/><text:span text:style-name="Source_Text">message_db</text:span><text:bookmark-end text:name="message_db"/></text:h>
      <text:p text:style-name="First_20_paragraph">Message Object as stored in DB</text:p>
      <text:p text:style-name="Text_20_body">id (optional)</text:p>
      <text:p text:style-name="Text_20_body"><text:a xlink:type="simple" xlink:href="#id" office:name=""><text:span text:style-name="Definition">id</text:span></text:a></text:p>
      <text:p text:style-name="Text_20_body">createdAt (optional)</text:p>
      <text:p text:style-name="Text_20_body"><text:a xlink:type="simple" xlink:href="#createdAt" office:name=""><text:span text:style-name="Definition">createdAt</text:span></text:a></text:p>
      <text:p text:style-name="Text_20_body">updatedAt (optional)</text:p>
      <text:p text:style-name="Text_20_body"><text:a xlink:type="simple" xlink:href="#updatedAt" office:name=""><text:span text:style-name="Definition">updatedAt</text:span></text:a></text:p>
      <text:p text:style-name="Text_20_body">expireAt (optional)</text:p>
      <text:p text:style-name="Text_20_body"><text:a xlink:type="simple" xlink:href="#expireAt" office:name=""><text:span text:style-name="Definition">expireAt</text:span></text:a></text:p>
      <text:p text:style-name="Text_20_body">messageId (optional)</text:p>
      <text:p text:style-name="Text_20_body"><text:a xlink:type="simple" xlink:href="#messageId" office:name=""><text:span text:style-name="Definition">messageId</text:span></text:a></text:p>
      <text:p text:style-name="Text_20_body">type (optional)</text:p>
      <text:p text:style-name="Text_20_body"><text:a xlink:type="simple" xlink:href="#messageType" office:name=""><text:span text:style-name="Definition">messageType</text:span></text:a></text:p>
      <text:p text:style-name="Text_20_body">senderDid (optional)</text:p>
      <text:p text:style-name="Text_20_body"><text:a xlink:type="simple" xlink:href="#senderDid" office:name=""><text:span text:style-name="Definition">senderDid</text:span></text:a></text:p>
      <text:p text:style-name="Text_20_body">recipientDid (optional)</text:p>
      <text:p text:style-name="Text_20_body"><text:a xlink:type="simple" xlink:href="#recipientDid" office:name=""><text:span text:style-name="Definition">recipientDid</text:span></text:a></text:p>
      <text:p text:style-name="Text_20_body">message (optional)</text:p>
      <text:p text:style-name="Text_20_body"><text:a xlink:type="simple" xlink:href="#object" office:name=""><text:span text:style-name="Definition">Object</text:span></text:a> Message which is sent to recipient, see message_formats</text:p>
      <text:p text:style-name="Text_20_body">meta (optional)</text:p>
      <text:p text:style-name="Text_20_body"><text:a xlink:type="simple" xlink:href="#object" office:name=""><text:span text:style-name="Definition">Object</text:span></text:a> Additional Metadata</text:p>
      <text:h text:style-name="Heading_20_3" text:outline-level="3"><text:bookmark-start text:name="message_post"/><text:span text:style-name="Source_Text">message_post</text:span><text:bookmark-end text:name="message_post"/></text:h>
      <text:p text:style-name="First_20_paragraph">wallet (optional)</text:p>
      <text:p text:style-name="Text_20_body"><text:a xlink:type="simple" xlink:href="#walletId" office:name=""><text:span text:style-name="Definition">walletId</text:span></text:a></text:p>
      <text:p text:style-name="Text_20_body">did</text:p>
      <text:p text:style-name="Text_20_body"><text:a xlink:type="simple" xlink:href="#string" office:name=""><text:span text:style-name="Definition">String</text:span></text:a> Recipient DID</text:p>
      <text:p text:style-name="Text_20_body">message</text:p>
      <text:p text:style-name="Text_20_body"><text:a xlink:type="simple" xlink:href="#string" office:name=""><text:span text:style-name="Definition">String</text:span></text:a> authcrypted, base64-encoded message to send</text:p>
      <text:h text:style-name="Heading_20_3" text:outline-level="3"><text:bookmark-start text:name="nym_post"/><text:span text:style-name="Source_Text">nym_post</text:span><text:bookmark-end text:name="nym_post"/></text:h>
      <text:p text:style-name="First_20_paragraph">wallet (optional)</text:p>
      <text:p text:style-name="Text_20_body"><text:a xlink:type="simple" xlink:href="#walletId" office:name=""><text:span text:style-name="Definition">walletId</text:span></text:a></text:p>
      <text:p text:style-name="Text_20_body">did</text:p>
      <text:p text:style-name="Text_20_body"><text:a xlink:type="simple" xlink:href="#string" office:name=""><text:span text:style-name="Definition">String</text:span></text:a> Did to write on the ledger</text:p>
      <text:p text:style-name="Text_20_body">verkey</text:p>
      <text:p text:style-name="Text_20_body"><text:a xlink:type="simple" xlink:href="#string" office:name=""><text:span text:style-name="Definition">String</text:span></text:a> Verkey of did to write on the ledger</text:p>
      <text:p text:style-name="Text_20_body">alias (optional)</text:p>
      <text:p text:style-name="Text_20_body"><text:a xlink:type="simple" xlink:href="#string" office:name=""><text:span text:style-name="Definition">String</text:span></text:a> (Optional) Alias of did to write on the ledger</text:p>
      <text:p text:style-name="Text_20_body">role (optional)</text:p>
      <text:p text:style-name="Text_20_body"><text:a xlink:type="simple" xlink:href="#string" office:name=""><text:span text:style-name="Definition">String</text:span></text:a> (Optional) role of did to write on the ledger (default = NONE)</text:p>
      <text:p text:style-name="Text_20_body">Enum:</text:p>
      <text:p text:style-name="Text_20_body">NONE</text:p>
      <text:p text:style-name="Text_20_body">TRUSTEE</text:p>
      <text:p text:style-name="Text_20_body">STEWARD</text:p>
      <text:p text:style-name="Text_20_body">TRUST_ANCHOR</text:p>
      <text:h text:style-name="Heading_20_3" text:outline-level="3"><text:bookmark-start text:name="pairwise"/><text:span text:style-name="Source_Text">pairwise</text:span><text:bookmark-end text:name="pairwise"/></text:h>
      <text:p text:style-name="First_20_paragraph">myDid (optional)</text:p>
      <text:p text:style-name="Text_20_body"><text:a xlink:type="simple" xlink:href="#string" office:name=""><text:span text:style-name="Definition">String</text:span></text:a> My pairwise DID</text:p>
      <text:p text:style-name="Text_20_body">theirDid (optional)</text:p>
      <text:p text:style-name="Text_20_body"><text:a xlink:type="simple" xlink:href="#string" office:name=""><text:span text:style-name="Definition">String</text:span></text:a> Their pairwise DID</text:p>
      <text:p text:style-name="Text_20_body">metadata (optional)</text:p>
      <text:p text:style-name="Text_20_body"><text:a xlink:type="simple" xlink:href="#object" office:name=""><text:span text:style-name="Definition">Object</text:span></text:a> Additional Metadata, may include other things</text:p>
      <text:h text:style-name="Heading_20_3" text:outline-level="3"><text:bookmark-start text:name="proof-2"/><text:span text:style-name="Source_Text">proof</text:span><text:bookmark-end text:name="proof-2"/></text:h>
      <text:p text:style-name="First_20_paragraph">wallet (optional)</text:p>
      <text:p text:style-name="Text_20_body"><text:a xlink:type="simple" xlink:href="#string" office:name=""><text:span text:style-name="Definition">String</text:span></text:a> Recipient wallet Id</text:p>
      <text:p text:style-name="Text_20_body">did (optional)</text:p>
      <text:p text:style-name="Text_20_body"><text:a xlink:type="simple" xlink:href="#string" office:name=""><text:span text:style-name="Definition">String</text:span></text:a> Proof Sender/Prover Pairwise Did</text:p>
      <text:p text:style-name="Text_20_body">proof (optional)</text:p>
      <text:p text:style-name="Text_20_body"><text:a xlink:type="simple" xlink:href="#object" office:name=""><text:span text:style-name="Definition">Object</text:span></text:a> Proof as created by indy-sdk and sent by prover</text:p>
      <text:p text:style-name="Text_20_body">status (optional)</text:p>
      <text:p text:style-name="Text_20_body"><text:a xlink:type="simple" xlink:href="#string" office:name=""><text:span text:style-name="Definition">String</text:span></text:a> Proof status (pending or received)</text:p>
      <text:p text:style-name="Text_20_body">Enum:</text:p>
      <text:p text:style-name="Text_20_body">pending</text:p>
      <text:p text:style-name="Text_20_body">received</text:p>
      <text:p text:style-name="Text_20_body">meta (optional)</text:p>
      <text:p text:style-name="Text_20_body"><text:a xlink:type="simple" xlink:href="#object" office:name=""><text:span text:style-name="Definition">Object</text:span></text:a> Additional Metadata</text:p>
      <text:p text:style-name="Text_20_body">isValid (optional)</text:p>
      <text:p text:style-name="Text_20_body"><text:a xlink:type="simple" xlink:href="#boolean" office:name=""><text:span text:style-name="Definition">Boolean</text:span></text:a> Whether proof is valid or not</text:p>
      <text:h text:style-name="Heading_20_3" text:outline-level="3"><text:bookmark-start text:name="proof_message"/><text:span text:style-name="Source_Text">proof_message</text:span><text:bookmark-end text:name="proof_message"/></text:h>
      <text:p text:style-name="First_20_paragraph">id (optional)</text:p>
      <text:p text:style-name="Text_20_body"><text:a xlink:type="simple" xlink:href="#id" office:name=""><text:span text:style-name="Definition">id</text:span></text:a></text:p>
      <text:p text:style-name="Text_20_body">createdAt (optional)</text:p>
      <text:p text:style-name="Text_20_body"><text:a xlink:type="simple" xlink:href="#createdAt" office:name=""><text:span text:style-name="Definition">createdAt</text:span></text:a></text:p>
      <text:p text:style-name="Text_20_body">updatedAt (optional)</text:p>
      <text:p text:style-name="Text_20_body"><text:a xlink:type="simple" xlink:href="#updatedAt" office:name=""><text:span text:style-name="Definition">updatedAt</text:span></text:a></text:p>
      <text:p text:style-name="Text_20_body">expireAt (optional)</text:p>
      <text:p text:style-name="Text_20_body"><text:a xlink:type="simple" xlink:href="#expireAt" office:name=""><text:span text:style-name="Definition">expireAt</text:span></text:a></text:p>
      <text:p text:style-name="Text_20_body">messageId (optional)</text:p>
      <text:p text:style-name="Text_20_body"><text:a xlink:type="simple" xlink:href="#messageId" office:name=""><text:span text:style-name="Definition">messageId</text:span></text:a></text:p>
      <text:p text:style-name="Text_20_body">type (optional)</text:p>
      <text:p text:style-name="Text_20_body"><text:a xlink:type="simple" xlink:href="#string" office:name=""><text:span text:style-name="Definition">String</text:span></text:a> urn:sovrin:agent:message_type:sovrin.org/proof</text:p>
      <text:p text:style-name="Text_20_body">senderDid (optional)</text:p>
      <text:p text:style-name="Text_20_body"><text:a xlink:type="simple" xlink:href="#senderDid" office:name=""><text:span text:style-name="Definition">senderDid</text:span></text:a></text:p>
      <text:p text:style-name="Text_20_body">recipientDid (optional)</text:p>
      <text:p text:style-name="Text_20_body"><text:a xlink:type="simple" xlink:href="#recipientDid" office:name=""><text:span text:style-name="Definition">recipientDid</text:span></text:a></text:p>
      <text:p text:style-name="Text_20_body">message (optional)</text:p>
      <text:p text:style-name="Text_20_body"><text:a xlink:type="simple" xlink:href="##/message_formats/proof" office:name=""><text:span text:style-name="Definition">#/message_formats/proof</text:span></text:a></text:p>
      <text:h text:style-name="Heading_20_3" text:outline-level="3"><text:bookmark-start text:name="proof_post"/><text:span text:style-name="Source_Text">proof_post</text:span><text:bookmark-end text:name="proof_post"/></text:h>
      <text:p text:style-name="First_20_paragraph">wallet (optional)</text:p>
      <text:p text:style-name="Text_20_body"><text:a xlink:type="simple" xlink:href="#walletId" office:name=""><text:span text:style-name="Definition">walletId</text:span></text:a></text:p>
      <text:p text:style-name="Text_20_body">proofRequestId</text:p>
      <text:p text:style-name="Text_20_body"><text:a xlink:type="simple" xlink:href="#string" office:name=""><text:span text:style-name="Definition">String</text:span></text:a> proof request _id</text:p>
      <text:p text:style-name="Text_20_body">values (optional)</text:p>
      <text:p text:style-name="Text_20_body"><text:a xlink:type="simple" xlink:href="#object" office:name=""><text:span text:style-name="Definition">Object</text:span></text:a> (Optional) Object containing self-attested-attributes as key-value pairs</text:p>
      <text:h text:style-name="Heading_20_3" text:outline-level="3"><text:bookmark-start text:name="proofrequest_message"/><text:span text:style-name="Source_Text">proofrequest_message</text:span><text:bookmark-end text:name="proofrequest_message"/></text:h>
      <text:p text:style-name="First_20_paragraph">id (optional)</text:p>
      <text:p text:style-name="Text_20_body"><text:a xlink:type="simple" xlink:href="#id" office:name=""><text:span text:style-name="Definition">id</text:span></text:a></text:p>
      <text:p text:style-name="Text_20_body">createdAt (optional)</text:p>
      <text:p text:style-name="Text_20_body"><text:a xlink:type="simple" xlink:href="#createdAt" office:name=""><text:span text:style-name="Definition">createdAt</text:span></text:a></text:p>
      <text:p text:style-name="Text_20_body">updatedAt (optional)</text:p>
      <text:p text:style-name="Text_20_body"><text:a xlink:type="simple" xlink:href="#updatedAt" office:name=""><text:span text:style-name="Definition">updatedAt</text:span></text:a></text:p>
      <text:p text:style-name="Text_20_body">expireAt (optional)</text:p>
      <text:p text:style-name="Text_20_body"><text:a xlink:type="simple" xlink:href="#expireAt" office:name=""><text:span text:style-name="Definition">expireAt</text:span></text:a></text:p>
      <text:p text:style-name="Text_20_body">messageId (optional)</text:p>
      <text:p text:style-name="Text_20_body"><text:a xlink:type="simple" xlink:href="#messageId" office:name=""><text:span text:style-name="Definition">messageId</text:span></text:a></text:p>
      <text:p text:style-name="Text_20_body">type (optional)</text:p>
      <text:p text:style-name="Text_20_body"><text:a xlink:type="simple" xlink:href="#string" office:name=""><text:span text:style-name="Definition">String</text:span></text:a> urn:sovrin:agent:message_type:sovrin.org/proof_request</text:p>
      <text:p text:style-name="Text_20_body">senderDid (optional)</text:p>
      <text:p text:style-name="Text_20_body"><text:a xlink:type="simple" xlink:href="#senderDid" office:name=""><text:span text:style-name="Definition">senderDid</text:span></text:a></text:p>
      <text:p text:style-name="Text_20_body">recipientDid (optional)</text:p>
      <text:p text:style-name="Text_20_body"><text:a xlink:type="simple" xlink:href="#recipientDid" office:name=""><text:span text:style-name="Definition">recipientDid</text:span></text:a></text:p>
      <text:p text:style-name="Text_20_body">message (optional)</text:p>
      <text:p text:style-name="Text_20_body"><text:a xlink:type="simple" xlink:href="##/message_formats/proof_request" office:name=""><text:span text:style-name="Definition">#/message_formats/proof_request</text:span></text:a></text:p>
      <text:p text:style-name="Text_20_body">meta (optional)</text:p>
      <text:p text:style-name="Text_20_body"><text:a xlink:type="simple" xlink:href="#object" office:name=""><text:span text:style-name="Definition">Object</text:span></text:a> Additional Metadata</text:p>
      <text:h text:style-name="Heading_20_3" text:outline-level="3"><text:bookmark-start text:name="proofrequest_post"/><text:span text:style-name="Source_Text">proofrequest_post</text:span><text:bookmark-end text:name="proofrequest_post"/></text:h>
      <text:p text:style-name="First_20_paragraph">wallet (optional)</text:p>
      <text:p text:style-name="Text_20_body"><text:a xlink:type="simple" xlink:href="#walletId" office:name=""><text:span text:style-name="Definition">walletId</text:span></text:a></text:p>
      <text:p text:style-name="Text_20_body">recipientDid</text:p>
      <text:p text:style-name="Text_20_body"><text:a xlink:type="simple" xlink:href="#string" office:name=""><text:span text:style-name="Definition">String</text:span></text:a> DID for whom to create a proof request</text:p>
      <text:p text:style-name="Text_20_body">proofRequest</text:p>
      <text:p text:style-name="Text_20_body"><text:a xlink:type="simple" xlink:href="#object" office:name=""><text:span text:style-name="Definition">Object</text:span></text:a> proof request template _id or proof request object (see https://github.com/hyperledger/indy-sdk/blob/master/doc/getting-started/getting-started.md#apply-for-a-job)</text:p>
      <text:p text:style-name="Text_20_body">templateValues (optional)</text:p>
      <text:p text:style-name="Text_20_body"><text:a xlink:type="simple" xlink:href="#object" office:name=""><text:span text:style-name="Definition">Object</text:span></text:a> values to use for rendering the proof request template as key-value object</text:p>
      <text:h text:style-name="Heading_20_3" text:outline-level="3"><text:bookmark-start text:name="proofrequest_template"/><text:span text:style-name="Source_Text">proofrequest_template</text:span><text:bookmark-end text:name="proofrequest_template"/></text:h>
      <text:p text:style-name="First_20_paragraph">wallet (optional)</text:p>
      <text:p text:style-name="Text_20_body"><text:a xlink:type="simple" xlink:href="#string" office:name=""><text:span text:style-name="Definition">String</text:span></text:a> Owner wallet Id</text:p>
      <text:p text:style-name="Text_20_body">createdAt (optional)</text:p>
      <text:p text:style-name="Text_20_body"><text:a xlink:type="simple" xlink:href="#createdAt" office:name=""><text:span text:style-name="Definition">createdAt</text:span></text:a></text:p>
      <text:p text:style-name="Text_20_body">updatedAt (optional)</text:p>
      <text:p text:style-name="Text_20_body"><text:a xlink:type="simple" xlink:href="#updatedAt" office:name=""><text:span text:style-name="Definition">updatedAt</text:span></text:a></text:p>
      <text:p text:style-name="Text_20_body">template (optional)</text:p>
      <text:p text:style-name="Text_20_body"><text:a xlink:type="simple" xlink:href="#string" office:name=""><text:span text:style-name="Definition">String</text:span></text:a> Proof request mustachejs template string</text:p>
      <text:h text:style-name="Heading_20_3" text:outline-level="3"><text:bookmark-start text:name="proofrequest_template_post"/><text:span text:style-name="Source_Text">proofrequest_template_post</text:span><text:bookmark-end text:name="proofrequest_template_post"/></text:h>
      <text:p text:style-name="First_20_paragraph">wallet (optional)</text:p>
      <text:p text:style-name="Text_20_body"><text:a xlink:type="simple" xlink:href="#walletId" office:name=""><text:span text:style-name="Definition">walletId</text:span></text:a></text:p>
      <text:p text:style-name="Text_20_body">template</text:p>
      <text:p text:style-name="Text_20_body"><text:a xlink:type="simple" xlink:href="#string" office:name=""><text:span text:style-name="Definition">String</text:span></text:a> proof request template (optionally with mustache placeholders)</text:p>
      <text:h text:style-name="Heading_20_3" text:outline-level="3"><text:bookmark-start text:name="proofrequest_template_put"/><text:span text:style-name="Source_Text">proofrequest_template_put</text:span><text:bookmark-end text:name="proofrequest_template_put"/></text:h>
      <text:p text:style-name="First_20_paragraph">wallet (optional)</text:p>
      <text:p text:style-name="Text_20_body"><text:a xlink:type="simple" xlink:href="#wallet" office:name=""><text:span text:style-name="Definition">wallet</text:span></text:a></text:p>
      <text:p text:style-name="Text_20_body">template</text:p>
      <text:p text:style-name="Text_20_body"><text:a xlink:type="simple" xlink:href="#string" office:name=""><text:span text:style-name="Definition">String</text:span></text:a> proof request template (optionally with mustache placeholders)</text:p>
      <text:h text:style-name="Heading_20_3" text:outline-level="3"><text:bookmark-start text:name="recipientdid"/><text:span text:style-name="Source_Text">recipientDid</text:span><text:bookmark-end text:name="recipientdid"/></text:h>
      <text:p text:style-name="First_20_paragraph">Recipient Did</text:p>
      <text:h text:style-name="Heading_20_3" text:outline-level="3"><text:bookmark-start text:name="schema_details"/><text:span text:style-name="Source_Text">schema_details</text:span><text:bookmark-end text:name="schema_details"/></text:h>
      <text:p text:style-name="First_20_paragraph">name</text:p>
      <text:p text:style-name="Text_20_body"><text:a xlink:type="simple" xlink:href="#string" office:name=""><text:span text:style-name="Definition">String</text:span></text:a> A unique name for the schema</text:p>
      <text:p text:style-name="Text_20_body">version</text:p>
      <text:p text:style-name="Text_20_body"><text:a xlink:type="simple" xlink:href="#string" office:name=""><text:span text:style-name="Definition">String</text:span></text:a> Schema version</text:p>
      <text:p text:style-name="Text_20_body">parentSchemaId (optional)</text:p>
      <text:p text:style-name="Text_20_body"><text:a xlink:type="simple" xlink:href="#string" office:name=""><text:span text:style-name="Definition">String</text:span></text:a> Schema Id of the parent</text:p>
      <text:p text:style-name="Text_20_body">createCredentialDefinition (optional)</text:p>
      <text:p text:style-name="Text_20_body"><text:a xlink:type="simple" xlink:href="#boolean" office:name=""><text:span text:style-name="Definition">Boolean</text:span></text:a></text:p>
      <text:p text:style-name="Text_20_body">isRevocable (optional)</text:p>
      <text:p text:style-name="Text_20_body"><text:a xlink:type="simple" xlink:href="#boolean" office:name=""><text:span text:style-name="Definition">Boolean</text:span></text:a> Flag to define if credentials issued with this schema could be revoked. If true it will generate one or multiple Revocation Registries.</text:p>
      <text:p text:style-name="Text_20_body">attributes</text:p>
      <text:p text:style-name="Text_20_body"><text:a xlink:type="simple" xlink:href="#object" office:name=""><text:span text:style-name="Definition">array[Object]</text:span></text:a> List of attribute names put into the schema</text:p>
      <text:p text:style-name="Text_20_body">isDeprecated (optional)</text:p>
      <text:p text:style-name="Text_20_body"><text:a xlink:type="simple" xlink:href="#boolean" office:name=""><text:span text:style-name="Definition">Boolean</text:span></text:a></text:p>
      <text:p text:style-name="Text_20_body">lowLevelSchema (optional)</text:p>
      <text:p text:style-name="Text_20_body"><text:a xlink:type="simple" xlink:href="#object" office:name=""><text:span text:style-name="Definition">Object</text:span></text:a></text:p>
      <text:p text:style-name="Text_20_body">credentialDefinitionId (optional)</text:p>
      <text:p text:style-name="Text_20_body"><text:a xlink:type="simple" xlink:href="#string" office:name=""><text:span text:style-name="Definition">String</text:span></text:a></text:p>
      <text:p text:style-name="Text_20_body">revocationRegistryId (optional)</text:p>
      <text:p text:style-name="Text_20_body"><text:a xlink:type="simple" xlink:href="#string" office:name=""><text:span text:style-name="Definition">String</text:span></text:a></text:p>
      <text:h text:style-name="Heading_20_3" text:outline-level="3"><text:bookmark-start text:name="schema_post"/><text:span text:style-name="Source_Text">schema_post</text:span><text:bookmark-end text:name="schema_post"/></text:h>
      <text:p text:style-name="First_20_paragraph">name</text:p>
      <text:p text:style-name="Text_20_body"><text:a xlink:type="simple" xlink:href="#string" office:name=""><text:span text:style-name="Definition">String</text:span></text:a> A unique name for the schema</text:p>
      <text:p text:style-name="Text_20_body">version</text:p>
      <text:p text:style-name="Text_20_body"><text:a xlink:type="simple" xlink:href="#string" office:name=""><text:span text:style-name="Definition">String</text:span></text:a> Schema version</text:p>
      <text:p text:style-name="Text_20_body">parentSchemaId (optional)</text:p>
      <text:p text:style-name="Text_20_body"><text:a xlink:type="simple" xlink:href="#string" office:name=""><text:span text:style-name="Definition">String</text:span></text:a> Schema Id of the parent</text:p>
      <text:p text:style-name="Text_20_body">createCredentialDefinition (optional)</text:p>
      <text:p text:style-name="Text_20_body"><text:a xlink:type="simple" xlink:href="#boolean" office:name=""><text:span text:style-name="Definition">Boolean</text:span></text:a></text:p>
      <text:p text:style-name="Text_20_body">isRevocable (optional)</text:p>
      <text:p text:style-name="Text_20_body"><text:a xlink:type="simple" xlink:href="#boolean" office:name=""><text:span text:style-name="Definition">Boolean</text:span></text:a> Flag to define if credentials issued with this schema could be revoked. If true it will generate one or multiple Revocation Registries.</text:p>
      <text:p text:style-name="Text_20_body">attributes</text:p>
      <text:p text:style-name="Text_20_body"><text:a xlink:type="simple" xlink:href="#object" office:name=""><text:span text:style-name="Definition">array[Object]</text:span></text:a> List of attribute names put into the schema</text:p>
      <text:h text:style-name="Heading_20_3" text:outline-level="3"><text:bookmark-start text:name="senderdid"/><text:span text:style-name="Source_Text">senderDid</text:span><text:bookmark-end text:name="senderdid"/></text:h>
      <text:p text:style-name="First_20_paragraph">Sender Did</text:p>
      <text:h text:style-name="Heading_20_3" text:outline-level="3"><text:bookmark-start text:name="updatedat"/><text:span text:style-name="Source_Text">updatedAt</text:span><text:bookmark-end text:name="updatedat"/></text:h>
      <text:p text:style-name="First_20_paragraph">Last update time</text:p>
      <text:h text:style-name="Heading_20_3" text:outline-level="3"><text:bookmark-start text:name="user-2"/><text:span text:style-name="Source_Text">user</text:span><text:bookmark-end text:name="user-2"/></text:h>
      <text:p text:style-name="First_20_paragraph">id (optional)</text:p>
      <text:p text:style-name="Text_20_body"><text:a xlink:type="simple" xlink:href="#string" office:name=""><text:span text:style-name="Definition">String</text:span></text:a> A unique string value identifying a user</text:p>
      <text:p text:style-name="Text_20_body">username (optional)</text:p>
      <text:p text:style-name="Text_20_body"><text:a xlink:type="simple" xlink:href="#string" office:name=""><text:span text:style-name="Definition">String</text:span></text:a> Username</text:p>
      <text:p text:style-name="Text_20_body">wallet (optional)</text:p>
      <text:p text:style-name="Text_20_body"><text:a xlink:type="simple" xlink:href="#string" office:name=""><text:span text:style-name="Definition">String</text:span></text:a> Id of user's current default wallet</text:p>
      <text:h text:style-name="Heading_20_3" text:outline-level="3"><text:bookmark-start text:name="user_post"/><text:span text:style-name="Source_Text">user_post</text:span><text:bookmark-end text:name="user_post"/></text:h>
      <text:p text:style-name="First_20_paragraph">username</text:p>
      <text:p text:style-name="Text_20_body"><text:a xlink:type="simple" xlink:href="#string" office:name=""><text:span text:style-name="Definition">String</text:span></text:a></text:p>
      <text:p text:style-name="Text_20_body">password</text:p>
      <text:p text:style-name="Text_20_body"><text:a xlink:type="simple" xlink:href="#string" office:name=""><text:span text:style-name="Definition">String</text:span></text:a></text:p>
      <text:p text:style-name="Text_20_body">wallet (optional)</text:p>
      <text:p text:style-name="Text_20_body"><text:a xlink:type="simple" xlink:href="#wallet_post" office:name=""><text:span text:style-name="Definition">wallet_post</text:span></text:a></text:p>
      <text:h text:style-name="Heading_20_3" text:outline-level="3"><text:bookmark-start text:name="user_put"/><text:span text:style-name="Source_Text">user_put</text:span><text:bookmark-end text:name="user_put"/></text:h>
      <text:p text:style-name="First_20_paragraph">username (optional)</text:p>
      <text:p text:style-name="Text_20_body"><text:a xlink:type="simple" xlink:href="#string" office:name=""><text:span text:style-name="Definition">String</text:span></text:a> (Optional) New username</text:p>
      <text:p text:style-name="Text_20_body">password (optional)</text:p>
      <text:p text:style-name="Text_20_body"><text:a xlink:type="simple" xlink:href="#string" office:name=""><text:span text:style-name="Definition">String</text:span></text:a> (Optional) New password</text:p>
      <text:p text:style-name="Text_20_body">wallet (optional)</text:p>
      <text:p text:style-name="Text_20_body"><text:a xlink:type="simple" xlink:href="#walletId" office:name=""><text:span text:style-name="Definition">walletId</text:span></text:a></text:p>
      <text:h text:style-name="Heading_20_3" text:outline-level="3"><text:bookmark-start text:name="wallet-2"/><text:span text:style-name="Source_Text">wallet</text:span><text:bookmark-end text:name="wallet-2"/></text:h>
      <text:p text:style-name="First_20_paragraph">id (optional)</text:p>
      <text:p text:style-name="Text_20_body"><text:a xlink:type="simple" xlink:href="#string" office:name=""><text:span text:style-name="Definition">String</text:span></text:a> A unique string value identifying a wallet</text:p>
      <text:p text:style-name="Text_20_body">createdAt (optional)</text:p>
      <text:p text:style-name="Text_20_body"><text:a xlink:type="simple" xlink:href="#string" office:name=""><text:span text:style-name="Definition">String</text:span></text:a> wallet creation time</text:p>
      <text:p text:style-name="Text_20_body">updatedAt (optional)</text:p>
      <text:p text:style-name="Text_20_body"><text:a xlink:type="simple" xlink:href="#string" office:name=""><text:span text:style-name="Definition">String</text:span></text:a> wallet update time</text:p>
      <text:p text:style-name="Text_20_body">owner (optional)</text:p>
      <text:p text:style-name="Text_20_body"><text:a xlink:type="simple" xlink:href="#string" office:name=""><text:span text:style-name="Definition">String</text:span></text:a> Wallet Owner User Id</text:p>
      <text:p text:style-name="Text_20_body">users (optional)</text:p>
      <text:p text:style-name="Text_20_body"><text:a xlink:type="simple" xlink:href="#string" office:name=""><text:span text:style-name="Definition">array[String]</text:span></text:a> Array of user Ids which are allowed to use this wallet</text:p>
      <text:p text:style-name="Text_20_body">credentials (optional)</text:p>
      <text:p text:style-name="Text_20_body"><text:a xlink:type="simple" xlink:href="#object" office:name=""><text:span text:style-name="Definition">Object</text:span></text:a></text:p>
      <text:p text:style-name="Text_20_body">ownDid (optional)</text:p>
      <text:p text:style-name="Text_20_body"><text:a xlink:type="simple" xlink:href="#string" office:name=""><text:span text:style-name="Definition">String</text:span></text:a> Wallet primary did</text:p>
      <text:h text:style-name="Heading_20_3" text:outline-level="3"><text:bookmark-start text:name="walletid"/><text:span text:style-name="Source_Text">walletId</text:span><text:bookmark-end text:name="walletid"/></text:h>
      <text:p text:style-name="First_20_paragraph">(Optional) A unique id value identifying a wallet</text:p>
      <text:h text:style-name="Heading_20_3" text:outline-level="3"><text:bookmark-start text:name="wallet_post"/><text:span text:style-name="Source_Text">wallet_post</text:span><text:bookmark-end text:name="wallet_post"/></text:h>
      <text:p text:style-name="First_20_paragraph">name (optional)</text:p>
      <text:p text:style-name="Text_20_body"><text:a xlink:type="simple" xlink:href="#string" office:name=""><text:span text:style-name="Definition">String</text:span></text:a> (Optional) Wallet name, must be globally unique. Automatically generated if none is provided.</text:p>
      <text:p text:style-name="Text_20_body">credentials</text:p>
      <text:p text:style-name="Text_20_body"><text:a xlink:type="simple" xlink:href="#object" office:name=""><text:span text:style-name="Definition">Object</text:span></text:a> Wallet Credentials JSON. Supported keys vary by wallet type. A default config will be used if none is provided.</text:p>
      <text:p text:style-name="Text_20_body">seed (optional)</text:p>
      <text:p text:style-name="Text_20_body"><text:a xlink:type="simple" xlink:href="#string" office:name=""><text:span text:style-name="Definition">String</text:span></text:a> (Optional) Seed to use for initial did cre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dentityChain API</dc:title>
    <dc:creator/>
  </office:meta>
</office:document-meta>
</file>